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ime stamp</text:p>
          </table:table-cell>
          <table:table-cell office:value-type="string" calcext:value-type="string">
            <text:p>Inside_humidity (in %rH)</text:p>
          </table:table-cell>
          <table:table-cell office:value-type="string" calcext:value-type="string">
            <text:p>Inside_temperature (in �C)</text:p>
          </table:table-cell>
          <table:table-cell office:value-type="string" calcext:value-type="string">
            <text:p>Inside_pressure (in mbar)</text:p>
          </table:table-cell>
          <table:table-cell office:value-type="string" calcext:value-type="string">
            <text:p>Soil_moisture (in %VWC)</text:p>
          </table:table-cell>
          <table:table-cell office:value-type="string" calcext:value-type="string">
            <text:p>Soil_temperature (in �C)</text:p>
          </table:table-cell>
          <table:table-cell office:value-type="string" calcext:value-type="string">
            <text:p>Inside_CO2_ratio (in ppm)</text:p>
          </table:table-cell>
          <table:table-cell office:value-type="string" calcext:value-type="string">
            <text:p>Outside_humidity (in %rH)</text:p>
          </table:table-cell>
          <table:table-cell office:value-type="string" calcext:value-type="string">
            <text:p>Outside_temperature (in �C)</text:p>
          </table:table-cell>
          <table:table-cell office:value-type="string" calcext:value-type="string">
            <text:p>Outside_pressure (in mbar)</text:p>
          </table:table-cell>
          <table:table-cell office:value-type="string" calcext:value-type="string">
            <text:p>Outside_PAR (in �mol m^-2 s^-1)</text:p>
          </table:table-cell>
          <table:table-cell office:value-type="string" calcext:value-type="string">
            <text:p>Power_box_charge (in V)</text:p>
          </table:table-cell>
        </table:table-row>
        <table:table-row table:style-name="ro1">
          <table:table-cell office:value-type="string" calcext:value-type="string">
            <text:p>9/13/2019 18:44:32.709265849</text:p>
          </table:table-cell>
          <table:table-cell office:value-type="float" office:value="62.392912" calcext:value-type="float">
            <text:p>62.392912</text:p>
          </table:table-cell>
          <table:table-cell office:value-type="float" office:value="31.889689" calcext:value-type="float">
            <text:p>31.889689</text:p>
          </table:table-cell>
          <table:table-cell office:value-type="float" office:value="998.912295" calcext:value-type="float">
            <text:p>998.912295</text:p>
          </table:table-cell>
          <table:table-cell office:value-type="float" office:value="4.696544" calcext:value-type="float">
            <text:p>4.696544</text:p>
          </table:table-cell>
          <table:table-cell office:value-type="float" office:value="27.277517" calcext:value-type="float">
            <text:p>27.277517</text:p>
          </table:table-cell>
          <table:table-cell office:value-type="float" office:value="502.184527" calcext:value-type="float">
            <text:p>502.184527</text:p>
          </table:table-cell>
          <table:table-cell office:value-type="float" office:value="65.889313" calcext:value-type="float">
            <text:p>65.889313</text:p>
          </table:table-cell>
          <table:table-cell office:value-type="float" office:value="32.091967" calcext:value-type="float">
            <text:p>32.091967</text:p>
          </table:table-cell>
          <table:table-cell office:value-type="float" office:value="999.402751" calcext:value-type="float">
            <text:p>999.402751</text:p>
          </table:table-cell>
          <table:table-cell office:value-type="float" office:value="9.340986" calcext:value-type="float">
            <text:p>9.340986</text:p>
          </table:table-cell>
          <table:table-cell office:value-type="float" office:value="12.041076" calcext:value-type="float">
            <text:p>12.041076</text:p>
          </table:table-cell>
        </table:table-row>
        <table:table-row table:style-name="ro1">
          <table:table-cell office:value-type="string" calcext:value-type="string">
            <text:p>9/13/2019 18:44:33.709265849</text:p>
          </table:table-cell>
          <table:table-cell office:value-type="float" office:value="62.327203" calcext:value-type="float">
            <text:p>62.327203</text:p>
          </table:table-cell>
          <table:table-cell office:value-type="float" office:value="32.023807" calcext:value-type="float">
            <text:p>32.023807</text:p>
          </table:table-cell>
          <table:table-cell office:value-type="float" office:value="999.763811" calcext:value-type="float">
            <text:p>999.763811</text:p>
          </table:table-cell>
          <table:table-cell office:value-type="float" office:value="4.564873" calcext:value-type="float">
            <text:p>4.564873</text:p>
          </table:table-cell>
          <table:table-cell office:value-type="float" office:value="27.266782" calcext:value-type="float">
            <text:p>27.266782</text:p>
          </table:table-cell>
          <table:table-cell office:value-type="float" office:value="502.192411" calcext:value-type="float">
            <text:p>502.192411</text:p>
          </table:table-cell>
          <table:table-cell office:value-type="float" office:value="65.816876" calcext:value-type="float">
            <text:p>65.816876</text:p>
          </table:table-cell>
          <table:table-cell office:value-type="float" office:value="32.069245" calcext:value-type="float">
            <text:p>32.069245</text:p>
          </table:table-cell>
          <table:table-cell office:value-type="float" office:value="999.343455" calcext:value-type="float">
            <text:p>999.343455</text:p>
          </table:table-cell>
          <table:table-cell office:value-type="float" office:value="1.190687" calcext:value-type="float">
            <text:p>1.190687</text:p>
          </table:table-cell>
          <table:table-cell office:value-type="float" office:value="12.007289" calcext:value-type="float">
            <text:p>12.007289</text:p>
          </table:table-cell>
        </table:table-row>
        <table:table-row table:style-name="ro1">
          <table:table-cell office:value-type="string" calcext:value-type="string">
            <text:p>9/13/2019 18:44:34.709265849</text:p>
          </table:table-cell>
          <table:table-cell office:value-type="float" office:value="62.636037" calcext:value-type="float">
            <text:p>62.636037</text:p>
          </table:table-cell>
          <table:table-cell office:value-type="float" office:value="31.938933" calcext:value-type="float">
            <text:p>31.938933</text:p>
          </table:table-cell>
          <table:table-cell office:value-type="float" office:value="998.548" calcext:value-type="float">
            <text:p>998.548</text:p>
          </table:table-cell>
          <table:table-cell office:value-type="float" office:value="4.581086" calcext:value-type="float">
            <text:p>4.581086</text:p>
          </table:table-cell>
          <table:table-cell office:value-type="float" office:value="27.248903" calcext:value-type="float">
            <text:p>27.248903</text:p>
          </table:table-cell>
          <table:table-cell office:value-type="float" office:value="502.229207" calcext:value-type="float">
            <text:p>502.229207</text:p>
          </table:table-cell>
          <table:table-cell office:value-type="float" office:value="65.65707" calcext:value-type="float">
            <text:p>65.65707</text:p>
          </table:table-cell>
          <table:table-cell office:value-type="float" office:value="32.04175" calcext:value-type="float">
            <text:p>32.04175</text:p>
          </table:table-cell>
          <table:table-cell office:value-type="float" office:value="999.041296" calcext:value-type="float">
            <text:p>999.041296</text:p>
          </table:table-cell>
          <table:table-cell office:value-type="float" office:value="-1.003038" calcext:value-type="float">
            <text:p>-1.003038</text:p>
          </table:table-cell>
          <table:table-cell office:value-type="float" office:value="12.025438" calcext:value-type="float">
            <text:p>12.025438</text:p>
          </table:table-cell>
        </table:table-row>
        <table:table-row table:style-name="ro1">
          <table:table-cell office:value-type="string" calcext:value-type="string">
            <text:p>9/13/2019 18:44:35.709265849</text:p>
          </table:table-cell>
          <table:table-cell office:value-type="float" office:value="62.662321" calcext:value-type="float">
            <text:p>62.662321</text:p>
          </table:table-cell>
          <table:table-cell office:value-type="float" office:value="31.923267" calcext:value-type="float">
            <text:p>31.923267</text:p>
          </table:table-cell>
          <table:table-cell office:value-type="float" office:value="1000.025992" calcext:value-type="float">
            <text:p>1000.025992</text:p>
          </table:table-cell>
          <table:table-cell office:value-type="float" office:value="4.728943" calcext:value-type="float">
            <text:p>4.728943</text:p>
          </table:table-cell>
          <table:table-cell office:value-type="float" office:value="27.422056" calcext:value-type="float">
            <text:p>27.422056</text:p>
          </table:table-cell>
          <table:table-cell office:value-type="float" office:value="505.3399" calcext:value-type="float">
            <text:p>505.3399</text:p>
          </table:table-cell>
          <table:table-cell office:value-type="float" office:value="65.787228" calcext:value-type="float">
            <text:p>65.787228</text:p>
          </table:table-cell>
          <table:table-cell office:value-type="float" office:value="32.102031" calcext:value-type="float">
            <text:p>32.102031</text:p>
          </table:table-cell>
          <table:table-cell office:value-type="float" office:value="999.136074" calcext:value-type="float">
            <text:p>999.136074</text:p>
          </table:table-cell>
          <table:table-cell office:value-type="float" office:value="4.970301" calcext:value-type="float">
            <text:p>4.970301</text:p>
          </table:table-cell>
          <table:table-cell office:value-type="float" office:value="12.018551" calcext:value-type="float">
            <text:p>12.018551</text:p>
          </table:table-cell>
        </table:table-row>
        <table:table-row table:style-name="ro1">
          <table:table-cell office:value-type="string" calcext:value-type="string">
            <text:p>9/13/2019 18:44:36.709265849</text:p>
          </table:table-cell>
          <table:table-cell office:value-type="float" office:value="62.682034" calcext:value-type="float">
            <text:p>62.682034</text:p>
          </table:table-cell>
          <table:table-cell office:value-type="float" office:value="31.953551" calcext:value-type="float">
            <text:p>31.953551</text:p>
          </table:table-cell>
          <table:table-cell office:value-type="float" office:value="999.45085" calcext:value-type="float">
            <text:p>999.45085</text:p>
          </table:table-cell>
          <table:table-cell office:value-type="float" office:value="4.47524" calcext:value-type="float">
            <text:p>4.47524</text:p>
          </table:table-cell>
          <table:table-cell office:value-type="float" office:value="27.242087" calcext:value-type="float">
            <text:p>27.242087</text:p>
          </table:table-cell>
          <table:table-cell office:value-type="float" office:value="502.80811" calcext:value-type="float">
            <text:p>502.80811</text:p>
          </table:table-cell>
          <table:table-cell office:value-type="float" office:value="65.540449" calcext:value-type="float">
            <text:p>65.540449</text:p>
          </table:table-cell>
          <table:table-cell office:value-type="float" office:value="32.066652" calcext:value-type="float">
            <text:p>32.066652</text:p>
          </table:table-cell>
          <table:table-cell office:value-type="float" office:value="998.71343" calcext:value-type="float">
            <text:p>998.71343</text:p>
          </table:table-cell>
          <table:table-cell office:value-type="float" office:value="1.809008" calcext:value-type="float">
            <text:p>1.809008</text:p>
          </table:table-cell>
          <table:table-cell office:value-type="float" office:value="12.017" calcext:value-type="float">
            <text:p>12.017</text:p>
          </table:table-cell>
        </table:table-row>
        <table:table-row table:style-name="ro1">
          <table:table-cell office:value-type="string" calcext:value-type="string">
            <text:p>9/13/2019 18:44:37.709265849</text:p>
          </table:table-cell>
          <table:table-cell office:value-type="float" office:value="62.820024" calcext:value-type="float">
            <text:p>62.820024</text:p>
          </table:table-cell>
          <table:table-cell office:value-type="float" office:value="32.107634" calcext:value-type="float">
            <text:p>32.107634</text:p>
          </table:table-cell>
          <table:table-cell office:value-type="float" office:value="998.130562" calcext:value-type="float">
            <text:p>998.130562</text:p>
          </table:table-cell>
          <table:table-cell office:value-type="float" office:value="4.960515" calcext:value-type="float">
            <text:p>4.960515</text:p>
          </table:table-cell>
          <table:table-cell office:value-type="float" office:value="27.365726" calcext:value-type="float">
            <text:p>27.365726</text:p>
          </table:table-cell>
          <table:table-cell office:value-type="float" office:value="504.029646" calcext:value-type="float">
            <text:p>504.029646</text:p>
          </table:table-cell>
          <table:table-cell office:value-type="float" office:value="65.571753" calcext:value-type="float">
            <text:p>65.571753</text:p>
          </table:table-cell>
          <table:table-cell office:value-type="float" office:value="32.095703" calcext:value-type="float">
            <text:p>32.095703</text:p>
          </table:table-cell>
          <table:table-cell office:value-type="float" office:value="999.461889" calcext:value-type="float">
            <text:p>999.461889</text:p>
          </table:table-cell>
          <table:table-cell office:value-type="float" office:value="7.817191" calcext:value-type="float">
            <text:p>7.817191</text:p>
          </table:table-cell>
          <table:table-cell office:value-type="float" office:value="11.998286" calcext:value-type="float">
            <text:p>11.998286</text:p>
          </table:table-cell>
        </table:table-row>
        <table:table-row table:style-name="ro1">
          <table:table-cell office:value-type="string" calcext:value-type="string">
            <text:p>9/13/2019 18:44:38.709265849</text:p>
          </table:table-cell>
          <table:table-cell office:value-type="float" office:value="62.728031" calcext:value-type="float">
            <text:p>62.728031</text:p>
          </table:table-cell>
          <table:table-cell office:value-type="float" office:value="31.863404" calcext:value-type="float">
            <text:p>31.863404</text:p>
          </table:table-cell>
          <table:table-cell office:value-type="float" office:value="1000.464012" calcext:value-type="float">
            <text:p>1000.464012</text:p>
          </table:table-cell>
          <table:table-cell office:value-type="float" office:value="4.634084" calcext:value-type="float">
            <text:p>4.634084</text:p>
          </table:table-cell>
          <table:table-cell office:value-type="float" office:value="27.246046" calcext:value-type="float">
            <text:p>27.246046</text:p>
          </table:table-cell>
          <table:table-cell office:value-type="float" office:value="503.042035" calcext:value-type="float">
            <text:p>503.042035</text:p>
          </table:table-cell>
          <table:table-cell office:value-type="float" office:value="65.626713" calcext:value-type="float">
            <text:p>65.626713</text:p>
          </table:table-cell>
          <table:table-cell office:value-type="float" office:value="32.074325" calcext:value-type="float">
            <text:p>32.074325</text:p>
          </table:table-cell>
          <table:table-cell office:value-type="float" office:value="998.962602" calcext:value-type="float">
            <text:p>998.962602</text:p>
          </table:table-cell>
          <table:table-cell office:value-type="float" office:value="7.169269" calcext:value-type="float">
            <text:p>7.169269</text:p>
          </table:table-cell>
          <table:table-cell office:value-type="float" office:value="12.010732" calcext:value-type="float">
            <text:p>12.010732</text:p>
          </table:table-cell>
        </table:table-row>
        <table:table-row table:style-name="ro1">
          <table:table-cell office:value-type="string" calcext:value-type="string">
            <text:p>9/13/2019 18:44:39.709265849</text:p>
          </table:table-cell>
          <table:table-cell office:value-type="float" office:value="63.168284" calcext:value-type="float">
            <text:p>63.168284</text:p>
          </table:table-cell>
          <table:table-cell office:value-type="float" office:value="31.907825" calcext:value-type="float">
            <text:p>31.907825</text:p>
          </table:table-cell>
          <table:table-cell office:value-type="float" office:value="999.572202" calcext:value-type="float">
            <text:p>999.572202</text:p>
          </table:table-cell>
          <table:table-cell office:value-type="float" office:value="4.747158" calcext:value-type="float">
            <text:p>4.747158</text:p>
          </table:table-cell>
          <table:table-cell office:value-type="float" office:value="27.291967" calcext:value-type="float">
            <text:p>27.291967</text:p>
          </table:table-cell>
          <table:table-cell office:value-type="float" office:value="503.164255" calcext:value-type="float">
            <text:p>503.164255</text:p>
          </table:table-cell>
          <table:table-cell office:value-type="float" office:value="65.667952" calcext:value-type="float">
            <text:p>65.667952</text:p>
          </table:table-cell>
          <table:table-cell office:value-type="float" office:value="32.142396" calcext:value-type="float">
            <text:p>32.142396</text:p>
          </table:table-cell>
          <table:table-cell office:value-type="float" office:value="999.291254" calcext:value-type="float">
            <text:p>999.291254</text:p>
          </table:table-cell>
          <table:table-cell office:value-type="float" office:value="5.010387" calcext:value-type="float">
            <text:p>5.010387</text:p>
          </table:table-cell>
          <table:table-cell office:value-type="float" office:value="12.016238" calcext:value-type="float">
            <text:p>12.016238</text:p>
          </table:table-cell>
        </table:table-row>
        <table:table-row table:style-name="ro1">
          <table:table-cell office:value-type="string" calcext:value-type="string">
            <text:p>9/13/2019 18:44:40.709265849</text:p>
          </table:table-cell>
          <table:table-cell office:value-type="float" office:value="63.148571" calcext:value-type="float">
            <text:p>63.148571</text:p>
          </table:table-cell>
          <table:table-cell office:value-type="float" office:value="31.947979" calcext:value-type="float">
            <text:p>31.947979</text:p>
          </table:table-cell>
          <table:table-cell office:value-type="float" office:value="999.549572" calcext:value-type="float">
            <text:p>999.549572</text:p>
          </table:table-cell>
          <table:table-cell office:value-type="float" office:value="4.535697" calcext:value-type="float">
            <text:p>4.535697</text:p>
          </table:table-cell>
          <table:table-cell office:value-type="float" office:value="27.32654" calcext:value-type="float">
            <text:p>27.32654</text:p>
          </table:table-cell>
          <table:table-cell office:value-type="float" office:value="505.259076" calcext:value-type="float">
            <text:p>505.259076</text:p>
          </table:table-cell>
          <table:table-cell office:value-type="float" office:value="65.603951" calcext:value-type="float">
            <text:p>65.603951</text:p>
          </table:table-cell>
          <table:table-cell office:value-type="float" office:value="32.083458" calcext:value-type="float">
            <text:p>32.083458</text:p>
          </table:table-cell>
          <table:table-cell office:value-type="float" office:value="998.932322" calcext:value-type="float">
            <text:p>998.932322</text:p>
          </table:table-cell>
          <table:table-cell office:value-type="float" office:value="6.963599" calcext:value-type="float">
            <text:p>6.963599</text:p>
          </table:table-cell>
          <table:table-cell office:value-type="float" office:value="12.041826" calcext:value-type="float">
            <text:p>12.041826</text:p>
          </table:table-cell>
        </table:table-row>
        <table:table-row table:style-name="ro1">
          <table:table-cell office:value-type="string" calcext:value-type="string">
            <text:p>9/13/2019 18:44:41.709265849</text:p>
          </table:table-cell>
          <table:table-cell office:value-type="float" office:value="63.424551" calcext:value-type="float">
            <text:p>63.424551</text:p>
          </table:table-cell>
          <table:table-cell office:value-type="float" office:value="32.070132" calcext:value-type="float">
            <text:p>32.070132</text:p>
          </table:table-cell>
          <table:table-cell office:value-type="float" office:value="999.053439" calcext:value-type="float">
            <text:p>999.053439</text:p>
          </table:table-cell>
          <table:table-cell office:value-type="float" office:value="4.80193" calcext:value-type="float">
            <text:p>4.80193</text:p>
          </table:table-cell>
          <table:table-cell office:value-type="float" office:value="27.337602" calcext:value-type="float">
            <text:p>27.337602</text:p>
          </table:table-cell>
          <table:table-cell office:value-type="float" office:value="504.802393" calcext:value-type="float">
            <text:p>504.802393</text:p>
          </table:table-cell>
          <table:table-cell office:value-type="float" office:value="65.462202" calcext:value-type="float">
            <text:p>65.462202</text:p>
          </table:table-cell>
          <table:table-cell office:value-type="float" office:value="32.045168" calcext:value-type="float">
            <text:p>32.045168</text:p>
          </table:table-cell>
          <table:table-cell office:value-type="float" office:value="998.829499" calcext:value-type="float">
            <text:p>998.829499</text:p>
          </table:table-cell>
          <table:table-cell office:value-type="float" office:value="1.749535" calcext:value-type="float">
            <text:p>1.749535</text:p>
          </table:table-cell>
          <table:table-cell office:value-type="float" office:value="12.003386" calcext:value-type="float">
            <text:p>12.003386</text:p>
          </table:table-cell>
        </table:table-row>
        <table:table-row table:style-name="ro1">
          <table:table-cell office:value-type="string" calcext:value-type="string">
            <text:p>9/13/2019 18:44:42.709265849</text:p>
          </table:table-cell>
          <table:table-cell office:value-type="float" office:value="63.227423" calcext:value-type="float">
            <text:p>63.227423</text:p>
          </table:table-cell>
          <table:table-cell office:value-type="float" office:value="31.970115" calcext:value-type="float">
            <text:p>31.970115</text:p>
          </table:table-cell>
          <table:table-cell office:value-type="float" office:value="1000.619665" calcext:value-type="float">
            <text:p>1000.619665</text:p>
          </table:table-cell>
          <table:table-cell office:value-type="float" office:value="4.509818" calcext:value-type="float">
            <text:p>4.509818</text:p>
          </table:table-cell>
          <table:table-cell office:value-type="float" office:value="27.29711" calcext:value-type="float">
            <text:p>27.29711</text:p>
          </table:table-cell>
          <table:table-cell office:value-type="float" office:value="506.150096" calcext:value-type="float">
            <text:p>506.150096</text:p>
          </table:table-cell>
          <table:table-cell office:value-type="float" office:value="65.42664" calcext:value-type="float">
            <text:p>65.42664</text:p>
          </table:table-cell>
          <table:table-cell office:value-type="float" office:value="32.14883" calcext:value-type="float">
            <text:p>32.14883</text:p>
          </table:table-cell>
          <table:table-cell office:value-type="float" office:value="998.338729" calcext:value-type="float">
            <text:p>998.338729</text:p>
          </table:table-cell>
          <table:table-cell office:value-type="float" office:value="-0.039403" calcext:value-type="float">
            <text:p>-0.039403</text:p>
          </table:table-cell>
          <table:table-cell office:value-type="float" office:value="12.029196" calcext:value-type="float">
            <text:p>12.029196</text:p>
          </table:table-cell>
        </table:table-row>
        <table:table-row table:style-name="ro1">
          <table:table-cell office:value-type="string" calcext:value-type="string">
            <text:p>9/13/2019 18:44:43.709265849</text:p>
          </table:table-cell>
          <table:table-cell office:value-type="float" office:value="63.608538" calcext:value-type="float">
            <text:p>63.608538</text:p>
          </table:table-cell>
          <table:table-cell office:value-type="float" office:value="32.013713" calcext:value-type="float">
            <text:p>32.013713</text:p>
          </table:table-cell>
          <table:table-cell office:value-type="float" office:value="999.623061" calcext:value-type="float">
            <text:p>999.623061</text:p>
          </table:table-cell>
          <table:table-cell office:value-type="float" office:value="4.638379" calcext:value-type="float">
            <text:p>4.638379</text:p>
          </table:table-cell>
          <table:table-cell office:value-type="float" office:value="27.297967" calcext:value-type="float">
            <text:p>27.297967</text:p>
          </table:table-cell>
          <table:table-cell office:value-type="float" office:value="506.266401" calcext:value-type="float">
            <text:p>506.266401</text:p>
          </table:table-cell>
          <table:table-cell office:value-type="float" office:value="65.768409" calcext:value-type="float">
            <text:p>65.768409</text:p>
          </table:table-cell>
          <table:table-cell office:value-type="float" office:value="32.134924" calcext:value-type="float">
            <text:p>32.134924</text:p>
          </table:table-cell>
          <table:table-cell office:value-type="float" office:value="999.190325" calcext:value-type="float">
            <text:p>999.190325</text:p>
          </table:table-cell>
          <table:table-cell office:value-type="float" office:value="1.093749" calcext:value-type="float">
            <text:p>1.093749</text:p>
          </table:table-cell>
          <table:table-cell office:value-type="float" office:value="12.013728" calcext:value-type="float">
            <text:p>12.013728</text:p>
          </table:table-cell>
        </table:table-row>
        <table:table-row table:style-name="ro1">
          <table:table-cell office:value-type="string" calcext:value-type="string">
            <text:p>9/13/2019 18:44:44.709265849</text:p>
          </table:table-cell>
          <table:table-cell office:value-type="float" office:value="63.647963" calcext:value-type="float">
            <text:p>63.647963</text:p>
          </table:table-cell>
          <table:table-cell office:value-type="float" office:value="31.921844" calcext:value-type="float">
            <text:p>31.921844</text:p>
          </table:table-cell>
          <table:table-cell office:value-type="float" office:value="999.415997" calcext:value-type="float">
            <text:p>999.415997</text:p>
          </table:table-cell>
          <table:table-cell office:value-type="float" office:value="4.651638" calcext:value-type="float">
            <text:p>4.651638</text:p>
          </table:table-cell>
          <table:table-cell office:value-type="float" office:value="27.339562" calcext:value-type="float">
            <text:p>27.339562</text:p>
          </table:table-cell>
          <table:table-cell office:value-type="float" office:value="505.780153" calcext:value-type="float">
            <text:p>505.780153</text:p>
          </table:table-cell>
          <table:table-cell office:value-type="float" office:value="65.389974" calcext:value-type="float">
            <text:p>65.389974</text:p>
          </table:table-cell>
          <table:table-cell office:value-type="float" office:value="32.09093" calcext:value-type="float">
            <text:p>32.09093</text:p>
          </table:table-cell>
          <table:table-cell office:value-type="float" office:value="999.214611" calcext:value-type="float">
            <text:p>999.214611</text:p>
          </table:table-cell>
          <table:table-cell office:value-type="float" office:value="7.391705" calcext:value-type="float">
            <text:p>7.391705</text:p>
          </table:table-cell>
          <table:table-cell office:value-type="float" office:value="12.040235" calcext:value-type="float">
            <text:p>12.040235</text:p>
          </table:table-cell>
        </table:table-row>
        <table:table-row table:style-name="ro1">
          <table:table-cell office:value-type="string" calcext:value-type="string">
            <text:p>9/13/2019 18:44:45.709265849</text:p>
          </table:table-cell>
          <table:table-cell office:value-type="float" office:value="63.825379" calcext:value-type="float">
            <text:p>63.825379</text:p>
          </table:table-cell>
          <table:table-cell office:value-type="float" office:value="31.990604" calcext:value-type="float">
            <text:p>31.990604</text:p>
          </table:table-cell>
          <table:table-cell office:value-type="float" office:value="998.728413" calcext:value-type="float">
            <text:p>998.728413</text:p>
          </table:table-cell>
          <table:table-cell office:value-type="float" office:value="5.08795" calcext:value-type="float">
            <text:p>5.08795</text:p>
          </table:table-cell>
          <table:table-cell office:value-type="float" office:value="27.397647" calcext:value-type="float">
            <text:p>27.397647</text:p>
          </table:table-cell>
          <table:table-cell office:value-type="float" office:value="506.901814" calcext:value-type="float">
            <text:p>506.901814</text:p>
          </table:table-cell>
          <table:table-cell office:value-type="float" office:value="65.569939" calcext:value-type="float">
            <text:p>65.569939</text:p>
          </table:table-cell>
          <table:table-cell office:value-type="float" office:value="32.167605" calcext:value-type="float">
            <text:p>32.167605</text:p>
          </table:table-cell>
          <table:table-cell office:value-type="float" office:value="999.475293" calcext:value-type="float">
            <text:p>999.475293</text:p>
          </table:table-cell>
          <table:table-cell office:value-type="float" office:value="9.423778" calcext:value-type="float">
            <text:p>9.423778</text:p>
          </table:table-cell>
          <table:table-cell office:value-type="float" office:value="12.019865" calcext:value-type="float">
            <text:p>12.019865</text:p>
          </table:table-cell>
        </table:table-row>
        <table:table-row table:style-name="ro1">
          <table:table-cell office:value-type="string" calcext:value-type="string">
            <text:p>9/13/2019 18:44:46.709265849</text:p>
          </table:table-cell>
          <table:table-cell office:value-type="float" office:value="63.838521" calcext:value-type="float">
            <text:p>63.838521</text:p>
          </table:table-cell>
          <table:table-cell office:value-type="float" office:value="32.017787" calcext:value-type="float">
            <text:p>32.017787</text:p>
          </table:table-cell>
          <table:table-cell office:value-type="float" office:value="998.788261" calcext:value-type="float">
            <text:p>998.788261</text:p>
          </table:table-cell>
          <table:table-cell office:value-type="float" office:value="4.565625" calcext:value-type="float">
            <text:p>4.565625</text:p>
          </table:table-cell>
          <table:table-cell office:value-type="float" office:value="27.29511" calcext:value-type="float">
            <text:p>27.29511</text:p>
          </table:table-cell>
          <table:table-cell office:value-type="float" office:value="505.820233" calcext:value-type="float">
            <text:p>505.820233</text:p>
          </table:table-cell>
          <table:table-cell office:value-type="float" office:value="65.512509" calcext:value-type="float">
            <text:p>65.512509</text:p>
          </table:table-cell>
          <table:table-cell office:value-type="float" office:value="32.05337" calcext:value-type="float">
            <text:p>32.05337</text:p>
          </table:table-cell>
          <table:table-cell office:value-type="float" office:value="999.08971" calcext:value-type="float">
            <text:p>999.08971</text:p>
          </table:table-cell>
          <table:table-cell office:value-type="float" office:value="-0.261839" calcext:value-type="float">
            <text:p>-0.261839</text:p>
          </table:table-cell>
          <table:table-cell office:value-type="float" office:value="12.024491" calcext:value-type="float">
            <text:p>12.024491</text:p>
          </table:table-cell>
        </table:table-row>
        <table:table-row table:style-name="ro1">
          <table:table-cell office:value-type="string" calcext:value-type="string">
            <text:p>9/13/2019 18:44:47.709265849</text:p>
          </table:table-cell>
          <table:table-cell office:value-type="float" office:value="63.858234" calcext:value-type="float">
            <text:p>63.858234</text:p>
          </table:table-cell>
          <table:table-cell office:value-type="float" office:value="31.948728" calcext:value-type="float">
            <text:p>31.948728</text:p>
          </table:table-cell>
          <table:table-cell office:value-type="float" office:value="998.932874" calcext:value-type="float">
            <text:p>998.932874</text:p>
          </table:table-cell>
          <table:table-cell office:value-type="float" office:value="4.69353" calcext:value-type="float">
            <text:p>4.69353</text:p>
          </table:table-cell>
          <table:table-cell office:value-type="float" office:value="27.282089" calcext:value-type="float">
            <text:p>27.282089</text:p>
          </table:table-cell>
          <table:table-cell office:value-type="float" office:value="505.331353" calcext:value-type="float">
            <text:p>505.331353</text:p>
          </table:table-cell>
          <table:table-cell office:value-type="float" office:value="65.655756" calcext:value-type="float">
            <text:p>65.655756</text:p>
          </table:table-cell>
          <table:table-cell office:value-type="float" office:value="32.091861" calcext:value-type="float">
            <text:p>32.091861</text:p>
          </table:table-cell>
          <table:table-cell office:value-type="float" office:value="1000.380983" calcext:value-type="float">
            <text:p>1000.380983</text:p>
          </table:table-cell>
          <table:table-cell office:value-type="float" office:value="6.862729" calcext:value-type="float">
            <text:p>6.862729</text:p>
          </table:table-cell>
          <table:table-cell office:value-type="float" office:value="11.946429" calcext:value-type="float">
            <text:p>11.946429</text:p>
          </table:table-cell>
        </table:table-row>
        <table:table-row table:style-name="ro1">
          <table:table-cell office:value-type="string" calcext:value-type="string">
            <text:p>9/13/2019 18:44:48.709265849</text:p>
          </table:table-cell>
          <table:table-cell office:value-type="float" office:value="64.035649" calcext:value-type="float">
            <text:p>64.035649</text:p>
          </table:table-cell>
          <table:table-cell office:value-type="float" office:value="31.943157" calcext:value-type="float">
            <text:p>31.943157</text:p>
          </table:table-cell>
          <table:table-cell office:value-type="float" office:value="999.39037" calcext:value-type="float">
            <text:p>999.39037</text:p>
          </table:table-cell>
          <table:table-cell office:value-type="float" office:value="4.657867" calcext:value-type="float">
            <text:p>4.657867</text:p>
          </table:table-cell>
          <table:table-cell office:value-type="float" office:value="27.325397" calcext:value-type="float">
            <text:p>27.325397</text:p>
          </table:table-cell>
          <table:table-cell office:value-type="float" office:value="506.28743" calcext:value-type="float">
            <text:p>506.28743</text:p>
          </table:table-cell>
          <table:table-cell office:value-type="float" office:value="65.312226" calcext:value-type="float">
            <text:p>65.312226</text:p>
          </table:table-cell>
          <table:table-cell office:value-type="float" office:value="32.090517" calcext:value-type="float">
            <text:p>32.090517</text:p>
          </table:table-cell>
          <table:table-cell office:value-type="float" office:value="999.058958" calcext:value-type="float">
            <text:p>999.058958</text:p>
          </table:table-cell>
          <table:table-cell office:value-type="float" office:value="6.831547" calcext:value-type="float">
            <text:p>6.831547</text:p>
          </table:table-cell>
          <table:table-cell office:value-type="float" office:value="12.041458" calcext:value-type="float">
            <text:p>12.041458</text:p>
          </table:table-cell>
        </table:table-row>
        <table:table-row table:style-name="ro1">
          <table:table-cell office:value-type="string" calcext:value-type="string">
            <text:p>9/13/2019 18:44:49.709265849</text:p>
          </table:table-cell>
          <table:table-cell office:value-type="float" office:value="64.206494" calcext:value-type="float">
            <text:p>64.206494</text:p>
          </table:table-cell>
          <table:table-cell office:value-type="float" office:value="31.9116" calcext:value-type="float">
            <text:p>31.9116</text:p>
          </table:table-cell>
          <table:table-cell office:value-type="float" office:value="998.581435" calcext:value-type="float">
            <text:p>998.581435</text:p>
          </table:table-cell>
          <table:table-cell office:value-type="float" office:value="5.022983" calcext:value-type="float">
            <text:p>5.022983</text:p>
          </table:table-cell>
          <table:table-cell office:value-type="float" office:value="27.413239" calcext:value-type="float">
            <text:p>27.413239</text:p>
          </table:table-cell>
          <table:table-cell office:value-type="float" office:value="508.64509" calcext:value-type="float">
            <text:p>508.64509</text:p>
          </table:table-cell>
          <table:table-cell office:value-type="float" office:value="65.578771" calcext:value-type="float">
            <text:p>65.578771</text:p>
          </table:table-cell>
          <table:table-cell office:value-type="float" office:value="32.144671" calcext:value-type="float">
            <text:p>32.144671</text:p>
          </table:table-cell>
          <table:table-cell office:value-type="float" office:value="999.64372" calcext:value-type="float">
            <text:p>999.64372</text:p>
          </table:table-cell>
          <table:table-cell office:value-type="float" office:value="7.9144" calcext:value-type="float">
            <text:p>7.9144</text:p>
          </table:table-cell>
          <table:table-cell office:value-type="float" office:value="12.009799" calcext:value-type="float">
            <text:p>12.009799</text:p>
          </table:table-cell>
        </table:table-row>
        <table:table-row table:style-name="ro1">
          <table:table-cell office:value-type="string" calcext:value-type="string">
            <text:p>9/13/2019 18:44:50.709265849</text:p>
          </table:table-cell>
          <table:table-cell office:value-type="float" office:value="64.121072" calcext:value-type="float">
            <text:p>64.121072</text:p>
          </table:table-cell>
          <table:table-cell office:value-type="float" office:value="31.916423" calcext:value-type="float">
            <text:p>31.916423</text:p>
          </table:table-cell>
          <table:table-cell office:value-type="float" office:value="999.160992" calcext:value-type="float">
            <text:p>999.160992</text:p>
          </table:table-cell>
          <table:table-cell office:value-type="float" office:value="4.689459" calcext:value-type="float">
            <text:p>4.689459</text:p>
          </table:table-cell>
          <table:table-cell office:value-type="float" office:value="27.31405" calcext:value-type="float">
            <text:p>27.31405</text:p>
          </table:table-cell>
          <table:table-cell office:value-type="float" office:value="505.558711" calcext:value-type="float">
            <text:p>505.558711</text:p>
          </table:table-cell>
          <table:table-cell office:value-type="float" office:value="65.265126" calcext:value-type="float">
            <text:p>65.265126</text:p>
          </table:table-cell>
          <table:table-cell office:value-type="float" office:value="32.134924" calcext:value-type="float">
            <text:p>32.134924</text:p>
          </table:table-cell>
          <table:table-cell office:value-type="float" office:value="998.993511" calcext:value-type="float">
            <text:p>998.993511</text:p>
          </table:table-cell>
          <table:table-cell office:value-type="float" office:value="8.893491" calcext:value-type="float">
            <text:p>8.893491</text:p>
          </table:table-cell>
          <table:table-cell office:value-type="float" office:value="12.015226" calcext:value-type="float">
            <text:p>12.015226</text:p>
          </table:table-cell>
        </table:table-row>
        <table:table-row table:style-name="ro1">
          <table:table-cell office:value-type="string" calcext:value-type="string">
            <text:p>9/13/2019 18:44:51.709265849</text:p>
          </table:table-cell>
          <table:table-cell office:value-type="float" office:value="64.443048" calcext:value-type="float">
            <text:p>64.443048</text:p>
          </table:table-cell>
          <table:table-cell office:value-type="float" office:value="32.07118" calcext:value-type="float">
            <text:p>32.07118</text:p>
          </table:table-cell>
          <table:table-cell office:value-type="float" office:value="1000.779338" calcext:value-type="float">
            <text:p>1000.779338</text:p>
          </table:table-cell>
          <table:table-cell office:value-type="float" office:value="4.830549" calcext:value-type="float">
            <text:p>4.830549</text:p>
          </table:table-cell>
          <table:table-cell office:value-type="float" office:value="27.274456" calcext:value-type="float">
            <text:p>27.274456</text:p>
          </table:table-cell>
          <table:table-cell office:value-type="float" office:value="505.348436" calcext:value-type="float">
            <text:p>505.348436</text:p>
          </table:table-cell>
          <table:table-cell office:value-type="float" office:value="65.518081" calcext:value-type="float">
            <text:p>65.518081</text:p>
          </table:table-cell>
          <table:table-cell office:value-type="float" office:value="32.108466" calcext:value-type="float">
            <text:p>32.108466</text:p>
          </table:table-cell>
          <table:table-cell office:value-type="float" office:value="999.290783" calcext:value-type="float">
            <text:p>999.290783</text:p>
          </table:table-cell>
          <table:table-cell office:value-type="float" office:value="5.930005" calcext:value-type="float">
            <text:p>5.930005</text:p>
          </table:table-cell>
          <table:table-cell office:value-type="float" office:value="12.001454" calcext:value-type="float">
            <text:p>12.001454</text:p>
          </table:table-cell>
        </table:table-row>
        <table:table-row table:style-name="ro1">
          <table:table-cell office:value-type="string" calcext:value-type="string">
            <text:p>9/13/2019 18:44:52.709265849</text:p>
          </table:table-cell>
          <table:table-cell office:value-type="float" office:value="64.232778" calcext:value-type="float">
            <text:p>64.232778</text:p>
          </table:table-cell>
          <table:table-cell office:value-type="float" office:value="31.927116" calcext:value-type="float">
            <text:p>31.927116</text:p>
          </table:table-cell>
          <table:table-cell office:value-type="float" office:value="998.03736" calcext:value-type="float">
            <text:p>998.03736</text:p>
          </table:table-cell>
          <table:table-cell office:value-type="float" office:value="4.586676" calcext:value-type="float">
            <text:p>4.586676</text:p>
          </table:table-cell>
          <table:table-cell office:value-type="float" office:value="27.327398" calcext:value-type="float">
            <text:p>27.327398</text:p>
          </table:table-cell>
          <table:table-cell office:value-type="float" office:value="505.62442" calcext:value-type="float">
            <text:p>505.62442</text:p>
          </table:table-cell>
          <table:table-cell office:value-type="float" office:value="65.27104" calcext:value-type="float">
            <text:p>65.27104</text:p>
          </table:table-cell>
          <table:table-cell office:value-type="float" office:value="32.109916" calcext:value-type="float">
            <text:p>32.109916</text:p>
          </table:table-cell>
          <table:table-cell office:value-type="float" office:value="999.339354" calcext:value-type="float">
            <text:p>999.339354</text:p>
          </table:table-cell>
          <table:table-cell office:value-type="float" office:value="7.537903" calcext:value-type="float">
            <text:p>7.537903</text:p>
          </table:table-cell>
          <table:table-cell office:value-type="float" office:value="12.023479" calcext:value-type="float">
            <text:p>12.023479</text:p>
          </table:table-cell>
        </table:table-row>
        <table:table-row table:style-name="ro1">
          <table:table-cell office:value-type="string" calcext:value-type="string">
            <text:p>9/13/2019 18:44:53.709265849</text:p>
          </table:table-cell>
          <table:table-cell office:value-type="float" office:value="64.508758" calcext:value-type="float">
            <text:p>64.508758</text:p>
          </table:table-cell>
          <table:table-cell office:value-type="float" office:value="32.056187" calcext:value-type="float">
            <text:p>32.056187</text:p>
          </table:table-cell>
          <table:table-cell office:value-type="float" office:value="998.711775" calcext:value-type="float">
            <text:p>998.711775</text:p>
          </table:table-cell>
          <table:table-cell office:value-type="float" office:value="4.92264" calcext:value-type="float">
            <text:p>4.92264</text:p>
          </table:table-cell>
          <table:table-cell office:value-type="float" office:value="27.278946" calcext:value-type="float">
            <text:p>27.278946</text:p>
          </table:table-cell>
          <table:table-cell office:value-type="float" office:value="506.220405" calcext:value-type="float">
            <text:p>506.220405</text:p>
          </table:table-cell>
          <table:table-cell office:value-type="float" office:value="65.515217" calcext:value-type="float">
            <text:p>65.515217</text:p>
          </table:table-cell>
          <table:table-cell office:value-type="float" office:value="32.139178" calcext:value-type="float">
            <text:p>32.139178</text:p>
          </table:table-cell>
          <table:table-cell office:value-type="float" office:value="999.295513" calcext:value-type="float">
            <text:p>999.295513</text:p>
          </table:table-cell>
          <table:table-cell office:value-type="float" office:value="3.409042" calcext:value-type="float">
            <text:p>3.409042</text:p>
          </table:table-cell>
          <table:table-cell office:value-type="float" office:value="11.985263" calcext:value-type="float">
            <text:p>11.985263</text:p>
          </table:table-cell>
        </table:table-row>
        <table:table-row table:style-name="ro1">
          <table:table-cell office:value-type="string" calcext:value-type="string">
            <text:p>9/13/2019 18:44:54.709265849</text:p>
          </table:table-cell>
          <table:table-cell office:value-type="float" office:value="64.502187" calcext:value-type="float">
            <text:p>64.502187</text:p>
          </table:table-cell>
          <table:table-cell office:value-type="float" office:value="31.932987" calcext:value-type="float">
            <text:p>31.932987</text:p>
          </table:table-cell>
          <table:table-cell office:value-type="float" office:value="998.876023" calcext:value-type="float">
            <text:p>998.876023</text:p>
          </table:table-cell>
          <table:table-cell office:value-type="float" office:value="4.652236" calcext:value-type="float">
            <text:p>4.652236</text:p>
          </table:table-cell>
          <table:table-cell office:value-type="float" office:value="27.259394" calcext:value-type="float">
            <text:p>27.259394</text:p>
          </table:table-cell>
          <table:table-cell office:value-type="float" office:value="506.469445" calcext:value-type="float">
            <text:p>506.469445</text:p>
          </table:table-cell>
          <table:table-cell office:value-type="float" office:value="65.504782" calcext:value-type="float">
            <text:p>65.504782</text:p>
          </table:table-cell>
          <table:table-cell office:value-type="float" office:value="32.099851" calcext:value-type="float">
            <text:p>32.099851</text:p>
          </table:table-cell>
          <table:table-cell office:value-type="float" office:value="998.836123" calcext:value-type="float">
            <text:p>998.836123</text:p>
          </table:table-cell>
          <table:table-cell office:value-type="float" office:value="6.367286" calcext:value-type="float">
            <text:p>6.367286</text:p>
          </table:table-cell>
          <table:table-cell office:value-type="float" office:value="12.018236" calcext:value-type="float">
            <text:p>12.018236</text:p>
          </table:table-cell>
        </table:table-row>
        <table:table-row table:style-name="ro1">
          <table:table-cell office:value-type="string" calcext:value-type="string">
            <text:p>9/13/2019 18:44:55.709265849</text:p>
          </table:table-cell>
          <table:table-cell office:value-type="float" office:value="64.751883" calcext:value-type="float">
            <text:p>64.751883</text:p>
          </table:table-cell>
          <table:table-cell office:value-type="float" office:value="32.106811" calcext:value-type="float">
            <text:p>32.106811</text:p>
          </table:table-cell>
          <table:table-cell office:value-type="float" office:value="999.964488" calcext:value-type="float">
            <text:p>999.964488</text:p>
          </table:table-cell>
          <table:table-cell office:value-type="float" office:value="4.857659" calcext:value-type="float">
            <text:p>4.857659</text:p>
          </table:table-cell>
          <table:table-cell office:value-type="float" office:value="27.352664" calcext:value-type="float">
            <text:p>27.352664</text:p>
          </table:table-cell>
          <table:table-cell office:value-type="float" office:value="506.80456" calcext:value-type="float">
            <text:p>506.80456</text:p>
          </table:table-cell>
          <table:table-cell office:value-type="float" office:value="65.322504" calcext:value-type="float">
            <text:p>65.322504</text:p>
          </table:table-cell>
          <table:table-cell office:value-type="float" office:value="32.089681" calcext:value-type="float">
            <text:p>32.089681</text:p>
          </table:table-cell>
          <table:table-cell office:value-type="float" office:value="999.052335" calcext:value-type="float">
            <text:p>999.052335</text:p>
          </table:table-cell>
          <table:table-cell office:value-type="float" office:value="1.708139" calcext:value-type="float">
            <text:p>1.708139</text:p>
          </table:table-cell>
          <table:table-cell office:value-type="float" office:value="12.020549" calcext:value-type="float">
            <text:p>12.020549</text:p>
          </table:table-cell>
        </table:table-row>
        <table:table-row table:style-name="ro1">
          <table:table-cell office:value-type="string" calcext:value-type="string">
            <text:p>9/13/2019 18:44:56.709265849</text:p>
          </table:table-cell>
          <table:table-cell office:value-type="float" office:value="64.581038" calcext:value-type="float">
            <text:p>64.581038</text:p>
          </table:table-cell>
          <table:table-cell office:value-type="float" office:value="31.948054" calcext:value-type="float">
            <text:p>31.948054</text:p>
          </table:table-cell>
          <table:table-cell office:value-type="float" office:value="998.896051" calcext:value-type="float">
            <text:p>998.896051</text:p>
          </table:table-cell>
          <table:table-cell office:value-type="float" office:value="4.691355" calcext:value-type="float">
            <text:p>4.691355</text:p>
          </table:table-cell>
          <table:table-cell office:value-type="float" office:value="27.284579" calcext:value-type="float">
            <text:p>27.284579</text:p>
          </table:table-cell>
          <table:table-cell office:value-type="float" office:value="506.695486" calcext:value-type="float">
            <text:p>506.695486</text:p>
          </table:table-cell>
          <table:table-cell office:value-type="float" office:value="65.344477" calcext:value-type="float">
            <text:p>65.344477</text:p>
          </table:table-cell>
          <table:table-cell office:value-type="float" office:value="32.1011" calcext:value-type="float">
            <text:p>32.1011</text:p>
          </table:table-cell>
          <table:table-cell office:value-type="float" office:value="999.313489" calcext:value-type="float">
            <text:p>999.313489</text:p>
          </table:table-cell>
          <table:table-cell office:value-type="float" office:value="7.138086" calcext:value-type="float">
            <text:p>7.138086</text:p>
          </table:table-cell>
          <table:table-cell office:value-type="float" office:value="12.036345" calcext:value-type="float">
            <text:p>12.036345</text:p>
          </table:table-cell>
        </table:table-row>
        <table:table-row table:style-name="ro1">
          <table:table-cell office:value-type="string" calcext:value-type="string">
            <text:p>9/13/2019 18:44:57.709265849</text:p>
          </table:table-cell>
          <table:table-cell office:value-type="float" office:value="64.745312" calcext:value-type="float">
            <text:p>64.745312</text:p>
          </table:table-cell>
          <table:table-cell office:value-type="float" office:value="31.965741" calcext:value-type="float">
            <text:p>31.965741</text:p>
          </table:table-cell>
          <table:table-cell office:value-type="float" office:value="999.920567" calcext:value-type="float">
            <text:p>999.920567</text:p>
          </table:table-cell>
          <table:table-cell office:value-type="float" office:value="4.570449" calcext:value-type="float">
            <text:p>4.570449</text:p>
          </table:table-cell>
          <table:table-cell office:value-type="float" office:value="27.250618" calcext:value-type="float">
            <text:p>27.250618</text:p>
          </table:table-cell>
          <table:table-cell office:value-type="float" office:value="505.782121" calcext:value-type="float">
            <text:p>505.782121</text:p>
          </table:table-cell>
          <table:table-cell office:value-type="float" office:value="65.614071" calcext:value-type="float">
            <text:p>65.614071</text:p>
          </table:table-cell>
          <table:table-cell office:value-type="float" office:value="32.143327" calcext:value-type="float">
            <text:p>32.143327</text:p>
          </table:table-cell>
          <table:table-cell office:value-type="float" office:value="999.341876" calcext:value-type="float">
            <text:p>999.341876</text:p>
          </table:table-cell>
          <table:table-cell office:value-type="float" office:value="3.328871" calcext:value-type="float">
            <text:p>3.328871</text:p>
          </table:table-cell>
          <table:table-cell office:value-type="float" office:value="12.002623" calcext:value-type="float">
            <text:p>12.002623</text:p>
          </table:table-cell>
        </table:table-row>
        <table:table-row table:style-name="ro1">
          <table:table-cell office:value-type="string" calcext:value-type="string">
            <text:p>9/13/2019 18:44:58.709265849</text:p>
          </table:table-cell>
          <table:table-cell office:value-type="float" office:value="64.857018" calcext:value-type="float">
            <text:p>64.857018</text:p>
          </table:table-cell>
          <table:table-cell office:value-type="float" office:value="31.977258" calcext:value-type="float">
            <text:p>31.977258</text:p>
          </table:table-cell>
          <table:table-cell office:value-type="float" office:value="999.738578" calcext:value-type="float">
            <text:p>999.738578</text:p>
          </table:table-cell>
          <table:table-cell office:value-type="float" office:value="4.542957" calcext:value-type="float">
            <text:p>4.542957</text:p>
          </table:table-cell>
          <table:table-cell office:value-type="float" office:value="27.226575" calcext:value-type="float">
            <text:p>27.226575</text:p>
          </table:table-cell>
          <table:table-cell office:value-type="float" office:value="507.177788" calcext:value-type="float">
            <text:p>507.177788</text:p>
          </table:table-cell>
          <table:table-cell office:value-type="float" office:value="65.223283" calcext:value-type="float">
            <text:p>65.223283</text:p>
          </table:table-cell>
          <table:table-cell office:value-type="float" office:value="32.062704" calcext:value-type="float">
            <text:p>32.062704</text:p>
          </table:table-cell>
          <table:table-cell office:value-type="float" office:value="998.669274" calcext:value-type="float">
            <text:p>998.669274</text:p>
          </table:table-cell>
          <table:table-cell office:value-type="float" office:value="0.431411" calcext:value-type="float">
            <text:p>0.431411</text:p>
          </table:table-cell>
          <table:table-cell office:value-type="float" office:value="12.016291" calcext:value-type="float">
            <text:p>12.016291</text:p>
          </table:table-cell>
        </table:table-row>
        <table:table-row table:style-name="ro1">
          <table:table-cell office:value-type="string" calcext:value-type="string">
            <text:p>9/13/2019 18:44:59.709265849</text:p>
          </table:table-cell>
          <table:table-cell office:value-type="float" office:value="64.981866" calcext:value-type="float">
            <text:p>64.981866</text:p>
          </table:table-cell>
          <table:table-cell office:value-type="float" office:value="32.081349" calcext:value-type="float">
            <text:p>32.081349</text:p>
          </table:table-cell>
          <table:table-cell office:value-type="float" office:value="1000.537422" calcext:value-type="float">
            <text:p>1000.537422</text:p>
          </table:table-cell>
          <table:table-cell office:value-type="float" office:value="4.843083" calcext:value-type="float">
            <text:p>4.843083</text:p>
          </table:table-cell>
          <table:table-cell office:value-type="float" office:value="27.426301" calcext:value-type="float">
            <text:p>27.426301</text:p>
          </table:table-cell>
          <table:table-cell office:value-type="float" office:value="509.806831" calcext:value-type="float">
            <text:p>509.806831</text:p>
          </table:table-cell>
          <table:table-cell office:value-type="float" office:value="65.424984" calcext:value-type="float">
            <text:p>65.424984</text:p>
          </table:table-cell>
          <table:table-cell office:value-type="float" office:value="32.112403" calcext:value-type="float">
            <text:p>32.112403</text:p>
          </table:table-cell>
          <table:table-cell office:value-type="float" office:value="999.304501" calcext:value-type="float">
            <text:p>999.304501</text:p>
          </table:table-cell>
          <table:table-cell office:value-type="float" office:value="1.340816" calcext:value-type="float">
            <text:p>1.340816</text:p>
          </table:table-cell>
          <table:table-cell office:value-type="float" office:value="12.009891" calcext:value-type="float">
            <text:p>12.009891</text:p>
          </table:table-cell>
        </table:table-row>
        <table:table-row table:style-name="ro1">
          <table:table-cell office:value-type="string" calcext:value-type="string">
            <text:p>9/13/2019 18:45:00.709265849</text:p>
          </table:table-cell>
          <table:table-cell office:value-type="float" office:value="65.087001" calcext:value-type="float">
            <text:p>65.087001</text:p>
          </table:table-cell>
          <table:table-cell office:value-type="float" office:value="31.928314" calcext:value-type="float">
            <text:p>31.928314</text:p>
          </table:table-cell>
          <table:table-cell office:value-type="float" office:value="999.748356" calcext:value-type="float">
            <text:p>999.748356</text:p>
          </table:table-cell>
          <table:table-cell office:value-type="float" office:value="4.689805" calcext:value-type="float">
            <text:p>4.689805</text:p>
          </table:table-cell>
          <table:table-cell office:value-type="float" office:value="27.248903" calcext:value-type="float">
            <text:p>27.248903</text:p>
          </table:table-cell>
          <table:table-cell office:value-type="float" office:value="508.147663" calcext:value-type="float">
            <text:p>508.147663</text:p>
          </table:table-cell>
          <table:table-cell office:value-type="float" office:value="65.272591" calcext:value-type="float">
            <text:p>65.272591</text:p>
          </table:table-cell>
          <table:table-cell office:value-type="float" office:value="32.085744" calcext:value-type="float">
            <text:p>32.085744</text:p>
          </table:table-cell>
          <table:table-cell office:value-type="float" office:value="999.159573" calcext:value-type="float">
            <text:p>999.159573</text:p>
          </table:table-cell>
          <table:table-cell office:value-type="float" office:value="3.877235" calcext:value-type="float">
            <text:p>3.877235</text:p>
          </table:table-cell>
          <table:table-cell office:value-type="float" office:value="12.019603" calcext:value-type="float">
            <text:p>12.019603</text:p>
          </table:table-cell>
        </table:table-row>
        <table:table-row table:style-name="ro1">
          <table:table-cell office:value-type="string" calcext:value-type="string">
            <text:p>9/13/2019 18:45:01.709265849</text:p>
          </table:table-cell>
          <table:table-cell office:value-type="float" office:value="64.975295" calcext:value-type="float">
            <text:p>64.975295</text:p>
          </table:table-cell>
          <table:table-cell office:value-type="float" office:value="31.992775" calcext:value-type="float">
            <text:p>31.992775</text:p>
          </table:table-cell>
          <table:table-cell office:value-type="float" office:value="1000.620531" calcext:value-type="float">
            <text:p>1000.620531</text:p>
          </table:table-cell>
          <table:table-cell office:value-type="float" office:value="4.799399" calcext:value-type="float">
            <text:p>4.799399</text:p>
          </table:table-cell>
          <table:table-cell office:value-type="float" office:value="27.288048" calcext:value-type="float">
            <text:p>27.288048</text:p>
          </table:table-cell>
          <table:table-cell office:value-type="float" office:value="508.329678" calcext:value-type="float">
            <text:p>508.329678</text:p>
          </table:table-cell>
          <table:table-cell office:value-type="float" office:value="65.418308" calcext:value-type="float">
            <text:p>65.418308</text:p>
          </table:table-cell>
          <table:table-cell office:value-type="float" office:value="32.150386" calcext:value-type="float">
            <text:p>32.150386</text:p>
          </table:table-cell>
          <table:table-cell office:value-type="float" office:value="999.433345" calcext:value-type="float">
            <text:p>999.433345</text:p>
          </table:table-cell>
          <table:table-cell office:value-type="float" office:value="8.698035" calcext:value-type="float">
            <text:p>8.698035</text:p>
          </table:table-cell>
          <table:table-cell office:value-type="float" office:value="12.00625" calcext:value-type="float">
            <text:p>12.00625</text:p>
          </table:table-cell>
        </table:table-row>
        <table:table-row table:style-name="ro1">
          <table:table-cell office:value-type="string" calcext:value-type="string">
            <text:p>9/13/2019 18:45:02.709265849</text:p>
          </table:table-cell>
          <table:table-cell office:value-type="float" office:value="65.041004" calcext:value-type="float">
            <text:p>65.041004</text:p>
          </table:table-cell>
          <table:table-cell office:value-type="float" office:value="31.943755" calcext:value-type="float">
            <text:p>31.943755</text:p>
          </table:table-cell>
          <table:table-cell office:value-type="float" office:value="999.289598" calcext:value-type="float">
            <text:p>999.289598</text:p>
          </table:table-cell>
          <table:table-cell office:value-type="float" office:value="4.65059" calcext:value-type="float">
            <text:p>4.65059</text:p>
          </table:table-cell>
          <table:table-cell office:value-type="float" office:value="27.250863" calcext:value-type="float">
            <text:p>27.250863</text:p>
          </table:table-cell>
          <table:table-cell office:value-type="float" office:value="508.937493" calcext:value-type="float">
            <text:p>508.937493</text:p>
          </table:table-cell>
          <table:table-cell office:value-type="float" office:value="65.50904" calcext:value-type="float">
            <text:p>65.50904</text:p>
          </table:table-cell>
          <table:table-cell office:value-type="float" office:value="32.118012" calcext:value-type="float">
            <text:p>32.118012</text:p>
          </table:table-cell>
          <table:table-cell office:value-type="float" office:value="999.345505" calcext:value-type="float">
            <text:p>999.345505</text:p>
          </table:table-cell>
          <table:table-cell office:value-type="float" office:value="4.799474" calcext:value-type="float">
            <text:p>4.799474</text:p>
          </table:table-cell>
          <table:table-cell office:value-type="float" office:value="12.036358" calcext:value-type="float">
            <text:p>12.036358</text:p>
          </table:table-cell>
        </table:table-row>
        <table:table-row table:style-name="ro1">
          <table:table-cell office:value-type="string" calcext:value-type="string">
            <text:p>9/13/2019 18:45:03.709265849</text:p>
          </table:table-cell>
          <table:table-cell office:value-type="float" office:value="65.244704" calcext:value-type="float">
            <text:p>65.244704</text:p>
          </table:table-cell>
          <table:table-cell office:value-type="float" office:value="32.02893" calcext:value-type="float">
            <text:p>32.02893</text:p>
          </table:table-cell>
          <table:table-cell office:value-type="float" office:value="998.610293" calcext:value-type="float">
            <text:p>998.610293</text:p>
          </table:table-cell>
          <table:table-cell office:value-type="float" office:value="4.725742" calcext:value-type="float">
            <text:p>4.725742</text:p>
          </table:table-cell>
          <table:table-cell office:value-type="float" office:value="27.383523" calcext:value-type="float">
            <text:p>27.383523</text:p>
          </table:table-cell>
          <table:table-cell office:value-type="float" office:value="511.86354" calcext:value-type="float">
            <text:p>511.86354</text:p>
          </table:table-cell>
          <table:table-cell office:value-type="float" office:value="65.281422" calcext:value-type="float">
            <text:p>65.281422</text:p>
          </table:table-cell>
          <table:table-cell office:value-type="float" office:value="32.089787" calcext:value-type="float">
            <text:p>32.089787</text:p>
          </table:table-cell>
          <table:table-cell office:value-type="float" office:value="999.357173" calcext:value-type="float">
            <text:p>999.357173</text:p>
          </table:table-cell>
          <table:table-cell office:value-type="float" office:value="1.571116" calcext:value-type="float">
            <text:p>1.571116</text:p>
          </table:table-cell>
          <table:table-cell office:value-type="float" office:value="12.017697" calcext:value-type="float">
            <text:p>12.017697</text:p>
          </table:table-cell>
        </table:table-row>
        <table:table-row table:style-name="ro1">
          <table:table-cell office:value-type="string" calcext:value-type="string">
            <text:p>9/13/2019 18:45:04.709265849</text:p>
          </table:table-cell>
          <table:table-cell office:value-type="float" office:value="65.139569" calcext:value-type="float">
            <text:p>65.139569</text:p>
          </table:table-cell>
          <table:table-cell office:value-type="float" office:value="31.934185" calcext:value-type="float">
            <text:p>31.934185</text:p>
          </table:table-cell>
          <table:table-cell office:value-type="float" office:value="999.623613" calcext:value-type="float">
            <text:p>999.623613</text:p>
          </table:table-cell>
          <table:table-cell office:value-type="float" office:value="4.681548" calcext:value-type="float">
            <text:p>4.681548</text:p>
          </table:table-cell>
          <table:table-cell office:value-type="float" office:value="27.258251" calcext:value-type="float">
            <text:p>27.258251</text:p>
          </table:table-cell>
          <table:table-cell office:value-type="float" office:value="509.790401" calcext:value-type="float">
            <text:p>509.790401</text:p>
          </table:table-cell>
          <table:table-cell office:value-type="float" office:value="65.458785" calcext:value-type="float">
            <text:p>65.458785</text:p>
          </table:table-cell>
          <table:table-cell office:value-type="float" office:value="32.103175" calcext:value-type="float">
            <text:p>32.103175</text:p>
          </table:table-cell>
          <table:table-cell office:value-type="float" office:value="999.144276" calcext:value-type="float">
            <text:p>999.144276</text:p>
          </table:table-cell>
          <table:table-cell office:value-type="float" office:value="3.322318" calcext:value-type="float">
            <text:p>3.322318</text:p>
          </table:table-cell>
          <table:table-cell office:value-type="float" office:value="12.030983" calcext:value-type="float">
            <text:p>12.030983</text:p>
          </table:table-cell>
        </table:table-row>
        <table:table-row table:style-name="ro1">
          <table:table-cell office:value-type="string" calcext:value-type="string">
            <text:p>9/13/2019 18:45:05.709265849</text:p>
          </table:table-cell>
          <table:table-cell office:value-type="float" office:value="65.336697" calcext:value-type="float">
            <text:p>65.336697</text:p>
          </table:table-cell>
          <table:table-cell office:value-type="float" office:value="32.123375" calcext:value-type="float">
            <text:p>32.123375</text:p>
          </table:table-cell>
          <table:table-cell office:value-type="float" office:value="999.61147" calcext:value-type="float">
            <text:p>999.61147</text:p>
          </table:table-cell>
          <table:table-cell office:value-type="float" office:value="4.740606" calcext:value-type="float">
            <text:p>4.740606</text:p>
          </table:table-cell>
          <table:table-cell office:value-type="float" office:value="27.295436" calcext:value-type="float">
            <text:p>27.295436</text:p>
          </table:table-cell>
          <table:table-cell office:value-type="float" office:value="510.609797" calcext:value-type="float">
            <text:p>510.609797</text:p>
          </table:table-cell>
          <table:table-cell office:value-type="float" office:value="65.392419" calcext:value-type="float">
            <text:p>65.392419</text:p>
          </table:table-cell>
          <table:table-cell office:value-type="float" office:value="32.078166" calcext:value-type="float">
            <text:p>32.078166</text:p>
          </table:table-cell>
          <table:table-cell office:value-type="float" office:value="999.258452" calcext:value-type="float">
            <text:p>999.258452</text:p>
          </table:table-cell>
          <table:table-cell office:value-type="float" office:value="-0.364019" calcext:value-type="float">
            <text:p>-0.364019</text:p>
          </table:table-cell>
          <table:table-cell office:value-type="float" office:value="12.015187" calcext:value-type="float">
            <text:p>12.015187</text:p>
          </table:table-cell>
        </table:table-row>
        <table:table-row table:style-name="ro1">
          <table:table-cell office:value-type="string" calcext:value-type="string">
            <text:p>9/13/2019 18:45:06.709265849</text:p>
          </table:table-cell>
          <table:table-cell office:value-type="float" office:value="65.277559" calcext:value-type="float">
            <text:p>65.277559</text:p>
          </table:table-cell>
          <table:table-cell office:value-type="float" office:value="31.991427" calcext:value-type="float">
            <text:p>31.991427</text:p>
          </table:table-cell>
          <table:table-cell office:value-type="float" office:value="999.417653" calcext:value-type="float">
            <text:p>999.417653</text:p>
          </table:table-cell>
          <table:table-cell office:value-type="float" office:value="4.562484" calcext:value-type="float">
            <text:p>4.562484</text:p>
          </table:table-cell>
          <table:table-cell office:value-type="float" office:value="27.261965" calcext:value-type="float">
            <text:p>27.261965</text:p>
          </table:table-cell>
          <table:table-cell office:value-type="float" office:value="509.912621" calcext:value-type="float">
            <text:p>509.912621</text:p>
          </table:table-cell>
          <table:table-cell office:value-type="float" office:value="65.225595" calcext:value-type="float">
            <text:p>65.225595</text:p>
          </table:table-cell>
          <table:table-cell office:value-type="float" office:value="32.057519" calcext:value-type="float">
            <text:p>32.057519</text:p>
          </table:table-cell>
          <table:table-cell office:value-type="float" office:value="998.944782" calcext:value-type="float">
            <text:p>998.944782</text:p>
          </table:table-cell>
          <table:table-cell office:value-type="float" office:value="-0.220443" calcext:value-type="float">
            <text:p>-0.220443</text:p>
          </table:table-cell>
          <table:table-cell office:value-type="float" office:value="12.032495" calcext:value-type="float">
            <text:p>12.032495</text:p>
          </table:table-cell>
        </table:table-row>
        <table:table-row table:style-name="ro1">
          <table:table-cell office:value-type="string" calcext:value-type="string">
            <text:p>9/13/2019 18:45:07.709265849</text:p>
          </table:table-cell>
          <table:table-cell office:value-type="float" office:value="65.487829" calcext:value-type="float">
            <text:p>65.487829</text:p>
          </table:table-cell>
          <table:table-cell office:value-type="float" office:value="31.948728" calcext:value-type="float">
            <text:p>31.948728</text:p>
          </table:table-cell>
          <table:table-cell office:value-type="float" office:value="999.231012" calcext:value-type="float">
            <text:p>999.231012</text:p>
          </table:table-cell>
          <table:table-cell office:value-type="float" office:value="4.794867" calcext:value-type="float">
            <text:p>4.794867</text:p>
          </table:table-cell>
          <table:table-cell office:value-type="float" office:value="27.321683" calcext:value-type="float">
            <text:p>27.321683</text:p>
          </table:table-cell>
          <table:table-cell office:value-type="float" office:value="512.172374" calcext:value-type="float">
            <text:p>512.172374</text:p>
          </table:table-cell>
          <table:table-cell office:value-type="float" office:value="65.48888" calcext:value-type="float">
            <text:p>65.48888</text:p>
          </table:table-cell>
          <table:table-cell office:value-type="float" office:value="32.177257" calcext:value-type="float">
            <text:p>32.177257</text:p>
          </table:table-cell>
          <table:table-cell office:value-type="float" office:value="999.354966" calcext:value-type="float">
            <text:p>999.354966</text:p>
          </table:table-cell>
          <table:table-cell office:value-type="float" office:value="9.322909" calcext:value-type="float">
            <text:p>9.322909</text:p>
          </table:table-cell>
          <table:table-cell office:value-type="float" office:value="12.000087" calcext:value-type="float">
            <text:p>12.000087</text:p>
          </table:table-cell>
        </table:table-row>
        <table:table-row table:style-name="ro1">
          <table:table-cell office:value-type="string" calcext:value-type="string">
            <text:p>9/13/2019 18:45:08.709265849</text:p>
          </table:table-cell>
          <table:table-cell office:value-type="float" office:value="65.592964" calcext:value-type="float">
            <text:p>65.592964</text:p>
          </table:table-cell>
          <table:table-cell office:value-type="float" office:value="31.981033" calcext:value-type="float">
            <text:p>31.981033</text:p>
          </table:table-cell>
          <table:table-cell office:value-type="float" office:value="999.909922" calcext:value-type="float">
            <text:p>999.909922</text:p>
          </table:table-cell>
          <table:table-cell office:value-type="float" office:value="4.56511" calcext:value-type="float">
            <text:p>4.56511</text:p>
          </table:table-cell>
          <table:table-cell office:value-type="float" office:value="27.250903" calcext:value-type="float">
            <text:p>27.250903</text:p>
          </table:table-cell>
          <table:table-cell office:value-type="float" office:value="509.414543" calcext:value-type="float">
            <text:p>509.414543</text:p>
          </table:table-cell>
          <table:table-cell office:value-type="float" office:value="65.198208" calcext:value-type="float">
            <text:p>65.198208</text:p>
          </table:table-cell>
          <table:table-cell office:value-type="float" office:value="32.092591" calcext:value-type="float">
            <text:p>32.092591</text:p>
          </table:table-cell>
          <table:table-cell office:value-type="float" office:value="998.905829" calcext:value-type="float">
            <text:p>998.905829</text:p>
          </table:table-cell>
          <table:table-cell office:value-type="float" office:value="-0.838764" calcext:value-type="float">
            <text:p>-0.838764</text:p>
          </table:table-cell>
          <table:table-cell office:value-type="float" office:value="12.035991" calcext:value-type="float">
            <text:p>12.035991</text:p>
          </table:table-cell>
        </table:table-row>
        <table:table-row table:style-name="ro1">
          <table:table-cell office:value-type="string" calcext:value-type="string">
            <text:p>9/13/2019 18:45:09.709265849</text:p>
          </table:table-cell>
          <table:table-cell office:value-type="float" office:value="65.402407" calcext:value-type="float">
            <text:p>65.402407</text:p>
          </table:table-cell>
          <table:table-cell office:value-type="float" office:value="32.096716" calcext:value-type="float">
            <text:p>32.096716</text:p>
          </table:table-cell>
          <table:table-cell office:value-type="float" office:value="999.161386" calcext:value-type="float">
            <text:p>999.161386</text:p>
          </table:table-cell>
          <table:table-cell office:value-type="float" office:value="4.814149" calcext:value-type="float">
            <text:p>4.814149</text:p>
          </table:table-cell>
          <table:table-cell office:value-type="float" office:value="27.398259" calcext:value-type="float">
            <text:p>27.398259</text:p>
          </table:table-cell>
          <table:table-cell office:value-type="float" office:value="511.639467" calcext:value-type="float">
            <text:p>511.639467</text:p>
          </table:table-cell>
          <table:table-cell office:value-type="float" office:value="65.423828" calcext:value-type="float">
            <text:p>65.423828</text:p>
          </table:table-cell>
          <table:table-cell office:value-type="float" office:value="32.074219" calcext:value-type="float">
            <text:p>32.074219</text:p>
          </table:table-cell>
          <table:table-cell office:value-type="float" office:value="999.114153" calcext:value-type="float">
            <text:p>999.114153</text:p>
          </table:table-cell>
          <table:table-cell office:value-type="float" office:value="0.462593" calcext:value-type="float">
            <text:p>0.462593</text:p>
          </table:table-cell>
          <table:table-cell office:value-type="float" office:value="12.022454" calcext:value-type="float">
            <text:p>12.022454</text:p>
          </table:table-cell>
        </table:table-row>
        <table:table-row table:style-name="ro1">
          <table:table-cell office:value-type="string" calcext:value-type="string">
            <text:p>9/13/2019 18:45:10.709265849</text:p>
          </table:table-cell>
          <table:table-cell office:value-type="float" office:value="65.461545" calcext:value-type="float">
            <text:p>65.461545</text:p>
          </table:table-cell>
          <table:table-cell office:value-type="float" office:value="31.986155" calcext:value-type="float">
            <text:p>31.986155</text:p>
          </table:table-cell>
          <table:table-cell office:value-type="float" office:value="999.160282" calcext:value-type="float">
            <text:p>999.160282</text:p>
          </table:table-cell>
          <table:table-cell office:value-type="float" office:value="4.7908" calcext:value-type="float">
            <text:p>4.7908</text:p>
          </table:table-cell>
          <table:table-cell office:value-type="float" office:value="27.237311" calcext:value-type="float">
            <text:p>27.237311</text:p>
          </table:table-cell>
          <table:table-cell office:value-type="float" office:value="509.68658" calcext:value-type="float">
            <text:p>509.68658</text:p>
          </table:table-cell>
          <table:table-cell office:value-type="float" office:value="65.485411" calcext:value-type="float">
            <text:p>65.485411</text:p>
          </table:table-cell>
          <table:table-cell office:value-type="float" office:value="32.106804" calcext:value-type="float">
            <text:p>32.106804</text:p>
          </table:table-cell>
          <table:table-cell office:value-type="float" office:value="999.179443" calcext:value-type="float">
            <text:p>999.179443</text:p>
          </table:table-cell>
          <table:table-cell office:value-type="float" office:value="3.226691" calcext:value-type="float">
            <text:p>3.226691</text:p>
          </table:table-cell>
          <table:table-cell office:value-type="float" office:value="12.01884" calcext:value-type="float">
            <text:p>12.01884</text:p>
          </table:table-cell>
        </table:table-row>
        <table:table-row table:style-name="ro1">
          <table:table-cell office:value-type="string" calcext:value-type="string">
            <text:p>9/13/2019 18:45:11.709265849</text:p>
          </table:table-cell>
          <table:table-cell office:value-type="float" office:value="65.750667" calcext:value-type="float">
            <text:p>65.750667</text:p>
          </table:table-cell>
          <table:table-cell office:value-type="float" office:value="32.0775" calcext:value-type="float">
            <text:p>32.0775</text:p>
          </table:table-cell>
          <table:table-cell office:value-type="float" office:value="998.981211" calcext:value-type="float">
            <text:p>998.981211</text:p>
          </table:table-cell>
          <table:table-cell office:value-type="float" office:value="4.785967" calcext:value-type="float">
            <text:p>4.785967</text:p>
          </table:table-cell>
          <table:table-cell office:value-type="float" office:value="27.230494" calcext:value-type="float">
            <text:p>27.230494</text:p>
          </table:table-cell>
          <table:table-cell office:value-type="float" office:value="510.933092" calcext:value-type="float">
            <text:p>510.933092</text:p>
          </table:table-cell>
          <table:table-cell office:value-type="float" office:value="65.453318" calcext:value-type="float">
            <text:p>65.453318</text:p>
          </table:table-cell>
          <table:table-cell office:value-type="float" office:value="32.196455" calcext:value-type="float">
            <text:p>32.196455</text:p>
          </table:table-cell>
          <table:table-cell office:value-type="float" office:value="999.407009" calcext:value-type="float">
            <text:p>999.407009</text:p>
          </table:table-cell>
          <table:table-cell office:value-type="float" office:value="6.42807" calcext:value-type="float">
            <text:p>6.42807</text:p>
          </table:table-cell>
          <table:table-cell office:value-type="float" office:value="11.978942" calcext:value-type="float">
            <text:p>11.978942</text:p>
          </table:table-cell>
        </table:table-row>
        <table:table-row table:style-name="ro1">
          <table:table-cell office:value-type="string" calcext:value-type="string">
            <text:p>9/13/2019 18:45:12.709265849</text:p>
          </table:table-cell>
          <table:table-cell office:value-type="float" office:value="65.560109" calcext:value-type="float">
            <text:p>65.560109</text:p>
          </table:table-cell>
          <table:table-cell office:value-type="float" office:value="31.959945" calcext:value-type="float">
            <text:p>31.959945</text:p>
          </table:table-cell>
          <table:table-cell office:value-type="float" office:value="1000.476233" calcext:value-type="float">
            <text:p>1000.476233</text:p>
          </table:table-cell>
          <table:table-cell office:value-type="float" office:value="4.723691" calcext:value-type="float">
            <text:p>4.723691</text:p>
          </table:table-cell>
          <table:table-cell office:value-type="float" office:value="27.261353" calcext:value-type="float">
            <text:p>27.261353</text:p>
          </table:table-cell>
          <table:table-cell office:value-type="float" office:value="510.566433" calcext:value-type="float">
            <text:p>510.566433</text:p>
          </table:table-cell>
          <table:table-cell office:value-type="float" office:value="65.361877" calcext:value-type="float">
            <text:p>65.361877</text:p>
          </table:table-cell>
          <table:table-cell office:value-type="float" office:value="32.119568" calcext:value-type="float">
            <text:p>32.119568</text:p>
          </table:table-cell>
          <table:table-cell office:value-type="float" office:value="999.050127" calcext:value-type="float">
            <text:p>999.050127</text:p>
          </table:table-cell>
          <table:table-cell office:value-type="float" office:value="8.619174" calcext:value-type="float">
            <text:p>8.619174</text:p>
          </table:table-cell>
          <table:table-cell office:value-type="float" office:value="12.013084" calcext:value-type="float">
            <text:p>12.013084</text:p>
          </table:table-cell>
        </table:table-row>
        <table:table-row table:style-name="ro1">
          <table:table-cell office:value-type="string" calcext:value-type="string">
            <text:p>9/13/2019 18:45:13.709265849</text:p>
          </table:table-cell>
          <table:table-cell office:value-type="float" office:value="65.796663" calcext:value-type="float">
            <text:p>65.796663</text:p>
          </table:table-cell>
          <table:table-cell office:value-type="float" office:value="31.991352" calcext:value-type="float">
            <text:p>31.991352</text:p>
          </table:table-cell>
          <table:table-cell office:value-type="float" office:value="999.363325" calcext:value-type="float">
            <text:p>999.363325</text:p>
          </table:table-cell>
          <table:table-cell office:value-type="float" office:value="5.080058" calcext:value-type="float">
            <text:p>5.080058</text:p>
          </table:table-cell>
          <table:table-cell office:value-type="float" office:value="27.339847" calcext:value-type="float">
            <text:p>27.339847</text:p>
          </table:table-cell>
          <table:table-cell office:value-type="float" office:value="512.539034" calcext:value-type="float">
            <text:p>512.539034</text:p>
          </table:table-cell>
          <table:table-cell office:value-type="float" office:value="65.384297" calcext:value-type="float">
            <text:p>65.384297</text:p>
          </table:table-cell>
          <table:table-cell office:value-type="float" office:value="32.1951" calcext:value-type="float">
            <text:p>32.1951</text:p>
          </table:table-cell>
          <table:table-cell office:value-type="float" office:value="999.504152" calcext:value-type="float">
            <text:p>999.504152</text:p>
          </table:table-cell>
          <table:table-cell office:value-type="float" office:value="9.179333" calcext:value-type="float">
            <text:p>9.179333</text:p>
          </table:table-cell>
          <table:table-cell office:value-type="float" office:value="12.02323" calcext:value-type="float">
            <text:p>12.02323</text:p>
          </table:table-cell>
        </table:table-row>
        <table:table-row table:style-name="ro1">
          <table:table-cell office:value-type="string" calcext:value-type="string">
            <text:p>9/13/2019 18:45:14.709265849</text:p>
          </table:table-cell>
          <table:table-cell office:value-type="float" office:value="66.164636" calcext:value-type="float">
            <text:p>66.164636</text:p>
          </table:table-cell>
          <table:table-cell office:value-type="float" office:value="32.171496" calcext:value-type="float">
            <text:p>32.171496</text:p>
          </table:table-cell>
          <table:table-cell office:value-type="float" office:value="999.474189" calcext:value-type="float">
            <text:p>999.474189</text:p>
          </table:table-cell>
          <table:table-cell office:value-type="float" office:value="4.944785" calcext:value-type="float">
            <text:p>4.944785</text:p>
          </table:table-cell>
          <table:table-cell office:value-type="float" office:value="27.393483" calcext:value-type="float">
            <text:p>27.393483</text:p>
          </table:table-cell>
          <table:table-cell office:value-type="float" office:value="513.598269" calcext:value-type="float">
            <text:p>513.598269</text:p>
          </table:table-cell>
          <table:table-cell office:value-type="float" office:value="65.316642" calcext:value-type="float">
            <text:p>65.316642</text:p>
          </table:table-cell>
          <table:table-cell office:value-type="float" office:value="32.09819" calcext:value-type="float">
            <text:p>32.09819</text:p>
          </table:table-cell>
          <table:table-cell office:value-type="float" office:value="999.155472" calcext:value-type="float">
            <text:p>999.155472</text:p>
          </table:table-cell>
          <table:table-cell office:value-type="float" office:value="3.366335" calcext:value-type="float">
            <text:p>3.366335</text:p>
          </table:table-cell>
          <table:table-cell office:value-type="float" office:value="12.009943" calcext:value-type="float">
            <text:p>12.009943</text:p>
          </table:table-cell>
        </table:table-row>
        <table:table-row table:style-name="ro1">
          <table:table-cell office:value-type="string" calcext:value-type="string">
            <text:p>9/13/2019 18:45:15.709265849</text:p>
          </table:table-cell>
          <table:table-cell office:value-type="float" office:value="65.822947" calcext:value-type="float">
            <text:p>65.822947</text:p>
          </table:table-cell>
          <table:table-cell office:value-type="float" office:value="32.038725" calcext:value-type="float">
            <text:p>32.038725</text:p>
          </table:table-cell>
          <table:table-cell office:value-type="float" office:value="999.025919" calcext:value-type="float">
            <text:p>999.025919</text:p>
          </table:table-cell>
          <table:table-cell office:value-type="float" office:value="4.576696" calcext:value-type="float">
            <text:p>4.576696</text:p>
          </table:table-cell>
          <table:table-cell office:value-type="float" office:value="27.329643" calcext:value-type="float">
            <text:p>27.329643</text:p>
          </table:table-cell>
          <table:table-cell office:value-type="float" office:value="512.688851" calcext:value-type="float">
            <text:p>512.688851</text:p>
          </table:table-cell>
          <table:table-cell office:value-type="float" office:value="65.459732" calcext:value-type="float">
            <text:p>65.459732</text:p>
          </table:table-cell>
          <table:table-cell office:value-type="float" office:value="32.10618" calcext:value-type="float">
            <text:p>32.10618</text:p>
          </table:table-cell>
          <table:table-cell office:value-type="float" office:value="999.48381" calcext:value-type="float">
            <text:p>999.48381</text:p>
          </table:table-cell>
          <table:table-cell office:value-type="float" office:value="6.756618" calcext:value-type="float">
            <text:p>6.756618</text:p>
          </table:table-cell>
          <table:table-cell office:value-type="float" office:value="12.026121" calcext:value-type="float">
            <text:p>12.026121</text:p>
          </table:table-cell>
        </table:table-row>
        <table:table-row table:style-name="ro1">
          <table:table-cell office:value-type="string" calcext:value-type="string">
            <text:p>9/13/2019 18:45:16.709265849</text:p>
          </table:table-cell>
          <table:table-cell office:value-type="float" office:value="65.954366" calcext:value-type="float">
            <text:p>65.954366</text:p>
          </table:table-cell>
          <table:table-cell office:value-type="float" office:value="31.998795" calcext:value-type="float">
            <text:p>31.998795</text:p>
          </table:table-cell>
          <table:table-cell office:value-type="float" office:value="999.467961" calcext:value-type="float">
            <text:p>999.467961</text:p>
          </table:table-cell>
          <table:table-cell office:value-type="float" office:value="4.630984" calcext:value-type="float">
            <text:p>4.630984</text:p>
          </table:table-cell>
          <table:table-cell office:value-type="float" office:value="27.275843" calcext:value-type="float">
            <text:p>27.275843</text:p>
          </table:table-cell>
          <table:table-cell office:value-type="float" office:value="514.809954" calcext:value-type="float">
            <text:p>514.809954</text:p>
          </table:table-cell>
          <table:table-cell office:value-type="float" office:value="65.381038" calcext:value-type="float">
            <text:p>65.381038</text:p>
          </table:table-cell>
          <table:table-cell office:value-type="float" office:value="32.189501" calcext:value-type="float">
            <text:p>32.189501</text:p>
          </table:table-cell>
          <table:table-cell office:value-type="float" office:value="999.803002" calcext:value-type="float">
            <text:p>999.803002</text:p>
          </table:table-cell>
          <table:table-cell office:value-type="float" office:value="6.010176" calcext:value-type="float">
            <text:p>6.010176</text:p>
          </table:table-cell>
          <table:table-cell office:value-type="float" office:value="11.976694" calcext:value-type="float">
            <text:p>11.976694</text:p>
          </table:table-cell>
        </table:table-row>
        <table:table-row table:style-name="ro1">
          <table:table-cell office:value-type="string" calcext:value-type="string">
            <text:p>9/13/2019 18:45:17.709265849</text:p>
          </table:table-cell>
          <table:table-cell office:value-type="float" office:value="66.112069" calcext:value-type="float">
            <text:p>66.112069</text:p>
          </table:table-cell>
          <table:table-cell office:value-type="float" office:value="31.955272" calcext:value-type="float">
            <text:p>31.955272</text:p>
          </table:table-cell>
          <table:table-cell office:value-type="float" office:value="999.500368" calcext:value-type="float">
            <text:p>999.500368</text:p>
          </table:table-cell>
          <table:table-cell office:value-type="float" office:value="4.725209" calcext:value-type="float">
            <text:p>4.725209</text:p>
          </table:table-cell>
          <table:table-cell office:value-type="float" office:value="27.284048" calcext:value-type="float">
            <text:p>27.284048</text:p>
          </table:table-cell>
          <table:table-cell office:value-type="float" office:value="513.098875" calcext:value-type="float">
            <text:p>513.098875</text:p>
          </table:table-cell>
          <table:table-cell office:value-type="float" office:value="65.386005" calcext:value-type="float">
            <text:p>65.386005</text:p>
          </table:table-cell>
          <table:table-cell office:value-type="float" office:value="32.134405" calcext:value-type="float">
            <text:p>32.134405</text:p>
          </table:table-cell>
          <table:table-cell office:value-type="float" office:value="999.34787" calcext:value-type="float">
            <text:p>999.34787</text:p>
          </table:table-cell>
          <table:table-cell office:value-type="float" office:value="6.054194" calcext:value-type="float">
            <text:p>6.054194</text:p>
          </table:table-cell>
          <table:table-cell office:value-type="float" office:value="12.035964" calcext:value-type="float">
            <text:p>12.035964</text:p>
          </table:table-cell>
        </table:table-row>
        <table:table-row table:style-name="ro1">
          <table:table-cell office:value-type="string" calcext:value-type="string">
            <text:p>9/13/2019 18:45:18.709265849</text:p>
          </table:table-cell>
          <table:table-cell office:value-type="float" office:value="65.987221" calcext:value-type="float">
            <text:p>65.987221</text:p>
          </table:table-cell>
          <table:table-cell office:value-type="float" office:value="32.087445" calcext:value-type="float">
            <text:p>32.087445</text:p>
          </table:table-cell>
          <table:table-cell office:value-type="float" office:value="1000.463932" calcext:value-type="float">
            <text:p>1000.463932</text:p>
          </table:table-cell>
          <table:table-cell office:value-type="float" office:value="5.186347" calcext:value-type="float">
            <text:p>5.186347</text:p>
          </table:table-cell>
          <table:table-cell office:value-type="float" office:value="27.362828" calcext:value-type="float">
            <text:p>27.362828</text:p>
          </table:table-cell>
          <table:table-cell office:value-type="float" office:value="515.783766" calcext:value-type="float">
            <text:p>515.783766</text:p>
          </table:table-cell>
          <table:table-cell office:value-type="float" office:value="65.305603" calcext:value-type="float">
            <text:p>65.305603</text:p>
          </table:table-cell>
          <table:table-cell office:value-type="float" office:value="32.149656" calcext:value-type="float">
            <text:p>32.149656</text:p>
          </table:table-cell>
          <table:table-cell office:value-type="float" office:value="999.464097" calcext:value-type="float">
            <text:p>999.464097</text:p>
          </table:table-cell>
          <table:table-cell office:value-type="float" office:value="7.365765" calcext:value-type="float">
            <text:p>7.365765</text:p>
          </table:table-cell>
          <table:table-cell office:value-type="float" office:value="12.019852" calcext:value-type="float">
            <text:p>12.019852</text:p>
          </table:table-cell>
        </table:table-row>
        <table:table-row table:style-name="ro1">
          <table:table-cell office:value-type="string" calcext:value-type="string">
            <text:p>9/13/2019 18:45:19.709265849</text:p>
          </table:table-cell>
          <table:table-cell office:value-type="float" office:value="66.105498" calcext:value-type="float">
            <text:p>66.105498</text:p>
          </table:table-cell>
          <table:table-cell office:value-type="float" office:value="32.086322" calcext:value-type="float">
            <text:p>32.086322</text:p>
          </table:table-cell>
          <table:table-cell office:value-type="float" office:value="1000.778629" calcext:value-type="float">
            <text:p>1000.778629</text:p>
          </table:table-cell>
          <table:table-cell office:value-type="float" office:value="4.651009" calcext:value-type="float">
            <text:p>4.651009</text:p>
          </table:table-cell>
          <table:table-cell office:value-type="float" office:value="27.251189" calcext:value-type="float">
            <text:p>27.251189</text:p>
          </table:table-cell>
          <table:table-cell office:value-type="float" office:value="514.258648" calcext:value-type="float">
            <text:p>514.258648</text:p>
          </table:table-cell>
          <table:table-cell office:value-type="float" office:value="65.377227" calcext:value-type="float">
            <text:p>65.377227</text:p>
          </table:table-cell>
          <table:table-cell office:value-type="float" office:value="32.076505" calcext:value-type="float">
            <text:p>32.076505</text:p>
          </table:table-cell>
          <table:table-cell office:value-type="float" office:value="998.779035" calcext:value-type="float">
            <text:p>998.779035</text:p>
          </table:table-cell>
          <table:table-cell office:value-type="float" office:value="0.705728" calcext:value-type="float">
            <text:p>0.705728</text:p>
          </table:table-cell>
          <table:table-cell office:value-type="float" office:value="12.01499" calcext:value-type="float">
            <text:p>12.01499</text:p>
          </table:table-cell>
        </table:table-row>
        <table:table-row table:style-name="ro1">
          <table:table-cell office:value-type="string" calcext:value-type="string">
            <text:p>9/13/2019 18:45:20.709265849</text:p>
          </table:table-cell>
          <table:table-cell office:value-type="float" office:value="66.013505" calcext:value-type="float">
            <text:p>66.013505</text:p>
          </table:table-cell>
          <table:table-cell office:value-type="float" office:value="32.109281" calcext:value-type="float">
            <text:p>32.109281</text:p>
          </table:table-cell>
          <table:table-cell office:value-type="float" office:value="999.989878" calcext:value-type="float">
            <text:p>999.989878</text:p>
          </table:table-cell>
          <table:table-cell office:value-type="float" office:value="4.55259" calcext:value-type="float">
            <text:p>4.55259</text:p>
          </table:table-cell>
          <table:table-cell office:value-type="float" office:value="27.285517" calcext:value-type="float">
            <text:p>27.285517</text:p>
          </table:table-cell>
          <table:table-cell office:value-type="float" office:value="516.63799" calcext:value-type="float">
            <text:p>516.63799</text:p>
          </table:table-cell>
          <table:table-cell office:value-type="float" office:value="65.446038" calcext:value-type="float">
            <text:p>65.446038</text:p>
          </table:table-cell>
          <table:table-cell office:value-type="float" office:value="32.162938" calcext:value-type="float">
            <text:p>32.162938</text:p>
          </table:table-cell>
          <table:table-cell office:value-type="float" office:value="999.363325" calcext:value-type="float">
            <text:p>999.363325</text:p>
          </table:table-cell>
          <table:table-cell office:value-type="float" office:value="6.060746" calcext:value-type="float">
            <text:p>6.060746</text:p>
          </table:table-cell>
          <table:table-cell office:value-type="float" office:value="12.010022" calcext:value-type="float">
            <text:p>12.010022</text:p>
          </table:table-cell>
        </table:table-row>
        <table:table-row table:style-name="ro1">
          <table:table-cell office:value-type="string" calcext:value-type="string">
            <text:p>9/13/2019 18:45:21.709265849</text:p>
          </table:table-cell>
          <table:table-cell office:value-type="float" office:value="66.25663" calcext:value-type="float">
            <text:p>66.25663</text:p>
          </table:table-cell>
          <table:table-cell office:value-type="float" office:value="32.070731" calcext:value-type="float">
            <text:p>32.070731</text:p>
          </table:table-cell>
          <table:table-cell office:value-type="float" office:value="998.832182" calcext:value-type="float">
            <text:p>998.832182</text:p>
          </table:table-cell>
          <table:table-cell office:value-type="float" office:value="4.542272" calcext:value-type="float">
            <text:p>4.542272</text:p>
          </table:table-cell>
          <table:table-cell office:value-type="float" office:value="27.366502" calcext:value-type="float">
            <text:p>27.366502</text:p>
          </table:table-cell>
          <table:table-cell office:value-type="float" office:value="515.855391" calcext:value-type="float">
            <text:p>515.855391</text:p>
          </table:table-cell>
          <table:table-cell office:value-type="float" office:value="65.220733" calcext:value-type="float">
            <text:p>65.220733</text:p>
          </table:table-cell>
          <table:table-cell office:value-type="float" office:value="32.121642" calcext:value-type="float">
            <text:p>32.121642</text:p>
          </table:table-cell>
          <table:table-cell office:value-type="float" office:value="999.210195" calcext:value-type="float">
            <text:p>999.210195</text:p>
          </table:table-cell>
          <table:table-cell office:value-type="float" office:value="1.585261" calcext:value-type="float">
            <text:p>1.585261</text:p>
          </table:table-cell>
          <table:table-cell office:value-type="float" office:value="12.004673" calcext:value-type="float">
            <text:p>12.004673</text:p>
          </table:table-cell>
        </table:table-row>
        <table:table-row table:style-name="ro1">
          <table:table-cell office:value-type="string" calcext:value-type="string">
            <text:p>9/13/2019 18:45:22.709265849</text:p>
          </table:table-cell>
          <table:table-cell office:value-type="float" office:value="66.177778" calcext:value-type="float">
            <text:p>66.177778</text:p>
          </table:table-cell>
          <table:table-cell office:value-type="float" office:value="32.082098" calcext:value-type="float">
            <text:p>32.082098</text:p>
          </table:table-cell>
          <table:table-cell office:value-type="float" office:value="999.814907" calcext:value-type="float">
            <text:p>999.814907</text:p>
          </table:table-cell>
          <table:table-cell office:value-type="float" office:value="4.810114" calcext:value-type="float">
            <text:p>4.810114</text:p>
          </table:table-cell>
          <table:table-cell office:value-type="float" office:value="27.424015" calcext:value-type="float">
            <text:p>27.424015</text:p>
          </table:table-cell>
          <table:table-cell office:value-type="float" office:value="518.128942" calcext:value-type="float">
            <text:p>518.128942</text:p>
          </table:table-cell>
          <table:table-cell office:value-type="float" office:value="65.547257" calcext:value-type="float">
            <text:p>65.547257</text:p>
          </table:table-cell>
          <table:table-cell office:value-type="float" office:value="32.100264" calcext:value-type="float">
            <text:p>32.100264</text:p>
          </table:table-cell>
          <table:table-cell office:value-type="float" office:value="999.059745" calcext:value-type="float">
            <text:p>999.059745</text:p>
          </table:table-cell>
          <table:table-cell office:value-type="float" office:value="-0.964263" calcext:value-type="float">
            <text:p>-0.964263</text:p>
          </table:table-cell>
          <table:table-cell office:value-type="float" office:value="12.01244" calcext:value-type="float">
            <text:p>12.01244</text:p>
          </table:table-cell>
        </table:table-row>
        <table:table-row table:style-name="ro1">
          <table:table-cell office:value-type="string" calcext:value-type="string">
            <text:p>9/13/2019 18:45:23.709265849</text:p>
          </table:table-cell>
          <table:table-cell office:value-type="float" office:value="66.223775" calcext:value-type="float">
            <text:p>66.223775</text:p>
          </table:table-cell>
          <table:table-cell office:value-type="float" office:value="32.018311" calcext:value-type="float">
            <text:p>32.018311</text:p>
          </table:table-cell>
          <table:table-cell office:value-type="float" office:value="999.708378" calcext:value-type="float">
            <text:p>999.708378</text:p>
          </table:table-cell>
          <table:table-cell office:value-type="float" office:value="4.568156" calcext:value-type="float">
            <text:p>4.568156</text:p>
          </table:table-cell>
          <table:table-cell office:value-type="float" office:value="27.238168" calcext:value-type="float">
            <text:p>27.238168</text:p>
          </table:table-cell>
          <table:table-cell office:value-type="float" office:value="515.595837" calcext:value-type="float">
            <text:p>515.595837</text:p>
          </table:table-cell>
          <table:table-cell office:value-type="float" office:value="65.227146" calcext:value-type="float">
            <text:p>65.227146</text:p>
          </table:table-cell>
          <table:table-cell office:value-type="float" office:value="32.067065" calcext:value-type="float">
            <text:p>32.067065</text:p>
          </table:table-cell>
          <table:table-cell office:value-type="float" office:value="999.063531" calcext:value-type="float">
            <text:p>999.063531</text:p>
          </table:table-cell>
          <table:table-cell office:value-type="float" office:value="0.026623" calcext:value-type="float">
            <text:p>0.026623</text:p>
          </table:table-cell>
          <table:table-cell office:value-type="float" office:value="12.037186" calcext:value-type="float">
            <text:p>12.037186</text:p>
          </table:table-cell>
        </table:table-row>
        <table:table-row table:style-name="ro1">
          <table:table-cell office:value-type="string" calcext:value-type="string">
            <text:p>9/13/2019 18:45:24.709265849</text:p>
          </table:table-cell>
          <table:table-cell office:value-type="float" office:value="66.716596" calcext:value-type="float">
            <text:p>66.716596</text:p>
          </table:table-cell>
          <table:table-cell office:value-type="float" office:value="32.059962" calcext:value-type="float">
            <text:p>32.059962</text:p>
          </table:table-cell>
          <table:table-cell office:value-type="float" office:value="1000.671705" calcext:value-type="float">
            <text:p>1000.671705</text:p>
          </table:table-cell>
          <table:table-cell office:value-type="float" office:value="4.869067" calcext:value-type="float">
            <text:p>4.869067</text:p>
          </table:table-cell>
          <table:table-cell office:value-type="float" office:value="27.346419" calcext:value-type="float">
            <text:p>27.346419</text:p>
          </table:table-cell>
          <table:table-cell office:value-type="float" office:value="517.431103" calcext:value-type="float">
            <text:p>517.431103</text:p>
          </table:table-cell>
          <table:table-cell office:value-type="float" office:value="65.193397" calcext:value-type="float">
            <text:p>65.193397</text:p>
          </table:table-cell>
          <table:table-cell office:value-type="float" office:value="32.163869" calcext:value-type="float">
            <text:p>32.163869</text:p>
          </table:table-cell>
          <table:table-cell office:value-type="float" office:value="999.374364" calcext:value-type="float">
            <text:p>999.374364</text:p>
          </table:table-cell>
          <table:table-cell office:value-type="float" office:value="10.512913" calcext:value-type="float">
            <text:p>10.512913</text:p>
          </table:table-cell>
          <table:table-cell office:value-type="float" office:value="11.997892" calcext:value-type="float">
            <text:p>11.997892</text:p>
          </table:table-cell>
        </table:table-row>
        <table:table-row table:style-name="ro1">
          <table:table-cell office:value-type="string" calcext:value-type="string">
            <text:p>9/13/2019 18:45:25.709265849</text:p>
          </table:table-cell>
          <table:table-cell office:value-type="float" office:value="66.296055" calcext:value-type="float">
            <text:p>66.296055</text:p>
          </table:table-cell>
          <table:table-cell office:value-type="float" office:value="32.002869" calcext:value-type="float">
            <text:p>32.002869</text:p>
          </table:table-cell>
          <table:table-cell office:value-type="float" office:value="999.872862" calcext:value-type="float">
            <text:p>999.872862</text:p>
          </table:table-cell>
          <table:table-cell office:value-type="float" office:value="4.542696" calcext:value-type="float">
            <text:p>4.542696</text:p>
          </table:table-cell>
          <table:table-cell office:value-type="float" office:value="27.235556" calcext:value-type="float">
            <text:p>27.235556</text:p>
          </table:table-cell>
          <table:table-cell office:value-type="float" office:value="515.905986" calcext:value-type="float">
            <text:p>515.905986</text:p>
          </table:table-cell>
          <table:table-cell office:value-type="float" office:value="65.412132" calcext:value-type="float">
            <text:p>65.412132</text:p>
          </table:table-cell>
          <table:table-cell office:value-type="float" office:value="32.111577" calcext:value-type="float">
            <text:p>32.111577</text:p>
          </table:table-cell>
          <table:table-cell office:value-type="float" office:value="999.106744" calcext:value-type="float">
            <text:p>999.106744</text:p>
          </table:table-cell>
          <table:table-cell office:value-type="float" office:value="0.388704" calcext:value-type="float">
            <text:p>0.388704</text:p>
          </table:table-cell>
          <table:table-cell office:value-type="float" office:value="12.006237" calcext:value-type="float">
            <text:p>12.006237</text:p>
          </table:table-cell>
        </table:table-row>
        <table:table-row table:style-name="ro1">
          <table:table-cell office:value-type="string" calcext:value-type="string">
            <text:p>9/13/2019 18:45:26.709265849</text:p>
          </table:table-cell>
          <table:table-cell office:value-type="float" office:value="66.434045" calcext:value-type="float">
            <text:p>66.434045</text:p>
          </table:table-cell>
          <table:table-cell office:value-type="float" office:value="32.045569" calcext:value-type="float">
            <text:p>32.045569</text:p>
          </table:table-cell>
          <table:table-cell office:value-type="float" office:value="999.64443" calcext:value-type="float">
            <text:p>999.64443</text:p>
          </table:table-cell>
          <table:table-cell office:value-type="float" office:value="4.699302" calcext:value-type="float">
            <text:p>4.699302</text:p>
          </table:table-cell>
          <table:table-cell office:value-type="float" office:value="27.319193" calcext:value-type="float">
            <text:p>27.319193</text:p>
          </table:table-cell>
          <table:table-cell office:value-type="float" office:value="518.885259" calcext:value-type="float">
            <text:p>518.885259</text:p>
          </table:table-cell>
          <table:table-cell office:value-type="float" office:value="65.259449" calcext:value-type="float">
            <text:p>65.259449</text:p>
          </table:table-cell>
          <table:table-cell office:value-type="float" office:value="32.169266" calcext:value-type="float">
            <text:p>32.169266</text:p>
          </table:table-cell>
          <table:table-cell office:value-type="float" office:value="999.15768" calcext:value-type="float">
            <text:p>999.15768</text:p>
          </table:table-cell>
          <table:table-cell office:value-type="float" office:value="2.906006" calcext:value-type="float">
            <text:p>2.906006</text:p>
          </table:table-cell>
          <table:table-cell office:value-type="float" office:value="12.015686" calcext:value-type="float">
            <text:p>12.015686</text:p>
          </table:table-cell>
        </table:table-row>
        <table:table-row table:style-name="ro1">
          <table:table-cell office:value-type="string" calcext:value-type="string">
            <text:p>9/13/2019 18:45:27.709265849</text:p>
          </table:table-cell>
          <table:table-cell office:value-type="float" office:value="66.60489" calcext:value-type="float">
            <text:p>66.60489</text:p>
          </table:table-cell>
          <table:table-cell office:value-type="float" office:value="32.007093" calcext:value-type="float">
            <text:p>32.007093</text:p>
          </table:table-cell>
          <table:table-cell office:value-type="float" office:value="999.294566" calcext:value-type="float">
            <text:p>999.294566</text:p>
          </table:table-cell>
          <table:table-cell office:value-type="float" office:value="4.67532" calcext:value-type="float">
            <text:p>4.67532</text:p>
          </table:table-cell>
          <table:table-cell office:value-type="float" office:value="27.289681" calcext:value-type="float">
            <text:p>27.289681</text:p>
          </table:table-cell>
          <table:table-cell office:value-type="float" office:value="516.936972" calcext:value-type="float">
            <text:p>516.936972</text:p>
          </table:table-cell>
          <table:table-cell office:value-type="float" office:value="65.225096" calcext:value-type="float">
            <text:p>65.225096</text:p>
          </table:table-cell>
          <table:table-cell office:value-type="float" office:value="32.165742" calcext:value-type="float">
            <text:p>32.165742</text:p>
          </table:table-cell>
          <table:table-cell office:value-type="float" office:value="999.356544" calcext:value-type="float">
            <text:p>999.356544</text:p>
          </table:table-cell>
          <table:table-cell office:value-type="float" office:value="7.323058" calcext:value-type="float">
            <text:p>7.323058</text:p>
          </table:table-cell>
          <table:table-cell office:value-type="float" office:value="12.040524" calcext:value-type="float">
            <text:p>12.040524</text:p>
          </table:table-cell>
        </table:table-row>
        <table:table-row table:style-name="ro1">
          <table:table-cell office:value-type="string" calcext:value-type="string">
            <text:p>9/13/2019 18:45:28.709265849</text:p>
          </table:table-cell>
          <table:table-cell office:value-type="float" office:value="66.618032" calcext:value-type="float">
            <text:p>66.618032</text:p>
          </table:table-cell>
          <table:table-cell office:value-type="float" office:value="32.06086" calcext:value-type="float">
            <text:p>32.06086</text:p>
          </table:table-cell>
          <table:table-cell office:value-type="float" office:value="998.782189" calcext:value-type="float">
            <text:p>998.782189</text:p>
          </table:table-cell>
          <table:table-cell office:value-type="float" office:value="5.110191" calcext:value-type="float">
            <text:p>5.110191</text:p>
          </table:table-cell>
          <table:table-cell office:value-type="float" office:value="27.34895" calcext:value-type="float">
            <text:p>27.34895</text:p>
          </table:table-cell>
          <table:table-cell office:value-type="float" office:value="518.294526" calcext:value-type="float">
            <text:p>518.294526</text:p>
          </table:table-cell>
          <table:table-cell office:value-type="float" office:value="65.168612" calcext:value-type="float">
            <text:p>65.168612</text:p>
          </table:table-cell>
          <table:table-cell office:value-type="float" office:value="32.167192" calcext:value-type="float">
            <text:p>32.167192</text:p>
          </table:table-cell>
          <table:table-cell office:value-type="float" office:value="999.505573" calcext:value-type="float">
            <text:p>999.505573</text:p>
          </table:table-cell>
          <table:table-cell office:value-type="float" office:value="9.662981" calcext:value-type="float">
            <text:p>9.662981</text:p>
          </table:table-cell>
          <table:table-cell office:value-type="float" office:value="12.017106" calcext:value-type="float">
            <text:p>12.017106</text:p>
          </table:table-cell>
        </table:table-row>
        <table:table-row table:style-name="ro1">
          <table:table-cell office:value-type="string" calcext:value-type="string">
            <text:p>9/13/2019 18:45:29.709265849</text:p>
          </table:table-cell>
          <table:table-cell office:value-type="float" office:value="66.716596" calcext:value-type="float">
            <text:p>66.716596</text:p>
          </table:table-cell>
          <table:table-cell office:value-type="float" office:value="32.001821" calcext:value-type="float">
            <text:p>32.001821</text:p>
          </table:table-cell>
          <table:table-cell office:value-type="float" office:value="997.978378" calcext:value-type="float">
            <text:p>997.978378</text:p>
          </table:table-cell>
          <table:table-cell office:value-type="float" office:value="4.702713" calcext:value-type="float">
            <text:p>4.702713</text:p>
          </table:table-cell>
          <table:table-cell office:value-type="float" office:value="27.308948" calcext:value-type="float">
            <text:p>27.308948</text:p>
          </table:table-cell>
          <table:table-cell office:value-type="float" office:value="517.598666" calcext:value-type="float">
            <text:p>517.598666</text:p>
          </table:table-cell>
          <table:table-cell office:value-type="float" office:value="65.073464" calcext:value-type="float">
            <text:p>65.073464</text:p>
          </table:table-cell>
          <table:table-cell office:value-type="float" office:value="32.140734" calcext:value-type="float">
            <text:p>32.140734</text:p>
          </table:table-cell>
          <table:table-cell office:value-type="float" office:value="999.249306" calcext:value-type="float">
            <text:p>999.249306</text:p>
          </table:table-cell>
          <table:table-cell office:value-type="float" office:value="6.239166" calcext:value-type="float">
            <text:p>6.239166</text:p>
          </table:table-cell>
          <table:table-cell office:value-type="float" office:value="12.036004" calcext:value-type="float">
            <text:p>12.036004</text:p>
          </table:table-cell>
        </table:table-row>
        <table:table-row table:style-name="ro1">
          <table:table-cell office:value-type="string" calcext:value-type="string">
            <text:p>9/13/2019 18:45:30.709265849</text:p>
          </table:table-cell>
          <table:table-cell office:value-type="float" office:value="66.499755" calcext:value-type="float">
            <text:p>66.499755</text:p>
          </table:table-cell>
          <table:table-cell office:value-type="float" office:value="32.040896" calcext:value-type="float">
            <text:p>32.040896</text:p>
          </table:table-cell>
          <table:table-cell office:value-type="float" office:value="999.698286" calcext:value-type="float">
            <text:p>999.698286</text:p>
          </table:table-cell>
          <table:table-cell office:value-type="float" office:value="4.65654" calcext:value-type="float">
            <text:p>4.65654</text:p>
          </table:table-cell>
          <table:table-cell office:value-type="float" office:value="27.383523" calcext:value-type="float">
            <text:p>27.383523</text:p>
          </table:table-cell>
          <table:table-cell office:value-type="float" office:value="519.400421" calcext:value-type="float">
            <text:p>519.400421</text:p>
          </table:table-cell>
          <table:table-cell office:value-type="float" office:value="65.35846" calcext:value-type="float">
            <text:p>65.35846</text:p>
          </table:table-cell>
          <table:table-cell office:value-type="float" office:value="32.160757" calcext:value-type="float">
            <text:p>32.160757</text:p>
          </table:table-cell>
          <table:table-cell office:value-type="float" office:value="999.03956" calcext:value-type="float">
            <text:p>999.03956</text:p>
          </table:table-cell>
          <table:table-cell office:value-type="float" office:value="2.01861" calcext:value-type="float">
            <text:p>2.01861</text:p>
          </table:table-cell>
          <table:table-cell office:value-type="float" office:value="12.007249" calcext:value-type="float">
            <text:p>12.007249</text:p>
          </table:table-cell>
        </table:table-row>
        <table:table-row table:style-name="ro1">
          <table:table-cell office:value-type="string" calcext:value-type="string">
            <text:p>9/13/2019 18:45:31.709265849</text:p>
          </table:table-cell>
          <table:table-cell office:value-type="float" office:value="66.545751" calcext:value-type="float">
            <text:p>66.545751</text:p>
          </table:table-cell>
          <table:table-cell office:value-type="float" office:value="32.013114" calcext:value-type="float">
            <text:p>32.013114</text:p>
          </table:table-cell>
          <table:table-cell office:value-type="float" office:value="999.776191" calcext:value-type="float">
            <text:p>999.776191</text:p>
          </table:table-cell>
          <table:table-cell office:value-type="float" office:value="4.667063" calcext:value-type="float">
            <text:p>4.667063</text:p>
          </table:table-cell>
          <table:table-cell office:value-type="float" office:value="27.239841" calcext:value-type="float">
            <text:p>27.239841</text:p>
          </table:table-cell>
          <table:table-cell office:value-type="float" office:value="516.989535" calcext:value-type="float">
            <text:p>516.989535</text:p>
          </table:table-cell>
          <table:table-cell office:value-type="float" office:value="65.049179" calcext:value-type="float">
            <text:p>65.049179</text:p>
          </table:table-cell>
          <table:table-cell office:value-type="float" office:value="32.093829" calcext:value-type="float">
            <text:p>32.093829</text:p>
          </table:table-cell>
          <table:table-cell office:value-type="float" office:value="998.900784" calcext:value-type="float">
            <text:p>998.900784</text:p>
          </table:table-cell>
          <table:table-cell office:value-type="float" office:value="0.8907" calcext:value-type="float">
            <text:p>0.8907</text:p>
          </table:table-cell>
          <table:table-cell office:value-type="float" office:value="12.031864" calcext:value-type="float">
            <text:p>12.031864</text:p>
          </table:table-cell>
        </table:table-row>
        <table:table-row table:style-name="ro1">
          <table:table-cell office:value-type="string" calcext:value-type="string">
            <text:p>9/13/2019 18:45:32.709265849</text:p>
          </table:table-cell>
          <table:table-cell office:value-type="float" office:value="66.782306" calcext:value-type="float">
            <text:p>66.782306</text:p>
          </table:table-cell>
          <table:table-cell office:value-type="float" office:value="32.076976" calcext:value-type="float">
            <text:p>32.076976</text:p>
          </table:table-cell>
          <table:table-cell office:value-type="float" office:value="999.728091" calcext:value-type="float">
            <text:p>999.728091</text:p>
          </table:table-cell>
          <table:table-cell office:value-type="float" office:value="5.019158" calcext:value-type="float">
            <text:p>5.019158</text:p>
          </table:table-cell>
          <table:table-cell office:value-type="float" office:value="27.324867" calcext:value-type="float">
            <text:p>27.324867</text:p>
          </table:table-cell>
          <table:table-cell office:value-type="float" office:value="518.956221" calcext:value-type="float">
            <text:p>518.956221</text:p>
          </table:table-cell>
          <table:table-cell office:value-type="float" office:value="65.273852" calcext:value-type="float">
            <text:p>65.273852</text:p>
          </table:table-cell>
          <table:table-cell office:value-type="float" office:value="32.125791" calcext:value-type="float">
            <text:p>32.125791</text:p>
          </table:table-cell>
          <table:table-cell office:value-type="float" office:value="999.451165" calcext:value-type="float">
            <text:p>999.451165</text:p>
          </table:table-cell>
          <table:table-cell office:value-type="float" office:value="3.138657" calcext:value-type="float">
            <text:p>3.138657</text:p>
          </table:table-cell>
          <table:table-cell office:value-type="float" office:value="12.016646" calcext:value-type="float">
            <text:p>12.016646</text:p>
          </table:table-cell>
        </table:table-row>
        <table:table-row table:style-name="ro1">
          <table:table-cell office:value-type="string" calcext:value-type="string">
            <text:p>9/13/2019 18:45:33.709265849</text:p>
          </table:table-cell>
          <table:table-cell office:value-type="float" office:value="66.578606" calcext:value-type="float">
            <text:p>66.578606</text:p>
          </table:table-cell>
          <table:table-cell office:value-type="float" office:value="31.944878" calcext:value-type="float">
            <text:p>31.944878</text:p>
          </table:table-cell>
          <table:table-cell office:value-type="float" office:value="999.331232" calcext:value-type="float">
            <text:p>999.331232</text:p>
          </table:table-cell>
          <table:table-cell office:value-type="float" office:value="4.82268" calcext:value-type="float">
            <text:p>4.82268</text:p>
          </table:table-cell>
          <table:table-cell office:value-type="float" office:value="27.251189" calcext:value-type="float">
            <text:p>27.251189</text:p>
          </table:table-cell>
          <table:table-cell office:value-type="float" office:value="517.755051" calcext:value-type="float">
            <text:p>517.755051</text:p>
          </table:table-cell>
          <table:table-cell office:value-type="float" office:value="65.333176" calcext:value-type="float">
            <text:p>65.333176</text:p>
          </table:table-cell>
          <table:table-cell office:value-type="float" office:value="32.131188" calcext:value-type="float">
            <text:p>32.131188</text:p>
          </table:table-cell>
          <table:table-cell office:value-type="float" office:value="999.216661" calcext:value-type="float">
            <text:p>999.216661</text:p>
          </table:table-cell>
          <table:table-cell office:value-type="float" office:value="6.979054" calcext:value-type="float">
            <text:p>6.979054</text:p>
          </table:table-cell>
          <table:table-cell office:value-type="float" office:value="12.03465" calcext:value-type="float">
            <text:p>12.03465</text:p>
          </table:table-cell>
        </table:table-row>
        <table:table-row table:style-name="ro1">
          <table:table-cell office:value-type="string" calcext:value-type="string">
            <text:p>9/13/2019 18:45:34.709265849</text:p>
          </table:table-cell>
          <table:table-cell office:value-type="float" office:value="67.012289" calcext:value-type="float">
            <text:p>67.012289</text:p>
          </table:table-cell>
          <table:table-cell office:value-type="float" office:value="32.029903" calcext:value-type="float">
            <text:p>32.029903</text:p>
          </table:table-cell>
          <table:table-cell office:value-type="float" office:value="998.253254" calcext:value-type="float">
            <text:p>998.253254</text:p>
          </table:table-cell>
          <table:table-cell office:value-type="float" office:value="4.839663" calcext:value-type="float">
            <text:p>4.839663</text:p>
          </table:table-cell>
          <table:table-cell office:value-type="float" office:value="27.300784" calcext:value-type="float">
            <text:p>27.300784</text:p>
          </table:table-cell>
          <table:table-cell office:value-type="float" office:value="519.718453" calcext:value-type="float">
            <text:p>519.718453</text:p>
          </table:table-cell>
          <table:table-cell office:value-type="float" office:value="65.171424" calcext:value-type="float">
            <text:p>65.171424</text:p>
          </table:table-cell>
          <table:table-cell office:value-type="float" office:value="32.243042" calcext:value-type="float">
            <text:p>32.243042</text:p>
          </table:table-cell>
          <table:table-cell office:value-type="float" office:value="999.595306" calcext:value-type="float">
            <text:p>999.595306</text:p>
          </table:table-cell>
          <table:table-cell office:value-type="float" office:value="13.240856" calcext:value-type="float">
            <text:p>13.240856</text:p>
          </table:table-cell>
          <table:table-cell office:value-type="float" office:value="12.011179" calcext:value-type="float">
            <text:p>12.011179</text:p>
          </table:table-cell>
        </table:table-row>
        <table:table-row table:style-name="ro1">
          <table:table-cell office:value-type="string" calcext:value-type="string">
            <text:p>9/13/2019 18:45:35.709265849</text:p>
          </table:table-cell>
          <table:table-cell office:value-type="float" office:value="66.664028" calcext:value-type="float">
            <text:p>66.664028</text:p>
          </table:table-cell>
          <table:table-cell office:value-type="float" office:value="31.954973" calcext:value-type="float">
            <text:p>31.954973</text:p>
          </table:table-cell>
          <table:table-cell office:value-type="float" office:value="1000.911099" calcext:value-type="float">
            <text:p>1000.911099</text:p>
          </table:table-cell>
          <table:table-cell office:value-type="float" office:value="4.671258" calcext:value-type="float">
            <text:p>4.671258</text:p>
          </table:table-cell>
          <table:table-cell office:value-type="float" office:value="27.180328" calcext:value-type="float">
            <text:p>27.180328</text:p>
          </table:table-cell>
          <table:table-cell office:value-type="float" office:value="520.961682" calcext:value-type="float">
            <text:p>520.961682</text:p>
          </table:table-cell>
          <table:table-cell office:value-type="float" office:value="65.163802" calcext:value-type="float">
            <text:p>65.163802</text:p>
          </table:table-cell>
          <table:table-cell office:value-type="float" office:value="32.126934" calcext:value-type="float">
            <text:p>32.126934</text:p>
          </table:table-cell>
          <table:table-cell office:value-type="float" office:value="999.547207" calcext:value-type="float">
            <text:p>999.547207</text:p>
          </table:table-cell>
          <table:table-cell office:value-type="float" office:value="5.153963" calcext:value-type="float">
            <text:p>5.153963</text:p>
          </table:table-cell>
          <table:table-cell office:value-type="float" office:value="12.012611" calcext:value-type="float">
            <text:p>12.012611</text:p>
          </table:table-cell>
        </table:table-row>
        <table:table-row table:style-name="ro1">
          <table:table-cell office:value-type="string" calcext:value-type="string">
            <text:p>9/13/2019 18:45:36.709265849</text:p>
          </table:table-cell>
          <table:table-cell office:value-type="float" office:value="66.959721" calcext:value-type="float">
            <text:p>66.959721</text:p>
          </table:table-cell>
          <table:table-cell office:value-type="float" office:value="32.013189" calcext:value-type="float">
            <text:p>32.013189</text:p>
          </table:table-cell>
          <table:table-cell office:value-type="float" office:value="999.526153" calcext:value-type="float">
            <text:p>999.526153</text:p>
          </table:table-cell>
          <table:table-cell office:value-type="float" office:value="5.018447" calcext:value-type="float">
            <text:p>5.018447</text:p>
          </table:table-cell>
          <table:table-cell office:value-type="float" office:value="27.406708" calcext:value-type="float">
            <text:p>27.406708</text:p>
          </table:table-cell>
          <table:table-cell office:value-type="float" office:value="521.438731" calcext:value-type="float">
            <text:p>521.438731</text:p>
          </table:table-cell>
          <table:table-cell office:value-type="float" office:value="65.184014" calcext:value-type="float">
            <text:p>65.184014</text:p>
          </table:table-cell>
          <table:table-cell office:value-type="float" office:value="32.191988" calcext:value-type="float">
            <text:p>32.191988</text:p>
          </table:table-cell>
          <table:table-cell office:value-type="float" office:value="999.376886" calcext:value-type="float">
            <text:p>999.376886</text:p>
          </table:table-cell>
          <table:table-cell office:value-type="float" office:value="7.417646" calcext:value-type="float">
            <text:p>7.417646</text:p>
          </table:table-cell>
          <table:table-cell office:value-type="float" office:value="12.027251" calcext:value-type="float">
            <text:p>12.027251</text:p>
          </table:table-cell>
        </table:table-row>
        <table:table-row table:style-name="ro1">
          <table:table-cell office:value-type="string" calcext:value-type="string">
            <text:p>9/13/2019 18:45:37.709265849</text:p>
          </table:table-cell>
          <table:table-cell office:value-type="float" office:value="66.821731" calcext:value-type="float">
            <text:p>66.821731</text:p>
          </table:table-cell>
          <table:table-cell office:value-type="float" office:value="32.05484" calcext:value-type="float">
            <text:p>32.05484</text:p>
          </table:table-cell>
          <table:table-cell office:value-type="float" office:value="1000.332566" calcext:value-type="float">
            <text:p>1000.332566</text:p>
          </table:table-cell>
          <table:table-cell office:value-type="float" office:value="4.428324" calcext:value-type="float">
            <text:p>4.428324</text:p>
          </table:table-cell>
          <table:table-cell office:value-type="float" office:value="27.328255" calcext:value-type="float">
            <text:p>27.328255</text:p>
          </table:table-cell>
          <table:table-cell office:value-type="float" office:value="520.390663" calcext:value-type="float">
            <text:p>520.390663</text:p>
          </table:table-cell>
          <table:table-cell office:value-type="float" office:value="65.231667" calcext:value-type="float">
            <text:p>65.231667</text:p>
          </table:table-cell>
          <table:table-cell office:value-type="float" office:value="32.104" calcext:value-type="float">
            <text:p>32.104</text:p>
          </table:table-cell>
          <table:table-cell office:value-type="float" office:value="999.181651" calcext:value-type="float">
            <text:p>999.181651</text:p>
          </table:table-cell>
          <table:table-cell office:value-type="float" office:value="4.666383" calcext:value-type="float">
            <text:p>4.666383</text:p>
          </table:table-cell>
          <table:table-cell office:value-type="float" office:value="12.036542" calcext:value-type="float">
            <text:p>12.036542</text:p>
          </table:table-cell>
        </table:table-row>
        <table:table-row table:style-name="ro1">
          <table:table-cell office:value-type="string" calcext:value-type="string">
            <text:p>9/13/2019 18:45:38.709265849</text:p>
          </table:table-cell>
          <table:table-cell office:value-type="float" office:value="67.071427" calcext:value-type="float">
            <text:p>67.071427</text:p>
          </table:table-cell>
          <table:table-cell office:value-type="float" office:value="32.155755" calcext:value-type="float">
            <text:p>32.155755</text:p>
          </table:table-cell>
          <table:table-cell office:value-type="float" office:value="999.358829" calcext:value-type="float">
            <text:p>999.358829</text:p>
          </table:table-cell>
          <table:table-cell office:value-type="float" office:value="4.712976" calcext:value-type="float">
            <text:p>4.712976</text:p>
          </table:table-cell>
          <table:table-cell office:value-type="float" office:value="27.3654" calcext:value-type="float">
            <text:p>27.3654</text:p>
          </table:table-cell>
          <table:table-cell office:value-type="float" office:value="520.864428" calcext:value-type="float">
            <text:p>520.864428</text:p>
          </table:table-cell>
          <table:table-cell office:value-type="float" office:value="65.191637" calcext:value-type="float">
            <text:p>65.191637</text:p>
          </table:table-cell>
          <table:table-cell office:value-type="float" office:value="32.170303" calcext:value-type="float">
            <text:p>32.170303</text:p>
          </table:table-cell>
          <table:table-cell office:value-type="float" office:value="999.582374" calcext:value-type="float">
            <text:p>999.582374</text:p>
          </table:table-cell>
          <table:table-cell office:value-type="float" office:value="3.843702" calcext:value-type="float">
            <text:p>3.843702</text:p>
          </table:table-cell>
          <table:table-cell office:value-type="float" office:value="11.988023" calcext:value-type="float">
            <text:p>11.988023</text:p>
          </table:table-cell>
        </table:table-row>
        <table:table-row table:style-name="ro1">
          <table:table-cell office:value-type="string" calcext:value-type="string">
            <text:p>9/13/2019 18:45:39.709265849</text:p>
          </table:table-cell>
          <table:table-cell office:value-type="float" office:value="66.834873" calcext:value-type="float">
            <text:p>66.834873</text:p>
          </table:table-cell>
          <table:table-cell office:value-type="float" office:value="31.997073" calcext:value-type="float">
            <text:p>31.997073</text:p>
          </table:table-cell>
          <table:table-cell office:value-type="float" office:value="1000.275241" calcext:value-type="float">
            <text:p>1000.275241</text:p>
          </table:table-cell>
          <table:table-cell office:value-type="float" office:value="4.706853" calcext:value-type="float">
            <text:p>4.706853</text:p>
          </table:table-cell>
          <table:table-cell office:value-type="float" office:value="27.258251" calcext:value-type="float">
            <text:p>27.258251</text:p>
          </table:table-cell>
          <table:table-cell office:value-type="float" office:value="519.174379" calcext:value-type="float">
            <text:p>519.174379</text:p>
          </table:table-cell>
          <table:table-cell office:value-type="float" office:value="65.315985" calcext:value-type="float">
            <text:p>65.315985</text:p>
          </table:table-cell>
          <table:table-cell office:value-type="float" office:value="32.176219" calcext:value-type="float">
            <text:p>32.176219</text:p>
          </table:table-cell>
          <table:table-cell office:value-type="float" office:value="999.045869" calcext:value-type="float">
            <text:p>999.045869</text:p>
          </table:table-cell>
          <table:table-cell office:value-type="float" office:value="7.764271" calcext:value-type="float">
            <text:p>7.764271</text:p>
          </table:table-cell>
          <table:table-cell office:value-type="float" office:value="12.015713" calcext:value-type="float">
            <text:p>12.015713</text:p>
          </table:table-cell>
        </table:table-row>
        <table:table-row table:style-name="ro1">
          <table:table-cell office:value-type="string" calcext:value-type="string">
            <text:p>9/13/2019 18:45:40.709265849</text:p>
          </table:table-cell>
          <table:table-cell office:value-type="float" office:value="67.038572" calcext:value-type="float">
            <text:p>67.038572</text:p>
          </table:table-cell>
          <table:table-cell office:value-type="float" office:value="31.997523" calcext:value-type="float">
            <text:p>31.997523</text:p>
          </table:table-cell>
          <table:table-cell office:value-type="float" office:value="999.653103" calcext:value-type="float">
            <text:p>999.653103</text:p>
          </table:table-cell>
          <table:table-cell office:value-type="float" office:value="4.997236" calcext:value-type="float">
            <text:p>4.997236</text:p>
          </table:table-cell>
          <table:table-cell office:value-type="float" office:value="27.397361" calcext:value-type="float">
            <text:p>27.397361</text:p>
          </table:table-cell>
          <table:table-cell office:value-type="float" office:value="522.078744" calcext:value-type="float">
            <text:p>522.078744</text:p>
          </table:table-cell>
          <table:table-cell office:value-type="float" office:value="65.540791" calcext:value-type="float">
            <text:p>65.540791</text:p>
          </table:table-cell>
          <table:table-cell office:value-type="float" office:value="32.217515" calcext:value-type="float">
            <text:p>32.217515</text:p>
          </table:table-cell>
          <table:table-cell office:value-type="float" office:value="999.514562" calcext:value-type="float">
            <text:p>999.514562</text:p>
          </table:table-cell>
          <table:table-cell office:value-type="float" office:value="10.578939" calcext:value-type="float">
            <text:p>10.578939</text:p>
          </table:table-cell>
          <table:table-cell office:value-type="float" office:value="12.023085" calcext:value-type="float">
            <text:p>12.023085</text:p>
          </table:table-cell>
        </table:table-row>
        <table:table-row table:style-name="ro1">
          <table:table-cell office:value-type="string" calcext:value-type="string">
            <text:p>9/13/2019 18:45:41.709265849</text:p>
          </table:table-cell>
          <table:table-cell office:value-type="float" office:value="66.867728" calcext:value-type="float">
            <text:p>66.867728</text:p>
          </table:table-cell>
          <table:table-cell office:value-type="float" office:value="32.118852" calcext:value-type="float">
            <text:p>32.118852</text:p>
          </table:table-cell>
          <table:table-cell office:value-type="float" office:value="999.776348" calcext:value-type="float">
            <text:p>999.776348</text:p>
          </table:table-cell>
          <table:table-cell office:value-type="float" office:value="4.24075" calcext:value-type="float">
            <text:p>4.24075</text:p>
          </table:table-cell>
          <table:table-cell office:value-type="float" office:value="27.299927" calcext:value-type="float">
            <text:p>27.299927</text:p>
          </table:table-cell>
          <table:table-cell office:value-type="float" office:value="520.436659" calcext:value-type="float">
            <text:p>520.436659</text:p>
          </table:table-cell>
          <table:table-cell office:value-type="float" office:value="65.161594" calcext:value-type="float">
            <text:p>65.161594</text:p>
          </table:table-cell>
          <table:table-cell office:value-type="float" office:value="32.071213" calcext:value-type="float">
            <text:p>32.071213</text:p>
          </table:table-cell>
          <table:table-cell office:value-type="float" office:value="999.264604" calcext:value-type="float">
            <text:p>999.264604</text:p>
          </table:table-cell>
          <table:table-cell office:value-type="float" office:value="1.075672" calcext:value-type="float">
            <text:p>1.075672</text:p>
          </table:table-cell>
          <table:table-cell office:value-type="float" office:value="12.008432" calcext:value-type="float">
            <text:p>12.008432</text:p>
          </table:table-cell>
        </table:table-row>
        <table:table-row table:style-name="ro1">
          <table:table-cell office:value-type="string" calcext:value-type="string">
            <text:p>9/13/2019 18:45:42.709265849</text:p>
          </table:table-cell>
          <table:table-cell office:value-type="float" office:value="67.077998" calcext:value-type="float">
            <text:p>67.077998</text:p>
          </table:table-cell>
          <table:table-cell office:value-type="float" office:value="32.165999" calcext:value-type="float">
            <text:p>32.165999</text:p>
          </table:table-cell>
          <table:table-cell office:value-type="float" office:value="999.397074" calcext:value-type="float">
            <text:p>999.397074</text:p>
          </table:table-cell>
          <table:table-cell office:value-type="float" office:value="4.813593" calcext:value-type="float">
            <text:p>4.813593</text:p>
          </table:table-cell>
          <table:table-cell office:value-type="float" office:value="27.377604" calcext:value-type="float">
            <text:p>27.377604</text:p>
          </table:table-cell>
          <table:table-cell office:value-type="float" office:value="521.340162" calcext:value-type="float">
            <text:p>521.340162</text:p>
          </table:table-cell>
          <table:table-cell office:value-type="float" office:value="65.412289" calcext:value-type="float">
            <text:p>65.412289</text:p>
          </table:table-cell>
          <table:table-cell office:value-type="float" office:value="32.066853" calcext:value-type="float">
            <text:p>32.066853</text:p>
          </table:table-cell>
          <table:table-cell office:value-type="float" office:value="999.262867" calcext:value-type="float">
            <text:p>999.262867</text:p>
          </table:table-cell>
          <table:table-cell office:value-type="float" office:value="4.253732" calcext:value-type="float">
            <text:p>4.253732</text:p>
          </table:table-cell>
          <table:table-cell office:value-type="float" office:value="11.996854" calcext:value-type="float">
            <text:p>11.996854</text:p>
          </table:table-cell>
        </table:table-row>
        <table:table-row table:style-name="ro1">
          <table:table-cell office:value-type="string" calcext:value-type="string">
            <text:p>9/13/2019 18:45:43.709265849</text:p>
          </table:table-cell>
          <table:table-cell office:value-type="float" office:value="67.15685" calcext:value-type="float">
            <text:p>67.15685</text:p>
          </table:table-cell>
          <table:table-cell office:value-type="float" office:value="32.024256" calcext:value-type="float">
            <text:p>32.024256</text:p>
          </table:table-cell>
          <table:table-cell office:value-type="float" office:value="1000.778943" calcext:value-type="float">
            <text:p>1000.778943</text:p>
          </table:table-cell>
          <table:table-cell office:value-type="float" office:value="4.651397" calcext:value-type="float">
            <text:p>4.651397</text:p>
          </table:table-cell>
          <table:table-cell office:value-type="float" office:value="27.22682" calcext:value-type="float">
            <text:p>27.22682</text:p>
          </table:table-cell>
          <table:table-cell office:value-type="float" office:value="519.251256" calcext:value-type="float">
            <text:p>519.251256</text:p>
          </table:table-cell>
          <table:table-cell office:value-type="float" office:value="65.238133" calcext:value-type="float">
            <text:p>65.238133</text:p>
          </table:table-cell>
          <table:table-cell office:value-type="float" office:value="32.092591" calcext:value-type="float">
            <text:p>32.092591</text:p>
          </table:table-cell>
          <table:table-cell office:value-type="float" office:value="998.645146" calcext:value-type="float">
            <text:p>998.645146</text:p>
          </table:table-cell>
          <table:table-cell office:value-type="float" office:value="3.344327" calcext:value-type="float">
            <text:p>3.344327</text:p>
          </table:table-cell>
          <table:table-cell office:value-type="float" office:value="11.981806" calcext:value-type="float">
            <text:p>11.981806</text:p>
          </table:table-cell>
        </table:table-row>
        <table:table-row table:style-name="ro1">
          <table:table-cell office:value-type="string" calcext:value-type="string">
            <text:p>9/13/2019 18:45:44.709265849</text:p>
          </table:table-cell>
          <table:table-cell office:value-type="float" office:value="67.077998" calcext:value-type="float">
            <text:p>67.077998</text:p>
          </table:table-cell>
          <table:table-cell office:value-type="float" office:value="32.068153" calcext:value-type="float">
            <text:p>32.068153</text:p>
          </table:table-cell>
          <table:table-cell office:value-type="float" office:value="1000.089546" calcext:value-type="float">
            <text:p>1000.089546</text:p>
          </table:table-cell>
          <table:table-cell office:value-type="float" office:value="4.700894" calcext:value-type="float">
            <text:p>4.700894</text:p>
          </table:table-cell>
          <table:table-cell office:value-type="float" office:value="27.275272" calcext:value-type="float">
            <text:p>27.275272</text:p>
          </table:table-cell>
          <table:table-cell office:value-type="float" office:value="521.49261" calcext:value-type="float">
            <text:p>521.49261</text:p>
          </table:table-cell>
          <table:table-cell office:value-type="float" office:value="65.553486" calcext:value-type="float">
            <text:p>65.553486</text:p>
          </table:table-cell>
          <table:table-cell office:value-type="float" office:value="32.167298" calcext:value-type="float">
            <text:p>32.167298</text:p>
          </table:table-cell>
          <table:table-cell office:value-type="float" office:value="999.433188" calcext:value-type="float">
            <text:p>999.433188</text:p>
          </table:table-cell>
          <table:table-cell office:value-type="float" office:value="3.756978" calcext:value-type="float">
            <text:p>3.756978</text:p>
          </table:table-cell>
          <table:table-cell office:value-type="float" office:value="12.015148" calcext:value-type="float">
            <text:p>12.015148</text:p>
          </table:table-cell>
        </table:table-row>
        <table:table-row table:style-name="ro1">
          <table:table-cell office:value-type="string" calcext:value-type="string">
            <text:p>9/13/2019 18:45:45.709265849</text:p>
          </table:table-cell>
          <table:table-cell office:value-type="float" office:value="67.307981" calcext:value-type="float">
            <text:p>67.307981</text:p>
          </table:table-cell>
          <table:table-cell office:value-type="float" office:value="32.023807" calcext:value-type="float">
            <text:p>32.023807</text:p>
          </table:table-cell>
          <table:table-cell office:value-type="float" office:value="999.06976" calcext:value-type="float">
            <text:p>999.06976</text:p>
          </table:table-cell>
          <table:table-cell office:value-type="float" office:value="4.797448" calcext:value-type="float">
            <text:p>4.797448</text:p>
          </table:table-cell>
          <table:table-cell office:value-type="float" office:value="27.299314" calcext:value-type="float">
            <text:p>27.299314</text:p>
          </table:table-cell>
          <table:table-cell office:value-type="float" office:value="520.47937" calcext:value-type="float">
            <text:p>520.47937</text:p>
          </table:table-cell>
          <table:table-cell office:value-type="float" office:value="65.283578" calcext:value-type="float">
            <text:p>65.283578</text:p>
          </table:table-cell>
          <table:table-cell office:value-type="float" office:value="32.162525" calcext:value-type="float">
            <text:p>32.162525</text:p>
          </table:table-cell>
          <table:table-cell office:value-type="float" office:value="999.203414" calcext:value-type="float">
            <text:p>999.203414</text:p>
          </table:table-cell>
          <table:table-cell office:value-type="float" office:value="7.386463" calcext:value-type="float">
            <text:p>7.386463</text:p>
          </table:table-cell>
          <table:table-cell office:value-type="float" office:value="12.026791" calcext:value-type="float">
            <text:p>12.026791</text:p>
          </table:table-cell>
        </table:table-row>
        <table:table-row table:style-name="ro1">
          <table:table-cell office:value-type="string" calcext:value-type="string">
            <text:p>9/13/2019 18:45:46.709265849</text:p>
          </table:table-cell>
          <table:table-cell office:value-type="float" office:value="67.202846" calcext:value-type="float">
            <text:p>67.202846</text:p>
          </table:table-cell>
          <table:table-cell office:value-type="float" office:value="32.160653" calcext:value-type="float">
            <text:p>32.160653</text:p>
          </table:table-cell>
          <table:table-cell office:value-type="float" office:value="999.540503" calcext:value-type="float">
            <text:p>999.540503</text:p>
          </table:table-cell>
          <table:table-cell office:value-type="float" office:value="4.845089" calcext:value-type="float">
            <text:p>4.845089</text:p>
          </table:table-cell>
          <table:table-cell office:value-type="float" office:value="27.41128" calcext:value-type="float">
            <text:p>27.41128</text:p>
          </table:table-cell>
          <table:table-cell office:value-type="float" office:value="523.341676" calcext:value-type="float">
            <text:p>523.341676</text:p>
          </table:table-cell>
          <table:table-cell office:value-type="float" office:value="65.361982" calcext:value-type="float">
            <text:p>65.361982</text:p>
          </table:table-cell>
          <table:table-cell office:value-type="float" office:value="32.11126" calcext:value-type="float">
            <text:p>32.11126</text:p>
          </table:table-cell>
          <table:table-cell office:value-type="float" office:value="999.254665" calcext:value-type="float">
            <text:p>999.254665</text:p>
          </table:table-cell>
          <table:table-cell office:value-type="float" office:value="2.943471" calcext:value-type="float">
            <text:p>2.943471</text:p>
          </table:table-cell>
          <table:table-cell office:value-type="float" office:value="12.013176" calcext:value-type="float">
            <text:p>12.013176</text:p>
          </table:table-cell>
        </table:table-row>
        <table:table-row table:style-name="ro1">
          <table:table-cell office:value-type="string" calcext:value-type="string">
            <text:p>9/13/2019 18:45:47.709265849</text:p>
          </table:table-cell>
          <table:table-cell office:value-type="float" office:value="67.183133" calcext:value-type="float">
            <text:p>67.183133</text:p>
          </table:table-cell>
          <table:table-cell office:value-type="float" office:value="32.019134" calcext:value-type="float">
            <text:p>32.019134</text:p>
          </table:table-cell>
          <table:table-cell office:value-type="float" office:value="998.613762" calcext:value-type="float">
            <text:p>998.613762</text:p>
          </table:table-cell>
          <table:table-cell office:value-type="float" office:value="4.797681" calcext:value-type="float">
            <text:p>4.797681</text:p>
          </table:table-cell>
          <table:table-cell office:value-type="float" office:value="27.254577" calcext:value-type="float">
            <text:p>27.254577</text:p>
          </table:table-cell>
          <table:table-cell office:value-type="float" office:value="520.965619" calcext:value-type="float">
            <text:p>520.965619</text:p>
          </table:table-cell>
          <table:table-cell office:value-type="float" office:value="65.55714" calcext:value-type="float">
            <text:p>65.55714</text:p>
          </table:table-cell>
          <table:table-cell office:value-type="float" office:value="32.148206" calcext:value-type="float">
            <text:p>32.148206</text:p>
          </table:table-cell>
          <table:table-cell office:value-type="float" office:value="999.741813" calcext:value-type="float">
            <text:p>999.741813</text:p>
          </table:table-cell>
          <table:table-cell office:value-type="float" office:value="6.687971" calcext:value-type="float">
            <text:p>6.687971</text:p>
          </table:table-cell>
          <table:table-cell office:value-type="float" office:value="12.022901" calcext:value-type="float">
            <text:p>12.022901</text:p>
          </table:table-cell>
        </table:table-row>
        <table:table-row table:style-name="ro1">
          <table:table-cell office:value-type="string" calcext:value-type="string">
            <text:p>9/13/2019 18:45:48.709265849</text:p>
          </table:table-cell>
          <table:table-cell office:value-type="float" office:value="67.314552" calcext:value-type="float">
            <text:p>67.314552</text:p>
          </table:table-cell>
          <table:table-cell office:value-type="float" office:value="32.055364" calcext:value-type="float">
            <text:p>32.055364</text:p>
          </table:table-cell>
          <table:table-cell office:value-type="float" office:value="998.768628" calcext:value-type="float">
            <text:p>998.768628</text:p>
          </table:table-cell>
          <table:table-cell office:value-type="float" office:value="4.655723" calcext:value-type="float">
            <text:p>4.655723</text:p>
          </table:table-cell>
          <table:table-cell office:value-type="float" office:value="27.345276" calcext:value-type="float">
            <text:p>27.345276</text:p>
          </table:table-cell>
          <table:table-cell office:value-type="float" office:value="523.310795" calcext:value-type="float">
            <text:p>523.310795</text:p>
          </table:table-cell>
          <table:table-cell office:value-type="float" office:value="65.381747" calcext:value-type="float">
            <text:p>65.381747</text:p>
          </table:table-cell>
          <table:table-cell office:value-type="float" office:value="32.181098" calcext:value-type="float">
            <text:p>32.181098</text:p>
          </table:table-cell>
          <table:table-cell office:value-type="float" office:value="999.764205" calcext:value-type="float">
            <text:p>999.764205</text:p>
          </table:table-cell>
          <table:table-cell office:value-type="float" office:value="8.108275" calcext:value-type="float">
            <text:p>8.108275</text:p>
          </table:table-cell>
          <table:table-cell office:value-type="float" office:value="12.000494" calcext:value-type="float">
            <text:p>12.000494</text:p>
          </table:table-cell>
        </table:table-row>
        <table:table-row table:style-name="ro1">
          <table:table-cell office:value-type="string" calcext:value-type="string">
            <text:p>9/13/2019 18:45:49.709265849</text:p>
          </table:table-cell>
          <table:table-cell office:value-type="float" office:value="67.215988" calcext:value-type="float">
            <text:p>67.215988</text:p>
          </table:table-cell>
          <table:table-cell office:value-type="float" office:value="32.044745" calcext:value-type="float">
            <text:p>32.044745</text:p>
          </table:table-cell>
          <table:table-cell office:value-type="float" office:value="999.554697" calcext:value-type="float">
            <text:p>999.554697</text:p>
          </table:table-cell>
          <table:table-cell office:value-type="float" office:value="4.707924" calcext:value-type="float">
            <text:p>4.707924</text:p>
          </table:table-cell>
          <table:table-cell office:value-type="float" office:value="27.304131" calcext:value-type="float">
            <text:p>27.304131</text:p>
          </table:table-cell>
          <table:table-cell office:value-type="float" office:value="522.789718" calcext:value-type="float">
            <text:p>522.789718</text:p>
          </table:table-cell>
          <table:table-cell office:value-type="float" office:value="65.403615" calcext:value-type="float">
            <text:p>65.403615</text:p>
          </table:table-cell>
          <table:table-cell office:value-type="float" office:value="32.127971" calcext:value-type="float">
            <text:p>32.127971</text:p>
          </table:table-cell>
          <table:table-cell office:value-type="float" office:value="999.232116" calcext:value-type="float">
            <text:p>999.232116</text:p>
          </table:table-cell>
          <table:table-cell office:value-type="float" office:value="7.923303" calcext:value-type="float">
            <text:p>7.923303</text:p>
          </table:table-cell>
          <table:table-cell office:value-type="float" office:value="12.026318" calcext:value-type="float">
            <text:p>12.026318</text:p>
          </table:table-cell>
        </table:table-row>
        <table:table-row table:style-name="ro1">
          <table:table-cell office:value-type="string" calcext:value-type="string">
            <text:p>9/13/2019 18:45:50.709265849</text:p>
          </table:table-cell>
          <table:table-cell office:value-type="float" office:value="67.327694" calcext:value-type="float">
            <text:p>67.327694</text:p>
          </table:table-cell>
          <table:table-cell office:value-type="float" office:value="32.091893" calcext:value-type="float">
            <text:p>32.091893</text:p>
          </table:table-cell>
          <table:table-cell office:value-type="float" office:value="999.726041" calcext:value-type="float">
            <text:p>999.726041</text:p>
          </table:table-cell>
          <table:table-cell office:value-type="float" office:value="4.963214" calcext:value-type="float">
            <text:p>4.963214</text:p>
          </table:table-cell>
          <table:table-cell office:value-type="float" office:value="27.40928" calcext:value-type="float">
            <text:p>27.40928</text:p>
          </table:table-cell>
          <table:table-cell office:value-type="float" office:value="525.347789" calcext:value-type="float">
            <text:p>525.347789</text:p>
          </table:table-cell>
          <table:table-cell office:value-type="float" office:value="65.309414" calcext:value-type="float">
            <text:p>65.309414</text:p>
          </table:table-cell>
          <table:table-cell office:value-type="float" office:value="32.143009" calcext:value-type="float">
            <text:p>32.143009</text:p>
          </table:table-cell>
          <table:table-cell office:value-type="float" office:value="999.431924" calcext:value-type="float">
            <text:p>999.431924</text:p>
          </table:table-cell>
          <table:table-cell office:value-type="float" office:value="4.83721" calcext:value-type="float">
            <text:p>4.83721</text:p>
          </table:table-cell>
          <table:table-cell office:value-type="float" office:value="12.027186" calcext:value-type="float">
            <text:p>12.027186</text:p>
          </table:table-cell>
        </table:table-row>
        <table:table-row table:style-name="ro1">
          <table:table-cell office:value-type="string" calcext:value-type="string">
            <text:p>9/13/2019 18:45:51.709265849</text:p>
          </table:table-cell>
          <table:table-cell office:value-type="float" office:value="67.583961" calcext:value-type="float">
            <text:p>67.583961</text:p>
          </table:table-cell>
          <table:table-cell office:value-type="float" office:value="32.013787" calcext:value-type="float">
            <text:p>32.013787</text:p>
          </table:table-cell>
          <table:table-cell office:value-type="float" office:value="998.253964" calcext:value-type="float">
            <text:p>998.253964</text:p>
          </table:table-cell>
          <table:table-cell office:value-type="float" office:value="4.782142" calcext:value-type="float">
            <text:p>4.782142</text:p>
          </table:table-cell>
          <table:table-cell office:value-type="float" office:value="27.286865" calcext:value-type="float">
            <text:p>27.286865</text:p>
          </table:table-cell>
          <table:table-cell office:value-type="float" office:value="523.124833" calcext:value-type="float">
            <text:p>523.124833</text:p>
          </table:table-cell>
          <table:table-cell office:value-type="float" office:value="65.42112" calcext:value-type="float">
            <text:p>65.42112</text:p>
          </table:table-cell>
          <table:table-cell office:value-type="float" office:value="32.150386" calcext:value-type="float">
            <text:p>32.150386</text:p>
          </table:table-cell>
          <table:table-cell office:value-type="float" office:value="999.150742" calcext:value-type="float">
            <text:p>999.150742</text:p>
          </table:table-cell>
          <table:table-cell office:value-type="float" office:value="7.629598" calcext:value-type="float">
            <text:p>7.629598</text:p>
          </table:table-cell>
          <table:table-cell office:value-type="float" office:value="12.016409" calcext:value-type="float">
            <text:p>12.016409</text:p>
          </table:table-cell>
        </table:table-row>
        <table:table-row table:style-name="ro1">
          <table:table-cell office:value-type="string" calcext:value-type="string">
            <text:p>9/13/2019 18:45:52.709265849</text:p>
          </table:table-cell>
          <table:table-cell office:value-type="float" office:value="67.399975" calcext:value-type="float">
            <text:p>67.399975</text:p>
          </table:table-cell>
          <table:table-cell office:value-type="float" office:value="32.140538" calcext:value-type="float">
            <text:p>32.140538</text:p>
          </table:table-cell>
          <table:table-cell office:value-type="float" office:value="999.407324" calcext:value-type="float">
            <text:p>999.407324</text:p>
          </table:table-cell>
          <table:table-cell office:value-type="float" office:value="4.713185" calcext:value-type="float">
            <text:p>4.713185</text:p>
          </table:table-cell>
          <table:table-cell office:value-type="float" office:value="27.324581" calcext:value-type="float">
            <text:p>27.324581</text:p>
          </table:table-cell>
          <table:table-cell office:value-type="float" office:value="524.773486" calcext:value-type="float">
            <text:p>524.773486</text:p>
          </table:table-cell>
          <table:table-cell office:value-type="float" office:value="65.361377" calcext:value-type="float">
            <text:p>65.361377</text:p>
          </table:table-cell>
          <table:table-cell office:value-type="float" office:value="32.147581" calcext:value-type="float">
            <text:p>32.147581</text:p>
          </table:table-cell>
          <table:table-cell office:value-type="float" office:value="999.378779" calcext:value-type="float">
            <text:p>999.378779</text:p>
          </table:table-cell>
          <table:table-cell office:value-type="float" office:value="3.228002" calcext:value-type="float">
            <text:p>3.228002</text:p>
          </table:table-cell>
          <table:table-cell office:value-type="float" office:value="12.018052" calcext:value-type="float">
            <text:p>12.018052</text:p>
          </table:table-cell>
        </table:table-row>
        <table:table-row table:style-name="ro1">
          <table:table-cell office:value-type="string" calcext:value-type="string">
            <text:p>9/13/2019 18:45:53.709265849</text:p>
          </table:table-cell>
          <table:table-cell office:value-type="float" office:value="67.50511" calcext:value-type="float">
            <text:p>67.50511</text:p>
          </table:table-cell>
          <table:table-cell office:value-type="float" office:value="32.055589" calcext:value-type="float">
            <text:p>32.055589</text:p>
          </table:table-cell>
          <table:table-cell office:value-type="float" office:value="1001.185266" calcext:value-type="float">
            <text:p>1001.185266</text:p>
          </table:table-cell>
          <table:table-cell office:value-type="float" office:value="4.825242" calcext:value-type="float">
            <text:p>4.825242</text:p>
          </table:table-cell>
          <table:table-cell office:value-type="float" office:value="27.250332" calcext:value-type="float">
            <text:p>27.250332</text:p>
          </table:table-cell>
          <table:table-cell office:value-type="float" office:value="523.011813" calcext:value-type="float">
            <text:p>523.011813</text:p>
          </table:table-cell>
          <table:table-cell office:value-type="float" office:value="65.460993" calcext:value-type="float">
            <text:p>65.460993</text:p>
          </table:table-cell>
          <table:table-cell office:value-type="float" office:value="32.122573" calcext:value-type="float">
            <text:p>32.122573</text:p>
          </table:table-cell>
          <table:table-cell office:value-type="float" office:value="999.017797" calcext:value-type="float">
            <text:p>999.017797</text:p>
          </table:table-cell>
          <table:table-cell office:value-type="float" office:value="4.154173" calcext:value-type="float">
            <text:p>4.154173</text:p>
          </table:table-cell>
          <table:table-cell office:value-type="float" office:value="12.023361" calcext:value-type="float">
            <text:p>12.023361</text:p>
          </table:table-cell>
        </table:table-row>
        <table:table-row table:style-name="ro1">
          <table:table-cell office:value-type="string" calcext:value-type="string">
            <text:p>9/13/2019 18:45:54.709265849</text:p>
          </table:table-cell>
          <table:table-cell office:value-type="float" office:value="67.334265" calcext:value-type="float">
            <text:p>67.334265</text:p>
          </table:table-cell>
          <table:table-cell office:value-type="float" office:value="32.040446" calcext:value-type="float">
            <text:p>32.040446</text:p>
          </table:table-cell>
          <table:table-cell office:value-type="float" office:value="998.468597" calcext:value-type="float">
            <text:p>998.468597</text:p>
          </table:table-cell>
          <table:table-cell office:value-type="float" office:value="4.901817" calcext:value-type="float">
            <text:p>4.901817</text:p>
          </table:table-cell>
          <table:table-cell office:value-type="float" office:value="27.38434" calcext:value-type="float">
            <text:p>27.38434</text:p>
          </table:table-cell>
          <table:table-cell office:value-type="float" office:value="525.207171" calcext:value-type="float">
            <text:p>525.207171</text:p>
          </table:table-cell>
          <table:table-cell office:value-type="float" office:value="65.311018" calcext:value-type="float">
            <text:p>65.311018</text:p>
          </table:table-cell>
          <table:table-cell office:value-type="float" office:value="32.269288" calcext:value-type="float">
            <text:p>32.269288</text:p>
          </table:table-cell>
          <table:table-cell office:value-type="float" office:value="999.377358" calcext:value-type="float">
            <text:p>999.377358</text:p>
          </table:table-cell>
          <table:table-cell office:value-type="float" office:value="6.99216" calcext:value-type="float">
            <text:p>6.99216</text:p>
          </table:table-cell>
          <table:table-cell office:value-type="float" office:value="12.0157" calcext:value-type="float">
            <text:p>12.0157</text:p>
          </table:table-cell>
        </table:table-row>
        <table:table-row table:style-name="ro1">
          <table:table-cell office:value-type="string" calcext:value-type="string">
            <text:p>9/13/2019 18:45:55.709265849</text:p>
          </table:table-cell>
          <table:table-cell office:value-type="float" office:value="67.465684" calcext:value-type="float">
            <text:p>67.465684</text:p>
          </table:table-cell>
          <table:table-cell office:value-type="float" office:value="32.003768" calcext:value-type="float">
            <text:p>32.003768</text:p>
          </table:table-cell>
          <table:table-cell office:value-type="float" office:value="999.080484" calcext:value-type="float">
            <text:p>999.080484</text:p>
          </table:table-cell>
          <table:table-cell office:value-type="float" office:value="4.763485" calcext:value-type="float">
            <text:p>4.763485</text:p>
          </table:table-cell>
          <table:table-cell office:value-type="float" office:value="27.267598" calcext:value-type="float">
            <text:p>27.267598</text:p>
          </table:table-cell>
          <table:table-cell office:value-type="float" office:value="522.988815" calcext:value-type="float">
            <text:p>522.988815</text:p>
          </table:table-cell>
          <table:table-cell office:value-type="float" office:value="65.423276" calcext:value-type="float">
            <text:p>65.423276</text:p>
          </table:table-cell>
          <table:table-cell office:value-type="float" office:value="32.12922" calcext:value-type="float">
            <text:p>32.12922</text:p>
          </table:table-cell>
          <table:table-cell office:value-type="float" office:value="999.354337" calcext:value-type="float">
            <text:p>999.354337</text:p>
          </table:table-cell>
          <table:table-cell office:value-type="float" office:value="6.933727" calcext:value-type="float">
            <text:p>6.933727</text:p>
          </table:table-cell>
          <table:table-cell office:value-type="float" office:value="12.033612" calcext:value-type="float">
            <text:p>12.033612</text:p>
          </table:table-cell>
        </table:table-row>
        <table:table-row table:style-name="ro1">
          <table:table-cell office:value-type="string" calcext:value-type="string">
            <text:p>9/13/2019 18:45:56.709265849</text:p>
          </table:table-cell>
          <table:table-cell office:value-type="float" office:value="67.603674" calcext:value-type="float">
            <text:p>67.603674</text:p>
          </table:table-cell>
          <table:table-cell office:value-type="float" office:value="32.120049" calcext:value-type="float">
            <text:p>32.120049</text:p>
          </table:table-cell>
          <table:table-cell office:value-type="float" office:value="1000.493186" calcext:value-type="float">
            <text:p>1000.493186</text:p>
          </table:table-cell>
          <table:table-cell office:value-type="float" office:value="5.058925" calcext:value-type="float">
            <text:p>5.058925</text:p>
          </table:table-cell>
          <table:table-cell office:value-type="float" office:value="27.325724" calcext:value-type="float">
            <text:p>27.325724</text:p>
          </table:table-cell>
          <table:table-cell office:value-type="float" office:value="524.973899" calcext:value-type="float">
            <text:p>524.973899</text:p>
          </table:table-cell>
          <table:table-cell office:value-type="float" office:value="65.578009" calcext:value-type="float">
            <text:p>65.578009</text:p>
          </table:table-cell>
          <table:table-cell office:value-type="float" office:value="32.192613" calcext:value-type="float">
            <text:p>32.192613</text:p>
          </table:table-cell>
          <table:table-cell office:value-type="float" office:value="999.422464" calcext:value-type="float">
            <text:p>999.422464</text:p>
          </table:table-cell>
          <table:table-cell office:value-type="float" office:value="11.548856" calcext:value-type="float">
            <text:p>11.548856</text:p>
          </table:table-cell>
          <table:table-cell office:value-type="float" office:value="12.000731" calcext:value-type="float">
            <text:p>12.000731</text:p>
          </table:table-cell>
        </table:table-row>
        <table:table-row table:style-name="ro1">
          <table:table-cell office:value-type="string" calcext:value-type="string">
            <text:p>9/13/2019 18:45:57.709265849</text:p>
          </table:table-cell>
          <table:table-cell office:value-type="float" office:value="67.413116" calcext:value-type="float">
            <text:p>67.413116</text:p>
          </table:table-cell>
          <table:table-cell office:value-type="float" office:value="32.102961" calcext:value-type="float">
            <text:p>32.102961</text:p>
          </table:table-cell>
          <table:table-cell office:value-type="float" office:value="999.396679" calcext:value-type="float">
            <text:p>999.396679</text:p>
          </table:table-cell>
          <table:table-cell office:value-type="float" office:value="4.653362" calcext:value-type="float">
            <text:p>4.653362</text:p>
          </table:table-cell>
          <table:table-cell office:value-type="float" office:value="27.230208" calcext:value-type="float">
            <text:p>27.230208</text:p>
          </table:table-cell>
          <table:table-cell office:value-type="float" office:value="524.834596" calcext:value-type="float">
            <text:p>524.834596</text:p>
          </table:table-cell>
          <table:table-cell office:value-type="float" office:value="65.388213" calcext:value-type="float">
            <text:p>65.388213</text:p>
          </table:table-cell>
          <table:table-cell office:value-type="float" office:value="32.07007" calcext:value-type="float">
            <text:p>32.07007</text:p>
          </table:table-cell>
          <table:table-cell office:value-type="float" office:value="999.160045" calcext:value-type="float">
            <text:p>999.160045</text:p>
          </table:table-cell>
          <table:table-cell office:value-type="float" office:value="0.092649" calcext:value-type="float">
            <text:p>0.092649</text:p>
          </table:table-cell>
          <table:table-cell office:value-type="float" office:value="12.014819" calcext:value-type="float">
            <text:p>12.014819</text:p>
          </table:table-cell>
        </table:table-row>
        <table:table-row table:style-name="ro1">
          <table:table-cell office:value-type="string" calcext:value-type="string">
            <text:p>9/13/2019 18:45:58.709265849</text:p>
          </table:table-cell>
          <table:table-cell office:value-type="float" office:value="67.741664" calcext:value-type="float">
            <text:p>67.741664</text:p>
          </table:table-cell>
          <table:table-cell office:value-type="float" office:value="32.041869" calcext:value-type="float">
            <text:p>32.041869</text:p>
          </table:table-cell>
          <table:table-cell office:value-type="float" office:value="998.6483" calcext:value-type="float">
            <text:p>998.6483</text:p>
          </table:table-cell>
          <table:table-cell office:value-type="float" office:value="4.943175" calcext:value-type="float">
            <text:p>4.943175</text:p>
          </table:table-cell>
          <table:table-cell office:value-type="float" office:value="27.334745" calcext:value-type="float">
            <text:p>27.334745</text:p>
          </table:table-cell>
          <table:table-cell office:value-type="float" office:value="527.244166" calcext:value-type="float">
            <text:p>527.244166</text:p>
          </table:table-cell>
          <table:table-cell office:value-type="float" office:value="65.672105" calcext:value-type="float">
            <text:p>65.672105</text:p>
          </table:table-cell>
          <table:table-cell office:value-type="float" office:value="32.233496" calcext:value-type="float">
            <text:p>32.233496</text:p>
          </table:table-cell>
          <table:table-cell office:value-type="float" office:value="999.229751" calcext:value-type="float">
            <text:p>999.229751</text:p>
          </table:table-cell>
          <table:table-cell office:value-type="float" office:value="8.924403" calcext:value-type="float">
            <text:p>8.924403</text:p>
          </table:table-cell>
          <table:table-cell office:value-type="float" office:value="12.003727" calcext:value-type="float">
            <text:p>12.003727</text:p>
          </table:table-cell>
        </table:table-row>
        <table:table-row table:style-name="ro1">
          <table:table-cell office:value-type="string" calcext:value-type="string">
            <text:p>9/13/2019 18:45:59.709265849</text:p>
          </table:table-cell>
          <table:table-cell office:value-type="float" office:value="67.380262" calcext:value-type="float">
            <text:p>67.380262</text:p>
          </table:table-cell>
          <table:table-cell office:value-type="float" office:value="32.045269" calcext:value-type="float">
            <text:p>32.045269</text:p>
          </table:table-cell>
          <table:table-cell office:value-type="float" office:value="1000.122585" calcext:value-type="float">
            <text:p>1000.122585</text:p>
          </table:table-cell>
          <table:table-cell office:value-type="float" office:value="4.718137" calcext:value-type="float">
            <text:p>4.718137</text:p>
          </table:table-cell>
          <table:table-cell office:value-type="float" office:value="27.251189" calcext:value-type="float">
            <text:p>27.251189</text:p>
          </table:table-cell>
          <table:table-cell office:value-type="float" office:value="525.010695" calcext:value-type="float">
            <text:p>525.010695</text:p>
          </table:table-cell>
          <table:table-cell office:value-type="float" office:value="65.459337" calcext:value-type="float">
            <text:p>65.459337</text:p>
          </table:table-cell>
          <table:table-cell office:value-type="float" office:value="32.083458" calcext:value-type="float">
            <text:p>32.083458</text:p>
          </table:table-cell>
          <table:table-cell office:value-type="float" office:value="999.122513" calcext:value-type="float">
            <text:p>999.122513</text:p>
          </table:table-cell>
          <table:table-cell office:value-type="float" office:value="5.031085" calcext:value-type="float">
            <text:p>5.031085</text:p>
          </table:table-cell>
          <table:table-cell office:value-type="float" office:value="12.020063" calcext:value-type="float">
            <text:p>12.020063</text:p>
          </table:table-cell>
        </table:table-row>
        <table:table-row table:style-name="ro1">
          <table:table-cell office:value-type="string" calcext:value-type="string">
            <text:p>9/13/2019 18:46:00.709265849</text:p>
          </table:table-cell>
          <table:table-cell office:value-type="float" office:value="67.675954" calcext:value-type="float">
            <text:p>67.675954</text:p>
          </table:table-cell>
          <table:table-cell office:value-type="float" office:value="32.129545" calcext:value-type="float">
            <text:p>32.129545</text:p>
          </table:table-cell>
          <table:table-cell office:value-type="float" office:value="998.796383" calcext:value-type="float">
            <text:p>998.796383</text:p>
          </table:table-cell>
          <table:table-cell office:value-type="float" office:value="5.036014" calcext:value-type="float">
            <text:p>5.036014</text:p>
          </table:table-cell>
          <table:table-cell office:value-type="float" office:value="27.348093" calcext:value-type="float">
            <text:p>27.348093</text:p>
          </table:table-cell>
          <table:table-cell office:value-type="float" office:value="527.640392" calcext:value-type="float">
            <text:p>527.640392</text:p>
          </table:table-cell>
          <table:table-cell office:value-type="float" office:value="65.562474" calcext:value-type="float">
            <text:p>65.562474</text:p>
          </table:table-cell>
          <table:table-cell office:value-type="float" office:value="32.163456" calcext:value-type="float">
            <text:p>32.163456</text:p>
          </table:table-cell>
          <table:table-cell office:value-type="float" office:value="999.459839" calcext:value-type="float">
            <text:p>999.459839</text:p>
          </table:table-cell>
          <table:table-cell office:value-type="float" office:value="8.88956" calcext:value-type="float">
            <text:p>8.88956</text:p>
          </table:table-cell>
          <table:table-cell office:value-type="float" office:value="12.016738" calcext:value-type="float">
            <text:p>12.016738</text:p>
          </table:table-cell>
        </table:table-row>
        <table:table-row table:style-name="ro1">
          <table:table-cell office:value-type="string" calcext:value-type="string">
            <text:p>9/13/2019 18:46:01.709265849</text:p>
          </table:table-cell>
          <table:table-cell office:value-type="float" office:value="67.557677" calcext:value-type="float">
            <text:p>67.557677</text:p>
          </table:table-cell>
          <table:table-cell office:value-type="float" office:value="32.066432" calcext:value-type="float">
            <text:p>32.066432</text:p>
          </table:table-cell>
          <table:table-cell office:value-type="float" office:value="998.893843" calcext:value-type="float">
            <text:p>998.893843</text:p>
          </table:table-cell>
          <table:table-cell office:value-type="float" office:value="4.79877" calcext:value-type="float">
            <text:p>4.79877</text:p>
          </table:table-cell>
          <table:table-cell office:value-type="float" office:value="27.295355" calcext:value-type="float">
            <text:p>27.295355</text:p>
          </table:table-cell>
          <table:table-cell office:value-type="float" office:value="526.928102" calcext:value-type="float">
            <text:p>526.928102</text:p>
          </table:table-cell>
          <table:table-cell office:value-type="float" office:value="65.417704" calcext:value-type="float">
            <text:p>65.417704</text:p>
          </table:table-cell>
          <table:table-cell office:value-type="float" office:value="32.160451" calcext:value-type="float">
            <text:p>32.160451</text:p>
          </table:table-cell>
          <table:table-cell office:value-type="float" office:value="999.304029" calcext:value-type="float">
            <text:p>999.304029</text:p>
          </table:table-cell>
          <table:table-cell office:value-type="float" office:value="7.833958" calcext:value-type="float">
            <text:p>7.833958</text:p>
          </table:table-cell>
          <table:table-cell office:value-type="float" office:value="12.034571" calcext:value-type="float">
            <text:p>12.034571</text:p>
          </table:table-cell>
        </table:table-row>
        <table:table-row table:style-name="ro1">
          <table:table-cell office:value-type="string" calcext:value-type="string">
            <text:p>9/13/2019 18:46:02.709265849</text:p>
          </table:table-cell>
          <table:table-cell office:value-type="float" office:value="67.564248" calcext:value-type="float">
            <text:p>67.564248</text:p>
          </table:table-cell>
          <table:table-cell office:value-type="float" office:value="32.142409" calcext:value-type="float">
            <text:p>32.142409</text:p>
          </table:table-cell>
          <table:table-cell office:value-type="float" office:value="999.561715" calcext:value-type="float">
            <text:p>999.561715</text:p>
          </table:table-cell>
          <table:table-cell office:value-type="float" office:value="4.559912" calcext:value-type="float">
            <text:p>4.559912</text:p>
          </table:table-cell>
          <table:table-cell office:value-type="float" office:value="27.287762" calcext:value-type="float">
            <text:p>27.287762</text:p>
          </table:table-cell>
          <table:table-cell office:value-type="float" office:value="528.621435" calcext:value-type="float">
            <text:p>528.621435</text:p>
          </table:table-cell>
          <table:table-cell office:value-type="float" office:value="65.522339" calcext:value-type="float">
            <text:p>65.522339</text:p>
          </table:table-cell>
          <table:table-cell office:value-type="float" office:value="32.135443" calcext:value-type="float">
            <text:p>32.135443</text:p>
          </table:table-cell>
          <table:table-cell office:value-type="float" office:value="999.264761" calcext:value-type="float">
            <text:p>999.264761</text:p>
          </table:table-cell>
          <table:table-cell office:value-type="float" office:value="2.486803" calcext:value-type="float">
            <text:p>2.486803</text:p>
          </table:table-cell>
          <table:table-cell office:value-type="float" office:value="12.011547" calcext:value-type="float">
            <text:p>12.011547</text:p>
          </table:table-cell>
        </table:table-row>
        <table:table-row table:style-name="ro1">
          <table:table-cell office:value-type="string" calcext:value-type="string">
            <text:p>9/13/2019 18:46:03.709265849</text:p>
          </table:table-cell>
          <table:table-cell office:value-type="float" office:value="67.728522" calcext:value-type="float">
            <text:p>67.728522</text:p>
          </table:table-cell>
          <table:table-cell office:value-type="float" office:value="32.108832" calcext:value-type="float">
            <text:p>32.108832</text:p>
          </table:table-cell>
          <table:table-cell office:value-type="float" office:value="998.246474" calcext:value-type="float">
            <text:p>998.246474</text:p>
          </table:table-cell>
          <table:table-cell office:value-type="float" office:value="4.450391" calcext:value-type="float">
            <text:p>4.450391</text:p>
          </table:table-cell>
          <table:table-cell office:value-type="float" office:value="27.29311" calcext:value-type="float">
            <text:p>27.29311</text:p>
          </table:table-cell>
          <table:table-cell office:value-type="float" office:value="528.543242" calcext:value-type="float">
            <text:p>528.543242</text:p>
          </table:table-cell>
          <table:table-cell office:value-type="float" office:value="65.564263" calcext:value-type="float">
            <text:p>65.564263</text:p>
          </table:table-cell>
          <table:table-cell office:value-type="float" office:value="32.075986" calcext:value-type="float">
            <text:p>32.075986</text:p>
          </table:table-cell>
          <table:table-cell office:value-type="float" office:value="998.888481" calcext:value-type="float">
            <text:p>998.888481</text:p>
          </table:table-cell>
          <table:table-cell office:value-type="float" office:value="1.691373" calcext:value-type="float">
            <text:p>1.691373</text:p>
          </table:table-cell>
          <table:table-cell office:value-type="float" office:value="12.028631" calcext:value-type="float">
            <text:p>12.028631</text:p>
          </table:table-cell>
        </table:table-row>
        <table:table-row table:style-name="ro1">
          <table:table-cell office:value-type="string" calcext:value-type="string">
            <text:p>9/13/2019 18:46:04.709265849</text:p>
          </table:table-cell>
          <table:table-cell office:value-type="float" office:value="67.636529" calcext:value-type="float">
            <text:p>67.636529</text:p>
          </table:table-cell>
          <table:table-cell office:value-type="float" office:value="32.071404" calcext:value-type="float">
            <text:p>32.071404</text:p>
          </table:table-cell>
          <table:table-cell office:value-type="float" office:value="1000.792979" calcext:value-type="float">
            <text:p>1000.792979</text:p>
          </table:table-cell>
          <table:table-cell office:value-type="float" office:value="5.117491" calcext:value-type="float">
            <text:p>5.117491</text:p>
          </table:table-cell>
          <table:table-cell office:value-type="float" office:value="27.384911" calcext:value-type="float">
            <text:p>27.384911</text:p>
          </table:table-cell>
          <table:table-cell office:value-type="float" office:value="530.899585" calcext:value-type="float">
            <text:p>530.899585</text:p>
          </table:table-cell>
          <table:table-cell office:value-type="float" office:value="65.455131" calcext:value-type="float">
            <text:p>65.455131</text:p>
          </table:table-cell>
          <table:table-cell office:value-type="float" office:value="32.207863" calcext:value-type="float">
            <text:p>32.207863</text:p>
          </table:table-cell>
          <table:table-cell office:value-type="float" office:value="999.407481" calcext:value-type="float">
            <text:p>999.407481</text:p>
          </table:table-cell>
          <table:table-cell office:value-type="float" office:value="10.759979" calcext:value-type="float">
            <text:p>10.759979</text:p>
          </table:table-cell>
          <table:table-cell office:value-type="float" office:value="12.022875" calcext:value-type="float">
            <text:p>12.022875</text:p>
          </table:table-cell>
        </table:table-row>
        <table:table-row table:style-name="ro1">
          <table:table-cell office:value-type="string" calcext:value-type="string">
            <text:p>9/13/2019 18:46:05.709265849</text:p>
          </table:table-cell>
          <table:table-cell office:value-type="float" office:value="67.71538" calcext:value-type="float">
            <text:p>67.71538</text:p>
          </table:table-cell>
          <table:table-cell office:value-type="float" office:value="32.102811" calcext:value-type="float">
            <text:p>32.102811</text:p>
          </table:table-cell>
          <table:table-cell office:value-type="float" office:value="998.938631" calcext:value-type="float">
            <text:p>998.938631</text:p>
          </table:table-cell>
          <table:table-cell office:value-type="float" office:value="4.485083" calcext:value-type="float">
            <text:p>4.485083</text:p>
          </table:table-cell>
          <table:table-cell office:value-type="float" office:value="27.305845" calcext:value-type="float">
            <text:p>27.305845</text:p>
          </table:table-cell>
          <table:table-cell office:value-type="float" office:value="529.942856" calcext:value-type="float">
            <text:p>529.942856</text:p>
          </table:table-cell>
          <table:table-cell office:value-type="float" office:value="65.512457" calcext:value-type="float">
            <text:p>65.512457</text:p>
          </table:table-cell>
          <table:table-cell office:value-type="float" office:value="32.084495" calcext:value-type="float">
            <text:p>32.084495</text:p>
          </table:table-cell>
          <table:table-cell office:value-type="float" office:value="999.21256" calcext:value-type="float">
            <text:p>999.21256</text:p>
          </table:table-cell>
          <table:table-cell office:value-type="float" office:value="3.25001" calcext:value-type="float">
            <text:p>3.25001</text:p>
          </table:table-cell>
          <table:table-cell office:value-type="float" office:value="12.036556" calcext:value-type="float">
            <text:p>12.036556</text:p>
          </table:table-cell>
        </table:table-row>
        <table:table-row table:style-name="ro1">
          <table:table-cell office:value-type="string" calcext:value-type="string">
            <text:p>9/13/2019 18:46:06.709265849</text:p>
          </table:table-cell>
          <table:table-cell office:value-type="float" office:value="67.99136" calcext:value-type="float">
            <text:p>67.99136</text:p>
          </table:table-cell>
          <table:table-cell office:value-type="float" office:value="32.09354" calcext:value-type="float">
            <text:p>32.09354</text:p>
          </table:table-cell>
          <table:table-cell office:value-type="float" office:value="1000.624395" calcext:value-type="float">
            <text:p>1000.624395</text:p>
          </table:table-cell>
          <table:table-cell office:value-type="float" office:value="4.847154" calcext:value-type="float">
            <text:p>4.847154</text:p>
          </table:table-cell>
          <table:table-cell office:value-type="float" office:value="27.286334" calcext:value-type="float">
            <text:p>27.286334</text:p>
          </table:table-cell>
          <table:table-cell office:value-type="float" office:value="529.226619" calcext:value-type="float">
            <text:p>529.226619</text:p>
          </table:table-cell>
          <table:table-cell office:value-type="float" office:value="65.387714" calcext:value-type="float">
            <text:p>65.387714</text:p>
          </table:table-cell>
          <table:table-cell office:value-type="float" office:value="32.163975" calcext:value-type="float">
            <text:p>32.163975</text:p>
          </table:table-cell>
          <table:table-cell office:value-type="float" office:value="999.722257" calcext:value-type="float">
            <text:p>999.722257</text:p>
          </table:table-cell>
          <table:table-cell office:value-type="float" office:value="13.19815" calcext:value-type="float">
            <text:p>13.19815</text:p>
          </table:table-cell>
          <table:table-cell office:value-type="float" office:value="12.007315" calcext:value-type="float">
            <text:p>12.007315</text:p>
          </table:table-cell>
        </table:table-row>
        <table:table-row table:style-name="ro1">
          <table:table-cell office:value-type="string" calcext:value-type="string">
            <text:p>9/13/2019 18:46:07.709265849</text:p>
          </table:table-cell>
          <table:table-cell office:value-type="float" office:value="67.610245" calcext:value-type="float">
            <text:p>67.610245</text:p>
          </table:table-cell>
          <table:table-cell office:value-type="float" office:value="32.0775" calcext:value-type="float">
            <text:p>32.0775</text:p>
          </table:table-cell>
          <table:table-cell office:value-type="float" office:value="1000.620531" calcext:value-type="float">
            <text:p>1000.620531</text:p>
          </table:table-cell>
          <table:table-cell office:value-type="float" office:value="4.532178" calcext:value-type="float">
            <text:p>4.532178</text:p>
          </table:table-cell>
          <table:table-cell office:value-type="float" office:value="27.217187" calcext:value-type="float">
            <text:p>27.217187</text:p>
          </table:table-cell>
          <table:table-cell office:value-type="float" office:value="528.384878" calcext:value-type="float">
            <text:p>528.384878</text:p>
          </table:table-cell>
          <table:table-cell office:value-type="float" office:value="65.560661" calcext:value-type="float">
            <text:p>65.560661</text:p>
          </table:table-cell>
          <table:table-cell office:value-type="float" office:value="32.104212" calcext:value-type="float">
            <text:p>32.104212</text:p>
          </table:table-cell>
          <table:table-cell office:value-type="float" office:value="999.538218" calcext:value-type="float">
            <text:p>999.538218</text:p>
          </table:table-cell>
          <table:table-cell office:value-type="float" office:value="1.17261" calcext:value-type="float">
            <text:p>1.17261</text:p>
          </table:table-cell>
          <table:table-cell office:value-type="float" office:value="12.005199" calcext:value-type="float">
            <text:p>12.005199</text:p>
          </table:table-cell>
        </table:table-row>
        <table:table-row table:style-name="ro1">
          <table:table-cell office:value-type="string" calcext:value-type="string">
            <text:p>9/13/2019 18:46:08.709265849</text:p>
          </table:table-cell>
          <table:table-cell office:value-type="float" office:value="67.807373" calcext:value-type="float">
            <text:p>67.807373</text:p>
          </table:table-cell>
          <table:table-cell office:value-type="float" office:value="32.030501" calcext:value-type="float">
            <text:p>32.030501</text:p>
          </table:table-cell>
          <table:table-cell office:value-type="float" office:value="999.685196" calcext:value-type="float">
            <text:p>999.685196</text:p>
          </table:table-cell>
          <table:table-cell office:value-type="float" office:value="4.81331" calcext:value-type="float">
            <text:p>4.81331</text:p>
          </table:table-cell>
          <table:table-cell office:value-type="float" office:value="27.320336" calcext:value-type="float">
            <text:p>27.320336</text:p>
          </table:table-cell>
          <table:table-cell office:value-type="float" office:value="530.498097" calcext:value-type="float">
            <text:p>530.498097</text:p>
          </table:table-cell>
          <table:table-cell office:value-type="float" office:value="65.410081" calcext:value-type="float">
            <text:p>65.410081</text:p>
          </table:table-cell>
          <table:table-cell office:value-type="float" office:value="32.131082" calcext:value-type="float">
            <text:p>32.131082</text:p>
          </table:table-cell>
          <table:table-cell office:value-type="float" office:value="999.230065" calcext:value-type="float">
            <text:p>999.230065</text:p>
          </table:table-cell>
          <table:table-cell office:value-type="float" office:value="5.950703" calcext:value-type="float">
            <text:p>5.950703</text:p>
          </table:table-cell>
          <table:table-cell office:value-type="float" office:value="12.0134" calcext:value-type="float">
            <text:p>12.0134</text:p>
          </table:table-cell>
        </table:table-row>
        <table:table-row table:style-name="ro1">
          <table:table-cell office:value-type="string" calcext:value-type="string">
            <text:p>9/13/2019 18:46:09.709265849</text:p>
          </table:table-cell>
          <table:table-cell office:value-type="float" office:value="67.899367" calcext:value-type="float">
            <text:p>67.899367</text:p>
          </table:table-cell>
          <table:table-cell office:value-type="float" office:value="32.072452" calcext:value-type="float">
            <text:p>32.072452</text:p>
          </table:table-cell>
          <table:table-cell office:value-type="float" office:value="1000.449739" calcext:value-type="float">
            <text:p>1000.449739</text:p>
          </table:table-cell>
          <table:table-cell office:value-type="float" office:value="4.701012" calcext:value-type="float">
            <text:p>4.701012</text:p>
          </table:table-cell>
          <table:table-cell office:value-type="float" office:value="27.246658" calcext:value-type="float">
            <text:p>27.246658</text:p>
          </table:table-cell>
          <table:table-cell office:value-type="float" office:value="529.460544" calcext:value-type="float">
            <text:p>529.460544</text:p>
          </table:table-cell>
          <table:table-cell office:value-type="float" office:value="65.410134" calcext:value-type="float">
            <text:p>65.410134</text:p>
          </table:table-cell>
          <table:table-cell office:value-type="float" office:value="32.098401" calcext:value-type="float">
            <text:p>32.098401</text:p>
          </table:table-cell>
          <table:table-cell office:value-type="float" office:value="999.229751" calcext:value-type="float">
            <text:p>999.229751</text:p>
          </table:table-cell>
          <table:table-cell office:value-type="float" office:value="5.477269" calcext:value-type="float">
            <text:p>5.477269</text:p>
          </table:table-cell>
          <table:table-cell office:value-type="float" office:value="12.016212" calcext:value-type="float">
            <text:p>12.016212</text:p>
          </table:table-cell>
        </table:table-row>
        <table:table-row table:style-name="ro1">
          <table:table-cell office:value-type="string" calcext:value-type="string">
            <text:p>9/13/2019 18:46:10.709265849</text:p>
          </table:table-cell>
          <table:table-cell office:value-type="float" office:value="67.807373" calcext:value-type="float">
            <text:p>67.807373</text:p>
          </table:table-cell>
          <table:table-cell office:value-type="float" office:value="32.046692" calcext:value-type="float">
            <text:p>32.046692</text:p>
          </table:table-cell>
          <table:table-cell office:value-type="float" office:value="998.642306" calcext:value-type="float">
            <text:p>998.642306</text:p>
          </table:table-cell>
          <table:table-cell office:value-type="float" office:value="4.62668" calcext:value-type="float">
            <text:p>4.62668</text:p>
          </table:table-cell>
          <table:table-cell office:value-type="float" office:value="27.257679" calcext:value-type="float">
            <text:p>27.257679</text:p>
          </table:table-cell>
          <table:table-cell office:value-type="float" office:value="529.977021" calcext:value-type="float">
            <text:p>529.977021</text:p>
          </table:table-cell>
          <table:table-cell office:value-type="float" office:value="65.569178" calcext:value-type="float">
            <text:p>65.569178</text:p>
          </table:table-cell>
          <table:table-cell office:value-type="float" office:value="32.106392" calcext:value-type="float">
            <text:p>32.106392</text:p>
          </table:table-cell>
          <table:table-cell office:value-type="float" office:value="999.080879" calcext:value-type="float">
            <text:p>999.080879</text:p>
          </table:table-cell>
          <table:table-cell office:value-type="float" office:value="4.306652" calcext:value-type="float">
            <text:p>4.306652</text:p>
          </table:table-cell>
          <table:table-cell office:value-type="float" office:value="12.016711" calcext:value-type="float">
            <text:p>12.016711</text:p>
          </table:table-cell>
        </table:table-row>
        <table:table-row table:style-name="ro1">
          <table:table-cell office:value-type="string" calcext:value-type="string">
            <text:p>9/13/2019 18:46:11.709265849</text:p>
          </table:table-cell>
          <table:table-cell office:value-type="float" office:value="67.78766" calcext:value-type="float">
            <text:p>67.78766</text:p>
          </table:table-cell>
          <table:table-cell office:value-type="float" office:value="32.155755" calcext:value-type="float">
            <text:p>32.155755</text:p>
          </table:table-cell>
          <table:table-cell office:value-type="float" office:value="997.860891" calcext:value-type="float">
            <text:p>997.860891</text:p>
          </table:table-cell>
          <table:table-cell office:value-type="float" office:value="4.963793" calcext:value-type="float">
            <text:p>4.963793</text:p>
          </table:table-cell>
          <table:table-cell office:value-type="float" office:value="27.255148" calcext:value-type="float">
            <text:p>27.255148</text:p>
          </table:table-cell>
          <table:table-cell office:value-type="float" office:value="529.121482" calcext:value-type="float">
            <text:p>529.121482</text:p>
          </table:table-cell>
          <table:table-cell office:value-type="float" office:value="65.51456" calcext:value-type="float">
            <text:p>65.51456</text:p>
          </table:table-cell>
          <table:table-cell office:value-type="float" office:value="32.077023" calcext:value-type="float">
            <text:p>32.077023</text:p>
          </table:table-cell>
          <table:table-cell office:value-type="float" office:value="998.319645" calcext:value-type="float">
            <text:p>998.319645</text:p>
          </table:table-cell>
          <table:table-cell office:value-type="float" office:value="4.028674" calcext:value-type="float">
            <text:p>4.028674</text:p>
          </table:table-cell>
          <table:table-cell office:value-type="float" office:value="11.991597" calcext:value-type="float">
            <text:p>11.991597</text:p>
          </table:table-cell>
        </table:table-row>
        <table:table-row table:style-name="ro1">
          <table:table-cell office:value-type="string" calcext:value-type="string">
            <text:p>9/13/2019 18:46:12.709265849</text:p>
          </table:table-cell>
          <table:table-cell office:value-type="float" office:value="67.978218" calcext:value-type="float">
            <text:p>67.978218</text:p>
          </table:table-cell>
          <table:table-cell office:value-type="float" office:value="32.128348" calcext:value-type="float">
            <text:p>32.128348</text:p>
          </table:table-cell>
          <table:table-cell office:value-type="float" office:value="999.679677" calcext:value-type="float">
            <text:p>999.679677</text:p>
          </table:table-cell>
          <table:table-cell office:value-type="float" office:value="4.640996" calcext:value-type="float">
            <text:p>4.640996</text:p>
          </table:table-cell>
          <table:table-cell office:value-type="float" office:value="27.23727" calcext:value-type="float">
            <text:p>27.23727</text:p>
          </table:table-cell>
          <table:table-cell office:value-type="float" office:value="530.804963" calcext:value-type="float">
            <text:p>530.804963</text:p>
          </table:table-cell>
          <table:table-cell office:value-type="float" office:value="65.516715" calcext:value-type="float">
            <text:p>65.516715</text:p>
          </table:table-cell>
          <table:table-cell office:value-type="float" office:value="32.085226" calcext:value-type="float">
            <text:p>32.085226</text:p>
          </table:table-cell>
          <table:table-cell office:value-type="float" office:value="998.807893" calcext:value-type="float">
            <text:p>998.807893</text:p>
          </table:table-cell>
          <table:table-cell office:value-type="float" office:value="-1.49324" calcext:value-type="float">
            <text:p>-1.49324</text:p>
          </table:table-cell>
          <table:table-cell office:value-type="float" office:value="12.004056" calcext:value-type="float">
            <text:p>12.004056</text:p>
          </table:table-cell>
        </table:table-row>
        <table:table-row table:style-name="ro1">
          <table:table-cell office:value-type="string" calcext:value-type="string">
            <text:p>9/13/2019 18:46:13.709265849</text:p>
          </table:table-cell>
          <table:table-cell office:value-type="float" office:value="67.85337" calcext:value-type="float">
            <text:p>67.85337</text:p>
          </table:table-cell>
          <table:table-cell office:value-type="float" office:value="32.030127" calcext:value-type="float">
            <text:p>32.030127</text:p>
          </table:table-cell>
          <table:table-cell office:value-type="float" office:value="999.271541" calcext:value-type="float">
            <text:p>999.271541</text:p>
          </table:table-cell>
          <table:table-cell office:value-type="float" office:value="4.715839" calcext:value-type="float">
            <text:p>4.715839</text:p>
          </table:table-cell>
          <table:table-cell office:value-type="float" office:value="27.260251" calcext:value-type="float">
            <text:p>27.260251</text:p>
          </table:table-cell>
          <table:table-cell office:value-type="float" office:value="530.652514" calcext:value-type="float">
            <text:p>530.652514</text:p>
          </table:table-cell>
          <table:table-cell office:value-type="float" office:value="65.31864" calcext:value-type="float">
            <text:p>65.31864</text:p>
          </table:table-cell>
          <table:table-cell office:value-type="float" office:value="32.080971" calcext:value-type="float">
            <text:p>32.080971</text:p>
          </table:table-cell>
          <table:table-cell office:value-type="float" office:value="999.142225" calcext:value-type="float">
            <text:p>999.142225</text:p>
          </table:table-cell>
          <table:table-cell office:value-type="float" office:value="3.817762" calcext:value-type="float">
            <text:p>3.817762</text:p>
          </table:table-cell>
          <table:table-cell office:value-type="float" office:value="12.028289" calcext:value-type="float">
            <text:p>12.028289</text:p>
          </table:table-cell>
        </table:table-row>
        <table:table-row table:style-name="ro1">
          <table:table-cell office:value-type="string" calcext:value-type="string">
            <text:p>9/13/2019 18:46:14.709265849</text:p>
          </table:table-cell>
          <table:table-cell office:value-type="float" office:value="68.043927" calcext:value-type="float">
            <text:p>68.043927</text:p>
          </table:table-cell>
          <table:table-cell office:value-type="float" office:value="32.109056" calcext:value-type="float">
            <text:p>32.109056</text:p>
          </table:table-cell>
          <table:table-cell office:value-type="float" office:value="998.263741" calcext:value-type="float">
            <text:p>998.263741</text:p>
          </table:table-cell>
          <table:table-cell office:value-type="float" office:value="4.617137" calcext:value-type="float">
            <text:p>4.617137</text:p>
          </table:table-cell>
          <table:table-cell office:value-type="float" office:value="27.322826" calcext:value-type="float">
            <text:p>27.322826</text:p>
          </table:table-cell>
          <table:table-cell office:value-type="float" office:value="532.125068" calcext:value-type="float">
            <text:p>532.125068</text:p>
          </table:table-cell>
          <table:table-cell office:value-type="float" office:value="65.428795" calcext:value-type="float">
            <text:p>65.428795</text:p>
          </table:table-cell>
          <table:table-cell office:value-type="float" office:value="32.083458" calcext:value-type="float">
            <text:p>32.083458</text:p>
          </table:table-cell>
          <table:table-cell office:value-type="float" office:value="999.150899" calcext:value-type="float">
            <text:p>999.150899</text:p>
          </table:table-cell>
          <table:table-cell office:value-type="float" office:value="3.897933" calcext:value-type="float">
            <text:p>3.897933</text:p>
          </table:table-cell>
          <table:table-cell office:value-type="float" office:value="12.0344" calcext:value-type="float">
            <text:p>12.0344</text:p>
          </table:table-cell>
        </table:table-row>
        <table:table-row table:style-name="ro1">
          <table:table-cell office:value-type="string" calcext:value-type="string">
            <text:p>9/13/2019 18:46:15.709265849</text:p>
          </table:table-cell>
          <table:table-cell office:value-type="float" office:value="67.813944" calcext:value-type="float">
            <text:p>67.813944</text:p>
          </table:table-cell>
          <table:table-cell office:value-type="float" office:value="32.051664" calcext:value-type="float">
            <text:p>32.051664</text:p>
          </table:table-cell>
          <table:table-cell office:value-type="float" office:value="998.358599" calcext:value-type="float">
            <text:p>998.358599</text:p>
          </table:table-cell>
          <table:table-cell office:value-type="float" office:value="4.645552" calcext:value-type="float">
            <text:p>4.645552</text:p>
          </table:table-cell>
          <table:table-cell office:value-type="float" office:value="27.240413" calcext:value-type="float">
            <text:p>27.240413</text:p>
          </table:table-cell>
          <table:table-cell office:value-type="float" office:value="530.919952" calcext:value-type="float">
            <text:p>530.919952</text:p>
          </table:table-cell>
          <table:table-cell office:value-type="float" office:value="65.539083" calcext:value-type="float">
            <text:p>65.539083</text:p>
          </table:table-cell>
          <table:table-cell office:value-type="float" office:value="32.076717" calcext:value-type="float">
            <text:p>32.076717</text:p>
          </table:table-cell>
          <table:table-cell office:value-type="float" office:value="999.019847" calcext:value-type="float">
            <text:p>999.019847</text:p>
          </table:table-cell>
          <table:table-cell office:value-type="float" office:value="3.200751" calcext:value-type="float">
            <text:p>3.200751</text:p>
          </table:table-cell>
          <table:table-cell office:value-type="float" office:value="12.023742" calcext:value-type="float">
            <text:p>12.023742</text:p>
          </table:table-cell>
        </table:table-row>
        <table:table-row table:style-name="ro1">
          <table:table-cell office:value-type="string" calcext:value-type="string">
            <text:p>9/13/2019 18:46:16.709265849</text:p>
          </table:table-cell>
          <table:table-cell office:value-type="float" office:value="68.057069" calcext:value-type="float">
            <text:p>68.057069</text:p>
          </table:table-cell>
          <table:table-cell office:value-type="float" office:value="31.91407" calcext:value-type="float">
            <text:p>31.91407</text:p>
          </table:table-cell>
          <table:table-cell office:value-type="float" office:value="1000.128577" calcext:value-type="float">
            <text:p>1000.128577</text:p>
          </table:table-cell>
          <table:table-cell office:value-type="float" office:value="5.2692" calcext:value-type="float">
            <text:p>5.2692</text:p>
          </table:table-cell>
          <table:table-cell office:value-type="float" office:value="27.131019" calcext:value-type="float">
            <text:p>27.131019</text:p>
          </table:table-cell>
          <table:table-cell office:value-type="float" office:value="533.637703" calcext:value-type="float">
            <text:p>533.637703</text:p>
          </table:table-cell>
          <table:table-cell office:value-type="float" office:value="65.196657" calcext:value-type="float">
            <text:p>65.196657</text:p>
          </table:table-cell>
          <table:table-cell office:value-type="float" office:value="32.102031" calcext:value-type="float">
            <text:p>32.102031</text:p>
          </table:table-cell>
          <table:table-cell office:value-type="float" office:value="998.960866" calcext:value-type="float">
            <text:p>998.960866</text:p>
          </table:table-cell>
          <table:table-cell office:value-type="float" office:value="7.246819" calcext:value-type="float">
            <text:p>7.246819</text:p>
          </table:table-cell>
          <table:table-cell office:value-type="float" office:value="11.996131" calcext:value-type="float">
            <text:p>11.996131</text:p>
          </table:table-cell>
        </table:table-row>
        <table:table-row table:style-name="ro1">
          <table:table-cell office:value-type="string" calcext:value-type="string">
            <text:p>9/13/2019 18:46:17.709265849</text:p>
          </table:table-cell>
          <table:table-cell office:value-type="float" office:value="68.122779" calcext:value-type="float">
            <text:p>68.122779</text:p>
          </table:table-cell>
          <table:table-cell office:value-type="float" office:value="32.063705" calcext:value-type="float">
            <text:p>32.063705</text:p>
          </table:table-cell>
          <table:table-cell office:value-type="float" office:value="1000.326337" calcext:value-type="float">
            <text:p>1000.326337</text:p>
          </table:table-cell>
          <table:table-cell office:value-type="float" office:value="4.692815" calcext:value-type="float">
            <text:p>4.692815</text:p>
          </table:table-cell>
          <table:table-cell office:value-type="float" office:value="27.261067" calcext:value-type="float">
            <text:p>27.261067</text:p>
          </table:table-cell>
          <table:table-cell office:value-type="float" office:value="532.255172" calcext:value-type="float">
            <text:p>532.255172</text:p>
          </table:table-cell>
          <table:table-cell office:value-type="float" office:value="65.340061" calcext:value-type="float">
            <text:p>65.340061</text:p>
          </table:table-cell>
          <table:table-cell office:value-type="float" office:value="32.107842" calcext:value-type="float">
            <text:p>32.107842</text:p>
          </table:table-cell>
          <table:table-cell office:value-type="float" office:value="999.457788" calcext:value-type="float">
            <text:p>999.457788</text:p>
          </table:table-cell>
          <table:table-cell office:value-type="float" office:value="9.193478" calcext:value-type="float">
            <text:p>9.193478</text:p>
          </table:table-cell>
          <table:table-cell office:value-type="float" office:value="11.992057" calcext:value-type="float">
            <text:p>11.992057</text:p>
          </table:table-cell>
        </table:table-row>
        <table:table-row table:style-name="ro1">
          <table:table-cell office:value-type="string" calcext:value-type="string">
            <text:p>9/13/2019 18:46:18.709265849</text:p>
          </table:table-cell>
          <table:table-cell office:value-type="float" office:value="67.800802" calcext:value-type="float">
            <text:p>67.800802</text:p>
          </table:table-cell>
          <table:table-cell office:value-type="float" office:value="32.076601" calcext:value-type="float">
            <text:p>32.076601</text:p>
          </table:table-cell>
          <table:table-cell office:value-type="float" office:value="999.142383" calcext:value-type="float">
            <text:p>999.142383</text:p>
          </table:table-cell>
          <table:table-cell office:value-type="float" office:value="4.553037" calcext:value-type="float">
            <text:p>4.553037</text:p>
          </table:table-cell>
          <table:table-cell office:value-type="float" office:value="27.2996" calcext:value-type="float">
            <text:p>27.2996</text:p>
          </table:table-cell>
          <table:table-cell office:value-type="float" office:value="533.416261" calcext:value-type="float">
            <text:p>533.416261</text:p>
          </table:table-cell>
          <table:table-cell office:value-type="float" office:value="65.338852" calcext:value-type="float">
            <text:p>65.338852</text:p>
          </table:table-cell>
          <table:table-cell office:value-type="float" office:value="32.103069" calcext:value-type="float">
            <text:p>32.103069</text:p>
          </table:table-cell>
          <table:table-cell office:value-type="float" office:value="999.126614" calcext:value-type="float">
            <text:p>999.126614</text:p>
          </table:table-cell>
          <table:table-cell office:value-type="float" office:value="5.953324" calcext:value-type="float">
            <text:p>5.953324</text:p>
          </table:table-cell>
          <table:table-cell office:value-type="float" office:value="12.034874" calcext:value-type="float">
            <text:p>12.034874</text:p>
          </table:table-cell>
        </table:table-row>
        <table:table-row table:style-name="ro1">
          <table:table-cell office:value-type="string" calcext:value-type="string">
            <text:p>9/13/2019 18:46:19.709265849</text:p>
          </table:table-cell>
          <table:table-cell office:value-type="float" office:value="67.984789" calcext:value-type="float">
            <text:p>67.984789</text:p>
          </table:table-cell>
          <table:table-cell office:value-type="float" office:value="32.0772" calcext:value-type="float">
            <text:p>32.0772</text:p>
          </table:table-cell>
          <table:table-cell office:value-type="float" office:value="997.968758" calcext:value-type="float">
            <text:p>997.968758</text:p>
          </table:table-cell>
          <table:table-cell office:value-type="float" office:value="4.695185" calcext:value-type="float">
            <text:p>4.695185</text:p>
          </table:table-cell>
          <table:table-cell office:value-type="float" office:value="27.312621" calcext:value-type="float">
            <text:p>27.312621</text:p>
          </table:table-cell>
          <table:table-cell office:value-type="float" office:value="533.330837" calcext:value-type="float">
            <text:p>533.330837</text:p>
          </table:table-cell>
          <table:table-cell office:value-type="float" office:value="65.255795" calcext:value-type="float">
            <text:p>65.255795</text:p>
          </table:table-cell>
          <table:table-cell office:value-type="float" office:value="32.069763" calcext:value-type="float">
            <text:p>32.069763</text:p>
          </table:table-cell>
          <table:table-cell office:value-type="float" office:value="999.198999" calcext:value-type="float">
            <text:p>999.198999</text:p>
          </table:table-cell>
          <table:table-cell office:value-type="float" office:value="6.27663" calcext:value-type="float">
            <text:p>6.27663</text:p>
          </table:table-cell>
          <table:table-cell office:value-type="float" office:value="12.032705" calcext:value-type="float">
            <text:p>12.032705</text:p>
          </table:table-cell>
        </table:table-row>
        <table:table-row table:style-name="ro1">
          <table:table-cell office:value-type="string" calcext:value-type="string">
            <text:p>9/13/2019 18:46:20.709265849</text:p>
          </table:table-cell>
          <table:table-cell office:value-type="float" office:value="68.096495" calcext:value-type="float">
            <text:p>68.096495</text:p>
          </table:table-cell>
          <table:table-cell office:value-type="float" office:value="32.071629" calcext:value-type="float">
            <text:p>32.071629</text:p>
          </table:table-cell>
          <table:table-cell office:value-type="float" office:value="999.380435" calcext:value-type="float">
            <text:p>999.380435</text:p>
          </table:table-cell>
          <table:table-cell office:value-type="float" office:value="4.698099" calcext:value-type="float">
            <text:p>4.698099</text:p>
          </table:table-cell>
          <table:table-cell office:value-type="float" office:value="27.280334" calcext:value-type="float">
            <text:p>27.280334</text:p>
          </table:table-cell>
          <table:table-cell office:value-type="float" office:value="533.466856" calcext:value-type="float">
            <text:p>533.466856</text:p>
          </table:table-cell>
          <table:table-cell office:value-type="float" office:value="65.422566" calcext:value-type="float">
            <text:p>65.422566</text:p>
          </table:table-cell>
          <table:table-cell office:value-type="float" office:value="32.120711" calcext:value-type="float">
            <text:p>32.120711</text:p>
          </table:table-cell>
          <table:table-cell office:value-type="float" office:value="999.171084" calcext:value-type="float">
            <text:p>999.171084</text:p>
          </table:table-cell>
          <table:table-cell office:value-type="float" office:value="7.013898" calcext:value-type="float">
            <text:p>7.013898</text:p>
          </table:table-cell>
          <table:table-cell office:value-type="float" office:value="12.035491" calcext:value-type="float">
            <text:p>12.035491</text:p>
          </table:table-cell>
        </table:table-row>
        <table:table-row table:style-name="ro1">
          <table:table-cell office:value-type="string" calcext:value-type="string">
            <text:p>9/13/2019 18:46:21.709265849</text:p>
          </table:table-cell>
          <table:table-cell office:value-type="float" office:value="67.984789" calcext:value-type="float">
            <text:p>67.984789</text:p>
          </table:table-cell>
          <table:table-cell office:value-type="float" office:value="32.119675" calcext:value-type="float">
            <text:p>32.119675</text:p>
          </table:table-cell>
          <table:table-cell office:value-type="float" office:value="1000.231636" calcext:value-type="float">
            <text:p>1000.231636</text:p>
          </table:table-cell>
          <table:table-cell office:value-type="float" office:value="4.63884" calcext:value-type="float">
            <text:p>4.63884</text:p>
          </table:table-cell>
          <table:table-cell office:value-type="float" office:value="27.345235" calcext:value-type="float">
            <text:p>27.345235</text:p>
          </table:table-cell>
          <table:table-cell office:value-type="float" office:value="533.691582" calcext:value-type="float">
            <text:p>533.691582</text:p>
          </table:table-cell>
          <table:table-cell office:value-type="float" office:value="65.240997" calcext:value-type="float">
            <text:p>65.240997</text:p>
          </table:table-cell>
          <table:table-cell office:value-type="float" office:value="32.081796" calcext:value-type="float">
            <text:p>32.081796</text:p>
          </table:table-cell>
          <table:table-cell office:value-type="float" office:value="999.418362" calcext:value-type="float">
            <text:p>999.418362</text:p>
          </table:table-cell>
          <table:table-cell office:value-type="float" office:value="5.980575" calcext:value-type="float">
            <text:p>5.980575</text:p>
          </table:table-cell>
          <table:table-cell office:value-type="float" office:value="12.027527" calcext:value-type="float">
            <text:p>12.027527</text:p>
          </table:table-cell>
        </table:table-row>
        <table:table-row table:style-name="ro1">
          <table:table-cell office:value-type="string" calcext:value-type="string">
            <text:p>9/13/2019 18:46:22.709265849</text:p>
          </table:table-cell>
          <table:table-cell office:value-type="float" office:value="68.011073" calcext:value-type="float">
            <text:p>68.011073</text:p>
          </table:table-cell>
          <table:table-cell office:value-type="float" office:value="32.162" calcext:value-type="float">
            <text:p>32.162</text:p>
          </table:table-cell>
          <table:table-cell office:value-type="float" office:value="999.755926" calcext:value-type="float">
            <text:p>999.755926</text:p>
          </table:table-cell>
          <table:table-cell office:value-type="float" office:value="4.560031" calcext:value-type="float">
            <text:p>4.560031</text:p>
          </table:table-cell>
          <table:table-cell office:value-type="float" office:value="27.256577" calcext:value-type="float">
            <text:p>27.256577</text:p>
          </table:table-cell>
          <table:table-cell office:value-type="float" office:value="534.310565" calcext:value-type="float">
            <text:p>534.310565</text:p>
          </table:table-cell>
          <table:table-cell office:value-type="float" office:value="65.372154" calcext:value-type="float">
            <text:p>65.372154</text:p>
          </table:table-cell>
          <table:table-cell office:value-type="float" office:value="32.041538" calcext:value-type="float">
            <text:p>32.041538</text:p>
          </table:table-cell>
          <table:table-cell office:value-type="float" office:value="999.262867" calcext:value-type="float">
            <text:p>999.262867</text:p>
          </table:table-cell>
          <table:table-cell office:value-type="float" office:value="1.032966" calcext:value-type="float">
            <text:p>1.032966</text:p>
          </table:table-cell>
          <table:table-cell office:value-type="float" office:value="12.038711" calcext:value-type="float">
            <text:p>12.038711</text:p>
          </table:table-cell>
        </table:table-row>
        <table:table-row table:style-name="ro1">
          <table:table-cell office:value-type="string" calcext:value-type="string">
            <text:p>9/13/2019 18:46:23.709265849</text:p>
          </table:table-cell>
          <table:table-cell office:value-type="float" office:value="68.300194" calcext:value-type="float">
            <text:p>68.300194</text:p>
          </table:table-cell>
          <table:table-cell office:value-type="float" office:value="32.152654" calcext:value-type="float">
            <text:p>32.152654</text:p>
          </table:table-cell>
          <table:table-cell office:value-type="float" office:value="999.619986" calcext:value-type="float">
            <text:p>999.619986</text:p>
          </table:table-cell>
          <table:table-cell office:value-type="float" office:value="4.875861" calcext:value-type="float">
            <text:p>4.875861</text:p>
          </table:table-cell>
          <table:table-cell office:value-type="float" office:value="27.281762" calcext:value-type="float">
            <text:p>27.281762</text:p>
          </table:table-cell>
          <table:table-cell office:value-type="float" office:value="532.778217" calcext:value-type="float">
            <text:p>532.778217</text:p>
          </table:table-cell>
          <table:table-cell office:value-type="float" office:value="65.43421" calcext:value-type="float">
            <text:p>65.43421</text:p>
          </table:table-cell>
          <table:table-cell office:value-type="float" office:value="32.119049" calcext:value-type="float">
            <text:p>32.119049</text:p>
          </table:table-cell>
          <table:table-cell office:value-type="float" office:value="999.546735" calcext:value-type="float">
            <text:p>999.546735</text:p>
          </table:table-cell>
          <table:table-cell office:value-type="float" office:value="3.344327" calcext:value-type="float">
            <text:p>3.344327</text:p>
          </table:table-cell>
          <table:table-cell office:value-type="float" office:value="12.004871" calcext:value-type="float">
            <text:p>12.004871</text:p>
          </table:table-cell>
        </table:table-row>
        <table:table-row table:style-name="ro1">
          <table:table-cell office:value-type="string" calcext:value-type="string">
            <text:p>9/13/2019 18:46:24.709265849</text:p>
          </table:table-cell>
          <table:table-cell office:value-type="float" office:value="68.037356" calcext:value-type="float">
            <text:p>68.037356</text:p>
          </table:table-cell>
          <table:table-cell office:value-type="float" office:value="32.182639" calcext:value-type="float">
            <text:p>32.182639</text:p>
          </table:table-cell>
          <table:table-cell office:value-type="float" office:value="999.036091" calcext:value-type="float">
            <text:p>999.036091</text:p>
          </table:table-cell>
          <table:table-cell office:value-type="float" office:value="4.584013" calcext:value-type="float">
            <text:p>4.584013</text:p>
          </table:table-cell>
          <table:table-cell office:value-type="float" office:value="27.269027" calcext:value-type="float">
            <text:p>27.269027</text:p>
          </table:table-cell>
          <table:table-cell office:value-type="float" office:value="535.587958" calcext:value-type="float">
            <text:p>535.587958</text:p>
          </table:table-cell>
          <table:table-cell office:value-type="float" office:value="65.249067" calcext:value-type="float">
            <text:p>65.249067</text:p>
          </table:table-cell>
          <table:table-cell office:value-type="float" office:value="32.039876" calcext:value-type="float">
            <text:p>32.039876</text:p>
          </table:table-cell>
          <table:table-cell office:value-type="float" office:value="998.987045" calcext:value-type="float">
            <text:p>998.987045</text:p>
          </table:table-cell>
          <table:table-cell office:value-type="float" office:value="1.693994" calcext:value-type="float">
            <text:p>1.693994</text:p>
          </table:table-cell>
          <table:table-cell office:value-type="float" office:value="12.034282" calcext:value-type="float">
            <text:p>12.034282</text:p>
          </table:table-cell>
        </table:table-row>
        <table:table-row table:style-name="ro1">
          <table:table-cell office:value-type="string" calcext:value-type="string">
            <text:p>9/13/2019 18:46:25.709265849</text:p>
          </table:table-cell>
          <table:table-cell office:value-type="float" office:value="68.293623" calcext:value-type="float">
            <text:p>68.293623</text:p>
          </table:table-cell>
          <table:table-cell office:value-type="float" office:value="32.119525" calcext:value-type="float">
            <text:p>32.119525</text:p>
          </table:table-cell>
          <table:table-cell office:value-type="float" office:value="999.130397" calcext:value-type="float">
            <text:p>999.130397</text:p>
          </table:table-cell>
          <table:table-cell office:value-type="float" office:value="4.635453" calcext:value-type="float">
            <text:p>4.635453</text:p>
          </table:table-cell>
          <table:table-cell office:value-type="float" office:value="27.285436" calcext:value-type="float">
            <text:p>27.285436</text:p>
          </table:table-cell>
          <table:table-cell office:value-type="float" office:value="535.269926" calcext:value-type="float">
            <text:p>535.269926</text:p>
          </table:table-cell>
          <table:table-cell office:value-type="float" office:value="65.27882" calcext:value-type="float">
            <text:p>65.27882</text:p>
          </table:table-cell>
          <table:table-cell office:value-type="float" office:value="32.113345" calcext:value-type="float">
            <text:p>32.113345</text:p>
          </table:table-cell>
          <table:table-cell office:value-type="float" office:value="999.29567" calcext:value-type="float">
            <text:p>999.29567</text:p>
          </table:table-cell>
          <table:table-cell office:value-type="float" office:value="6.113667" calcext:value-type="float">
            <text:p>6.113667</text:p>
          </table:table-cell>
          <table:table-cell office:value-type="float" office:value="12.038264" calcext:value-type="float">
            <text:p>12.038264</text:p>
          </table:table-cell>
        </table:table-row>
        <table:table-row table:style-name="ro1">
          <table:table-cell office:value-type="string" calcext:value-type="string">
            <text:p>9/13/2019 18:46:26.709265849</text:p>
          </table:table-cell>
          <table:table-cell office:value-type="float" office:value="68.070211" calcext:value-type="float">
            <text:p>68.070211</text:p>
          </table:table-cell>
          <table:table-cell office:value-type="float" office:value="32.151007" calcext:value-type="float">
            <text:p>32.151007</text:p>
          </table:table-cell>
          <table:table-cell office:value-type="float" office:value="999.635204" calcext:value-type="float">
            <text:p>999.635204</text:p>
          </table:table-cell>
          <table:table-cell office:value-type="float" office:value="4.550657" calcext:value-type="float">
            <text:p>4.550657</text:p>
          </table:table-cell>
          <table:table-cell office:value-type="float" office:value="27.355154" calcext:value-type="float">
            <text:p>27.355154</text:p>
          </table:table-cell>
          <table:table-cell office:value-type="float" office:value="536.917263" calcext:value-type="float">
            <text:p>536.917263</text:p>
          </table:table-cell>
          <table:table-cell office:value-type="float" office:value="65.369946" calcext:value-type="float">
            <text:p>65.369946</text:p>
          </table:table-cell>
          <table:table-cell office:value-type="float" office:value="32.062704" calcext:value-type="float">
            <text:p>32.062704</text:p>
          </table:table-cell>
          <table:table-cell office:value-type="float" office:value="998.696082" calcext:value-type="float">
            <text:p>998.696082</text:p>
          </table:table-cell>
          <table:table-cell office:value-type="float" office:value="3.662661" calcext:value-type="float">
            <text:p>3.662661</text:p>
          </table:table-cell>
          <table:table-cell office:value-type="float" office:value="12.009496" calcext:value-type="float">
            <text:p>12.009496</text:p>
          </table:table-cell>
        </table:table-row>
        <table:table-row table:style-name="ro1">
          <table:table-cell office:value-type="string" calcext:value-type="string">
            <text:p>9/13/2019 18:46:27.709265849</text:p>
          </table:table-cell>
          <table:table-cell office:value-type="float" office:value="68.221343" calcext:value-type="float">
            <text:p>68.221343</text:p>
          </table:table-cell>
          <table:table-cell office:value-type="float" office:value="32.119001" calcext:value-type="float">
            <text:p>32.119001</text:p>
          </table:table-cell>
          <table:table-cell office:value-type="float" office:value="999.399202" calcext:value-type="float">
            <text:p>999.399202</text:p>
          </table:table-cell>
          <table:table-cell office:value-type="float" office:value="4.60091" calcext:value-type="float">
            <text:p>4.60091</text:p>
          </table:table-cell>
          <table:table-cell office:value-type="float" office:value="27.309805" calcext:value-type="float">
            <text:p>27.309805</text:p>
          </table:table-cell>
          <table:table-cell office:value-type="float" office:value="536.255568" calcext:value-type="float">
            <text:p>536.255568</text:p>
          </table:table-cell>
          <table:table-cell office:value-type="float" office:value="65.240997" calcext:value-type="float">
            <text:p>65.240997</text:p>
          </table:table-cell>
          <table:table-cell office:value-type="float" office:value="32.093004" calcext:value-type="float">
            <text:p>32.093004</text:p>
          </table:table-cell>
          <table:table-cell office:value-type="float" office:value="999.449114" calcext:value-type="float">
            <text:p>999.449114</text:p>
          </table:table-cell>
          <table:table-cell office:value-type="float" office:value="7.248129" calcext:value-type="float">
            <text:p>7.248129</text:p>
          </table:table-cell>
          <table:table-cell office:value-type="float" office:value="12.037384" calcext:value-type="float">
            <text:p>12.037384</text:p>
          </table:table-cell>
        </table:table-row>
        <table:table-row table:style-name="ro1">
          <table:table-cell office:value-type="string" calcext:value-type="string">
            <text:p>9/13/2019 18:46:28.709265849</text:p>
          </table:table-cell>
          <table:table-cell office:value-type="float" office:value="68.195059" calcext:value-type="float">
            <text:p>68.195059</text:p>
          </table:table-cell>
          <table:table-cell office:value-type="float" office:value="32.182339" calcext:value-type="float">
            <text:p>32.182339</text:p>
          </table:table-cell>
          <table:table-cell office:value-type="float" office:value="998.359389" calcext:value-type="float">
            <text:p>998.359389</text:p>
          </table:table-cell>
          <table:table-cell office:value-type="float" office:value="4.527727" calcext:value-type="float">
            <text:p>4.527727</text:p>
          </table:table-cell>
          <table:table-cell office:value-type="float" office:value="27.316907" calcext:value-type="float">
            <text:p>27.316907</text:p>
          </table:table-cell>
          <table:table-cell office:value-type="float" office:value="537.714976" calcext:value-type="float">
            <text:p>537.714976</text:p>
          </table:table-cell>
          <table:table-cell office:value-type="float" office:value="65.434604" calcext:value-type="float">
            <text:p>65.434604</text:p>
          </table:table-cell>
          <table:table-cell office:value-type="float" office:value="32.031473" calcext:value-type="float">
            <text:p>32.031473</text:p>
          </table:table-cell>
          <table:table-cell office:value-type="float" office:value="999.223599" calcext:value-type="float">
            <text:p>999.223599</text:p>
          </table:table-cell>
          <table:table-cell office:value-type="float" office:value="3.702747" calcext:value-type="float">
            <text:p>3.702747</text:p>
          </table:table-cell>
          <table:table-cell office:value-type="float" office:value="12.030142" calcext:value-type="float">
            <text:p>12.030142</text:p>
          </table:table-cell>
        </table:table-row>
        <table:table-row table:style-name="ro1">
          <table:table-cell office:value-type="string" calcext:value-type="string">
            <text:p>9/13/2019 18:46:29.709265849</text:p>
          </table:table-cell>
          <table:table-cell office:value-type="float" office:value="68.057069" calcext:value-type="float">
            <text:p>68.057069</text:p>
          </table:table-cell>
          <table:table-cell office:value-type="float" office:value="32.067704" calcext:value-type="float">
            <text:p>32.067704</text:p>
          </table:table-cell>
          <table:table-cell office:value-type="float" office:value="1000.556031" calcext:value-type="float">
            <text:p>1000.556031</text:p>
          </table:table-cell>
          <table:table-cell office:value-type="float" office:value="4.629648" calcext:value-type="float">
            <text:p>4.629648</text:p>
          </table:table-cell>
          <table:table-cell office:value-type="float" office:value="27.228208" calcext:value-type="float">
            <text:p>27.228208</text:p>
          </table:table-cell>
          <table:table-cell office:value-type="float" office:value="536.981657" calcext:value-type="float">
            <text:p>536.981657</text:p>
          </table:table-cell>
          <table:table-cell office:value-type="float" office:value="65.309914" calcext:value-type="float">
            <text:p>65.309914</text:p>
          </table:table-cell>
          <table:table-cell office:value-type="float" office:value="32.1011" calcext:value-type="float">
            <text:p>32.1011</text:p>
          </table:table-cell>
          <table:table-cell office:value-type="float" office:value="999.404958" calcext:value-type="float">
            <text:p>999.404958</text:p>
          </table:table-cell>
          <table:table-cell office:value-type="float" office:value="6.277941" calcext:value-type="float">
            <text:p>6.277941</text:p>
          </table:table-cell>
          <table:table-cell office:value-type="float" office:value="11.998957" calcext:value-type="float">
            <text:p>11.998957</text:p>
          </table:table-cell>
        </table:table-row>
        <table:table-row table:style-name="ro1">
          <table:table-cell office:value-type="string" calcext:value-type="string">
            <text:p>9/13/2019 18:46:30.709265849</text:p>
          </table:table-cell>
          <table:table-cell office:value-type="float" office:value="68.287052" calcext:value-type="float">
            <text:p>68.287052</text:p>
          </table:table-cell>
          <table:table-cell office:value-type="float" office:value="32.140613" calcext:value-type="float">
            <text:p>32.140613</text:p>
          </table:table-cell>
          <table:table-cell office:value-type="float" office:value="999.394314" calcext:value-type="float">
            <text:p>999.394314</text:p>
          </table:table-cell>
          <table:table-cell office:value-type="float" office:value="4.610161" calcext:value-type="float">
            <text:p>4.610161</text:p>
          </table:table-cell>
          <table:table-cell office:value-type="float" office:value="27.283762" calcext:value-type="float">
            <text:p>27.283762</text:p>
          </table:table-cell>
          <table:table-cell office:value-type="float" office:value="538.356957" calcext:value-type="float">
            <text:p>538.356957</text:p>
          </table:table-cell>
          <table:table-cell office:value-type="float" office:value="65.45111" calcext:value-type="float">
            <text:p>65.45111</text:p>
          </table:table-cell>
          <table:table-cell office:value-type="float" office:value="32.040395" calcext:value-type="float">
            <text:p>32.040395</text:p>
          </table:table-cell>
          <table:table-cell office:value-type="float" office:value="999.008808" calcext:value-type="float">
            <text:p>999.008808</text:p>
          </table:table-cell>
          <table:table-cell office:value-type="float" office:value="1.137767" calcext:value-type="float">
            <text:p>1.137767</text:p>
          </table:table-cell>
          <table:table-cell office:value-type="float" office:value="12.021364" calcext:value-type="float">
            <text:p>12.021364</text:p>
          </table:table-cell>
        </table:table-row>
        <table:table-row table:style-name="ro1">
          <table:table-cell office:value-type="string" calcext:value-type="string">
            <text:p>9/13/2019 18:46:31.709265849</text:p>
          </table:table-cell>
          <table:table-cell office:value-type="float" office:value="68.155634" calcext:value-type="float">
            <text:p>68.155634</text:p>
          </table:table-cell>
          <table:table-cell office:value-type="float" office:value="32.098962" calcext:value-type="float">
            <text:p>32.098962</text:p>
          </table:table-cell>
          <table:table-cell office:value-type="float" office:value="1000.89454" calcext:value-type="float">
            <text:p>1000.89454</text:p>
          </table:table-cell>
          <table:table-cell office:value-type="float" office:value="4.761775" calcext:value-type="float">
            <text:p>4.761775</text:p>
          </table:table-cell>
          <table:table-cell office:value-type="float" office:value="27.235596" calcext:value-type="float">
            <text:p>27.235596</text:p>
          </table:table-cell>
          <table:table-cell office:value-type="float" office:value="537.327287" calcext:value-type="float">
            <text:p>537.327287</text:p>
          </table:table-cell>
          <table:table-cell office:value-type="float" office:value="65.238685" calcext:value-type="float">
            <text:p>65.238685</text:p>
          </table:table-cell>
          <table:table-cell office:value-type="float" office:value="32.055963" calcext:value-type="float">
            <text:p>32.055963</text:p>
          </table:table-cell>
          <table:table-cell office:value-type="float" office:value="999.369791" calcext:value-type="float">
            <text:p>999.369791</text:p>
          </table:table-cell>
          <table:table-cell office:value-type="float" office:value="3.189227" calcext:value-type="float">
            <text:p>3.189227</text:p>
          </table:table-cell>
          <table:table-cell office:value-type="float" office:value="12.023348" calcext:value-type="float">
            <text:p>12.023348</text:p>
          </table:table-cell>
        </table:table-row>
        <table:table-row table:style-name="ro1">
          <table:table-cell office:value-type="string" calcext:value-type="string">
            <text:p>9/13/2019 18:46:32.709265849</text:p>
          </table:table-cell>
          <table:table-cell office:value-type="float" office:value="68.425042" calcext:value-type="float">
            <text:p>68.425042</text:p>
          </table:table-cell>
          <table:table-cell office:value-type="float" office:value="32.041644" calcext:value-type="float">
            <text:p>32.041644</text:p>
          </table:table-cell>
          <table:table-cell office:value-type="float" office:value="999.400148" calcext:value-type="float">
            <text:p>999.400148</text:p>
          </table:table-cell>
          <table:table-cell office:value-type="float" office:value="4.915746" calcext:value-type="float">
            <text:p>4.915746</text:p>
          </table:table-cell>
          <table:table-cell office:value-type="float" office:value="27.223392" calcext:value-type="float">
            <text:p>27.223392</text:p>
          </table:table-cell>
          <table:table-cell office:value-type="float" office:value="538.205824" calcext:value-type="float">
            <text:p>538.205824</text:p>
          </table:table-cell>
          <table:table-cell office:value-type="float" office:value="65.410134" calcext:value-type="float">
            <text:p>65.410134</text:p>
          </table:table-cell>
          <table:table-cell office:value-type="float" office:value="32.099651" calcext:value-type="float">
            <text:p>32.099651</text:p>
          </table:table-cell>
          <table:table-cell office:value-type="float" office:value="999.31759" calcext:value-type="float">
            <text:p>999.31759</text:p>
          </table:table-cell>
          <table:table-cell office:value-type="float" office:value="7.30236" calcext:value-type="float">
            <text:p>7.30236</text:p>
          </table:table-cell>
          <table:table-cell office:value-type="float" office:value="12.000941" calcext:value-type="float">
            <text:p>12.000941</text:p>
          </table:table-cell>
        </table:table-row>
        <table:table-row table:style-name="ro1">
          <table:table-cell office:value-type="string" calcext:value-type="string">
            <text:p>9/13/2019 18:46:33.709265849</text:p>
          </table:table-cell>
          <table:table-cell office:value-type="float" office:value="68.254198" calcext:value-type="float">
            <text:p>68.254198</text:p>
          </table:table-cell>
          <table:table-cell office:value-type="float" office:value="32.109206" calcext:value-type="float">
            <text:p>32.109206</text:p>
          </table:table-cell>
          <table:table-cell office:value-type="float" office:value="999.688823" calcext:value-type="float">
            <text:p>999.688823</text:p>
          </table:table-cell>
          <table:table-cell office:value-type="float" office:value="4.669876" calcext:value-type="float">
            <text:p>4.669876</text:p>
          </table:table-cell>
          <table:table-cell office:value-type="float" office:value="27.320009" calcext:value-type="float">
            <text:p>27.320009</text:p>
          </table:table-cell>
          <table:table-cell office:value-type="float" office:value="539.006169" calcext:value-type="float">
            <text:p>539.006169</text:p>
          </table:table-cell>
          <table:table-cell office:value-type="float" office:value="65.482309" calcext:value-type="float">
            <text:p>65.482309</text:p>
          </table:table-cell>
          <table:table-cell office:value-type="float" office:value="32.062398" calcext:value-type="float">
            <text:p>32.062398</text:p>
          </table:table-cell>
          <table:table-cell office:value-type="float" office:value="999.363168" calcext:value-type="float">
            <text:p>999.363168</text:p>
          </table:table-cell>
          <table:table-cell office:value-type="float" office:value="5.748965" calcext:value-type="float">
            <text:p>5.748965</text:p>
          </table:table-cell>
          <table:table-cell office:value-type="float" office:value="12.035071" calcext:value-type="float">
            <text:p>12.035071</text:p>
          </table:table-cell>
        </table:table-row>
        <table:table-row table:style-name="ro1">
          <table:table-cell office:value-type="string" calcext:value-type="string">
            <text:p>9/13/2019 18:46:34.709265849</text:p>
          </table:table-cell>
          <table:table-cell office:value-type="float" office:value="68.352762" calcext:value-type="float">
            <text:p>68.352762</text:p>
          </table:table-cell>
          <table:table-cell office:value-type="float" office:value="32.134817" calcext:value-type="float">
            <text:p>32.134817</text:p>
          </table:table-cell>
          <table:table-cell office:value-type="float" office:value="999.476792" calcext:value-type="float">
            <text:p>999.476792</text:p>
          </table:table-cell>
          <table:table-cell office:value-type="float" office:value="4.607882" calcext:value-type="float">
            <text:p>4.607882</text:p>
          </table:table-cell>
          <table:table-cell office:value-type="float" office:value="27.315479" calcext:value-type="float">
            <text:p>27.315479</text:p>
          </table:table-cell>
          <table:table-cell office:value-type="float" office:value="539.325517" calcext:value-type="float">
            <text:p>539.325517</text:p>
          </table:table-cell>
          <table:table-cell office:value-type="float" office:value="65.269988" calcext:value-type="float">
            <text:p>65.269988</text:p>
          </table:table-cell>
          <table:table-cell office:value-type="float" office:value="32.025769" calcext:value-type="float">
            <text:p>32.025769</text:p>
          </table:table-cell>
          <table:table-cell office:value-type="float" office:value="999.072362" calcext:value-type="float">
            <text:p>999.072362</text:p>
          </table:table-cell>
          <table:table-cell office:value-type="float" office:value="3.313415" calcext:value-type="float">
            <text:p>3.313415</text:p>
          </table:table-cell>
          <table:table-cell office:value-type="float" office:value="12.037791" calcext:value-type="float">
            <text:p>12.037791</text:p>
          </table:table-cell>
        </table:table-row>
        <table:table-row table:style-name="ro1">
          <table:table-cell office:value-type="string" calcext:value-type="string">
            <text:p>9/13/2019 18:46:35.709265849</text:p>
          </table:table-cell>
          <table:table-cell office:value-type="float" office:value="68.392188" calcext:value-type="float">
            <text:p>68.392188</text:p>
          </table:table-cell>
          <table:table-cell office:value-type="float" office:value="32.025529" calcext:value-type="float">
            <text:p>32.025529</text:p>
          </table:table-cell>
          <table:table-cell office:value-type="float" office:value="1000.393518" calcext:value-type="float">
            <text:p>1000.393518</text:p>
          </table:table-cell>
          <table:table-cell office:value-type="float" office:value="4.687694" calcext:value-type="float">
            <text:p>4.687694</text:p>
          </table:table-cell>
          <table:table-cell office:value-type="float" office:value="27.291967" calcext:value-type="float">
            <text:p>27.291967</text:p>
          </table:table-cell>
          <table:table-cell office:value-type="float" office:value="539.070562" calcext:value-type="float">
            <text:p>539.070562</text:p>
          </table:table-cell>
          <table:table-cell office:value-type="float" office:value="65.413997" calcext:value-type="float">
            <text:p>65.413997</text:p>
          </table:table-cell>
          <table:table-cell office:value-type="float" office:value="32.077341" calcext:value-type="float">
            <text:p>32.077341</text:p>
          </table:table-cell>
          <table:table-cell office:value-type="float" office:value="999.141911" calcext:value-type="float">
            <text:p>999.141911</text:p>
          </table:table-cell>
          <table:table-cell office:value-type="float" office:value="7.50672" calcext:value-type="float">
            <text:p>7.50672</text:p>
          </table:table-cell>
          <table:table-cell office:value-type="float" office:value="12.004411" calcext:value-type="float">
            <text:p>12.004411</text:p>
          </table:table-cell>
        </table:table-row>
        <table:table-row table:style-name="ro1">
          <table:table-cell office:value-type="string" calcext:value-type="string">
            <text:p>9/13/2019 18:46:36.709265849</text:p>
          </table:table-cell>
          <table:table-cell office:value-type="float" office:value="68.365904" calcext:value-type="float">
            <text:p>68.365904</text:p>
          </table:table-cell>
          <table:table-cell office:value-type="float" office:value="32.088193" calcext:value-type="float">
            <text:p>32.088193</text:p>
          </table:table-cell>
          <table:table-cell office:value-type="float" office:value="999.311914" calcext:value-type="float">
            <text:p>999.311914</text:p>
          </table:table-cell>
          <table:table-cell office:value-type="float" office:value="4.863081" calcext:value-type="float">
            <text:p>4.863081</text:p>
          </table:table-cell>
          <table:table-cell office:value-type="float" office:value="27.308662" calcext:value-type="float">
            <text:p>27.308662</text:p>
          </table:table-cell>
          <table:table-cell office:value-type="float" office:value="538.667106" calcext:value-type="float">
            <text:p>538.667106</text:p>
          </table:table-cell>
          <table:table-cell office:value-type="float" office:value="65.54405" calcext:value-type="float">
            <text:p>65.54405</text:p>
          </table:table-cell>
          <table:table-cell office:value-type="float" office:value="32.049222" calcext:value-type="float">
            <text:p>32.049222</text:p>
          </table:table-cell>
          <table:table-cell office:value-type="float" office:value="999.332573" calcext:value-type="float">
            <text:p>999.332573</text:p>
          </table:table-cell>
          <table:table-cell office:value-type="float" office:value="7.611521" calcext:value-type="float">
            <text:p>7.611521</text:p>
          </table:table-cell>
          <table:table-cell office:value-type="float" office:value="12.029788" calcext:value-type="float">
            <text:p>12.029788</text:p>
          </table:table-cell>
        </table:table-row>
        <table:table-row table:style-name="ro1">
          <table:table-cell office:value-type="string" calcext:value-type="string">
            <text:p>9/13/2019 18:46:37.709265849</text:p>
          </table:table-cell>
          <table:table-cell office:value-type="float" office:value="68.484181" calcext:value-type="float">
            <text:p>68.484181</text:p>
          </table:table-cell>
          <table:table-cell office:value-type="float" office:value="32.099935" calcext:value-type="float">
            <text:p>32.099935</text:p>
          </table:table-cell>
          <table:table-cell office:value-type="float" office:value="1000.387289" calcext:value-type="float">
            <text:p>1000.387289</text:p>
          </table:table-cell>
          <table:table-cell office:value-type="float" office:value="4.691433" calcext:value-type="float">
            <text:p>4.691433</text:p>
          </table:table-cell>
          <table:table-cell office:value-type="float" office:value="27.260536" calcext:value-type="float">
            <text:p>27.260536</text:p>
          </table:table-cell>
          <table:table-cell office:value-type="float" office:value="538.091488" calcext:value-type="float">
            <text:p>538.091488</text:p>
          </table:table-cell>
          <table:table-cell office:value-type="float" office:value="65.371208" calcext:value-type="float">
            <text:p>65.371208</text:p>
          </table:table-cell>
          <table:table-cell office:value-type="float" office:value="31.99838" calcext:value-type="float">
            <text:p>31.99838</text:p>
          </table:table-cell>
          <table:table-cell office:value-type="float" office:value="999.317119" calcext:value-type="float">
            <text:p>999.317119</text:p>
          </table:table-cell>
          <table:table-cell office:value-type="float" office:value="2.792032" calcext:value-type="float">
            <text:p>2.792032</text:p>
          </table:table-cell>
          <table:table-cell office:value-type="float" office:value="12.030694" calcext:value-type="float">
            <text:p>12.030694</text:p>
          </table:table-cell>
        </table:table-row>
        <table:table-row table:style-name="ro1">
          <table:table-cell office:value-type="string" calcext:value-type="string">
            <text:p>9/13/2019 18:46:38.709265849</text:p>
          </table:table-cell>
          <table:table-cell office:value-type="float" office:value="68.227914" calcext:value-type="float">
            <text:p>68.227914</text:p>
          </table:table-cell>
          <table:table-cell office:value-type="float" office:value="32.098512" calcext:value-type="float">
            <text:p>32.098512</text:p>
          </table:table-cell>
          <table:table-cell office:value-type="float" office:value="998.457558" calcext:value-type="float">
            <text:p>998.457558</text:p>
          </table:table-cell>
          <table:table-cell office:value-type="float" office:value="4.782543" calcext:value-type="float">
            <text:p>4.782543</text:p>
          </table:table-cell>
          <table:table-cell office:value-type="float" office:value="27.280619" calcext:value-type="float">
            <text:p>27.280619</text:p>
          </table:table-cell>
          <table:table-cell office:value-type="float" office:value="538.855036" calcext:value-type="float">
            <text:p>538.855036</text:p>
          </table:table-cell>
          <table:table-cell office:value-type="float" office:value="65.458286" calcext:value-type="float">
            <text:p>65.458286</text:p>
          </table:table-cell>
          <table:table-cell office:value-type="float" office:value="32.036458" calcext:value-type="float">
            <text:p>32.036458</text:p>
          </table:table-cell>
          <table:table-cell office:value-type="float" office:value="999.260345" calcext:value-type="float">
            <text:p>999.260345</text:p>
          </table:table-cell>
          <table:table-cell office:value-type="float" office:value="8.925713" calcext:value-type="float">
            <text:p>8.925713</text:p>
          </table:table-cell>
          <table:table-cell office:value-type="float" office:value="12.030064" calcext:value-type="float">
            <text:p>12.030064</text:p>
          </table:table-cell>
        </table:table-row>
        <table:table-row table:style-name="ro1">
          <table:table-cell office:value-type="string" calcext:value-type="string">
            <text:p>9/13/2019 18:46:39.709265849</text:p>
          </table:table-cell>
          <table:table-cell office:value-type="float" office:value="68.464468" calcext:value-type="float">
            <text:p>68.464468</text:p>
          </table:table-cell>
          <table:table-cell office:value-type="float" office:value="32.094363" calcext:value-type="float">
            <text:p>32.094363</text:p>
          </table:table-cell>
          <table:table-cell office:value-type="float" office:value="1000.744722" calcext:value-type="float">
            <text:p>1000.744722</text:p>
          </table:table-cell>
          <table:table-cell office:value-type="float" office:value="4.870823" calcext:value-type="float">
            <text:p>4.870823</text:p>
          </table:table-cell>
          <table:table-cell office:value-type="float" office:value="27.232208" calcext:value-type="float">
            <text:p>27.232208</text:p>
          </table:table-cell>
          <table:table-cell office:value-type="float" office:value="538.594166" calcext:value-type="float">
            <text:p>538.594166</text:p>
          </table:table-cell>
          <table:table-cell office:value-type="float" office:value="65.329574" calcext:value-type="float">
            <text:p>65.329574</text:p>
          </table:table-cell>
          <table:table-cell office:value-type="float" office:value="31.979288" calcext:value-type="float">
            <text:p>31.979288</text:p>
          </table:table-cell>
          <table:table-cell office:value-type="float" office:value="999.317276" calcext:value-type="float">
            <text:p>999.317276</text:p>
          </table:table-cell>
          <table:table-cell office:value-type="float" office:value="6.770763" calcext:value-type="float">
            <text:p>6.770763</text:p>
          </table:table-cell>
          <table:table-cell office:value-type="float" office:value="12.029564" calcext:value-type="float">
            <text:p>12.029564</text:p>
          </table:table-cell>
        </table:table-row>
        <table:table-row table:style-name="ro1">
          <table:table-cell office:value-type="string" calcext:value-type="string">
            <text:p>9/13/2019 18:46:40.709265849</text:p>
          </table:table-cell>
          <table:table-cell office:value-type="float" office:value="68.563032" calcext:value-type="float">
            <text:p>68.563032</text:p>
          </table:table-cell>
          <table:table-cell office:value-type="float" office:value="32.161626" calcext:value-type="float">
            <text:p>32.161626</text:p>
          </table:table-cell>
          <table:table-cell office:value-type="float" office:value="999.679834" calcext:value-type="float">
            <text:p>999.679834</text:p>
          </table:table-cell>
          <table:table-cell office:value-type="float" office:value="4.531138" calcext:value-type="float">
            <text:p>4.531138</text:p>
          </table:table-cell>
          <table:table-cell office:value-type="float" office:value="27.269027" calcext:value-type="float">
            <text:p>27.269027</text:p>
          </table:table-cell>
          <table:table-cell office:value-type="float" office:value="540.869033" calcext:value-type="float">
            <text:p>540.869033</text:p>
          </table:table-cell>
          <table:table-cell office:value-type="float" office:value="65.441885" calcext:value-type="float">
            <text:p>65.441885</text:p>
          </table:table-cell>
          <table:table-cell office:value-type="float" office:value="31.9659" calcext:value-type="float">
            <text:p>31.9659</text:p>
          </table:table-cell>
          <table:table-cell office:value-type="float" office:value="999.052807" calcext:value-type="float">
            <text:p>999.052807</text:p>
          </table:table-cell>
          <table:table-cell office:value-type="float" office:value="1.241257" calcext:value-type="float">
            <text:p>1.241257</text:p>
          </table:table-cell>
          <table:table-cell office:value-type="float" office:value="12.03214" calcext:value-type="float">
            <text:p>12.03214</text:p>
          </table:table-cell>
        </table:table-row>
        <table:table-row table:style-name="ro1">
          <table:table-cell office:value-type="string" calcext:value-type="string">
            <text:p>9/13/2019 18:46:41.709265849</text:p>
          </table:table-cell>
          <table:table-cell office:value-type="float" office:value="68.293623" calcext:value-type="float">
            <text:p>68.293623</text:p>
          </table:table-cell>
          <table:table-cell office:value-type="float" office:value="32.177891" calcext:value-type="float">
            <text:p>32.177891</text:p>
          </table:table-cell>
          <table:table-cell office:value-type="float" office:value="998.669117" calcext:value-type="float">
            <text:p>998.669117</text:p>
          </table:table-cell>
          <table:table-cell office:value-type="float" office:value="4.557829" calcext:value-type="float">
            <text:p>4.557829</text:p>
          </table:table-cell>
          <table:table-cell office:value-type="float" office:value="27.266782" calcext:value-type="float">
            <text:p>27.266782</text:p>
          </table:table-cell>
          <table:table-cell office:value-type="float" office:value="540.632476" calcext:value-type="float">
            <text:p>540.632476</text:p>
          </table:table-cell>
          <table:table-cell office:value-type="float" office:value="65.312569" calcext:value-type="float">
            <text:p>65.312569</text:p>
          </table:table-cell>
          <table:table-cell office:value-type="float" office:value="31.969117" calcext:value-type="float">
            <text:p>31.969117</text:p>
          </table:table-cell>
          <table:table-cell office:value-type="float" office:value="999.083244" calcext:value-type="float">
            <text:p>999.083244</text:p>
          </table:table-cell>
          <table:table-cell office:value-type="float" office:value="-1.019805" calcext:value-type="float">
            <text:p>-1.019805</text:p>
          </table:table-cell>
          <table:table-cell office:value-type="float" office:value="12.028631" calcext:value-type="float">
            <text:p>12.028631</text:p>
          </table:table-cell>
        </table:table-row>
        <table:table-row table:style-name="ro1">
          <table:table-cell office:value-type="string" calcext:value-type="string">
            <text:p>9/13/2019 18:46:42.709265849</text:p>
          </table:table-cell>
          <table:table-cell office:value-type="float" office:value="68.451326" calcext:value-type="float">
            <text:p>68.451326</text:p>
          </table:table-cell>
          <table:table-cell office:value-type="float" office:value="32.114478" calcext:value-type="float">
            <text:p>32.114478</text:p>
          </table:table-cell>
          <table:table-cell office:value-type="float" office:value="999.393682" calcext:value-type="float">
            <text:p>999.393682</text:p>
          </table:table-cell>
          <table:table-cell office:value-type="float" office:value="4.852813" calcext:value-type="float">
            <text:p>4.852813</text:p>
          </table:table-cell>
          <table:table-cell office:value-type="float" office:value="27.285436" calcext:value-type="float">
            <text:p>27.285436</text:p>
          </table:table-cell>
          <table:table-cell office:value-type="float" office:value="540.765211" calcext:value-type="float">
            <text:p>540.765211</text:p>
          </table:table-cell>
          <table:table-cell office:value-type="float" office:value="65.389921" calcext:value-type="float">
            <text:p>65.389921</text:p>
          </table:table-cell>
          <table:table-cell office:value-type="float" office:value="32.038226" calcext:value-type="float">
            <text:p>32.038226</text:p>
          </table:table-cell>
          <table:table-cell office:value-type="float" office:value="999.32595" calcext:value-type="float">
            <text:p>999.32595</text:p>
          </table:table-cell>
          <table:table-cell office:value-type="float" office:value="8.63594" calcext:value-type="float">
            <text:p>8.63594</text:p>
          </table:table-cell>
          <table:table-cell office:value-type="float" office:value="12.034427" calcext:value-type="float">
            <text:p>12.034427</text:p>
          </table:table-cell>
        </table:table-row>
        <table:table-row table:style-name="ro1">
          <table:table-cell office:value-type="string" calcext:value-type="string">
            <text:p>9/13/2019 18:46:43.709265849</text:p>
          </table:table-cell>
          <table:table-cell office:value-type="float" office:value="68.563032" calcext:value-type="float">
            <text:p>68.563032</text:p>
          </table:table-cell>
          <table:table-cell office:value-type="float" office:value="32.14566" calcext:value-type="float">
            <text:p>32.14566</text:p>
          </table:table-cell>
          <table:table-cell office:value-type="float" office:value="998.840619" calcext:value-type="float">
            <text:p>998.840619</text:p>
          </table:table-cell>
          <table:table-cell office:value-type="float" office:value="4.812138" calcext:value-type="float">
            <text:p>4.812138</text:p>
          </table:table-cell>
          <table:table-cell office:value-type="float" office:value="27.254577" calcext:value-type="float">
            <text:p>27.254577</text:p>
          </table:table-cell>
          <table:table-cell office:value-type="float" office:value="540.157396" calcext:value-type="float">
            <text:p>540.157396</text:p>
          </table:table-cell>
          <table:table-cell office:value-type="float" office:value="65.529253" calcext:value-type="float">
            <text:p>65.529253</text:p>
          </table:table-cell>
          <table:table-cell office:value-type="float" office:value="31.9659" calcext:value-type="float">
            <text:p>31.9659</text:p>
          </table:table-cell>
          <table:table-cell office:value-type="float" office:value="999.328472" calcext:value-type="float">
            <text:p>999.328472</text:p>
          </table:table-cell>
          <table:table-cell office:value-type="float" office:value="3.190537" calcext:value-type="float">
            <text:p>3.190537</text:p>
          </table:table-cell>
          <table:table-cell office:value-type="float" office:value="12.025424" calcext:value-type="float">
            <text:p>12.025424</text:p>
          </table:table-cell>
        </table:table-row>
        <table:table-row table:style-name="ro1">
          <table:table-cell office:value-type="string" calcext:value-type="string">
            <text:p>9/13/2019 18:46:44.709265849</text:p>
          </table:table-cell>
          <table:table-cell office:value-type="float" office:value="68.319907" calcext:value-type="float">
            <text:p>68.319907</text:p>
          </table:table-cell>
          <table:table-cell office:value-type="float" office:value="32.087594" calcext:value-type="float">
            <text:p>32.087594</text:p>
          </table:table-cell>
          <table:table-cell office:value-type="float" office:value="998.738585" calcext:value-type="float">
            <text:p>998.738585</text:p>
          </table:table-cell>
          <table:table-cell office:value-type="float" office:value="4.814897" calcext:value-type="float">
            <text:p>4.814897</text:p>
          </table:table-cell>
          <table:table-cell office:value-type="float" office:value="27.273272" calcext:value-type="float">
            <text:p>27.273272</text:p>
          </table:table-cell>
          <table:table-cell office:value-type="float" office:value="541.590522" calcext:value-type="float">
            <text:p>541.590522</text:p>
          </table:table-cell>
          <table:table-cell office:value-type="float" office:value="65.420464" calcext:value-type="float">
            <text:p>65.420464</text:p>
          </table:table-cell>
          <table:table-cell office:value-type="float" office:value="32.012487" calcext:value-type="float">
            <text:p>32.012487</text:p>
          </table:table-cell>
          <table:table-cell office:value-type="float" office:value="999.02442" calcext:value-type="float">
            <text:p>999.02442</text:p>
          </table:table-cell>
          <table:table-cell office:value-type="float" office:value="7.928545" calcext:value-type="float">
            <text:p>7.928545</text:p>
          </table:table-cell>
          <table:table-cell office:value-type="float" office:value="12.016173" calcext:value-type="float">
            <text:p>12.016173</text:p>
          </table:table-cell>
        </table:table-row>
        <table:table-row table:style-name="ro1">
          <table:table-cell office:value-type="string" calcext:value-type="string">
            <text:p>9/13/2019 18:46:45.709265849</text:p>
          </table:table-cell>
          <table:table-cell office:value-type="float" office:value="68.451326" calcext:value-type="float">
            <text:p>68.451326</text:p>
          </table:table-cell>
          <table:table-cell office:value-type="float" office:value="32.194006" calcext:value-type="float">
            <text:p>32.194006</text:p>
          </table:table-cell>
          <table:table-cell office:value-type="float" office:value="999.701203" calcext:value-type="float">
            <text:p>999.701203</text:p>
          </table:table-cell>
          <table:table-cell office:value-type="float" office:value="4.621811" calcext:value-type="float">
            <text:p>4.621811</text:p>
          </table:table-cell>
          <table:table-cell office:value-type="float" office:value="27.273558" calcext:value-type="float">
            <text:p>27.273558</text:p>
          </table:table-cell>
          <table:table-cell office:value-type="float" office:value="541.778451" calcext:value-type="float">
            <text:p>541.778451</text:p>
          </table:table-cell>
          <table:table-cell office:value-type="float" office:value="65.49419" calcext:value-type="float">
            <text:p>65.49419</text:p>
          </table:table-cell>
          <table:table-cell office:value-type="float" office:value="31.946184" calcext:value-type="float">
            <text:p>31.946184</text:p>
          </table:table-cell>
          <table:table-cell office:value-type="float" office:value="999.052807" calcext:value-type="float">
            <text:p>999.052807</text:p>
          </table:table-cell>
          <table:table-cell office:value-type="float" office:value="1.959137" calcext:value-type="float">
            <text:p>1.959137</text:p>
          </table:table-cell>
          <table:table-cell office:value-type="float" office:value="12.038698" calcext:value-type="float">
            <text:p>12.038698</text:p>
          </table:table-cell>
        </table:table-row>
        <table:table-row table:style-name="ro1">
          <table:table-cell office:value-type="string" calcext:value-type="string">
            <text:p>9/13/2019 18:46:46.709265849</text:p>
          </table:table-cell>
          <table:table-cell office:value-type="float" office:value="68.510465" calcext:value-type="float">
            <text:p>68.510465</text:p>
          </table:table-cell>
          <table:table-cell office:value-type="float" office:value="32.2468" calcext:value-type="float">
            <text:p>32.2468</text:p>
          </table:table-cell>
          <table:table-cell office:value-type="float" office:value="998.0771" calcext:value-type="float">
            <text:p>998.0771</text:p>
          </table:table-cell>
          <table:table-cell office:value-type="float" office:value="4.749593" calcext:value-type="float">
            <text:p>4.749593</text:p>
          </table:table-cell>
          <table:table-cell office:value-type="float" office:value="27.270455" calcext:value-type="float">
            <text:p>27.270455</text:p>
          </table:table-cell>
          <table:table-cell office:value-type="float" office:value="542.840318" calcext:value-type="float">
            <text:p>542.840318</text:p>
          </table:table-cell>
          <table:table-cell office:value-type="float" office:value="65.328523" calcext:value-type="float">
            <text:p>65.328523</text:p>
          </table:table-cell>
          <table:table-cell office:value-type="float" office:value="31.969012" calcext:value-type="float">
            <text:p>31.969012</text:p>
          </table:table-cell>
          <table:table-cell office:value-type="float" office:value="998.937052" calcext:value-type="float">
            <text:p>998.937052</text:p>
          </table:table-cell>
          <table:table-cell office:value-type="float" office:value="3.04434" calcext:value-type="float">
            <text:p>3.04434</text:p>
          </table:table-cell>
          <table:table-cell office:value-type="float" office:value="12.008616" calcext:value-type="float">
            <text:p>12.008616</text:p>
          </table:table-cell>
        </table:table-row>
        <table:table-row table:style-name="ro1">
          <table:table-cell office:value-type="string" calcext:value-type="string">
            <text:p>9/13/2019 18:46:47.709265849</text:p>
          </table:table-cell>
          <table:table-cell office:value-type="float" office:value="68.418471" calcext:value-type="float">
            <text:p>68.418471</text:p>
          </table:table-cell>
          <table:table-cell office:value-type="float" office:value="32.193482" calcext:value-type="float">
            <text:p>32.193482</text:p>
          </table:table-cell>
          <table:table-cell office:value-type="float" office:value="999.486569" calcext:value-type="float">
            <text:p>999.486569</text:p>
          </table:table-cell>
          <table:table-cell office:value-type="float" office:value="4.719491" calcext:value-type="float">
            <text:p>4.719491</text:p>
          </table:table-cell>
          <table:table-cell office:value-type="float" office:value="27.277231" calcext:value-type="float">
            <text:p>27.277231</text:p>
          </table:table-cell>
          <table:table-cell office:value-type="float" office:value="541.807364" calcext:value-type="float">
            <text:p>541.807364</text:p>
          </table:table-cell>
          <table:table-cell office:value-type="float" office:value="65.465461" calcext:value-type="float">
            <text:p>65.465461</text:p>
          </table:table-cell>
          <table:table-cell office:value-type="float" office:value="31.955317" calcext:value-type="float">
            <text:p>31.955317</text:p>
          </table:table-cell>
          <table:table-cell office:value-type="float" office:value="999.041768" calcext:value-type="float">
            <text:p>999.041768</text:p>
          </table:table-cell>
          <table:table-cell office:value-type="float" office:value="1.054974" calcext:value-type="float">
            <text:p>1.054974</text:p>
          </table:table-cell>
          <table:table-cell office:value-type="float" office:value="12.035136" calcext:value-type="float">
            <text:p>12.035136</text:p>
          </table:table-cell>
        </table:table-row>
        <table:table-row table:style-name="ro1">
          <table:table-cell office:value-type="string" calcext:value-type="string">
            <text:p>9/13/2019 18:46:48.709265849</text:p>
          </table:table-cell>
          <table:table-cell office:value-type="float" office:value="68.543319" calcext:value-type="float">
            <text:p>68.543319</text:p>
          </table:table-cell>
          <table:table-cell office:value-type="float" office:value="32.147083" calcext:value-type="float">
            <text:p>32.147083</text:p>
          </table:table-cell>
          <table:table-cell office:value-type="float" office:value="998.625196" calcext:value-type="float">
            <text:p>998.625196</text:p>
          </table:table-cell>
          <table:table-cell office:value-type="float" office:value="4.82289" calcext:value-type="float">
            <text:p>4.82289</text:p>
          </table:table-cell>
          <table:table-cell office:value-type="float" office:value="27.276129" calcext:value-type="float">
            <text:p>27.276129</text:p>
          </table:table-cell>
          <table:table-cell office:value-type="float" office:value="540.991905" calcext:value-type="float">
            <text:p>540.991905</text:p>
          </table:table-cell>
          <table:table-cell office:value-type="float" office:value="65.391867" calcext:value-type="float">
            <text:p>65.391867</text:p>
          </table:table-cell>
          <table:table-cell office:value-type="float" office:value="31.96082" calcext:value-type="float">
            <text:p>31.96082</text:p>
          </table:table-cell>
          <table:table-cell office:value-type="float" office:value="999.448328" calcext:value-type="float">
            <text:p>999.448328</text:p>
          </table:table-cell>
          <table:table-cell office:value-type="float" office:value="0.616383" calcext:value-type="float">
            <text:p>0.616383</text:p>
          </table:table-cell>
          <table:table-cell office:value-type="float" office:value="11.993503" calcext:value-type="float">
            <text:p>11.993503</text:p>
          </table:table-cell>
        </table:table-row>
        <table:table-row table:style-name="ro1">
          <table:table-cell office:value-type="string" calcext:value-type="string">
            <text:p>9/13/2019 18:46:49.709265849</text:p>
          </table:table-cell>
          <table:table-cell office:value-type="float" office:value="68.497323" calcext:value-type="float">
            <text:p>68.497323</text:p>
          </table:table-cell>
          <table:table-cell office:value-type="float" office:value="32.183462" calcext:value-type="float">
            <text:p>32.183462</text:p>
          </table:table-cell>
          <table:table-cell office:value-type="float" office:value="999.915836" calcext:value-type="float">
            <text:p>999.915836</text:p>
          </table:table-cell>
          <table:table-cell office:value-type="float" office:value="4.613649" calcext:value-type="float">
            <text:p>4.613649</text:p>
          </table:table-cell>
          <table:table-cell office:value-type="float" office:value="27.283477" calcext:value-type="float">
            <text:p>27.283477</text:p>
          </table:table-cell>
          <table:table-cell office:value-type="float" office:value="542.426347" calcext:value-type="float">
            <text:p>542.426347</text:p>
          </table:table-cell>
          <table:table-cell office:value-type="float" office:value="65.172476" calcext:value-type="float">
            <text:p>65.172476</text:p>
          </table:table-cell>
          <table:table-cell office:value-type="float" office:value="31.942554" calcext:value-type="float">
            <text:p>31.942554</text:p>
          </table:table-cell>
          <table:table-cell office:value-type="float" office:value="999.127085" calcext:value-type="float">
            <text:p>999.127085</text:p>
          </table:table-cell>
          <table:table-cell office:value-type="float" office:value="1.424919" calcext:value-type="float">
            <text:p>1.424919</text:p>
          </table:table-cell>
          <table:table-cell office:value-type="float" office:value="12.038803" calcext:value-type="float">
            <text:p>12.038803</text:p>
          </table:table-cell>
        </table:table-row>
        <table:table-row table:style-name="ro1">
          <table:table-cell office:value-type="string" calcext:value-type="string">
            <text:p>9/13/2019 18:46:50.709265849</text:p>
          </table:table-cell>
          <table:table-cell office:value-type="float" office:value="68.484181" calcext:value-type="float">
            <text:p>68.484181</text:p>
          </table:table-cell>
          <table:table-cell office:value-type="float" office:value="32.094288" calcext:value-type="float">
            <text:p>32.094288</text:p>
          </table:table-cell>
          <table:table-cell office:value-type="float" office:value="999.593728" calcext:value-type="float">
            <text:p>999.593728</text:p>
          </table:table-cell>
          <table:table-cell office:value-type="float" office:value="4.52568" calcext:value-type="float">
            <text:p>4.52568</text:p>
          </table:table-cell>
          <table:table-cell office:value-type="float" office:value="27.252005" calcext:value-type="float">
            <text:p>27.252005</text:p>
          </table:table-cell>
          <table:table-cell office:value-type="float" office:value="540.594364" calcext:value-type="float">
            <text:p>540.594364</text:p>
          </table:table-cell>
          <table:table-cell office:value-type="float" office:value="65.341717" calcext:value-type="float">
            <text:p>65.341717</text:p>
          </table:table-cell>
          <table:table-cell office:value-type="float" office:value="31.98095" calcext:value-type="float">
            <text:p>31.98095</text:p>
          </table:table-cell>
          <table:table-cell office:value-type="float" office:value="999.334467" calcext:value-type="float">
            <text:p>999.334467</text:p>
          </table:table-cell>
          <table:table-cell office:value-type="float" office:value="7.117388" calcext:value-type="float">
            <text:p>7.117388</text:p>
          </table:table-cell>
          <table:table-cell office:value-type="float" office:value="12.010246" calcext:value-type="float">
            <text:p>12.010246</text:p>
          </table:table-cell>
        </table:table-row>
        <table:table-row table:style-name="ro1">
          <table:table-cell office:value-type="string" calcext:value-type="string">
            <text:p>9/13/2019 18:46:51.709265849</text:p>
          </table:table-cell>
          <table:table-cell office:value-type="float" office:value="68.694451" calcext:value-type="float">
            <text:p>68.694451</text:p>
          </table:table-cell>
          <table:table-cell office:value-type="float" office:value="32.161326" calcext:value-type="float">
            <text:p>32.161326</text:p>
          </table:table-cell>
          <table:table-cell office:value-type="float" office:value="999.246309" calcext:value-type="float">
            <text:p>999.246309</text:p>
          </table:table-cell>
          <table:table-cell office:value-type="float" office:value="4.575774" calcext:value-type="float">
            <text:p>4.575774</text:p>
          </table:table-cell>
          <table:table-cell office:value-type="float" office:value="27.275803" calcext:value-type="float">
            <text:p>27.275803</text:p>
          </table:table-cell>
          <table:table-cell office:value-type="float" office:value="541.55964" calcext:value-type="float">
            <text:p>541.55964</text:p>
          </table:table-cell>
          <table:table-cell office:value-type="float" office:value="65.449455" calcext:value-type="float">
            <text:p>65.449455</text:p>
          </table:table-cell>
          <table:table-cell office:value-type="float" office:value="31.953761" calcext:value-type="float">
            <text:p>31.953761</text:p>
          </table:table-cell>
          <table:table-cell office:value-type="float" office:value="999.035144" calcext:value-type="float">
            <text:p>999.035144</text:p>
          </table:table-cell>
          <table:table-cell office:value-type="float" office:value="3.599257" calcext:value-type="float">
            <text:p>3.599257</text:p>
          </table:table-cell>
          <table:table-cell office:value-type="float" office:value="12.034926" calcext:value-type="float">
            <text:p>12.034926</text:p>
          </table:table-cell>
        </table:table-row>
        <table:table-row table:style-name="ro1">
          <table:table-cell office:value-type="string" calcext:value-type="string">
            <text:p>9/13/2019 18:46:52.709265849</text:p>
          </table:table-cell>
          <table:table-cell office:value-type="float" office:value="68.517036" calcext:value-type="float">
            <text:p>68.517036</text:p>
          </table:table-cell>
          <table:table-cell office:value-type="float" office:value="32.125097" calcext:value-type="float">
            <text:p>32.125097</text:p>
          </table:table-cell>
          <table:table-cell office:value-type="float" office:value="1000.085682" calcext:value-type="float">
            <text:p>1000.085682</text:p>
          </table:table-cell>
          <table:table-cell office:value-type="float" office:value="4.745375" calcext:value-type="float">
            <text:p>4.745375</text:p>
          </table:table-cell>
          <table:table-cell office:value-type="float" office:value="27.287722" calcext:value-type="float">
            <text:p>27.287722</text:p>
          </table:table-cell>
          <table:table-cell office:value-type="float" office:value="541.290887" calcext:value-type="float">
            <text:p>541.290887</text:p>
          </table:table-cell>
          <table:table-cell office:value-type="float" office:value="65.244257" calcext:value-type="float">
            <text:p>65.244257</text:p>
          </table:table-cell>
          <table:table-cell office:value-type="float" office:value="32.021102" calcext:value-type="float">
            <text:p>32.021102</text:p>
          </table:table-cell>
          <table:table-cell office:value-type="float" office:value="999.322006" calcext:value-type="float">
            <text:p>999.322006</text:p>
          </table:table-cell>
          <table:table-cell office:value-type="float" office:value="7.085166" calcext:value-type="float">
            <text:p>7.085166</text:p>
          </table:table-cell>
          <table:table-cell office:value-type="float" office:value="12.028565" calcext:value-type="float">
            <text:p>12.028565</text:p>
          </table:table-cell>
        </table:table-row>
        <table:table-row table:style-name="ro1">
          <table:table-cell office:value-type="string" calcext:value-type="string">
            <text:p>9/13/2019 18:46:53.709265849</text:p>
          </table:table-cell>
          <table:table-cell office:value-type="float" office:value="68.648455" calcext:value-type="float">
            <text:p>68.648455</text:p>
          </table:table-cell>
          <table:table-cell office:value-type="float" office:value="32.120049" calcext:value-type="float">
            <text:p>32.120049</text:p>
          </table:table-cell>
          <table:table-cell office:value-type="float" office:value="998.894947" calcext:value-type="float">
            <text:p>998.894947</text:p>
          </table:table-cell>
          <table:table-cell office:value-type="float" office:value="4.727676" calcext:value-type="float">
            <text:p>4.727676</text:p>
          </table:table-cell>
          <table:table-cell office:value-type="float" office:value="27.2996" calcext:value-type="float">
            <text:p>27.2996</text:p>
          </table:table-cell>
          <table:table-cell office:value-type="float" office:value="541.455819" calcext:value-type="float">
            <text:p>541.455819</text:p>
          </table:table-cell>
          <table:table-cell office:value-type="float" office:value="65.392734" calcext:value-type="float">
            <text:p>65.392734</text:p>
          </table:table-cell>
          <table:table-cell office:value-type="float" office:value="32.025357" calcext:value-type="float">
            <text:p>32.025357</text:p>
          </table:table-cell>
          <table:table-cell office:value-type="float" office:value="999.310495" calcext:value-type="float">
            <text:p>999.310495</text:p>
          </table:table-cell>
          <table:table-cell office:value-type="float" office:value="7.903915" calcext:value-type="float">
            <text:p>7.903915</text:p>
          </table:table-cell>
          <table:table-cell office:value-type="float" office:value="12.02687" calcext:value-type="float">
            <text:p>12.02687</text:p>
          </table:table-cell>
        </table:table-row>
        <table:table-row table:style-name="ro1">
          <table:table-cell office:value-type="string" calcext:value-type="string">
            <text:p>9/13/2019 18:46:54.709265849</text:p>
          </table:table-cell>
          <table:table-cell office:value-type="float" office:value="68.779873" calcext:value-type="float">
            <text:p>68.779873</text:p>
          </table:table-cell>
          <table:table-cell office:value-type="float" office:value="32.140838" calcext:value-type="float">
            <text:p>32.140838</text:p>
          </table:table-cell>
          <table:table-cell office:value-type="float" office:value="999.219578" calcext:value-type="float">
            <text:p>999.219578</text:p>
          </table:table-cell>
          <table:table-cell office:value-type="float" office:value="4.680891" calcext:value-type="float">
            <text:p>4.680891</text:p>
          </table:table-cell>
          <table:table-cell office:value-type="float" office:value="27.313478" calcext:value-type="float">
            <text:p>27.313478</text:p>
          </table:table-cell>
          <table:table-cell office:value-type="float" office:value="542.549883" calcext:value-type="float">
            <text:p>542.549883</text:p>
          </table:table-cell>
          <table:table-cell office:value-type="float" office:value="65.430294" calcext:value-type="float">
            <text:p>65.430294</text:p>
          </table:table-cell>
          <table:table-cell office:value-type="float" office:value="31.992051" calcext:value-type="float">
            <text:p>31.992051</text:p>
          </table:table-cell>
          <table:table-cell office:value-type="float" office:value="998.991303" calcext:value-type="float">
            <text:p>998.991303</text:p>
          </table:table-cell>
          <table:table-cell office:value-type="float" office:value="5.767042" calcext:value-type="float">
            <text:p>5.767042</text:p>
          </table:table-cell>
          <table:table-cell office:value-type="float" office:value="12.040616" calcext:value-type="float">
            <text:p>12.040616</text:p>
          </table:table-cell>
        </table:table-row>
        <table:table-row table:style-name="ro1">
          <table:table-cell office:value-type="string" calcext:value-type="string">
            <text:p>9/13/2019 18:46:55.709265849</text:p>
          </table:table-cell>
          <table:table-cell office:value-type="float" office:value="68.589316" calcext:value-type="float">
            <text:p>68.589316</text:p>
          </table:table-cell>
          <table:table-cell office:value-type="float" office:value="32.16185" calcext:value-type="float">
            <text:p>32.16185</text:p>
          </table:table-cell>
          <table:table-cell office:value-type="float" office:value="999.271227" calcext:value-type="float">
            <text:p>999.271227</text:p>
          </table:table-cell>
          <table:table-cell office:value-type="float" office:value="4.782042" calcext:value-type="float">
            <text:p>4.782042</text:p>
          </table:table-cell>
          <table:table-cell office:value-type="float" office:value="27.289395" calcext:value-type="float">
            <text:p>27.289395</text:p>
          </table:table-cell>
          <table:table-cell office:value-type="float" office:value="542.57288" calcext:value-type="float">
            <text:p>542.57288</text:p>
          </table:table-cell>
          <table:table-cell office:value-type="float" office:value="65.382798" calcext:value-type="float">
            <text:p>65.382798</text:p>
          </table:table-cell>
          <table:table-cell office:value-type="float" office:value="32.003566" calcext:value-type="float">
            <text:p>32.003566</text:p>
          </table:table-cell>
          <table:table-cell office:value-type="float" office:value="999.50573" calcext:value-type="float">
            <text:p>999.50573</text:p>
          </table:table-cell>
          <table:table-cell office:value-type="float" office:value="6.161616" calcext:value-type="float">
            <text:p>6.161616</text:p>
          </table:table-cell>
          <table:table-cell office:value-type="float" office:value="12.020378" calcext:value-type="float">
            <text:p>12.020378</text:p>
          </table:table-cell>
        </table:table-row>
        <table:table-row table:style-name="ro1">
          <table:table-cell office:value-type="string" calcext:value-type="string">
            <text:p>9/13/2019 18:46:56.709265849</text:p>
          </table:table-cell>
          <table:table-cell office:value-type="float" office:value="68.720735" calcext:value-type="float">
            <text:p>68.720735</text:p>
          </table:table-cell>
          <table:table-cell office:value-type="float" office:value="32.257119" calcext:value-type="float">
            <text:p>32.257119</text:p>
          </table:table-cell>
          <table:table-cell office:value-type="float" office:value="998.243714" calcext:value-type="float">
            <text:p>998.243714</text:p>
          </table:table-cell>
          <table:table-cell office:value-type="float" office:value="4.445927" calcext:value-type="float">
            <text:p>4.445927</text:p>
          </table:table-cell>
          <table:table-cell office:value-type="float" office:value="27.449486" calcext:value-type="float">
            <text:p>27.449486</text:p>
          </table:table-cell>
          <table:table-cell office:value-type="float" office:value="542.674071" calcext:value-type="float">
            <text:p>542.674071</text:p>
          </table:table-cell>
          <table:table-cell office:value-type="float" office:value="65.561713" calcext:value-type="float">
            <text:p>65.561713</text:p>
          </table:table-cell>
          <table:table-cell office:value-type="float" office:value="32.073087" calcext:value-type="float">
            <text:p>32.073087</text:p>
          </table:table-cell>
          <table:table-cell office:value-type="float" office:value="999.282109" calcext:value-type="float">
            <text:p>999.282109</text:p>
          </table:table-cell>
          <table:table-cell office:value-type="float" office:value="9.581499" calcext:value-type="float">
            <text:p>9.581499</text:p>
          </table:table-cell>
          <table:table-cell office:value-type="float" office:value="11.997261" calcext:value-type="float">
            <text:p>11.997261</text:p>
          </table:table-cell>
        </table:table-row>
        <table:table-row table:style-name="ro1">
          <table:table-cell office:value-type="string" calcext:value-type="string">
            <text:p>9/13/2019 18:46:57.709265849</text:p>
          </table:table-cell>
          <table:table-cell office:value-type="float" office:value="68.490752" calcext:value-type="float">
            <text:p>68.490752</text:p>
          </table:table-cell>
          <table:table-cell office:value-type="float" office:value="32.172469" calcext:value-type="float">
            <text:p>32.172469</text:p>
          </table:table-cell>
          <table:table-cell office:value-type="float" office:value="999.039403" calcext:value-type="float">
            <text:p>999.039403</text:p>
          </table:table-cell>
          <table:table-cell office:value-type="float" office:value="4.653307" calcext:value-type="float">
            <text:p>4.653307</text:p>
          </table:table-cell>
          <table:table-cell office:value-type="float" office:value="27.272129" calcext:value-type="float">
            <text:p>27.272129</text:p>
          </table:table-cell>
          <table:table-cell office:value-type="float" office:value="544.739978" calcext:value-type="float">
            <text:p>544.739978</text:p>
          </table:table-cell>
          <table:table-cell office:value-type="float" office:value="65.299479" calcext:value-type="float">
            <text:p>65.299479</text:p>
          </table:table-cell>
          <table:table-cell office:value-type="float" office:value="31.964344" calcext:value-type="float">
            <text:p>31.964344</text:p>
          </table:table-cell>
          <table:table-cell office:value-type="float" office:value="999.055801" calcext:value-type="float">
            <text:p>999.055801</text:p>
          </table:table-cell>
          <table:table-cell office:value-type="float" office:value="0.599617" calcext:value-type="float">
            <text:p>0.599617</text:p>
          </table:table-cell>
          <table:table-cell office:value-type="float" office:value="12.029196" calcext:value-type="float">
            <text:p>12.029196</text:p>
          </table:table-cell>
        </table:table-row>
        <table:table-row table:style-name="ro1">
          <table:table-cell office:value-type="string" calcext:value-type="string">
            <text:p>9/13/2019 18:46:58.709265849</text:p>
          </table:table-cell>
          <table:table-cell office:value-type="float" office:value="68.779873" calcext:value-type="float">
            <text:p>68.779873</text:p>
          </table:table-cell>
          <table:table-cell office:value-type="float" office:value="32.151756" calcext:value-type="float">
            <text:p>32.151756</text:p>
          </table:table-cell>
          <table:table-cell office:value-type="float" office:value="999.048629" calcext:value-type="float">
            <text:p>999.048629</text:p>
          </table:table-cell>
          <table:table-cell office:value-type="float" office:value="4.581943" calcext:value-type="float">
            <text:p>4.581943</text:p>
          </table:table-cell>
          <table:table-cell office:value-type="float" office:value="27.32654" calcext:value-type="float">
            <text:p>27.32654</text:p>
          </table:table-cell>
          <table:table-cell office:value-type="float" office:value="545.942463" calcext:value-type="float">
            <text:p>545.942463</text:p>
          </table:table-cell>
          <table:table-cell office:value-type="float" office:value="65.487934" calcext:value-type="float">
            <text:p>65.487934</text:p>
          </table:table-cell>
          <table:table-cell office:value-type="float" office:value="31.983437" calcext:value-type="float">
            <text:p>31.983437</text:p>
          </table:table-cell>
          <table:table-cell office:value-type="float" office:value="999.31554" calcext:value-type="float">
            <text:p>999.31554</text:p>
          </table:table-cell>
          <table:table-cell office:value-type="float" office:value="6.472087" calcext:value-type="float">
            <text:p>6.472087</text:p>
          </table:table-cell>
          <table:table-cell office:value-type="float" office:value="12.038527" calcext:value-type="float">
            <text:p>12.038527</text:p>
          </table:table-cell>
        </table:table-row>
        <table:table-row table:style-name="ro1">
          <table:table-cell office:value-type="string" calcext:value-type="string">
            <text:p>9/13/2019 18:46:59.709265849</text:p>
          </table:table-cell>
          <table:table-cell office:value-type="float" office:value="68.431613" calcext:value-type="float">
            <text:p>68.431613</text:p>
          </table:table-cell>
          <table:table-cell office:value-type="float" office:value="32.226311" calcext:value-type="float">
            <text:p>32.226311</text:p>
          </table:table-cell>
          <table:table-cell office:value-type="float" office:value="999.33541" calcext:value-type="float">
            <text:p>999.33541</text:p>
          </table:table-cell>
          <table:table-cell office:value-type="float" office:value="4.673309" calcext:value-type="float">
            <text:p>4.673309</text:p>
          </table:table-cell>
          <table:table-cell office:value-type="float" office:value="27.202737" calcext:value-type="float">
            <text:p>27.202737</text:p>
          </table:table-cell>
          <table:table-cell office:value-type="float" office:value="545.588287" calcext:value-type="float">
            <text:p>545.588287</text:p>
          </table:table-cell>
          <table:table-cell office:value-type="float" office:value="65.514507" calcext:value-type="float">
            <text:p>65.514507</text:p>
          </table:table-cell>
          <table:table-cell office:value-type="float" office:value="31.967668" calcext:value-type="float">
            <text:p>31.967668</text:p>
          </table:table-cell>
          <table:table-cell office:value-type="float" office:value="999.039246" calcext:value-type="float">
            <text:p>999.039246</text:p>
          </table:table-cell>
          <table:table-cell office:value-type="float" office:value="3.119269" calcext:value-type="float">
            <text:p>3.119269</text:p>
          </table:table-cell>
          <table:table-cell office:value-type="float" office:value="12.008156" calcext:value-type="float">
            <text:p>12.008156</text:p>
          </table:table-cell>
        </table:table-row>
        <table:table-row table:style-name="ro1">
          <table:table-cell office:value-type="string" calcext:value-type="string">
            <text:p>9/13/2019 18:47:00.709265849</text:p>
          </table:table-cell>
          <table:table-cell office:value-type="float" office:value="68.714164" calcext:value-type="float">
            <text:p>68.714164</text:p>
          </table:table-cell>
          <table:table-cell office:value-type="float" office:value="32.159123" calcext:value-type="float">
            <text:p>32.159123</text:p>
          </table:table-cell>
          <table:table-cell office:value-type="float" office:value="1000.087418" calcext:value-type="float">
            <text:p>1000.087418</text:p>
          </table:table-cell>
          <table:table-cell office:value-type="float" office:value="4.679054" calcext:value-type="float">
            <text:p>4.679054</text:p>
          </table:table-cell>
          <table:table-cell office:value-type="float" office:value="27.223432" calcext:value-type="float">
            <text:p>27.223432</text:p>
          </table:table-cell>
          <table:table-cell office:value-type="float" office:value="546.650154" calcext:value-type="float">
            <text:p>546.650154</text:p>
          </table:table-cell>
          <table:table-cell office:value-type="float" office:value="65.462254" calcext:value-type="float">
            <text:p>65.462254</text:p>
          </table:table-cell>
          <table:table-cell office:value-type="float" office:value="31.960408" calcext:value-type="float">
            <text:p>31.960408</text:p>
          </table:table-cell>
          <table:table-cell office:value-type="float" office:value="998.998241" calcext:value-type="float">
            <text:p>998.998241</text:p>
          </table:table-cell>
          <table:table-cell office:value-type="float" office:value="-0.594319" calcext:value-type="float">
            <text:p>-0.594319</text:p>
          </table:table-cell>
          <table:table-cell office:value-type="float" office:value="12.005922" calcext:value-type="float">
            <text:p>12.005922</text:p>
          </table:table-cell>
        </table:table-row>
        <table:table-row table:style-name="ro1">
          <table:table-cell office:value-type="string" calcext:value-type="string">
            <text:p>9/13/2019 18:47:01.709265849</text:p>
          </table:table-cell>
          <table:table-cell office:value-type="float" office:value="68.523607" calcext:value-type="float">
            <text:p>68.523607</text:p>
          </table:table-cell>
          <table:table-cell office:value-type="float" office:value="32.198829" calcext:value-type="float">
            <text:p>32.198829</text:p>
          </table:table-cell>
          <table:table-cell office:value-type="float" office:value="999.630631" calcext:value-type="float">
            <text:p>999.630631</text:p>
          </table:table-cell>
          <table:table-cell office:value-type="float" office:value="4.605907" calcext:value-type="float">
            <text:p>4.605907</text:p>
          </table:table-cell>
          <table:table-cell office:value-type="float" office:value="27.31605" calcext:value-type="float">
            <text:p>27.31605</text:p>
          </table:table-cell>
          <table:table-cell office:value-type="float" office:value="547.90455" calcext:value-type="float">
            <text:p>547.90455</text:p>
          </table:table-cell>
          <table:table-cell office:value-type="float" office:value="65.57249" calcext:value-type="float">
            <text:p>65.57249</text:p>
          </table:table-cell>
          <table:table-cell office:value-type="float" office:value="31.940998" calcext:value-type="float">
            <text:p>31.940998</text:p>
          </table:table-cell>
          <table:table-cell office:value-type="float" office:value="999.12267" calcext:value-type="float">
            <text:p>999.12267</text:p>
          </table:table-cell>
          <table:table-cell office:value-type="float" office:value="4.524117" calcext:value-type="float">
            <text:p>4.524117</text:p>
          </table:table-cell>
          <table:table-cell office:value-type="float" office:value="12.042404" calcext:value-type="float">
            <text:p>12.042404</text:p>
          </table:table-cell>
        </table:table-row>
        <table:table-row table:style-name="ro1">
          <table:table-cell office:value-type="string" calcext:value-type="string">
            <text:p>9/13/2019 18:47:02.709265849</text:p>
          </table:table-cell>
          <table:table-cell office:value-type="float" office:value="68.865296" calcext:value-type="float">
            <text:p>68.865296</text:p>
          </table:table-cell>
          <table:table-cell office:value-type="float" office:value="32.173143" calcext:value-type="float">
            <text:p>32.173143</text:p>
          </table:table-cell>
          <table:table-cell office:value-type="float" office:value="1000.462671" calcext:value-type="float">
            <text:p>1000.462671</text:p>
          </table:table-cell>
          <table:table-cell office:value-type="float" office:value="5.59848" calcext:value-type="float">
            <text:p>5.59848</text:p>
          </table:table-cell>
          <table:table-cell office:value-type="float" office:value="27.505286" calcext:value-type="float">
            <text:p>27.505286</text:p>
          </table:table-cell>
          <table:table-cell office:value-type="float" office:value="552.468081" calcext:value-type="float">
            <text:p>552.468081</text:p>
          </table:table-cell>
          <table:table-cell office:value-type="float" office:value="65.554642" calcext:value-type="float">
            <text:p>65.554642</text:p>
          </table:table-cell>
          <table:table-cell office:value-type="float" office:value="32.112932" calcext:value-type="float">
            <text:p>32.112932</text:p>
          </table:table-cell>
          <table:table-cell office:value-type="float" office:value="999.704595" calcext:value-type="float">
            <text:p>999.704595</text:p>
          </table:table-cell>
          <table:table-cell office:value-type="float" office:value="6.689281" calcext:value-type="float">
            <text:p>6.689281</text:p>
          </table:table-cell>
          <table:table-cell office:value-type="float" office:value="12.013308" calcext:value-type="float">
            <text:p>12.013308</text:p>
          </table:table-cell>
        </table:table-row>
        <table:table-row table:style-name="ro1">
          <table:table-cell office:value-type="string" calcext:value-type="string">
            <text:p>9/13/2019 18:47:03.709265849</text:p>
          </table:table-cell>
          <table:table-cell office:value-type="float" office:value="68.595887" calcext:value-type="float">
            <text:p>68.595887</text:p>
          </table:table-cell>
          <table:table-cell office:value-type="float" office:value="32.125695" calcext:value-type="float">
            <text:p>32.125695</text:p>
          </table:table-cell>
          <table:table-cell office:value-type="float" office:value="999.483178" calcext:value-type="float">
            <text:p>999.483178</text:p>
          </table:table-cell>
          <table:table-cell office:value-type="float" office:value="4.716401" calcext:value-type="float">
            <text:p>4.716401</text:p>
          </table:table-cell>
          <table:table-cell office:value-type="float" office:value="27.242658" calcext:value-type="float">
            <text:p>27.242658</text:p>
          </table:table-cell>
          <table:table-cell office:value-type="float" office:value="547.97288" calcext:value-type="float">
            <text:p>547.97288</text:p>
          </table:table-cell>
          <table:table-cell office:value-type="float" office:value="65.614675" calcext:value-type="float">
            <text:p>65.614675</text:p>
          </table:table-cell>
          <table:table-cell office:value-type="float" office:value="31.951793" calcext:value-type="float">
            <text:p>31.951793</text:p>
          </table:table-cell>
          <table:table-cell office:value-type="float" office:value="999.433502" calcext:value-type="float">
            <text:p>999.433502</text:p>
          </table:table-cell>
          <table:table-cell office:value-type="float" office:value="2.335363" calcext:value-type="float">
            <text:p>2.335363</text:p>
          </table:table-cell>
          <table:table-cell office:value-type="float" office:value="12.013071" calcext:value-type="float">
            <text:p>12.013071</text:p>
          </table:table-cell>
        </table:table-row>
        <table:table-row table:style-name="ro1">
          <table:table-cell office:value-type="string" calcext:value-type="string">
            <text:p>9/13/2019 18:47:04.709265849</text:p>
          </table:table-cell>
          <table:table-cell office:value-type="float" office:value="69.022999" calcext:value-type="float">
            <text:p>69.022999</text:p>
          </table:table-cell>
          <table:table-cell office:value-type="float" office:value="32.264262" calcext:value-type="float">
            <text:p>32.264262</text:p>
          </table:table-cell>
          <table:table-cell office:value-type="float" office:value="999.945642" calcext:value-type="float">
            <text:p>999.945642</text:p>
          </table:table-cell>
          <table:table-cell office:value-type="float" office:value="5.048019" calcext:value-type="float">
            <text:p>5.048019</text:p>
          </table:table-cell>
          <table:table-cell office:value-type="float" office:value="27.318703" calcext:value-type="float">
            <text:p>27.318703</text:p>
          </table:table-cell>
          <table:table-cell office:value-type="float" office:value="550.049303" calcext:value-type="float">
            <text:p>550.049303</text:p>
          </table:table-cell>
          <table:table-cell office:value-type="float" office:value="65.657964" calcext:value-type="float">
            <text:p>65.657964</text:p>
          </table:table-cell>
          <table:table-cell office:value-type="float" office:value="32.112826" calcext:value-type="float">
            <text:p>32.112826</text:p>
          </table:table-cell>
          <table:table-cell office:value-type="float" office:value="999.822715" calcext:value-type="float">
            <text:p>999.822715</text:p>
          </table:table-cell>
          <table:table-cell office:value-type="float" office:value="16.821082" calcext:value-type="float">
            <text:p>16.821082</text:p>
          </table:table-cell>
          <table:table-cell office:value-type="float" office:value="11.998628" calcext:value-type="float">
            <text:p>11.998628</text:p>
          </table:table-cell>
        </table:table-row>
        <table:table-row table:style-name="ro1">
          <table:table-cell office:value-type="string" calcext:value-type="string">
            <text:p>9/13/2019 18:47:05.709265849</text:p>
          </table:table-cell>
          <table:table-cell office:value-type="float" office:value="68.714164" calcext:value-type="float">
            <text:p>68.714164</text:p>
          </table:table-cell>
          <table:table-cell office:value-type="float" office:value="32.137138" calcext:value-type="float">
            <text:p>32.137138</text:p>
          </table:table-cell>
          <table:table-cell office:value-type="float" office:value="1000.603973" calcext:value-type="float">
            <text:p>1000.603973</text:p>
          </table:table-cell>
          <table:table-cell office:value-type="float" office:value="4.533039" calcext:value-type="float">
            <text:p>4.533039</text:p>
          </table:table-cell>
          <table:table-cell office:value-type="float" office:value="27.271027" calcext:value-type="float">
            <text:p>27.271027</text:p>
          </table:table-cell>
          <table:table-cell office:value-type="float" office:value="550.076247" calcext:value-type="float">
            <text:p>550.076247</text:p>
          </table:table-cell>
          <table:table-cell office:value-type="float" office:value="65.388213" calcext:value-type="float">
            <text:p>65.388213</text:p>
          </table:table-cell>
          <table:table-cell office:value-type="float" office:value="31.909249" calcext:value-type="float">
            <text:p>31.909249</text:p>
          </table:table-cell>
          <table:table-cell office:value-type="float" office:value="999.556195" calcext:value-type="float">
            <text:p>999.556195</text:p>
          </table:table-cell>
          <table:table-cell office:value-type="float" office:value="-1.142683" calcext:value-type="float">
            <text:p>-1.142683</text:p>
          </table:table-cell>
          <table:table-cell office:value-type="float" office:value="12.011284" calcext:value-type="float">
            <text:p>12.011284</text:p>
          </table:table-cell>
        </table:table-row>
        <table:table-row table:style-name="ro1">
          <table:table-cell office:value-type="string" calcext:value-type="string">
            <text:p>9/13/2019 18:47:06.709265849</text:p>
          </table:table-cell>
          <table:table-cell office:value-type="float" office:value="68.852154" calcext:value-type="float">
            <text:p>68.852154</text:p>
          </table:table-cell>
          <table:table-cell office:value-type="float" office:value="32.20055" calcext:value-type="float">
            <text:p>32.20055</text:p>
          </table:table-cell>
          <table:table-cell office:value-type="float" office:value="1001.094981" calcext:value-type="float">
            <text:p>1001.094981</text:p>
          </table:table-cell>
          <table:table-cell office:value-type="float" office:value="4.83189" calcext:value-type="float">
            <text:p>4.83189</text:p>
          </table:table-cell>
          <table:table-cell office:value-type="float" office:value="27.392585" calcext:value-type="float">
            <text:p>27.392585</text:p>
          </table:table-cell>
          <table:table-cell office:value-type="float" office:value="551.843836" calcext:value-type="float">
            <text:p>551.843836</text:p>
          </table:table-cell>
          <table:table-cell office:value-type="float" office:value="65.675075" calcext:value-type="float">
            <text:p>65.675075</text:p>
          </table:table-cell>
          <table:table-cell office:value-type="float" office:value="32.05482" calcext:value-type="float">
            <text:p>32.05482</text:p>
          </table:table-cell>
          <table:table-cell office:value-type="float" office:value="999.232587" calcext:value-type="float">
            <text:p>999.232587</text:p>
          </table:table-cell>
          <table:table-cell office:value-type="float" office:value="0.378491" calcext:value-type="float">
            <text:p>0.378491</text:p>
          </table:table-cell>
          <table:table-cell office:value-type="float" office:value="12.009155" calcext:value-type="float">
            <text:p>12.009155</text:p>
          </table:table-cell>
        </table:table-row>
        <table:table-row table:style-name="ro1">
          <table:table-cell office:value-type="string" calcext:value-type="string">
            <text:p>9/13/2019 18:47:07.709265849</text:p>
          </table:table-cell>
          <table:table-cell office:value-type="float" office:value="68.786444" calcext:value-type="float">
            <text:p>68.786444</text:p>
          </table:table-cell>
          <table:table-cell office:value-type="float" office:value="32.190081" calcext:value-type="float">
            <text:p>32.190081</text:p>
          </table:table-cell>
          <table:table-cell office:value-type="float" office:value="999.169351" calcext:value-type="float">
            <text:p>999.169351</text:p>
          </table:table-cell>
          <table:table-cell office:value-type="float" office:value="4.577635" calcext:value-type="float">
            <text:p>4.577635</text:p>
          </table:table-cell>
          <table:table-cell office:value-type="float" office:value="27.312131" calcext:value-type="float">
            <text:p>27.312131</text:p>
          </table:table-cell>
          <table:table-cell office:value-type="float" office:value="549.582115" calcext:value-type="float">
            <text:p>549.582115</text:p>
          </table:table-cell>
          <table:table-cell office:value-type="float" office:value="65.451715" calcext:value-type="float">
            <text:p>65.451715</text:p>
          </table:table-cell>
          <table:table-cell office:value-type="float" office:value="31.993089" calcext:value-type="float">
            <text:p>31.993089</text:p>
          </table:table-cell>
          <table:table-cell office:value-type="float" office:value="999.541212" calcext:value-type="float">
            <text:p>999.541212</text:p>
          </table:table-cell>
          <table:table-cell office:value-type="float" office:value="4.663762" calcext:value-type="float">
            <text:p>4.663762</text:p>
          </table:table-cell>
          <table:table-cell office:value-type="float" office:value="12.021364" calcext:value-type="float">
            <text:p>12.021364</text:p>
          </table:table-cell>
        </table:table-row>
        <table:table-row table:style-name="ro1">
          <table:table-cell office:value-type="string" calcext:value-type="string">
            <text:p>9/13/2019 18:47:08.709265849</text:p>
          </table:table-cell>
          <table:table-cell office:value-type="float" office:value="69.042711" calcext:value-type="float">
            <text:p>69.042711</text:p>
          </table:table-cell>
          <table:table-cell office:value-type="float" office:value="32.325729" calcext:value-type="float">
            <text:p>32.325729</text:p>
          </table:table-cell>
          <table:table-cell office:value-type="float" office:value="999.882482" calcext:value-type="float">
            <text:p>999.882482</text:p>
          </table:table-cell>
          <table:table-cell office:value-type="float" office:value="4.902172" calcext:value-type="float">
            <text:p>4.902172</text:p>
          </table:table-cell>
          <table:table-cell office:value-type="float" office:value="27.39234" calcext:value-type="float">
            <text:p>27.39234</text:p>
          </table:table-cell>
          <table:table-cell office:value-type="float" office:value="550.942954" calcext:value-type="float">
            <text:p>550.942954</text:p>
          </table:table-cell>
          <table:table-cell office:value-type="float" office:value="65.466617" calcext:value-type="float">
            <text:p>65.466617</text:p>
          </table:table-cell>
          <table:table-cell office:value-type="float" office:value="31.972641" calcext:value-type="float">
            <text:p>31.972641</text:p>
          </table:table-cell>
          <table:table-cell office:value-type="float" office:value="999.479866" calcext:value-type="float">
            <text:p>999.479866</text:p>
          </table:table-cell>
          <table:table-cell office:value-type="float" office:value="6.596275" calcext:value-type="float">
            <text:p>6.596275</text:p>
          </table:table-cell>
          <table:table-cell office:value-type="float" office:value="12.006264" calcext:value-type="float">
            <text:p>12.006264</text:p>
          </table:table-cell>
        </table:table-row>
        <table:table-row table:style-name="ro1">
          <table:table-cell office:value-type="string" calcext:value-type="string">
            <text:p>9/13/2019 18:47:09.709265849</text:p>
          </table:table-cell>
          <table:table-cell office:value-type="float" office:value="68.917863" calcext:value-type="float">
            <text:p>68.917863</text:p>
          </table:table-cell>
          <table:table-cell office:value-type="float" office:value="32.199502" calcext:value-type="float">
            <text:p>32.199502</text:p>
          </table:table-cell>
          <table:table-cell office:value-type="float" office:value="1000.03025" calcext:value-type="float">
            <text:p>1000.03025</text:p>
          </table:table-cell>
          <table:table-cell office:value-type="float" office:value="4.634664" calcext:value-type="float">
            <text:p>4.634664</text:p>
          </table:table-cell>
          <table:table-cell office:value-type="float" office:value="27.346093" calcext:value-type="float">
            <text:p>27.346093</text:p>
          </table:table-cell>
          <table:table-cell office:value-type="float" office:value="549.536773" calcext:value-type="float">
            <text:p>549.536773</text:p>
          </table:table-cell>
          <table:table-cell office:value-type="float" office:value="65.486225" calcext:value-type="float">
            <text:p>65.486225</text:p>
          </table:table-cell>
          <table:table-cell office:value-type="float" office:value="31.95573" calcext:value-type="float">
            <text:p>31.95573</text:p>
          </table:table-cell>
          <table:table-cell office:value-type="float" office:value="998.932636" calcext:value-type="float">
            <text:p>998.932636</text:p>
          </table:table-cell>
          <table:table-cell office:value-type="float" office:value="2.391176" calcext:value-type="float">
            <text:p>2.391176</text:p>
          </table:table-cell>
          <table:table-cell office:value-type="float" office:value="12.011547" calcext:value-type="float">
            <text:p>12.011547</text:p>
          </table:table-cell>
        </table:table-row>
        <table:table-row table:style-name="ro1">
          <table:table-cell office:value-type="string" calcext:value-type="string">
            <text:p>9/13/2019 18:47:10.709265849</text:p>
          </table:table-cell>
          <table:table-cell office:value-type="float" office:value="68.96386" calcext:value-type="float">
            <text:p>68.96386</text:p>
          </table:table-cell>
          <table:table-cell office:value-type="float" office:value="32.169518" calcext:value-type="float">
            <text:p>32.169518</text:p>
          </table:table-cell>
          <table:table-cell office:value-type="float" office:value="999.132605" calcext:value-type="float">
            <text:p>999.132605</text:p>
          </table:table-cell>
          <table:table-cell office:value-type="float" office:value="4.820163" calcext:value-type="float">
            <text:p>4.820163</text:p>
          </table:table-cell>
          <table:table-cell office:value-type="float" office:value="27.393687" calcext:value-type="float">
            <text:p>27.393687</text:p>
          </table:table-cell>
          <table:table-cell office:value-type="float" office:value="552.907019" calcext:value-type="float">
            <text:p>552.907019</text:p>
          </table:table-cell>
          <table:table-cell office:value-type="float" office:value="65.48457" calcext:value-type="float">
            <text:p>65.48457</text:p>
          </table:table-cell>
          <table:table-cell office:value-type="float" office:value="32.09311" calcext:value-type="float">
            <text:p>32.09311</text:p>
          </table:table-cell>
          <table:table-cell office:value-type="float" office:value="999.536482" calcext:value-type="float">
            <text:p>999.536482</text:p>
          </table:table-cell>
          <table:table-cell office:value-type="float" office:value="7.662091" calcext:value-type="float">
            <text:p>7.662091</text:p>
          </table:table-cell>
          <table:table-cell office:value-type="float" office:value="12.018012" calcext:value-type="float">
            <text:p>12.018012</text:p>
          </table:table-cell>
        </table:table-row>
        <table:table-row table:style-name="ro1">
          <table:table-cell office:value-type="string" calcext:value-type="string">
            <text:p>9/13/2019 18:47:11.709265849</text:p>
          </table:table-cell>
          <table:table-cell office:value-type="float" office:value="68.793015" calcext:value-type="float">
            <text:p>68.793015</text:p>
          </table:table-cell>
          <table:table-cell office:value-type="float" office:value="32.126369" calcext:value-type="float">
            <text:p>32.126369</text:p>
          </table:table-cell>
          <table:table-cell office:value-type="float" office:value="999.03002" calcext:value-type="float">
            <text:p>999.03002</text:p>
          </table:table-cell>
          <table:table-cell office:value-type="float" office:value="4.863888" calcext:value-type="float">
            <text:p>4.863888</text:p>
          </table:table-cell>
          <table:table-cell office:value-type="float" office:value="27.291681" calcext:value-type="float">
            <text:p>27.291681</text:p>
          </table:table-cell>
          <table:table-cell office:value-type="float" office:value="549.963226" calcext:value-type="float">
            <text:p>549.963226</text:p>
          </table:table-cell>
          <table:table-cell office:value-type="float" office:value="65.501575" calcext:value-type="float">
            <text:p>65.501575</text:p>
          </table:table-cell>
          <table:table-cell office:value-type="float" office:value="31.999005" calcext:value-type="float">
            <text:p>31.999005</text:p>
          </table:table-cell>
          <table:table-cell office:value-type="float" office:value="999.477029" calcext:value-type="float">
            <text:p>999.477029</text:p>
          </table:table-cell>
          <table:table-cell office:value-type="float" office:value="7.958146" calcext:value-type="float">
            <text:p>7.958146</text:p>
          </table:table-cell>
          <table:table-cell office:value-type="float" office:value="12.030261" calcext:value-type="float">
            <text:p>12.030261</text:p>
          </table:table-cell>
        </table:table-row>
        <table:table-row table:style-name="ro1">
          <table:table-cell office:value-type="string" calcext:value-type="string">
            <text:p>9/13/2019 18:47:12.709265849</text:p>
          </table:table-cell>
          <table:table-cell office:value-type="float" office:value="69.082137" calcext:value-type="float">
            <text:p>69.082137</text:p>
          </table:table-cell>
          <table:table-cell office:value-type="float" office:value="32.227284" calcext:value-type="float">
            <text:p>32.227284</text:p>
          </table:table-cell>
          <table:table-cell office:value-type="float" office:value="999.019138" calcext:value-type="float">
            <text:p>999.019138</text:p>
          </table:table-cell>
          <table:table-cell office:value-type="float" office:value="5.435103" calcext:value-type="float">
            <text:p>5.435103</text:p>
          </table:table-cell>
          <table:table-cell office:value-type="float" office:value="27.313233" calcext:value-type="float">
            <text:p>27.313233</text:p>
          </table:table-cell>
          <table:table-cell office:value-type="float" office:value="549.935629" calcext:value-type="float">
            <text:p>549.935629</text:p>
          </table:table-cell>
          <table:table-cell office:value-type="float" office:value="65.69965" calcext:value-type="float">
            <text:p>65.69965</text:p>
          </table:table-cell>
          <table:table-cell office:value-type="float" office:value="32.039051" calcext:value-type="float">
            <text:p>32.039051</text:p>
          </table:table-cell>
          <table:table-cell office:value-type="float" office:value="999.177235" calcext:value-type="float">
            <text:p>999.177235</text:p>
          </table:table-cell>
          <table:table-cell office:value-type="float" office:value="8.822223" calcext:value-type="float">
            <text:p>8.822223</text:p>
          </table:table-cell>
          <table:table-cell office:value-type="float" office:value="11.99207" calcext:value-type="float">
            <text:p>11.99207</text:p>
          </table:table-cell>
        </table:table-row>
        <table:table-row table:style-name="ro1">
          <table:table-cell office:value-type="string" calcext:value-type="string">
            <text:p>9/13/2019 18:47:13.709265849</text:p>
          </table:table-cell>
          <table:table-cell office:value-type="float" office:value="68.740448" calcext:value-type="float">
            <text:p>68.740448</text:p>
          </table:table-cell>
          <table:table-cell office:value-type="float" office:value="32.215168" calcext:value-type="float">
            <text:p>32.215168</text:p>
          </table:table-cell>
          <table:table-cell office:value-type="float" office:value="1000.72706" calcext:value-type="float">
            <text:p>1000.72706</text:p>
          </table:table-cell>
          <table:table-cell office:value-type="float" office:value="4.723823" calcext:value-type="float">
            <text:p>4.723823</text:p>
          </table:table-cell>
          <table:table-cell office:value-type="float" office:value="27.231065" calcext:value-type="float">
            <text:p>27.231065</text:p>
          </table:table-cell>
          <table:table-cell office:value-type="float" office:value="549.981625" calcext:value-type="float">
            <text:p>549.981625</text:p>
          </table:table-cell>
          <table:table-cell office:value-type="float" office:value="65.48181" calcext:value-type="float">
            <text:p>65.48181</text:p>
          </table:table-cell>
          <table:table-cell office:value-type="float" office:value="31.962683" calcext:value-type="float">
            <text:p>31.962683</text:p>
          </table:table-cell>
          <table:table-cell office:value-type="float" office:value="999.096648" calcext:value-type="float">
            <text:p>999.096648</text:p>
          </table:table-cell>
          <table:table-cell office:value-type="float" office:value="0.892011" calcext:value-type="float">
            <text:p>0.892011</text:p>
          </table:table-cell>
          <table:table-cell office:value-type="float" office:value="12.029669" calcext:value-type="float">
            <text:p>12.029669</text:p>
          </table:table-cell>
        </table:table-row>
        <table:table-row table:style-name="ro1">
          <table:table-cell office:value-type="string" calcext:value-type="string">
            <text:p>9/13/2019 18:47:14.709265849</text:p>
          </table:table-cell>
          <table:table-cell office:value-type="float" office:value="69.055853" calcext:value-type="float">
            <text:p>69.055853</text:p>
          </table:table-cell>
          <table:table-cell office:value-type="float" office:value="32.253494" calcext:value-type="float">
            <text:p>32.253494</text:p>
          </table:table-cell>
          <table:table-cell office:value-type="float" office:value="1000.179041" calcext:value-type="float">
            <text:p>1000.179041</text:p>
          </table:table-cell>
          <table:table-cell office:value-type="float" office:value="4.658641" calcext:value-type="float">
            <text:p>4.658641</text:p>
          </table:table-cell>
          <table:table-cell office:value-type="float" office:value="27.323438" calcext:value-type="float">
            <text:p>27.323438</text:p>
          </table:table-cell>
          <table:table-cell office:value-type="float" office:value="552.021251" calcext:value-type="float">
            <text:p>552.021251</text:p>
          </table:table-cell>
          <table:table-cell office:value-type="float" office:value="65.711031" calcext:value-type="float">
            <text:p>65.711031</text:p>
          </table:table-cell>
          <table:table-cell office:value-type="float" office:value="32.061879" calcext:value-type="float">
            <text:p>32.061879</text:p>
          </table:table-cell>
          <table:table-cell office:value-type="float" office:value="999.932632" calcext:value-type="float">
            <text:p>999.932632</text:p>
          </table:table-cell>
          <table:table-cell office:value-type="float" office:value="3.622576" calcext:value-type="float">
            <text:p>3.622576</text:p>
          </table:table-cell>
          <table:table-cell office:value-type="float" office:value="11.991926" calcext:value-type="float">
            <text:p>11.991926</text:p>
          </table:table-cell>
        </table:table-row>
        <table:table-row table:style-name="ro1">
          <table:table-cell office:value-type="string" calcext:value-type="string">
            <text:p>9/13/2019 18:47:15.709265849</text:p>
          </table:table-cell>
          <table:table-cell office:value-type="float" office:value="68.773303" calcext:value-type="float">
            <text:p>68.773303</text:p>
          </table:table-cell>
          <table:table-cell office:value-type="float" office:value="32.14211" calcext:value-type="float">
            <text:p>32.14211</text:p>
          </table:table-cell>
          <table:table-cell office:value-type="float" office:value="999.184174" calcext:value-type="float">
            <text:p>999.184174</text:p>
          </table:table-cell>
          <table:table-cell office:value-type="float" office:value="4.938065" calcext:value-type="float">
            <text:p>4.938065</text:p>
          </table:table-cell>
          <table:table-cell office:value-type="float" office:value="27.263353" calcext:value-type="float">
            <text:p>27.263353</text:p>
          </table:table-cell>
          <table:table-cell office:value-type="float" office:value="550.409394" calcext:value-type="float">
            <text:p>550.409394</text:p>
          </table:table-cell>
          <table:table-cell office:value-type="float" office:value="65.357119" calcext:value-type="float">
            <text:p>65.357119</text:p>
          </table:table-cell>
          <table:table-cell office:value-type="float" office:value="32.036776" calcext:value-type="float">
            <text:p>32.036776</text:p>
          </table:table-cell>
          <table:table-cell office:value-type="float" office:value="999.35055" calcext:value-type="float">
            <text:p>999.35055</text:p>
          </table:table-cell>
          <table:table-cell office:value-type="float" office:value="7.484711" calcext:value-type="float">
            <text:p>7.484711</text:p>
          </table:table-cell>
          <table:table-cell office:value-type="float" office:value="12.025701" calcext:value-type="float">
            <text:p>12.025701</text:p>
          </table:table-cell>
        </table:table-row>
        <table:table-row table:style-name="ro1">
          <table:table-cell office:value-type="string" calcext:value-type="string">
            <text:p>9/13/2019 18:47:16.709265849</text:p>
          </table:table-cell>
          <table:table-cell office:value-type="float" office:value="68.96386" calcext:value-type="float">
            <text:p>68.96386</text:p>
          </table:table-cell>
          <table:table-cell office:value-type="float" office:value="32.283703" calcext:value-type="float">
            <text:p>32.283703</text:p>
          </table:table-cell>
          <table:table-cell office:value-type="float" office:value="998.829737" calcext:value-type="float">
            <text:p>998.829737</text:p>
          </table:table-cell>
          <table:table-cell office:value-type="float" office:value="5.057065" calcext:value-type="float">
            <text:p>5.057065</text:p>
          </table:table-cell>
          <table:table-cell office:value-type="float" office:value="27.404749" calcext:value-type="float">
            <text:p>27.404749</text:p>
          </table:table-cell>
          <table:table-cell office:value-type="float" office:value="553.826289" calcext:value-type="float">
            <text:p>553.826289</text:p>
          </table:table-cell>
          <table:table-cell office:value-type="float" office:value="65.447457" calcext:value-type="float">
            <text:p>65.447457</text:p>
          </table:table-cell>
          <table:table-cell office:value-type="float" office:value="31.979901" calcext:value-type="float">
            <text:p>31.979901</text:p>
          </table:table-cell>
          <table:table-cell office:value-type="float" office:value="999.234795" calcext:value-type="float">
            <text:p>999.234795</text:p>
          </table:table-cell>
          <table:table-cell office:value-type="float" office:value="3.850255" calcext:value-type="float">
            <text:p>3.850255</text:p>
          </table:table-cell>
          <table:table-cell office:value-type="float" office:value="12.021824" calcext:value-type="float">
            <text:p>12.021824</text:p>
          </table:table-cell>
        </table:table-row>
        <table:table-row table:style-name="ro1">
          <table:table-cell office:value-type="string" calcext:value-type="string">
            <text:p>9/13/2019 18:47:17.709265849</text:p>
          </table:table-cell>
          <table:table-cell office:value-type="float" office:value="68.96386" calcext:value-type="float">
            <text:p>68.96386</text:p>
          </table:table-cell>
          <table:table-cell office:value-type="float" office:value="32.136164" calcext:value-type="float">
            <text:p>32.136164</text:p>
          </table:table-cell>
          <table:table-cell office:value-type="float" office:value="999.941306" calcext:value-type="float">
            <text:p>999.941306</text:p>
          </table:table-cell>
          <table:table-cell office:value-type="float" office:value="4.77321" calcext:value-type="float">
            <text:p>4.77321</text:p>
          </table:table-cell>
          <table:table-cell office:value-type="float" office:value="27.233637" calcext:value-type="float">
            <text:p>27.233637</text:p>
          </table:table-cell>
          <table:table-cell office:value-type="float" office:value="551.182794" calcext:value-type="float">
            <text:p>551.182794</text:p>
          </table:table-cell>
          <table:table-cell office:value-type="float" office:value="65.590204" calcext:value-type="float">
            <text:p>65.590204</text:p>
          </table:table-cell>
          <table:table-cell office:value-type="float" office:value="32.023801" calcext:value-type="float">
            <text:p>32.023801</text:p>
          </table:table-cell>
          <table:table-cell office:value-type="float" office:value="999.69182" calcext:value-type="float">
            <text:p>999.69182</text:p>
          </table:table-cell>
          <table:table-cell office:value-type="float" office:value="2.834738" calcext:value-type="float">
            <text:p>2.834738</text:p>
          </table:table-cell>
          <table:table-cell office:value-type="float" office:value="11.988351" calcext:value-type="float">
            <text:p>11.988351</text:p>
          </table:table-cell>
        </table:table-row>
        <table:table-row table:style-name="ro1">
          <table:table-cell office:value-type="string" calcext:value-type="string">
            <text:p>9/13/2019 18:47:18.709265849</text:p>
          </table:table-cell>
          <table:table-cell office:value-type="float" office:value="68.924434" calcext:value-type="float">
            <text:p>68.924434</text:p>
          </table:table-cell>
          <table:table-cell office:value-type="float" office:value="32.27903" calcext:value-type="float">
            <text:p>32.27903</text:p>
          </table:table-cell>
          <table:table-cell office:value-type="float" office:value="998.987992" calcext:value-type="float">
            <text:p>998.987992</text:p>
          </table:table-cell>
          <table:table-cell office:value-type="float" office:value="4.817035" calcext:value-type="float">
            <text:p>4.817035</text:p>
          </table:table-cell>
          <table:table-cell office:value-type="float" office:value="27.288865" calcext:value-type="float">
            <text:p>27.288865</text:p>
          </table:table-cell>
          <table:table-cell office:value-type="float" office:value="553.686986" calcext:value-type="float">
            <text:p>553.686986</text:p>
          </table:table-cell>
          <table:table-cell office:value-type="float" office:value="65.478551" calcext:value-type="float">
            <text:p>65.478551</text:p>
          </table:table-cell>
          <table:table-cell office:value-type="float" office:value="32.062916" calcext:value-type="float">
            <text:p>32.062916</text:p>
          </table:table-cell>
          <table:table-cell office:value-type="float" office:value="999.435867" calcext:value-type="float">
            <text:p>999.435867</text:p>
          </table:table-cell>
          <table:table-cell office:value-type="float" office:value="1.466315" calcext:value-type="float">
            <text:p>1.466315</text:p>
          </table:table-cell>
          <table:table-cell office:value-type="float" office:value="12.011455" calcext:value-type="float">
            <text:p>12.011455</text:p>
          </table:table-cell>
        </table:table-row>
        <table:table-row table:style-name="ro1">
          <table:table-cell office:value-type="string" calcext:value-type="string">
            <text:p>9/13/2019 18:47:19.709265849</text:p>
          </table:table-cell>
          <table:table-cell office:value-type="float" office:value="69.022999" calcext:value-type="float">
            <text:p>69.022999</text:p>
          </table:table-cell>
          <table:table-cell office:value-type="float" office:value="32.126294" calcext:value-type="float">
            <text:p>32.126294</text:p>
          </table:table-cell>
          <table:table-cell office:value-type="float" office:value="999.290465" calcext:value-type="float">
            <text:p>999.290465</text:p>
          </table:table-cell>
          <table:table-cell office:value-type="float" office:value="4.82268" calcext:value-type="float">
            <text:p>4.82268</text:p>
          </table:table-cell>
          <table:table-cell office:value-type="float" office:value="27.241515" calcext:value-type="float">
            <text:p>27.241515</text:p>
          </table:table-cell>
          <table:table-cell office:value-type="float" office:value="552.07053" calcext:value-type="float">
            <text:p>552.07053</text:p>
          </table:table-cell>
          <table:table-cell office:value-type="float" office:value="65.480811" calcext:value-type="float">
            <text:p>65.480811</text:p>
          </table:table-cell>
          <table:table-cell office:value-type="float" office:value="32.012699" calcext:value-type="float">
            <text:p>32.012699</text:p>
          </table:table-cell>
          <table:table-cell office:value-type="float" office:value="999.673843" calcext:value-type="float">
            <text:p>999.673843</text:p>
          </table:table-cell>
          <table:table-cell office:value-type="float" office:value="5.129333" calcext:value-type="float">
            <text:p>5.129333</text:p>
          </table:table-cell>
          <table:table-cell office:value-type="float" office:value="12.006763" calcext:value-type="float">
            <text:p>12.006763</text:p>
          </table:table-cell>
        </table:table-row>
        <table:table-row table:style-name="ro1">
          <table:table-cell office:value-type="string" calcext:value-type="string">
            <text:p>9/13/2019 18:47:20.709265849</text:p>
          </table:table-cell>
          <table:table-cell office:value-type="float" office:value="68.812728" calcext:value-type="float">
            <text:p>68.812728</text:p>
          </table:table-cell>
          <table:table-cell office:value-type="float" office:value="32.24295" calcext:value-type="float">
            <text:p>32.24295</text:p>
          </table:table-cell>
          <table:table-cell office:value-type="float" office:value="998.986099" calcext:value-type="float">
            <text:p>998.986099</text:p>
          </table:table-cell>
          <table:table-cell office:value-type="float" office:value="4.973013" calcext:value-type="float">
            <text:p>4.973013</text:p>
          </table:table-cell>
          <table:table-cell office:value-type="float" office:value="27.3614" calcext:value-type="float">
            <text:p>27.3614</text:p>
          </table:table-cell>
          <table:table-cell office:value-type="float" office:value="555.041257" calcext:value-type="float">
            <text:p>555.041257</text:p>
          </table:table-cell>
          <table:table-cell office:value-type="float" office:value="65.73516" calcext:value-type="float">
            <text:p>65.73516</text:p>
          </table:table-cell>
          <table:table-cell office:value-type="float" office:value="32.060217" calcext:value-type="float">
            <text:p>32.060217</text:p>
          </table:table-cell>
          <table:table-cell office:value-type="float" office:value="998.577805" calcext:value-type="float">
            <text:p>998.577805</text:p>
          </table:table-cell>
          <table:table-cell office:value-type="float" office:value="3.367646" calcext:value-type="float">
            <text:p>3.367646</text:p>
          </table:table-cell>
          <table:table-cell office:value-type="float" office:value="11.968941" calcext:value-type="float">
            <text:p>11.968941</text:p>
          </table:table-cell>
        </table:table-row>
        <table:table-row table:style-name="ro1">
          <table:table-cell office:value-type="string" calcext:value-type="string">
            <text:p>9/13/2019 18:47:21.709265849</text:p>
          </table:table-cell>
          <table:table-cell office:value-type="float" office:value="69.068995" calcext:value-type="float">
            <text:p>69.068995</text:p>
          </table:table-cell>
          <table:table-cell office:value-type="float" office:value="32.116349" calcext:value-type="float">
            <text:p>32.116349</text:p>
          </table:table-cell>
          <table:table-cell office:value-type="float" office:value="999.304896" calcext:value-type="float">
            <text:p>999.304896</text:p>
          </table:table-cell>
          <table:table-cell office:value-type="float" office:value="4.747067" calcext:value-type="float">
            <text:p>4.747067</text:p>
          </table:table-cell>
          <table:table-cell office:value-type="float" office:value="27.239841" calcext:value-type="float">
            <text:p>27.239841</text:p>
          </table:table-cell>
          <table:table-cell office:value-type="float" office:value="553.190876" calcext:value-type="float">
            <text:p>553.190876</text:p>
          </table:table-cell>
          <table:table-cell office:value-type="float" office:value="65.458838" calcext:value-type="float">
            <text:p>65.458838</text:p>
          </table:table-cell>
          <table:table-cell office:value-type="float" office:value="31.965075" calcext:value-type="float">
            <text:p>31.965075</text:p>
          </table:table-cell>
          <table:table-cell office:value-type="float" office:value="999.505573" calcext:value-type="float">
            <text:p>999.505573</text:p>
          </table:table-cell>
          <table:table-cell office:value-type="float" office:value="4.535641" calcext:value-type="float">
            <text:p>4.535641</text:p>
          </table:table-cell>
          <table:table-cell office:value-type="float" office:value="12.034203" calcext:value-type="float">
            <text:p>12.034203</text:p>
          </table:table-cell>
        </table:table-row>
        <table:table-row table:style-name="ro1">
          <table:table-cell office:value-type="string" calcext:value-type="string">
            <text:p>9/13/2019 18:47:22.709265849</text:p>
          </table:table-cell>
          <table:table-cell office:value-type="float" office:value="69.147846" calcext:value-type="float">
            <text:p>69.147846</text:p>
          </table:table-cell>
          <table:table-cell office:value-type="float" office:value="32.226685" calcext:value-type="float">
            <text:p>32.226685</text:p>
          </table:table-cell>
          <table:table-cell office:value-type="float" office:value="999.750169" calcext:value-type="float">
            <text:p>999.750169</text:p>
          </table:table-cell>
          <table:table-cell office:value-type="float" office:value="4.819397" calcext:value-type="float">
            <text:p>4.819397</text:p>
          </table:table-cell>
          <table:table-cell office:value-type="float" office:value="27.352379" calcext:value-type="float">
            <text:p>27.352379</text:p>
          </table:table-cell>
          <table:table-cell office:value-type="float" office:value="555.285696" calcext:value-type="float">
            <text:p>555.285696</text:p>
          </table:table-cell>
          <table:table-cell office:value-type="float" office:value="65.576958" calcext:value-type="float">
            <text:p>65.576958</text:p>
          </table:table-cell>
          <table:table-cell office:value-type="float" office:value="32.044449" calcext:value-type="float">
            <text:p>32.044449</text:p>
          </table:table-cell>
          <table:table-cell office:value-type="float" office:value="999.938784" calcext:value-type="float">
            <text:p>999.938784</text:p>
          </table:table-cell>
          <table:table-cell office:value-type="float" office:value="4.723235" calcext:value-type="float">
            <text:p>4.723235</text:p>
          </table:table-cell>
          <table:table-cell office:value-type="float" office:value="11.992557" calcext:value-type="float">
            <text:p>11.992557</text:p>
          </table:table-cell>
        </table:table-row>
        <table:table-row table:style-name="ro1">
          <table:table-cell office:value-type="string" calcext:value-type="string">
            <text:p>9/13/2019 18:47:23.709265849</text:p>
          </table:table-cell>
          <table:table-cell office:value-type="float" office:value="69.055853" calcext:value-type="float">
            <text:p>69.055853</text:p>
          </table:table-cell>
          <table:table-cell office:value-type="float" office:value="32.142484" calcext:value-type="float">
            <text:p>32.142484</text:p>
          </table:table-cell>
          <table:table-cell office:value-type="float" office:value="999.50368" calcext:value-type="float">
            <text:p>999.50368</text:p>
          </table:table-cell>
          <table:table-cell office:value-type="float" office:value="4.840247" calcext:value-type="float">
            <text:p>4.840247</text:p>
          </table:table-cell>
          <table:table-cell office:value-type="float" office:value="27.228208" calcext:value-type="float">
            <text:p>27.228208</text:p>
          </table:table-cell>
          <table:table-cell office:value-type="float" office:value="553.754664" calcext:value-type="float">
            <text:p>553.754664</text:p>
          </table:table-cell>
          <table:table-cell office:value-type="float" office:value="65.495004" calcext:value-type="float">
            <text:p>65.495004</text:p>
          </table:table-cell>
          <table:table-cell office:value-type="float" office:value="32.008551" calcext:value-type="float">
            <text:p>32.008551</text:p>
          </table:table-cell>
          <table:table-cell office:value-type="float" office:value="999.61234" calcext:value-type="float">
            <text:p>999.61234</text:p>
          </table:table-cell>
          <table:table-cell office:value-type="float" office:value="5.188806" calcext:value-type="float">
            <text:p>5.188806</text:p>
          </table:table-cell>
          <table:table-cell office:value-type="float" office:value="12.030708" calcext:value-type="float">
            <text:p>12.030708</text:p>
          </table:table-cell>
        </table:table-row>
        <table:table-row table:style-name="ro1">
          <table:table-cell office:value-type="string" calcext:value-type="string">
            <text:p>9/13/2019 18:47:24.709265849</text:p>
          </table:table-cell>
          <table:table-cell office:value-type="float" office:value="69.206985" calcext:value-type="float">
            <text:p>69.206985</text:p>
          </table:table-cell>
          <table:table-cell office:value-type="float" office:value="32.215692" calcext:value-type="float">
            <text:p>32.215692</text:p>
          </table:table-cell>
          <table:table-cell office:value-type="float" office:value="998.826977" calcext:value-type="float">
            <text:p>998.826977</text:p>
          </table:table-cell>
          <table:table-cell office:value-type="float" office:value="4.996105" calcext:value-type="float">
            <text:p>4.996105</text:p>
          </table:table-cell>
          <table:table-cell office:value-type="float" office:value="27.431934" calcext:value-type="float">
            <text:p>27.431934</text:p>
          </table:table-cell>
          <table:table-cell office:value-type="float" office:value="557.373949" calcext:value-type="float">
            <text:p>557.373949</text:p>
          </table:table-cell>
          <table:table-cell office:value-type="float" office:value="65.640459" calcext:value-type="float">
            <text:p>65.640459</text:p>
          </table:table-cell>
          <table:table-cell office:value-type="float" office:value="32.054301" calcext:value-type="float">
            <text:p>32.054301</text:p>
          </table:table-cell>
          <table:table-cell office:value-type="float" office:value="999.309388" calcext:value-type="float">
            <text:p>999.309388</text:p>
          </table:table-cell>
          <table:table-cell office:value-type="float" office:value="4.874674" calcext:value-type="float">
            <text:p>4.874674</text:p>
          </table:table-cell>
          <table:table-cell office:value-type="float" office:value="12.026371" calcext:value-type="float">
            <text:p>12.026371</text:p>
          </table:table-cell>
        </table:table-row>
        <table:table-row table:style-name="ro1">
          <table:table-cell office:value-type="string" calcext:value-type="string">
            <text:p>9/13/2019 18:47:25.709265849</text:p>
          </table:table-cell>
          <table:table-cell office:value-type="float" office:value="69.062424" calcext:value-type="float">
            <text:p>69.062424</text:p>
          </table:table-cell>
          <table:table-cell office:value-type="float" office:value="32.120947" calcext:value-type="float">
            <text:p>32.120947</text:p>
          </table:table-cell>
          <table:table-cell office:value-type="float" office:value="998.777222" calcext:value-type="float">
            <text:p>998.777222</text:p>
          </table:table-cell>
          <table:table-cell office:value-type="float" office:value="4.870057" calcext:value-type="float">
            <text:p>4.870057</text:p>
          </table:table-cell>
          <table:table-cell office:value-type="float" office:value="27.21233" calcext:value-type="float">
            <text:p>27.21233</text:p>
          </table:table-cell>
          <table:table-cell office:value-type="float" office:value="554.037216" calcext:value-type="float">
            <text:p>554.037216</text:p>
          </table:table-cell>
          <table:table-cell office:value-type="float" office:value="65.549175" calcext:value-type="float">
            <text:p>65.549175</text:p>
          </table:table-cell>
          <table:table-cell office:value-type="float" office:value="32.010519" calcext:value-type="float">
            <text:p>32.010519</text:p>
          </table:table-cell>
          <table:table-cell office:value-type="float" office:value="999.249935" calcext:value-type="float">
            <text:p>999.249935</text:p>
          </table:table-cell>
          <table:table-cell office:value-type="float" office:value="4.96768" calcext:value-type="float">
            <text:p>4.96768</text:p>
          </table:table-cell>
          <table:table-cell office:value-type="float" office:value="12.006592" calcext:value-type="float">
            <text:p>12.006592</text:p>
          </table:table-cell>
        </table:table-row>
        <table:table-row table:style-name="ro1">
          <table:table-cell office:value-type="string" calcext:value-type="string">
            <text:p>9/13/2019 18:47:26.709265849</text:p>
          </table:table-cell>
          <table:table-cell office:value-type="float" office:value="69.266124" calcext:value-type="float">
            <text:p>69.266124</text:p>
          </table:table-cell>
          <table:table-cell office:value-type="float" office:value="32.247099" calcext:value-type="float">
            <text:p>32.247099</text:p>
          </table:table-cell>
          <table:table-cell office:value-type="float" office:value="999.525601" calcext:value-type="float">
            <text:p>999.525601</text:p>
          </table:table-cell>
          <table:table-cell office:value-type="float" office:value="5.078516" calcext:value-type="float">
            <text:p>5.078516</text:p>
          </table:table-cell>
          <table:table-cell office:value-type="float" office:value="27.328826" calcext:value-type="float">
            <text:p>27.328826</text:p>
          </table:table-cell>
          <table:table-cell office:value-type="float" office:value="555.699667" calcext:value-type="float">
            <text:p>555.699667</text:p>
          </table:table-cell>
          <table:table-cell office:value-type="float" office:value="65.633941" calcext:value-type="float">
            <text:p>65.633941</text:p>
          </table:table-cell>
          <table:table-cell office:value-type="float" office:value="32.037495" calcext:value-type="float">
            <text:p>32.037495</text:p>
          </table:table-cell>
          <table:table-cell office:value-type="float" office:value="999.740234" calcext:value-type="float">
            <text:p>999.740234</text:p>
          </table:table-cell>
          <table:table-cell office:value-type="float" office:value="10.180433" calcext:value-type="float">
            <text:p>10.180433</text:p>
          </table:table-cell>
          <table:table-cell office:value-type="float" office:value="12.014464" calcext:value-type="float">
            <text:p>12.014464</text:p>
          </table:table-cell>
        </table:table-row>
        <table:table-row table:style-name="ro1">
          <table:table-cell office:value-type="string" calcext:value-type="string">
            <text:p>9/13/2019 18:47:27.709265849</text:p>
          </table:table-cell>
          <table:table-cell office:value-type="float" office:value="69.134705" calcext:value-type="float">
            <text:p>69.134705</text:p>
          </table:table-cell>
          <table:table-cell office:value-type="float" office:value="32.11575" calcext:value-type="float">
            <text:p>32.11575</text:p>
          </table:table-cell>
          <table:table-cell office:value-type="float" office:value="1001.406917" calcext:value-type="float">
            <text:p>1001.406917</text:p>
          </table:table-cell>
          <table:table-cell office:value-type="float" office:value="4.442002" calcext:value-type="float">
            <text:p>4.442002</text:p>
          </table:table-cell>
          <table:table-cell office:value-type="float" office:value="27.305029" calcext:value-type="float">
            <text:p>27.305029</text:p>
          </table:table-cell>
          <table:table-cell office:value-type="float" office:value="554.989346" calcext:value-type="float">
            <text:p>554.989346</text:p>
          </table:table-cell>
          <table:table-cell office:value-type="float" office:value="65.580322" calcext:value-type="float">
            <text:p>65.580322</text:p>
          </table:table-cell>
          <table:table-cell office:value-type="float" office:value="31.939548" calcext:value-type="float">
            <text:p>31.939548</text:p>
          </table:table-cell>
          <table:table-cell office:value-type="float" office:value="998.792124" calcext:value-type="float">
            <text:p>998.792124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12.008169" calcext:value-type="float">
            <text:p>12.008169</text:p>
          </table:table-cell>
        </table:table-row>
        <table:table-row table:style-name="ro1">
          <table:table-cell office:value-type="string" calcext:value-type="string">
            <text:p>9/13/2019 18:47:28.709265849</text:p>
          </table:table-cell>
          <table:table-cell office:value-type="float" office:value="69.23984" calcext:value-type="float">
            <text:p>69.23984</text:p>
          </table:table-cell>
          <table:table-cell office:value-type="float" office:value="32.226536" calcext:value-type="float">
            <text:p>32.226536</text:p>
          </table:table-cell>
          <table:table-cell office:value-type="float" office:value="999.444541" calcext:value-type="float">
            <text:p>999.444541</text:p>
          </table:table-cell>
          <table:table-cell office:value-type="float" office:value="4.843283" calcext:value-type="float">
            <text:p>4.843283</text:p>
          </table:table-cell>
          <table:table-cell office:value-type="float" office:value="27.379523" calcext:value-type="float">
            <text:p>27.379523</text:p>
          </table:table-cell>
          <table:table-cell office:value-type="float" office:value="556.084725" calcext:value-type="float">
            <text:p>556.084725</text:p>
          </table:table-cell>
          <table:table-cell office:value-type="float" office:value="65.691319" calcext:value-type="float">
            <text:p>65.691319</text:p>
          </table:table-cell>
          <table:table-cell office:value-type="float" office:value="31.995469" calcext:value-type="float">
            <text:p>31.995469</text:p>
          </table:table-cell>
          <table:table-cell office:value-type="float" office:value="999.451479" calcext:value-type="float">
            <text:p>999.451479</text:p>
          </table:table-cell>
          <table:table-cell office:value-type="float" office:value="3.0936" calcext:value-type="float">
            <text:p>3.0936</text:p>
          </table:table-cell>
          <table:table-cell office:value-type="float" office:value="12.023545" calcext:value-type="float">
            <text:p>12.023545</text:p>
          </table:table-cell>
        </table:table-row>
        <table:table-row table:style-name="ro1">
          <table:table-cell office:value-type="string" calcext:value-type="string">
            <text:p>9/13/2019 18:47:29.709265849</text:p>
          </table:table-cell>
          <table:table-cell office:value-type="float" office:value="69.009857" calcext:value-type="float">
            <text:p>69.009857</text:p>
          </table:table-cell>
          <table:table-cell office:value-type="float" office:value="32.141586" calcext:value-type="float">
            <text:p>32.141586</text:p>
          </table:table-cell>
          <table:table-cell office:value-type="float" office:value="1000.644817" calcext:value-type="float">
            <text:p>1000.644817</text:p>
          </table:table-cell>
          <table:table-cell office:value-type="float" office:value="4.675393" calcext:value-type="float">
            <text:p>4.675393</text:p>
          </table:table-cell>
          <table:table-cell office:value-type="float" office:value="27.236413" calcext:value-type="float">
            <text:p>27.236413</text:p>
          </table:table-cell>
          <table:table-cell office:value-type="float" office:value="554.807332" calcext:value-type="float">
            <text:p>554.807332</text:p>
          </table:table-cell>
          <table:table-cell office:value-type="float" office:value="65.405823" calcext:value-type="float">
            <text:p>65.405823</text:p>
          </table:table-cell>
          <table:table-cell office:value-type="float" office:value="32.033241" calcext:value-type="float">
            <text:p>32.033241</text:p>
          </table:table-cell>
          <table:table-cell office:value-type="float" office:value="999.496742" calcext:value-type="float">
            <text:p>999.496742</text:p>
          </table:table-cell>
          <table:table-cell office:value-type="float" office:value="8.149671" calcext:value-type="float">
            <text:p>8.149671</text:p>
          </table:table-cell>
          <table:table-cell office:value-type="float" office:value="12.008747" calcext:value-type="float">
            <text:p>12.008747</text:p>
          </table:table-cell>
        </table:table-row>
        <table:table-row table:style-name="ro1">
          <table:table-cell office:value-type="string" calcext:value-type="string">
            <text:p>9/13/2019 18:47:30.709265849</text:p>
          </table:table-cell>
          <table:table-cell office:value-type="float" office:value="69.31212" calcext:value-type="float">
            <text:p>69.31212</text:p>
          </table:table-cell>
          <table:table-cell office:value-type="float" office:value="32.284901" calcext:value-type="float">
            <text:p>32.284901</text:p>
          </table:table-cell>
          <table:table-cell office:value-type="float" office:value="999.868289" calcext:value-type="float">
            <text:p>999.868289</text:p>
          </table:table-cell>
          <table:table-cell office:value-type="float" office:value="4.950379" calcext:value-type="float">
            <text:p>4.950379</text:p>
          </table:table-cell>
          <table:table-cell office:value-type="float" office:value="27.281803" calcext:value-type="float">
            <text:p>27.281803</text:p>
          </table:table-cell>
          <table:table-cell office:value-type="float" office:value="556.007185" calcext:value-type="float">
            <text:p>556.007185</text:p>
          </table:table-cell>
          <table:table-cell office:value-type="float" office:value="65.683801" calcext:value-type="float">
            <text:p>65.683801</text:p>
          </table:table-cell>
          <table:table-cell office:value-type="float" office:value="32.005746" calcext:value-type="float">
            <text:p>32.005746</text:p>
          </table:table-cell>
          <table:table-cell office:value-type="float" office:value="999.242997" calcext:value-type="float">
            <text:p>999.242997</text:p>
          </table:table-cell>
          <table:table-cell office:value-type="float" office:value="1.560631" calcext:value-type="float">
            <text:p>1.560631</text:p>
          </table:table-cell>
          <table:table-cell office:value-type="float" office:value="12.013597" calcext:value-type="float">
            <text:p>12.013597</text:p>
          </table:table-cell>
        </table:table-row>
        <table:table-row table:style-name="ro1">
          <table:table-cell office:value-type="string" calcext:value-type="string">
            <text:p>9/13/2019 18:47:31.709265849</text:p>
          </table:table-cell>
          <table:table-cell office:value-type="float" office:value="68.990144" calcext:value-type="float">
            <text:p>68.990144</text:p>
          </table:table-cell>
          <table:table-cell office:value-type="float" office:value="32.142484" calcext:value-type="float">
            <text:p>32.142484</text:p>
          </table:table-cell>
          <table:table-cell office:value-type="float" office:value="1000.9055" calcext:value-type="float">
            <text:p>1000.9055</text:p>
          </table:table-cell>
          <table:table-cell office:value-type="float" office:value="4.603459" calcext:value-type="float">
            <text:p>4.603459</text:p>
          </table:table-cell>
          <table:table-cell office:value-type="float" office:value="27.241515" calcext:value-type="float">
            <text:p>27.241515</text:p>
          </table:table-cell>
          <table:table-cell office:value-type="float" office:value="556.25754" calcext:value-type="float">
            <text:p>556.25754</text:p>
          </table:table-cell>
          <table:table-cell office:value-type="float" office:value="65.471428" calcext:value-type="float">
            <text:p>65.471428</text:p>
          </table:table-cell>
          <table:table-cell office:value-type="float" office:value="32.031273" calcext:value-type="float">
            <text:p>32.031273</text:p>
          </table:table-cell>
          <table:table-cell office:value-type="float" office:value="999.656495" calcext:value-type="float">
            <text:p>999.656495</text:p>
          </table:table-cell>
          <table:table-cell office:value-type="float" office:value="6.747444" calcext:value-type="float">
            <text:p>6.747444</text:p>
          </table:table-cell>
          <table:table-cell office:value-type="float" office:value="12.009194" calcext:value-type="float">
            <text:p>12.009194</text:p>
          </table:table-cell>
        </table:table-row>
        <table:table-row table:style-name="ro1">
          <table:table-cell office:value-type="string" calcext:value-type="string">
            <text:p>9/13/2019 18:47:32.709265849</text:p>
          </table:table-cell>
          <table:table-cell office:value-type="float" office:value="69.17413" calcext:value-type="float">
            <text:p>69.17413</text:p>
          </table:table-cell>
          <table:table-cell office:value-type="float" office:value="32.20717" calcext:value-type="float">
            <text:p>32.20717</text:p>
          </table:table-cell>
          <table:table-cell office:value-type="float" office:value="999.464649" calcext:value-type="float">
            <text:p>999.464649</text:p>
          </table:table-cell>
          <table:table-cell office:value-type="float" office:value="4.717504" calcext:value-type="float">
            <text:p>4.717504</text:p>
          </table:table-cell>
          <table:table-cell office:value-type="float" office:value="27.280089" calcext:value-type="float">
            <text:p>27.280089</text:p>
          </table:table-cell>
          <table:table-cell office:value-type="float" office:value="557.985701" calcext:value-type="float">
            <text:p>557.985701</text:p>
          </table:table-cell>
          <table:table-cell office:value-type="float" office:value="65.726433" calcext:value-type="float">
            <text:p>65.726433</text:p>
          </table:table-cell>
          <table:table-cell office:value-type="float" office:value="32.035009" calcext:value-type="float">
            <text:p>32.035009</text:p>
          </table:table-cell>
          <table:table-cell office:value-type="float" office:value="999.376886" calcext:value-type="float">
            <text:p>999.376886</text:p>
          </table:table-cell>
          <table:table-cell office:value-type="float" office:value="2.7881" calcext:value-type="float">
            <text:p>2.7881</text:p>
          </table:table-cell>
          <table:table-cell office:value-type="float" office:value="12.008774" calcext:value-type="float">
            <text:p>12.008774</text:p>
          </table:table-cell>
        </table:table-row>
        <table:table-row table:style-name="ro1">
          <table:table-cell office:value-type="string" calcext:value-type="string">
            <text:p>9/13/2019 18:47:33.709265849</text:p>
          </table:table-cell>
          <table:table-cell office:value-type="float" office:value="69.095279" calcext:value-type="float">
            <text:p>69.095279</text:p>
          </table:table-cell>
          <table:table-cell office:value-type="float" office:value="32.263514" calcext:value-type="float">
            <text:p>32.263514</text:p>
          </table:table-cell>
          <table:table-cell office:value-type="float" office:value="999.654365" calcext:value-type="float">
            <text:p>999.654365</text:p>
          </table:table-cell>
          <table:table-cell office:value-type="float" office:value="4.556411" calcext:value-type="float">
            <text:p>4.556411</text:p>
          </table:table-cell>
          <table:table-cell office:value-type="float" office:value="27.265639" calcext:value-type="float">
            <text:p>27.265639</text:p>
          </table:table-cell>
          <table:table-cell office:value-type="float" office:value="558.149317" calcext:value-type="float">
            <text:p>558.149317</text:p>
          </table:table-cell>
          <table:table-cell office:value-type="float" office:value="65.395336" calcext:value-type="float">
            <text:p>65.395336</text:p>
          </table:table-cell>
          <table:table-cell office:value-type="float" office:value="31.978145" calcext:value-type="float">
            <text:p>31.978145</text:p>
          </table:table-cell>
          <table:table-cell office:value-type="float" office:value="998.823033" calcext:value-type="float">
            <text:p>998.823033</text:p>
          </table:table-cell>
          <table:table-cell office:value-type="float" office:value="0.294388" calcext:value-type="float">
            <text:p>0.294388</text:p>
          </table:table-cell>
          <table:table-cell office:value-type="float" office:value="12.02524" calcext:value-type="float">
            <text:p>12.02524</text:p>
          </table:table-cell>
        </table:table-row>
        <table:table-row table:style-name="ro1">
          <table:table-cell office:value-type="string" calcext:value-type="string">
            <text:p>9/13/2019 18:47:34.709265849</text:p>
          </table:table-cell>
          <table:table-cell office:value-type="float" office:value="69.134705" calcext:value-type="float">
            <text:p>69.134705</text:p>
          </table:table-cell>
          <table:table-cell office:value-type="float" office:value="32.31156" calcext:value-type="float">
            <text:p>32.31156</text:p>
          </table:table-cell>
          <table:table-cell office:value-type="float" office:value="999.580718" calcext:value-type="float">
            <text:p>999.580718</text:p>
          </table:table-cell>
          <table:table-cell office:value-type="float" office:value="5.022204" calcext:value-type="float">
            <text:p>5.022204</text:p>
          </table:table-cell>
          <table:table-cell office:value-type="float" office:value="27.310131" calcext:value-type="float">
            <text:p>27.310131</text:p>
          </table:table-cell>
          <table:table-cell office:value-type="float" office:value="558.926001" calcext:value-type="float">
            <text:p>558.926001</text:p>
          </table:table-cell>
          <table:table-cell office:value-type="float" office:value="65.63494" calcext:value-type="float">
            <text:p>65.63494</text:p>
          </table:table-cell>
          <table:table-cell office:value-type="float" office:value="31.972123" calcext:value-type="float">
            <text:p>31.972123</text:p>
          </table:table-cell>
          <table:table-cell office:value-type="float" office:value="999.231801" calcext:value-type="float">
            <text:p>999.231801</text:p>
          </table:table-cell>
          <table:table-cell office:value-type="float" office:value="0.84013" calcext:value-type="float">
            <text:p>0.84013</text:p>
          </table:table-cell>
          <table:table-cell office:value-type="float" office:value="12.005409" calcext:value-type="float">
            <text:p>12.005409</text:p>
          </table:table-cell>
        </table:table-row>
        <table:table-row table:style-name="ro1">
          <table:table-cell office:value-type="string" calcext:value-type="string">
            <text:p>9/13/2019 18:47:35.709265849</text:p>
          </table:table-cell>
          <table:table-cell office:value-type="float" office:value="69.338404" calcext:value-type="float">
            <text:p>69.338404</text:p>
          </table:table-cell>
          <table:table-cell office:value-type="float" office:value="32.178789" calcext:value-type="float">
            <text:p>32.178789</text:p>
          </table:table-cell>
          <table:table-cell office:value-type="float" office:value="999.170769" calcext:value-type="float">
            <text:p>999.170769</text:p>
          </table:table-cell>
          <table:table-cell office:value-type="float" office:value="4.771008" calcext:value-type="float">
            <text:p>4.771008</text:p>
          </table:table-cell>
          <table:table-cell office:value-type="float" office:value="27.318009" calcext:value-type="float">
            <text:p>27.318009</text:p>
          </table:table-cell>
          <table:table-cell office:value-type="float" office:value="560.239538" calcext:value-type="float">
            <text:p>560.239538</text:p>
          </table:table-cell>
          <table:table-cell office:value-type="float" office:value="65.358722" calcext:value-type="float">
            <text:p>65.358722</text:p>
          </table:table-cell>
          <table:table-cell office:value-type="float" office:value="32.033347" calcext:value-type="float">
            <text:p>32.033347</text:p>
          </table:table-cell>
          <table:table-cell office:value-type="float" office:value="999.242997" calcext:value-type="float">
            <text:p>999.242997</text:p>
          </table:table-cell>
          <table:table-cell office:value-type="float" office:value="6.177072" calcext:value-type="float">
            <text:p>6.177072</text:p>
          </table:table-cell>
          <table:table-cell office:value-type="float" office:value="12.026029" calcext:value-type="float">
            <text:p>12.026029</text:p>
          </table:table-cell>
        </table:table-row>
        <table:table-row table:style-name="ro1">
          <table:table-cell office:value-type="string" calcext:value-type="string">
            <text:p>9/13/2019 18:47:36.709265849</text:p>
          </table:table-cell>
          <table:table-cell office:value-type="float" office:value="69.03614" calcext:value-type="float">
            <text:p>69.03614</text:p>
          </table:table-cell>
          <table:table-cell office:value-type="float" office:value="32.259215" calcext:value-type="float">
            <text:p>32.259215</text:p>
          </table:table-cell>
          <table:table-cell office:value-type="float" office:value="999.866948" calcext:value-type="float">
            <text:p>999.866948</text:p>
          </table:table-cell>
          <table:table-cell office:value-type="float" office:value="4.712419" calcext:value-type="float">
            <text:p>4.712419</text:p>
          </table:table-cell>
          <table:table-cell office:value-type="float" office:value="27.267353" calcext:value-type="float">
            <text:p>27.267353</text:p>
          </table:table-cell>
          <table:table-cell office:value-type="float" office:value="561.425593" calcext:value-type="float">
            <text:p>561.425593</text:p>
          </table:table-cell>
          <table:table-cell office:value-type="float" office:value="65.572042" calcext:value-type="float">
            <text:p>65.572042</text:p>
          </table:table-cell>
          <table:table-cell office:value-type="float" office:value="32.021621" calcext:value-type="float">
            <text:p>32.021621</text:p>
          </table:table-cell>
          <table:table-cell office:value-type="float" office:value="999.330523" calcext:value-type="float">
            <text:p>999.330523</text:p>
          </table:table-cell>
          <table:table-cell office:value-type="float" office:value="-0.607154" calcext:value-type="float">
            <text:p>-0.607154</text:p>
          </table:table-cell>
          <table:table-cell office:value-type="float" office:value="12.013334" calcext:value-type="float">
            <text:p>12.013334</text:p>
          </table:table-cell>
        </table:table-row>
        <table:table-row table:style-name="ro1">
          <table:table-cell office:value-type="string" calcext:value-type="string">
            <text:p>9/13/2019 18:47:37.709265849</text:p>
          </table:table-cell>
          <table:table-cell office:value-type="float" office:value="69.193843" calcext:value-type="float">
            <text:p>69.193843</text:p>
          </table:table-cell>
          <table:table-cell office:value-type="float" office:value="32.274432" calcext:value-type="float">
            <text:p>32.274432</text:p>
          </table:table-cell>
          <table:table-cell office:value-type="float" office:value="1000.549802" calcext:value-type="float">
            <text:p>1000.549802</text:p>
          </table:table-cell>
          <table:table-cell office:value-type="float" office:value="4.658788" calcext:value-type="float">
            <text:p>4.658788</text:p>
          </table:table-cell>
          <table:table-cell office:value-type="float" office:value="27.261679" calcext:value-type="float">
            <text:p>27.261679</text:p>
          </table:table-cell>
          <table:table-cell office:value-type="float" office:value="560.006266" calcext:value-type="float">
            <text:p>560.006266</text:p>
          </table:table-cell>
          <table:table-cell office:value-type="float" office:value="65.296772" calcext:value-type="float">
            <text:p>65.296772</text:p>
          </table:table-cell>
          <table:table-cell office:value-type="float" office:value="31.981362" calcext:value-type="float">
            <text:p>31.981362</text:p>
          </table:table-cell>
          <table:table-cell office:value-type="float" office:value="999.236531" calcext:value-type="float">
            <text:p>999.236531</text:p>
          </table:table-cell>
          <table:table-cell office:value-type="float" office:value="0.208974" calcext:value-type="float">
            <text:p>0.208974</text:p>
          </table:table-cell>
          <table:table-cell office:value-type="float" office:value="12.011455" calcext:value-type="float">
            <text:p>12.011455</text:p>
          </table:table-cell>
        </table:table-row>
        <table:table-row table:style-name="ro1">
          <table:table-cell office:value-type="string" calcext:value-type="string">
            <text:p>9/13/2019 18:47:38.709265849</text:p>
          </table:table-cell>
          <table:table-cell office:value-type="float" office:value="69.404113" calcext:value-type="float">
            <text:p>69.404113</text:p>
          </table:table-cell>
          <table:table-cell office:value-type="float" office:value="32.236181" calcext:value-type="float">
            <text:p>32.236181</text:p>
          </table:table-cell>
          <table:table-cell office:value-type="float" office:value="1000.549407" calcext:value-type="float">
            <text:p>1000.549407</text:p>
          </table:table-cell>
          <table:table-cell office:value-type="float" office:value="5.201475" calcext:value-type="float">
            <text:p>5.201475</text:p>
          </table:table-cell>
          <table:table-cell office:value-type="float" office:value="27.360257" calcext:value-type="float">
            <text:p>27.360257</text:p>
          </table:table-cell>
          <table:table-cell office:value-type="float" office:value="562.327128" calcext:value-type="float">
            <text:p>562.327128</text:p>
          </table:table-cell>
          <table:table-cell office:value-type="float" office:value="65.57977" calcext:value-type="float">
            <text:p>65.57977</text:p>
          </table:table-cell>
          <table:table-cell office:value-type="float" office:value="32.048491" calcext:value-type="float">
            <text:p>32.048491</text:p>
          </table:table-cell>
          <table:table-cell office:value-type="float" office:value="999.495163" calcext:value-type="float">
            <text:p>999.495163</text:p>
          </table:table-cell>
          <table:table-cell office:value-type="float" office:value="8.952964" calcext:value-type="float">
            <text:p>8.952964</text:p>
          </table:table-cell>
          <table:table-cell office:value-type="float" office:value="12.020799" calcext:value-type="float">
            <text:p>12.020799</text:p>
          </table:table-cell>
        </table:table-row>
        <table:table-row table:style-name="ro1">
          <table:table-cell office:value-type="string" calcext:value-type="string">
            <text:p>9/13/2019 18:47:39.709265849</text:p>
          </table:table-cell>
          <table:table-cell office:value-type="float" office:value="69.009857" calcext:value-type="float">
            <text:p>69.009857</text:p>
          </table:table-cell>
          <table:table-cell office:value-type="float" office:value="32.23076" calcext:value-type="float">
            <text:p>32.23076</text:p>
          </table:table-cell>
          <table:table-cell office:value-type="float" office:value="999.45637" calcext:value-type="float">
            <text:p>999.45637</text:p>
          </table:table-cell>
          <table:table-cell office:value-type="float" office:value="4.711521" calcext:value-type="float">
            <text:p>4.711521</text:p>
          </table:table-cell>
          <table:table-cell office:value-type="float" office:value="27.248046" calcext:value-type="float">
            <text:p>27.248046</text:p>
          </table:table-cell>
          <table:table-cell office:value-type="float" office:value="560.81121" calcext:value-type="float">
            <text:p>560.81121</text:p>
          </table:table-cell>
          <table:table-cell office:value-type="float" office:value="65.315433" calcext:value-type="float">
            <text:p>65.315433</text:p>
          </table:table-cell>
          <table:table-cell office:value-type="float" office:value="31.941929" calcext:value-type="float">
            <text:p>31.941929</text:p>
          </table:table-cell>
          <table:table-cell office:value-type="float" office:value="998.980107" calcext:value-type="float">
            <text:p>998.980107</text:p>
          </table:table-cell>
          <table:table-cell office:value-type="float" office:value="1.324049" calcext:value-type="float">
            <text:p>1.324049</text:p>
          </table:table-cell>
          <table:table-cell office:value-type="float" office:value="12.035491" calcext:value-type="float">
            <text:p>12.035491</text:p>
          </table:table-cell>
        </table:table-row>
        <table:table-row table:style-name="ro1">
          <table:table-cell office:value-type="string" calcext:value-type="string">
            <text:p>9/13/2019 18:47:40.709265849</text:p>
          </table:table-cell>
          <table:table-cell office:value-type="float" office:value="69.279265" calcext:value-type="float">
            <text:p>69.279265</text:p>
          </table:table-cell>
          <table:table-cell office:value-type="float" office:value="32.232257" calcext:value-type="float">
            <text:p>32.232257</text:p>
          </table:table-cell>
          <table:table-cell office:value-type="float" office:value="1000.390286" calcext:value-type="float">
            <text:p>1000.390286</text:p>
          </table:table-cell>
          <table:table-cell office:value-type="float" office:value="4.817746" calcext:value-type="float">
            <text:p>4.817746</text:p>
          </table:table-cell>
          <table:table-cell office:value-type="float" office:value="27.305029" calcext:value-type="float">
            <text:p>27.305029</text:p>
          </table:table-cell>
          <table:table-cell office:value-type="float" office:value="561.199552" calcext:value-type="float">
            <text:p>561.199552</text:p>
          </table:table-cell>
          <table:table-cell office:value-type="float" office:value="65.529805" calcext:value-type="float">
            <text:p>65.529805</text:p>
          </table:table-cell>
          <table:table-cell office:value-type="float" office:value="32.077235" calcext:value-type="float">
            <text:p>32.077235</text:p>
          </table:table-cell>
          <table:table-cell office:value-type="float" office:value="1000.008962" calcext:value-type="float">
            <text:p>1000.008962</text:p>
          </table:table-cell>
          <table:table-cell office:value-type="float" office:value="8.236395" calcext:value-type="float">
            <text:p>8.236395</text:p>
          </table:table-cell>
          <table:table-cell office:value-type="float" office:value="12.002137" calcext:value-type="float">
            <text:p>12.002137</text:p>
          </table:table-cell>
        </table:table-row>
        <table:table-row table:style-name="ro1">
          <table:table-cell office:value-type="string" calcext:value-type="string">
            <text:p>9/13/2019 18:47:41.709265849</text:p>
          </table:table-cell>
          <table:table-cell office:value-type="float" office:value="69.292407" calcext:value-type="float">
            <text:p>69.292407</text:p>
          </table:table-cell>
          <table:table-cell office:value-type="float" office:value="32.210271" calcext:value-type="float">
            <text:p>32.210271</text:p>
          </table:table-cell>
          <table:table-cell office:value-type="float" office:value="999.688823" calcext:value-type="float">
            <text:p>999.688823</text:p>
          </table:table-cell>
          <table:table-cell office:value-type="float" office:value="4.663342" calcext:value-type="float">
            <text:p>4.663342</text:p>
          </table:table-cell>
          <table:table-cell office:value-type="float" office:value="27.215187" calcext:value-type="float">
            <text:p>27.215187</text:p>
          </table:table-cell>
          <table:table-cell office:value-type="float" office:value="560.453749" calcext:value-type="float">
            <text:p>560.453749</text:p>
          </table:table-cell>
          <table:table-cell office:value-type="float" office:value="65.396939" calcext:value-type="float">
            <text:p>65.396939</text:p>
          </table:table-cell>
          <table:table-cell office:value-type="float" office:value="31.948258" calcext:value-type="float">
            <text:p>31.948258</text:p>
          </table:table-cell>
          <table:table-cell office:value-type="float" office:value="998.918918" calcext:value-type="float">
            <text:p>998.918918</text:p>
          </table:table-cell>
          <table:table-cell office:value-type="float" office:value="0.546696" calcext:value-type="float">
            <text:p>0.546696</text:p>
          </table:table-cell>
          <table:table-cell office:value-type="float" office:value="12.028184" calcext:value-type="float">
            <text:p>12.028184</text:p>
          </table:table-cell>
        </table:table-row>
        <table:table-row table:style-name="ro1">
          <table:table-cell office:value-type="string" calcext:value-type="string">
            <text:p>9/13/2019 18:47:42.709265849</text:p>
          </table:table-cell>
          <table:table-cell office:value-type="float" office:value="69.390972" calcext:value-type="float">
            <text:p>69.390972</text:p>
          </table:table-cell>
          <table:table-cell office:value-type="float" office:value="32.194455" calcext:value-type="float">
            <text:p>32.194455</text:p>
          </table:table-cell>
          <table:table-cell office:value-type="float" office:value="998.219191" calcext:value-type="float">
            <text:p>998.219191</text:p>
          </table:table-cell>
          <table:table-cell office:value-type="float" office:value="5.303277" calcext:value-type="float">
            <text:p>5.303277</text:p>
          </table:table-cell>
          <table:table-cell office:value-type="float" office:value="27.387728" calcext:value-type="float">
            <text:p>27.387728</text:p>
          </table:table-cell>
          <table:table-cell office:value-type="float" office:value="563.502016" calcext:value-type="float">
            <text:p>563.502016</text:p>
          </table:table-cell>
          <table:table-cell office:value-type="float" office:value="65.434105" calcext:value-type="float">
            <text:p>65.434105</text:p>
          </table:table-cell>
          <table:table-cell office:value-type="float" office:value="32.07588" calcext:value-type="float">
            <text:p>32.07588</text:p>
          </table:table-cell>
          <table:table-cell office:value-type="float" office:value="999.795114" calcext:value-type="float">
            <text:p>999.795114</text:p>
          </table:table-cell>
          <table:table-cell office:value-type="float" office:value="6.742473" calcext:value-type="float">
            <text:p>6.742473</text:p>
          </table:table-cell>
          <table:table-cell office:value-type="float" office:value="12.001073" calcext:value-type="float">
            <text:p>12.001073</text:p>
          </table:table-cell>
        </table:table-row>
        <table:table-row table:style-name="ro1">
          <table:table-cell office:value-type="string" calcext:value-type="string">
            <text:p>9/13/2019 18:47:43.709265849</text:p>
          </table:table-cell>
          <table:table-cell office:value-type="float" office:value="69.200414" calcext:value-type="float">
            <text:p>69.200414</text:p>
          </table:table-cell>
          <table:table-cell office:value-type="float" office:value="32.137212" calcext:value-type="float">
            <text:p>32.137212</text:p>
          </table:table-cell>
          <table:table-cell office:value-type="float" office:value="998.853708" calcext:value-type="float">
            <text:p>998.853708</text:p>
          </table:table-cell>
          <table:table-cell office:value-type="float" office:value="4.878906" calcext:value-type="float">
            <text:p>4.878906</text:p>
          </table:table-cell>
          <table:table-cell office:value-type="float" office:value="27.242944" calcext:value-type="float">
            <text:p>27.242944</text:p>
          </table:table-cell>
          <table:table-cell office:value-type="float" office:value="560.667961" calcext:value-type="float">
            <text:p>560.667961</text:p>
          </table:table-cell>
          <table:table-cell office:value-type="float" office:value="65.417257" calcext:value-type="float">
            <text:p>65.417257</text:p>
          </table:table-cell>
          <table:table-cell office:value-type="float" office:value="32.013218" calcext:value-type="float">
            <text:p>32.013218</text:p>
          </table:table-cell>
          <table:table-cell office:value-type="float" office:value="999.404644" calcext:value-type="float">
            <text:p>999.404644</text:p>
          </table:table-cell>
          <table:table-cell office:value-type="float" office:value="6.030875" calcext:value-type="float">
            <text:p>6.030875</text:p>
          </table:table-cell>
          <table:table-cell office:value-type="float" office:value="12.023834" calcext:value-type="float">
            <text:p>12.023834</text:p>
          </table:table-cell>
        </table:table-row>
        <table:table-row table:style-name="ro1">
          <table:table-cell office:value-type="string" calcext:value-type="string">
            <text:p>9/13/2019 18:47:44.709265849</text:p>
          </table:table-cell>
          <table:table-cell office:value-type="float" office:value="69.371259" calcext:value-type="float">
            <text:p>69.371259</text:p>
          </table:table-cell>
          <table:table-cell office:value-type="float" office:value="32.285425" calcext:value-type="float">
            <text:p>32.285425</text:p>
          </table:table-cell>
          <table:table-cell office:value-type="float" office:value="1000.168792" calcext:value-type="float">
            <text:p>1000.168792</text:p>
          </table:table-cell>
          <table:table-cell office:value-type="float" office:value="4.727174" calcext:value-type="float">
            <text:p>4.727174</text:p>
          </table:table-cell>
          <table:table-cell office:value-type="float" office:value="27.265108" calcext:value-type="float">
            <text:p>27.265108</text:p>
          </table:table-cell>
          <table:table-cell office:value-type="float" office:value="562.567621" calcext:value-type="float">
            <text:p>562.567621</text:p>
          </table:table-cell>
          <table:table-cell office:value-type="float" office:value="65.481705" calcext:value-type="float">
            <text:p>65.481705</text:p>
          </table:table-cell>
          <table:table-cell office:value-type="float" office:value="31.995681" calcext:value-type="float">
            <text:p>31.995681</text:p>
          </table:table-cell>
          <table:table-cell office:value-type="float" office:value="999.503365" calcext:value-type="float">
            <text:p>999.503365</text:p>
          </table:table-cell>
          <table:table-cell office:value-type="float" office:value="2.793342" calcext:value-type="float">
            <text:p>2.793342</text:p>
          </table:table-cell>
          <table:table-cell office:value-type="float" office:value="12.011901" calcext:value-type="float">
            <text:p>12.011901</text:p>
          </table:table-cell>
        </table:table-row>
        <table:table-row table:style-name="ro1">
          <table:table-cell office:value-type="string" calcext:value-type="string">
            <text:p>9/13/2019 18:47:45.709265849</text:p>
          </table:table-cell>
          <table:table-cell office:value-type="float" office:value="69.469823" calcext:value-type="float">
            <text:p>69.469823</text:p>
          </table:table-cell>
          <table:table-cell office:value-type="float" office:value="32.189108" calcext:value-type="float">
            <text:p>32.189108</text:p>
          </table:table-cell>
          <table:table-cell office:value-type="float" office:value="999.108714" calcext:value-type="float">
            <text:p>999.108714</text:p>
          </table:table-cell>
          <table:table-cell office:value-type="float" office:value="4.752173" calcext:value-type="float">
            <text:p>4.752173</text:p>
          </table:table-cell>
          <table:table-cell office:value-type="float" office:value="27.278905" calcext:value-type="float">
            <text:p>27.278905</text:p>
          </table:table-cell>
          <table:table-cell office:value-type="float" office:value="562.858719" calcext:value-type="float">
            <text:p>562.858719</text:p>
          </table:table-cell>
          <table:table-cell office:value-type="float" office:value="65.357671" calcext:value-type="float">
            <text:p>65.357671</text:p>
          </table:table-cell>
          <table:table-cell office:value-type="float" office:value="32.023176" calcext:value-type="float">
            <text:p>32.023176</text:p>
          </table:table-cell>
          <table:table-cell office:value-type="float" office:value="999.028364" calcext:value-type="float">
            <text:p>999.028364</text:p>
          </table:table-cell>
          <table:table-cell office:value-type="float" office:value="6.673825" calcext:value-type="float">
            <text:p>6.673825</text:p>
          </table:table-cell>
          <table:table-cell office:value-type="float" office:value="12.017618" calcext:value-type="float">
            <text:p>12.017618</text:p>
          </table:table-cell>
        </table:table-row>
        <table:table-row table:style-name="ro1">
          <table:table-cell office:value-type="string" calcext:value-type="string">
            <text:p>9/13/2019 18:47:46.709265849</text:p>
          </table:table-cell>
          <table:table-cell office:value-type="float" office:value="69.121563" calcext:value-type="float">
            <text:p>69.121563</text:p>
          </table:table-cell>
          <table:table-cell office:value-type="float" office:value="32.179463" calcext:value-type="float">
            <text:p>32.179463</text:p>
          </table:table-cell>
          <table:table-cell office:value-type="float" office:value="1000.446979" calcext:value-type="float">
            <text:p>1000.446979</text:p>
          </table:table-cell>
          <table:table-cell office:value-type="float" office:value="5.018693" calcext:value-type="float">
            <text:p>5.018693</text:p>
          </table:table-cell>
          <table:table-cell office:value-type="float" office:value="27.368747" calcext:value-type="float">
            <text:p>27.368747</text:p>
          </table:table-cell>
          <table:table-cell office:value-type="float" office:value="564.981137" calcext:value-type="float">
            <text:p>564.981137</text:p>
          </table:table-cell>
          <table:table-cell office:value-type="float" office:value="65.52439" calcext:value-type="float">
            <text:p>65.52439</text:p>
          </table:table-cell>
          <table:table-cell office:value-type="float" office:value="32.09456" calcext:value-type="float">
            <text:p>32.09456</text:p>
          </table:table-cell>
          <table:table-cell office:value-type="float" office:value="999.58679" calcext:value-type="float">
            <text:p>999.58679</text:p>
          </table:table-cell>
          <table:table-cell office:value-type="float" office:value="7.065778" calcext:value-type="float">
            <text:p>7.065778</text:p>
          </table:table-cell>
          <table:table-cell office:value-type="float" office:value="12.005488" calcext:value-type="float">
            <text:p>12.005488</text:p>
          </table:table-cell>
        </table:table-row>
        <table:table-row table:style-name="ro1">
          <table:table-cell office:value-type="string" calcext:value-type="string">
            <text:p>9/13/2019 18:47:47.709265849</text:p>
          </table:table-cell>
          <table:table-cell office:value-type="float" office:value="69.279265" calcext:value-type="float">
            <text:p>69.279265</text:p>
          </table:table-cell>
          <table:table-cell office:value-type="float" office:value="32.184959" calcext:value-type="float">
            <text:p>32.184959</text:p>
          </table:table-cell>
          <table:table-cell office:value-type="float" office:value="998.873184" calcext:value-type="float">
            <text:p>998.873184</text:p>
          </table:table-cell>
          <table:table-cell office:value-type="float" office:value="4.859748" calcext:value-type="float">
            <text:p>4.859748</text:p>
          </table:table-cell>
          <table:table-cell office:value-type="float" office:value="27.279762" calcext:value-type="float">
            <text:p>27.279762</text:p>
          </table:table-cell>
          <table:table-cell office:value-type="float" office:value="562.866603" calcext:value-type="float">
            <text:p>562.866603</text:p>
          </table:table-cell>
          <table:table-cell office:value-type="float" office:value="65.359222" calcext:value-type="float">
            <text:p>65.359222</text:p>
          </table:table-cell>
          <table:table-cell office:value-type="float" office:value="32.051402" calcext:value-type="float">
            <text:p>32.051402</text:p>
          </table:table-cell>
          <table:table-cell office:value-type="float" office:value="999.273435" calcext:value-type="float">
            <text:p>999.273435</text:p>
          </table:table-cell>
          <table:table-cell office:value-type="float" office:value="7.158784" calcext:value-type="float">
            <text:p>7.158784</text:p>
          </table:table-cell>
          <table:table-cell office:value-type="float" office:value="12.029222" calcext:value-type="float">
            <text:p>12.029222</text:p>
          </table:table-cell>
        </table:table-row>
        <table:table-row table:style-name="ro1">
          <table:table-cell office:value-type="string" calcext:value-type="string">
            <text:p>9/13/2019 18:47:48.709265849</text:p>
          </table:table-cell>
          <table:table-cell office:value-type="float" office:value="69.397542" calcext:value-type="float">
            <text:p>69.397542</text:p>
          </table:table-cell>
          <table:table-cell office:value-type="float" office:value="32.342069" calcext:value-type="float">
            <text:p>32.342069</text:p>
          </table:table-cell>
          <table:table-cell office:value-type="float" office:value="999.894073" calcext:value-type="float">
            <text:p>999.894073</text:p>
          </table:table-cell>
          <table:table-cell office:value-type="float" office:value="4.918185" calcext:value-type="float">
            <text:p>4.918185</text:p>
          </table:table-cell>
          <table:table-cell office:value-type="float" office:value="27.288048" calcext:value-type="float">
            <text:p>27.288048</text:p>
          </table:table-cell>
          <table:table-cell office:value-type="float" office:value="564.400919" calcext:value-type="float">
            <text:p>564.400919</text:p>
          </table:table-cell>
          <table:table-cell office:value-type="float" office:value="65.610811" calcext:value-type="float">
            <text:p>65.610811</text:p>
          </table:table-cell>
          <table:table-cell office:value-type="float" office:value="31.998168" calcext:value-type="float">
            <text:p>31.998168</text:p>
          </table:table-cell>
          <table:table-cell office:value-type="float" office:value="999.462204" calcext:value-type="float">
            <text:p>999.462204</text:p>
          </table:table-cell>
          <table:table-cell office:value-type="float" office:value="2.082015" calcext:value-type="float">
            <text:p>2.082015</text:p>
          </table:table-cell>
          <table:table-cell office:value-type="float" office:value="12.005777" calcext:value-type="float">
            <text:p>12.005777</text:p>
          </table:table-cell>
        </table:table-row>
        <table:table-row table:style-name="ro1">
          <table:table-cell office:value-type="string" calcext:value-type="string">
            <text:p>9/13/2019 18:47:49.709265849</text:p>
          </table:table-cell>
          <table:table-cell office:value-type="float" office:value="69.404113" calcext:value-type="float">
            <text:p>69.404113</text:p>
          </table:table-cell>
          <table:table-cell office:value-type="float" office:value="32.236181" calcext:value-type="float">
            <text:p>32.236181</text:p>
          </table:table-cell>
          <table:table-cell office:value-type="float" office:value="999.30324" calcext:value-type="float">
            <text:p>999.30324</text:p>
          </table:table-cell>
          <table:table-cell office:value-type="float" office:value="4.606847" calcext:value-type="float">
            <text:p>4.606847</text:p>
          </table:table-cell>
          <table:table-cell office:value-type="float" office:value="27.266741" calcext:value-type="float">
            <text:p>27.266741</text:p>
          </table:table-cell>
          <table:table-cell office:value-type="float" office:value="565.487099" calcext:value-type="float">
            <text:p>565.487099</text:p>
          </table:table-cell>
          <table:table-cell office:value-type="float" office:value="65.397044" calcext:value-type="float">
            <text:p>65.397044</text:p>
          </table:table-cell>
          <table:table-cell office:value-type="float" office:value="31.940998" calcext:value-type="float">
            <text:p>31.940998</text:p>
          </table:table-cell>
          <table:table-cell office:value-type="float" office:value="999.315383" calcext:value-type="float">
            <text:p>999.315383</text:p>
          </table:table-cell>
          <table:table-cell office:value-type="float" office:value="1.19724" calcext:value-type="float">
            <text:p>1.19724</text:p>
          </table:table-cell>
          <table:table-cell office:value-type="float" office:value="12.039197" calcext:value-type="float">
            <text:p>12.039197</text:p>
          </table:table-cell>
        </table:table-row>
        <table:table-row table:style-name="ro1">
          <table:table-cell office:value-type="string" calcext:value-type="string">
            <text:p>9/13/2019 18:47:50.709265849</text:p>
          </table:table-cell>
          <table:table-cell office:value-type="float" office:value="69.220127" calcext:value-type="float">
            <text:p>69.220127</text:p>
          </table:table-cell>
          <table:table-cell office:value-type="float" office:value="32.174041" calcext:value-type="float">
            <text:p>32.174041</text:p>
          </table:table-cell>
          <table:table-cell office:value-type="float" office:value="999.254036" calcext:value-type="float">
            <text:p>999.254036</text:p>
          </table:table-cell>
          <table:table-cell office:value-type="float" office:value="4.914707" calcext:value-type="float">
            <text:p>4.914707</text:p>
          </table:table-cell>
          <table:table-cell office:value-type="float" office:value="27.356828" calcext:value-type="float">
            <text:p>27.356828</text:p>
          </table:table-cell>
          <table:table-cell office:value-type="float" office:value="567.484014" calcext:value-type="float">
            <text:p>567.484014</text:p>
          </table:table-cell>
          <table:table-cell office:value-type="float" office:value="65.538688" calcext:value-type="float">
            <text:p>65.538688</text:p>
          </table:table-cell>
          <table:table-cell office:value-type="float" office:value="32.084707" calcext:value-type="float">
            <text:p>32.084707</text:p>
          </table:table-cell>
          <table:table-cell office:value-type="float" office:value="999.773036" calcext:value-type="float">
            <text:p>999.773036</text:p>
          </table:table-cell>
          <table:table-cell office:value-type="float" office:value="7.925924" calcext:value-type="float">
            <text:p>7.925924</text:p>
          </table:table-cell>
          <table:table-cell office:value-type="float" office:value="12.022376" calcext:value-type="float">
            <text:p>12.022376</text:p>
          </table:table-cell>
        </table:table-row>
        <table:table-row table:style-name="ro1">
          <table:table-cell office:value-type="string" calcext:value-type="string">
            <text:p>9/13/2019 18:47:51.709265849</text:p>
          </table:table-cell>
          <table:table-cell office:value-type="float" office:value="69.338404" calcext:value-type="float">
            <text:p>69.338404</text:p>
          </table:table-cell>
          <table:table-cell office:value-type="float" office:value="32.186232" calcext:value-type="float">
            <text:p>32.186232</text:p>
          </table:table-cell>
          <table:table-cell office:value-type="float" office:value="999.966696" calcext:value-type="float">
            <text:p>999.966696</text:p>
          </table:table-cell>
          <table:table-cell office:value-type="float" office:value="4.690297" calcext:value-type="float">
            <text:p>4.690297</text:p>
          </table:table-cell>
          <table:table-cell office:value-type="float" office:value="27.190247" calcext:value-type="float">
            <text:p>27.190247</text:p>
          </table:table-cell>
          <table:table-cell office:value-type="float" office:value="563.889042" calcext:value-type="float">
            <text:p>563.889042</text:p>
          </table:table-cell>
          <table:table-cell office:value-type="float" office:value="65.507042" calcext:value-type="float">
            <text:p>65.507042</text:p>
          </table:table-cell>
          <table:table-cell office:value-type="float" office:value="31.975552" calcext:value-type="float">
            <text:p>31.975552</text:p>
          </table:table-cell>
          <table:table-cell office:value-type="float" office:value="999.313175" calcext:value-type="float">
            <text:p>999.313175</text:p>
          </table:table-cell>
          <table:table-cell office:value-type="float" office:value="3.590083" calcext:value-type="float">
            <text:p>3.590083</text:p>
          </table:table-cell>
          <table:table-cell office:value-type="float" office:value="11.99069" calcext:value-type="float">
            <text:p>11.99069</text:p>
          </table:table-cell>
        </table:table-row>
        <table:table-row table:style-name="ro1">
          <table:table-cell office:value-type="string" calcext:value-type="string">
            <text:p>9/13/2019 18:47:52.709265849</text:p>
          </table:table-cell>
          <table:table-cell office:value-type="float" office:value="69.581529" calcext:value-type="float">
            <text:p>69.581529</text:p>
          </table:table-cell>
          <table:table-cell office:value-type="float" office:value="32.258616" calcext:value-type="float">
            <text:p>32.258616</text:p>
          </table:table-cell>
          <table:table-cell office:value-type="float" office:value="998.499744" calcext:value-type="float">
            <text:p>998.499744</text:p>
          </table:table-cell>
          <table:table-cell office:value-type="float" office:value="5.04739" calcext:value-type="float">
            <text:p>5.04739</text:p>
          </table:table-cell>
          <table:table-cell office:value-type="float" office:value="27.279803" calcext:value-type="float">
            <text:p>27.279803</text:p>
          </table:table-cell>
          <table:table-cell office:value-type="float" office:value="566.002261" calcext:value-type="float">
            <text:p>566.002261</text:p>
          </table:table-cell>
          <table:table-cell office:value-type="float" office:value="65.524547" calcext:value-type="float">
            <text:p>65.524547</text:p>
          </table:table-cell>
          <table:table-cell office:value-type="float" office:value="32.017885" calcext:value-type="float">
            <text:p>32.017885</text:p>
          </table:table-cell>
          <table:table-cell office:value-type="float" office:value="999.783761" calcext:value-type="float">
            <text:p>999.783761</text:p>
          </table:table-cell>
          <table:table-cell office:value-type="float" office:value="6.834168" calcext:value-type="float">
            <text:p>6.834168</text:p>
          </table:table-cell>
          <table:table-cell office:value-type="float" office:value="12.000258" calcext:value-type="float">
            <text:p>12.000258</text:p>
          </table:table-cell>
        </table:table-row>
        <table:table-row table:style-name="ro1">
          <table:table-cell office:value-type="string" calcext:value-type="string">
            <text:p>9/13/2019 18:47:53.709265849</text:p>
          </table:table-cell>
          <table:table-cell office:value-type="float" office:value="69.180701" calcext:value-type="float">
            <text:p>69.180701</text:p>
          </table:table-cell>
          <table:table-cell office:value-type="float" office:value="32.216366" calcext:value-type="float">
            <text:p>32.216366</text:p>
          </table:table-cell>
          <table:table-cell office:value-type="float" office:value="999.868289" calcext:value-type="float">
            <text:p>999.868289</text:p>
          </table:table-cell>
          <table:table-cell office:value-type="float" office:value="4.580722" calcext:value-type="float">
            <text:p>4.580722</text:p>
          </table:table-cell>
          <table:table-cell office:value-type="float" office:value="27.246372" calcext:value-type="float">
            <text:p>27.246372</text:p>
          </table:table-cell>
          <table:table-cell office:value-type="float" office:value="566.089652" calcext:value-type="float">
            <text:p>566.089652</text:p>
          </table:table-cell>
          <table:table-cell office:value-type="float" office:value="65.509749" calcext:value-type="float">
            <text:p>65.509749</text:p>
          </table:table-cell>
          <table:table-cell office:value-type="float" office:value="31.919419" calcext:value-type="float">
            <text:p>31.919419</text:p>
          </table:table-cell>
          <table:table-cell office:value-type="float" office:value="999.065582" calcext:value-type="float">
            <text:p>999.065582</text:p>
          </table:table-cell>
          <table:table-cell office:value-type="float" office:value="-0.858152" calcext:value-type="float">
            <text:p>-0.858152</text:p>
          </table:table-cell>
          <table:table-cell office:value-type="float" office:value="12.034151" calcext:value-type="float">
            <text:p>12.034151</text:p>
          </table:table-cell>
        </table:table-row>
        <table:table-row table:style-name="ro1">
          <table:table-cell office:value-type="string" calcext:value-type="string">
            <text:p>9/13/2019 18:47:54.709265849</text:p>
          </table:table-cell>
          <table:table-cell office:value-type="float" office:value="69.443539" calcext:value-type="float">
            <text:p>69.443539</text:p>
          </table:table-cell>
          <table:table-cell office:value-type="float" office:value="32.344015" calcext:value-type="float">
            <text:p>32.344015</text:p>
          </table:table-cell>
          <table:table-cell office:value-type="float" office:value="997.992887" calcext:value-type="float">
            <text:p>997.992887</text:p>
          </table:table-cell>
          <table:table-cell office:value-type="float" office:value="4.754207" calcext:value-type="float">
            <text:p>4.754207</text:p>
          </table:table-cell>
          <table:table-cell office:value-type="float" office:value="27.396544" calcext:value-type="float">
            <text:p>27.396544</text:p>
          </table:table-cell>
          <table:table-cell office:value-type="float" office:value="567.32105" calcext:value-type="float">
            <text:p>567.32105</text:p>
          </table:table-cell>
          <table:table-cell office:value-type="float" office:value="65.429242" calcext:value-type="float">
            <text:p>65.429242</text:p>
          </table:table-cell>
          <table:table-cell office:value-type="float" office:value="32.066133" calcext:value-type="float">
            <text:p>32.066133</text:p>
          </table:table-cell>
          <table:table-cell office:value-type="float" office:value="999.05738" calcext:value-type="float">
            <text:p>999.05738</text:p>
          </table:table-cell>
          <table:table-cell office:value-type="float" office:value="2.938229" calcext:value-type="float">
            <text:p>2.938229</text:p>
          </table:table-cell>
          <table:table-cell office:value-type="float" office:value="11.99533" calcext:value-type="float">
            <text:p>11.99533</text:p>
          </table:table-cell>
        </table:table-row>
        <table:table-row table:style-name="ro1">
          <table:table-cell office:value-type="string" calcext:value-type="string">
            <text:p>9/13/2019 18:47:55.709265849</text:p>
          </table:table-cell>
          <table:table-cell office:value-type="float" office:value="69.51582" calcext:value-type="float">
            <text:p>69.51582</text:p>
          </table:table-cell>
          <table:table-cell office:value-type="float" office:value="32.158674" calcext:value-type="float">
            <text:p>32.158674</text:p>
          </table:table-cell>
          <table:table-cell office:value-type="float" office:value="999.179049" calcext:value-type="float">
            <text:p>999.179049</text:p>
          </table:table-cell>
          <table:table-cell office:value-type="float" office:value="4.87768" calcext:value-type="float">
            <text:p>4.87768</text:p>
          </table:table-cell>
          <table:table-cell office:value-type="float" office:value="27.266741" calcext:value-type="float">
            <text:p>27.266741</text:p>
          </table:table-cell>
          <table:table-cell office:value-type="float" office:value="565.831414" calcext:value-type="float">
            <text:p>565.831414</text:p>
          </table:table-cell>
          <table:table-cell office:value-type="float" office:value="65.563473" calcext:value-type="float">
            <text:p>65.563473</text:p>
          </table:table-cell>
          <table:table-cell office:value-type="float" office:value="32.01706" calcext:value-type="float">
            <text:p>32.01706</text:p>
          </table:table-cell>
          <table:table-cell office:value-type="float" office:value="999.557931" calcext:value-type="float">
            <text:p>999.557931</text:p>
          </table:table-cell>
          <table:table-cell office:value-type="float" office:value="6.544395" calcext:value-type="float">
            <text:p>6.544395</text:p>
          </table:table-cell>
          <table:table-cell office:value-type="float" office:value="12.034282" calcext:value-type="float">
            <text:p>12.034282</text:p>
          </table:table-cell>
        </table:table-row>
        <table:table-row table:style-name="ro1">
          <table:table-cell office:value-type="string" calcext:value-type="string">
            <text:p>9/13/2019 18:47:56.709265849</text:p>
          </table:table-cell>
          <table:table-cell office:value-type="float" office:value="69.266124" calcext:value-type="float">
            <text:p>69.266124</text:p>
          </table:table-cell>
          <table:table-cell office:value-type="float" office:value="32.300941" calcext:value-type="float">
            <text:p>32.300941</text:p>
          </table:table-cell>
          <table:table-cell office:value-type="float" office:value="1000.257184" calcext:value-type="float">
            <text:p>1000.257184</text:p>
          </table:table-cell>
          <table:table-cell office:value-type="float" office:value="4.832291" calcext:value-type="float">
            <text:p>4.832291</text:p>
          </table:table-cell>
          <table:table-cell office:value-type="float" office:value="27.333112" calcext:value-type="float">
            <text:p>27.333112</text:p>
          </table:table-cell>
          <table:table-cell office:value-type="float" office:value="568.412483" calcext:value-type="float">
            <text:p>568.412483</text:p>
          </table:table-cell>
          <table:table-cell office:value-type="float" office:value="65.412894" calcext:value-type="float">
            <text:p>65.412894</text:p>
          </table:table-cell>
          <table:table-cell office:value-type="float" office:value="31.94629" calcext:value-type="float">
            <text:p>31.94629</text:p>
          </table:table-cell>
          <table:table-cell office:value-type="float" office:value="998.846847" calcext:value-type="float">
            <text:p>998.846847</text:p>
          </table:table-cell>
          <table:table-cell office:value-type="float" office:value="1.07043" calcext:value-type="float">
            <text:p>1.07043</text:p>
          </table:table-cell>
          <table:table-cell office:value-type="float" office:value="11.997104" calcext:value-type="float">
            <text:p>11.997104</text:p>
          </table:table-cell>
        </table:table-row>
        <table:table-row table:style-name="ro1">
          <table:table-cell office:value-type="string" calcext:value-type="string">
            <text:p>9/13/2019 18:47:57.709265849</text:p>
          </table:table-cell>
          <table:table-cell office:value-type="float" office:value="69.535532" calcext:value-type="float">
            <text:p>69.535532</text:p>
          </table:table-cell>
          <table:table-cell office:value-type="float" office:value="32.319227" calcext:value-type="float">
            <text:p>32.319227</text:p>
          </table:table-cell>
          <table:table-cell office:value-type="float" office:value="999.173292" calcext:value-type="float">
            <text:p>999.173292</text:p>
          </table:table-cell>
          <table:table-cell office:value-type="float" office:value="5.014005" calcext:value-type="float">
            <text:p>5.014005</text:p>
          </table:table-cell>
          <table:table-cell office:value-type="float" office:value="27.256373" calcext:value-type="float">
            <text:p>27.256373</text:p>
          </table:table-cell>
          <table:table-cell office:value-type="float" office:value="566.386656" calcext:value-type="float">
            <text:p>566.386656</text:p>
          </table:table-cell>
          <table:table-cell office:value-type="float" office:value="65.750062" calcext:value-type="float">
            <text:p>65.750062</text:p>
          </table:table-cell>
          <table:table-cell office:value-type="float" office:value="32.08367" calcext:value-type="float">
            <text:p>32.08367</text:p>
          </table:table-cell>
          <table:table-cell office:value-type="float" office:value="1000.516608" calcext:value-type="float">
            <text:p>1000.516608</text:p>
          </table:table-cell>
          <table:table-cell office:value-type="float" office:value="13.476128" calcext:value-type="float">
            <text:p>13.476128</text:p>
          </table:table-cell>
          <table:table-cell office:value-type="float" office:value="11.97287" calcext:value-type="float">
            <text:p>11.97287</text:p>
          </table:table-cell>
        </table:table-row>
        <table:table-row table:style-name="ro1">
          <table:table-cell office:value-type="string" calcext:value-type="string">
            <text:p>9/13/2019 18:47:58.709265849</text:p>
          </table:table-cell>
          <table:table-cell office:value-type="float" office:value="69.489536" calcext:value-type="float">
            <text:p>69.489536</text:p>
          </table:table-cell>
          <table:table-cell office:value-type="float" office:value="32.147756" calcext:value-type="float">
            <text:p>32.147756</text:p>
          </table:table-cell>
          <table:table-cell office:value-type="float" office:value="1000.015505" calcext:value-type="float">
            <text:p>1000.015505</text:p>
          </table:table-cell>
          <table:table-cell office:value-type="float" office:value="4.718771" calcext:value-type="float">
            <text:p>4.718771</text:p>
          </table:table-cell>
          <table:table-cell office:value-type="float" office:value="27.21037" calcext:value-type="float">
            <text:p>27.21037</text:p>
          </table:table-cell>
          <table:table-cell office:value-type="float" office:value="566.604814" calcext:value-type="float">
            <text:p>566.604814</text:p>
          </table:table-cell>
          <table:table-cell office:value-type="float" office:value="65.451163" calcext:value-type="float">
            <text:p>65.451163</text:p>
          </table:table-cell>
          <table:table-cell office:value-type="float" office:value="31.967668" calcext:value-type="float">
            <text:p>31.967668</text:p>
          </table:table-cell>
          <table:table-cell office:value-type="float" office:value="999.234481" calcext:value-type="float">
            <text:p>999.234481</text:p>
          </table:table-cell>
          <table:table-cell office:value-type="float" office:value="1.702897" calcext:value-type="float">
            <text:p>1.702897</text:p>
          </table:table-cell>
          <table:table-cell office:value-type="float" office:value="12.02047" calcext:value-type="float">
            <text:p>12.02047</text:p>
          </table:table-cell>
        </table:table-row>
        <table:table-row table:style-name="ro1">
          <table:table-cell office:value-type="string" calcext:value-type="string">
            <text:p>9/13/2019 18:47:59.709265849</text:p>
          </table:table-cell>
          <table:table-cell office:value-type="float" office:value="69.548674" calcext:value-type="float">
            <text:p>69.548674</text:p>
          </table:table-cell>
          <table:table-cell office:value-type="float" office:value="32.295445" calcext:value-type="float">
            <text:p>32.295445</text:p>
          </table:table-cell>
          <table:table-cell office:value-type="float" office:value="999.459524" calcext:value-type="float">
            <text:p>999.459524</text:p>
          </table:table-cell>
          <table:table-cell office:value-type="float" office:value="5.037696" calcext:value-type="float">
            <text:p>5.037696</text:p>
          </table:table-cell>
          <table:table-cell office:value-type="float" office:value="27.61668" calcext:value-type="float">
            <text:p>27.61668</text:p>
          </table:table-cell>
          <table:table-cell office:value-type="float" office:value="570.611125" calcext:value-type="float">
            <text:p>570.611125</text:p>
          </table:table-cell>
          <table:table-cell office:value-type="float" office:value="65.835223" calcext:value-type="float">
            <text:p>65.835223</text:p>
          </table:table-cell>
          <table:table-cell office:value-type="float" office:value="32.085945" calcext:value-type="float">
            <text:p>32.085945</text:p>
          </table:table-cell>
          <table:table-cell office:value-type="float" office:value="999.97253" calcext:value-type="float">
            <text:p>999.97253</text:p>
          </table:table-cell>
          <table:table-cell office:value-type="float" office:value="9.196099" calcext:value-type="float">
            <text:p>9.196099</text:p>
          </table:table-cell>
          <table:table-cell office:value-type="float" office:value="11.988246" calcext:value-type="float">
            <text:p>11.988246</text:p>
          </table:table-cell>
        </table:table-row>
        <table:table-row table:style-name="ro1">
          <table:table-cell office:value-type="string" calcext:value-type="string">
            <text:p>9/13/2019 18:48:00.709265849</text:p>
          </table:table-cell>
          <table:table-cell office:value-type="float" office:value="69.285836" calcext:value-type="float">
            <text:p>69.285836</text:p>
          </table:table-cell>
          <table:table-cell office:value-type="float" office:value="32.221937" calcext:value-type="float">
            <text:p>32.221937</text:p>
          </table:table-cell>
          <table:table-cell office:value-type="float" office:value="1000.221307" calcext:value-type="float">
            <text:p>1000.221307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27.281477" calcext:value-type="float">
            <text:p>27.281477</text:p>
          </table:table-cell>
          <table:table-cell office:value-type="float" office:value="569.231225" calcext:value-type="float">
            <text:p>569.231225</text:p>
          </table:table-cell>
          <table:table-cell office:value-type="float" office:value="65.42112" calcext:value-type="float">
            <text:p>65.42112</text:p>
          </table:table-cell>
          <table:table-cell office:value-type="float" office:value="31.934363" calcext:value-type="float">
            <text:p>31.934363</text:p>
          </table:table-cell>
          <table:table-cell office:value-type="float" office:value="999.297563" calcext:value-type="float">
            <text:p>999.297563</text:p>
          </table:table-cell>
          <table:table-cell office:value-type="float" office:value="4.861569" calcext:value-type="float">
            <text:p>4.861569</text:p>
          </table:table-cell>
          <table:table-cell office:value-type="float" office:value="12.031194" calcext:value-type="float">
            <text:p>12.031194</text:p>
          </table:table-cell>
        </table:table-row>
        <table:table-row table:style-name="ro1">
          <table:table-cell office:value-type="string" calcext:value-type="string">
            <text:p>9/13/2019 18:48:01.709265849</text:p>
          </table:table-cell>
          <table:table-cell office:value-type="float" office:value="69.489536" calcext:value-type="float">
            <text:p>69.489536</text:p>
          </table:table-cell>
          <table:table-cell office:value-type="float" office:value="32.328124" calcext:value-type="float">
            <text:p>32.328124</text:p>
          </table:table-cell>
          <table:table-cell office:value-type="float" office:value="999.832727" calcext:value-type="float">
            <text:p>999.832727</text:p>
          </table:table-cell>
          <table:table-cell office:value-type="float" office:value="5.001481" calcext:value-type="float">
            <text:p>5.001481</text:p>
          </table:table-cell>
          <table:table-cell office:value-type="float" office:value="27.304539" calcext:value-type="float">
            <text:p>27.304539</text:p>
          </table:table-cell>
          <table:table-cell office:value-type="float" office:value="569.529544" calcext:value-type="float">
            <text:p>569.529544</text:p>
          </table:table-cell>
          <table:table-cell office:value-type="float" office:value="65.536533" calcext:value-type="float">
            <text:p>65.536533</text:p>
          </table:table-cell>
          <table:table-cell office:value-type="float" office:value="31.948988" calcext:value-type="float">
            <text:p>31.948988</text:p>
          </table:table-cell>
          <table:table-cell office:value-type="float" office:value="999.593256" calcext:value-type="float">
            <text:p>999.593256</text:p>
          </table:table-cell>
          <table:table-cell office:value-type="float" office:value="3.897933" calcext:value-type="float">
            <text:p>3.897933</text:p>
          </table:table-cell>
          <table:table-cell office:value-type="float" office:value="11.992583" calcext:value-type="float">
            <text:p>11.992583</text:p>
          </table:table-cell>
        </table:table-row>
        <table:table-row table:style-name="ro1">
          <table:table-cell office:value-type="string" calcext:value-type="string">
            <text:p>9/13/2019 18:48:02.709265849</text:p>
          </table:table-cell>
          <table:table-cell office:value-type="float" office:value="69.482965" calcext:value-type="float">
            <text:p>69.482965</text:p>
          </table:table-cell>
          <table:table-cell office:value-type="float" office:value="32.200176" calcext:value-type="float">
            <text:p>32.200176</text:p>
          </table:table-cell>
          <table:table-cell office:value-type="float" office:value="999.03759" calcext:value-type="float">
            <text:p>999.03759</text:p>
          </table:table-cell>
          <table:table-cell office:value-type="float" office:value="4.61773" calcext:value-type="float">
            <text:p>4.61773</text:p>
          </table:table-cell>
          <table:table-cell office:value-type="float" office:value="27.32201" calcext:value-type="float">
            <text:p>27.32201</text:p>
          </table:table-cell>
          <table:table-cell office:value-type="float" office:value="570.151158" calcext:value-type="float">
            <text:p>570.151158</text:p>
          </table:table-cell>
          <table:table-cell office:value-type="float" office:value="65.410738" calcext:value-type="float">
            <text:p>65.410738</text:p>
          </table:table-cell>
          <table:table-cell office:value-type="float" office:value="31.917757" calcext:value-type="float">
            <text:p>31.917757</text:p>
          </table:table-cell>
          <table:table-cell office:value-type="float" office:value="999.186224" calcext:value-type="float">
            <text:p>999.186224</text:p>
          </table:table-cell>
          <table:table-cell office:value-type="float" office:value="3.621265" calcext:value-type="float">
            <text:p>3.621265</text:p>
          </table:table-cell>
          <table:table-cell office:value-type="float" office:value="12.020194" calcext:value-type="float">
            <text:p>12.020194</text:p>
          </table:table-cell>
        </table:table-row>
        <table:table-row table:style-name="ro1">
          <table:table-cell office:value-type="string" calcext:value-type="string">
            <text:p>9/13/2019 18:48:03.709265849</text:p>
          </table:table-cell>
          <table:table-cell office:value-type="float" office:value="69.614384" calcext:value-type="float">
            <text:p>69.614384</text:p>
          </table:table-cell>
          <table:table-cell office:value-type="float" office:value="32.153627" calcext:value-type="float">
            <text:p>32.153627</text:p>
          </table:table-cell>
          <table:table-cell office:value-type="float" office:value="999.653261" calcext:value-type="float">
            <text:p>999.653261</text:p>
          </table:table-cell>
          <table:table-cell office:value-type="float" office:value="5.075362" calcext:value-type="float">
            <text:p>5.075362</text:p>
          </table:table-cell>
          <table:table-cell office:value-type="float" office:value="27.341031" calcext:value-type="float">
            <text:p>27.341031</text:p>
          </table:table-cell>
          <table:table-cell office:value-type="float" office:value="572.150041" calcext:value-type="float">
            <text:p>572.150041</text:p>
          </table:table-cell>
          <table:table-cell office:value-type="float" office:value="65.679228" calcext:value-type="float">
            <text:p>65.679228</text:p>
          </table:table-cell>
          <table:table-cell office:value-type="float" office:value="32.016954" calcext:value-type="float">
            <text:p>32.016954</text:p>
          </table:table-cell>
          <table:table-cell office:value-type="float" office:value="999.766413" calcext:value-type="float">
            <text:p>999.766413</text:p>
          </table:table-cell>
          <table:table-cell office:value-type="float" office:value="8.281723" calcext:value-type="float">
            <text:p>8.281723</text:p>
          </table:table-cell>
          <table:table-cell office:value-type="float" office:value="11.991965" calcext:value-type="float">
            <text:p>11.991965</text:p>
          </table:table-cell>
        </table:table-row>
        <table:table-row table:style-name="ro1">
          <table:table-cell office:value-type="string" calcext:value-type="string">
            <text:p>9/13/2019 18:48:04.709265849</text:p>
          </table:table-cell>
          <table:table-cell office:value-type="float" office:value="69.305549" calcext:value-type="float">
            <text:p>69.305549</text:p>
          </table:table-cell>
          <table:table-cell office:value-type="float" office:value="32.195503" calcext:value-type="float">
            <text:p>32.195503</text:p>
          </table:table-cell>
          <table:table-cell office:value-type="float" office:value="999.365138" calcext:value-type="float">
            <text:p>999.365138</text:p>
          </table:table-cell>
          <table:table-cell office:value-type="float" office:value="4.755821" calcext:value-type="float">
            <text:p>4.755821</text:p>
          </table:table-cell>
          <table:table-cell office:value-type="float" office:value="27.242658" calcext:value-type="float">
            <text:p>27.242658</text:p>
          </table:table-cell>
          <table:table-cell office:value-type="float" office:value="570.646606" calcext:value-type="float">
            <text:p>570.646606</text:p>
          </table:table-cell>
          <table:table-cell office:value-type="float" office:value="65.437469" calcext:value-type="float">
            <text:p>65.437469</text:p>
          </table:table-cell>
          <table:table-cell office:value-type="float" office:value="31.94339" calcext:value-type="float">
            <text:p>31.94339</text:p>
          </table:table-cell>
          <table:table-cell office:value-type="float" office:value="999.332573" calcext:value-type="float">
            <text:p>999.332573</text:p>
          </table:table-cell>
          <table:table-cell office:value-type="float" office:value="5.35308" calcext:value-type="float">
            <text:p>5.35308</text:p>
          </table:table-cell>
          <table:table-cell office:value-type="float" office:value="12.029945" calcext:value-type="float">
            <text:p>12.029945</text:p>
          </table:table-cell>
        </table:table-row>
        <table:table-row table:style-name="ro1">
          <table:table-cell office:value-type="string" calcext:value-type="string">
            <text:p>9/13/2019 18:48:05.709265849</text:p>
          </table:table-cell>
          <table:table-cell office:value-type="float" office:value="69.502678" calcext:value-type="float">
            <text:p>69.502678</text:p>
          </table:table-cell>
          <table:table-cell office:value-type="float" office:value="32.394638" calcext:value-type="float">
            <text:p>32.394638</text:p>
          </table:table-cell>
          <table:table-cell office:value-type="float" office:value="1001.078737" calcext:value-type="float">
            <text:p>1001.078737</text:p>
          </table:table-cell>
          <table:table-cell office:value-type="float" office:value="4.912153" calcext:value-type="float">
            <text:p>4.912153</text:p>
          </table:table-cell>
          <table:table-cell office:value-type="float" office:value="27.354093" calcext:value-type="float">
            <text:p>27.354093</text:p>
          </table:table-cell>
          <table:table-cell office:value-type="float" office:value="573.207961" calcext:value-type="float">
            <text:p>573.207961</text:p>
          </table:table-cell>
          <table:table-cell office:value-type="float" office:value="65.424827" calcext:value-type="float">
            <text:p>65.424827</text:p>
          </table:table-cell>
          <table:table-cell office:value-type="float" office:value="31.965794" calcext:value-type="float">
            <text:p>31.965794</text:p>
          </table:table-cell>
          <table:table-cell office:value-type="float" office:value="999.313175" calcext:value-type="float">
            <text:p>999.313175</text:p>
          </table:table-cell>
          <table:table-cell office:value-type="float" office:value="2.617544" calcext:value-type="float">
            <text:p>2.617544</text:p>
          </table:table-cell>
          <table:table-cell office:value-type="float" office:value="11.992635" calcext:value-type="float">
            <text:p>11.992635</text:p>
          </table:table-cell>
        </table:table-row>
        <table:table-row table:style-name="ro1">
          <table:table-cell office:value-type="string" calcext:value-type="string">
            <text:p>9/13/2019 18:48:06.709265849</text:p>
          </table:table-cell>
          <table:table-cell office:value-type="float" office:value="69.528961" calcext:value-type="float">
            <text:p>69.528961</text:p>
          </table:table-cell>
          <table:table-cell office:value-type="float" office:value="32.163497" calcext:value-type="float">
            <text:p>32.163497</text:p>
          </table:table-cell>
          <table:table-cell office:value-type="float" office:value="998.888481" calcext:value-type="float">
            <text:p>998.888481</text:p>
          </table:table-cell>
          <table:table-cell office:value-type="float" office:value="4.760093" calcext:value-type="float">
            <text:p>4.760093</text:p>
          </table:table-cell>
          <table:table-cell office:value-type="float" office:value="27.246332" calcext:value-type="float">
            <text:p>27.246332</text:p>
          </table:table-cell>
          <table:table-cell office:value-type="float" office:value="570.693917" calcext:value-type="float">
            <text:p>570.693917</text:p>
          </table:table-cell>
          <table:table-cell office:value-type="float" office:value="65.383955" calcext:value-type="float">
            <text:p>65.383955</text:p>
          </table:table-cell>
          <table:table-cell office:value-type="float" office:value="32.007926" calcext:value-type="float">
            <text:p>32.007926</text:p>
          </table:table-cell>
          <table:table-cell office:value-type="float" office:value="999.228015" calcext:value-type="float">
            <text:p>999.228015</text:p>
          </table:table-cell>
          <table:table-cell office:value-type="float" office:value="10.920321" calcext:value-type="float">
            <text:p>10.920321</text:p>
          </table:table-cell>
          <table:table-cell office:value-type="float" office:value="11.976865" calcext:value-type="float">
            <text:p>11.976865</text:p>
          </table:table-cell>
        </table:table-row>
        <table:table-row table:style-name="ro1">
          <table:table-cell office:value-type="string" calcext:value-type="string">
            <text:p>9/13/2019 18:48:07.709265849</text:p>
          </table:table-cell>
          <table:table-cell office:value-type="float" office:value="69.423826" calcext:value-type="float">
            <text:p>69.423826</text:p>
          </table:table-cell>
          <table:table-cell office:value-type="float" office:value="32.271331" calcext:value-type="float">
            <text:p>32.271331</text:p>
          </table:table-cell>
          <table:table-cell office:value-type="float" office:value="999.364901" calcext:value-type="float">
            <text:p>999.364901</text:p>
          </table:table-cell>
          <table:table-cell office:value-type="float" office:value="4.781239" calcext:value-type="float">
            <text:p>4.781239</text:p>
          </table:table-cell>
          <table:table-cell office:value-type="float" office:value="27.298784" calcext:value-type="float">
            <text:p>27.298784</text:p>
          </table:table-cell>
          <table:table-cell office:value-type="float" office:value="574.151555" calcext:value-type="float">
            <text:p>574.151555</text:p>
          </table:table-cell>
          <table:table-cell office:value-type="float" office:value="65.443383" calcext:value-type="float">
            <text:p>65.443383</text:p>
          </table:table-cell>
          <table:table-cell office:value-type="float" office:value="32.014879" calcext:value-type="float">
            <text:p>32.014879</text:p>
          </table:table-cell>
          <table:table-cell office:value-type="float" office:value="999.632524" calcext:value-type="float">
            <text:p>999.632524</text:p>
          </table:table-cell>
          <table:table-cell office:value-type="float" office:value="3.117959" calcext:value-type="float">
            <text:p>3.117959</text:p>
          </table:table-cell>
          <table:table-cell office:value-type="float" office:value="11.998431" calcext:value-type="float">
            <text:p>11.998431</text:p>
          </table:table-cell>
        </table:table-row>
        <table:table-row table:style-name="ro1">
          <table:table-cell office:value-type="string" calcext:value-type="string">
            <text:p>9/13/2019 18:48:08.709265849</text:p>
          </table:table-cell>
          <table:table-cell office:value-type="float" office:value="69.390972" calcext:value-type="float">
            <text:p>69.390972</text:p>
          </table:table-cell>
          <table:table-cell office:value-type="float" office:value="32.257868" calcext:value-type="float">
            <text:p>32.257868</text:p>
          </table:table-cell>
          <table:table-cell office:value-type="float" office:value="999.767832" calcext:value-type="float">
            <text:p>999.767832</text:p>
          </table:table-cell>
          <table:table-cell office:value-type="float" office:value="4.518276" calcext:value-type="float">
            <text:p>4.518276</text:p>
          </table:table-cell>
          <table:table-cell office:value-type="float" office:value="27.238453" calcext:value-type="float">
            <text:p>27.238453</text:p>
          </table:table-cell>
          <table:table-cell office:value-type="float" office:value="572.80582" calcext:value-type="float">
            <text:p>572.80582</text:p>
          </table:table-cell>
          <table:table-cell office:value-type="float" office:value="65.519527" calcext:value-type="float">
            <text:p>65.519527</text:p>
          </table:table-cell>
          <table:table-cell office:value-type="float" office:value="31.923049" calcext:value-type="float">
            <text:p>31.923049</text:p>
          </table:table-cell>
          <table:table-cell office:value-type="float" office:value="999.060695" calcext:value-type="float">
            <text:p>999.060695</text:p>
          </table:table-cell>
          <table:table-cell office:value-type="float" office:value="-0.118263" calcext:value-type="float">
            <text:p>-0.118263</text:p>
          </table:table-cell>
          <table:table-cell office:value-type="float" office:value="12.013728" calcext:value-type="float">
            <text:p>12.013728</text:p>
          </table:table-cell>
        </table:table-row>
        <table:table-row table:style-name="ro1">
          <table:table-cell office:value-type="string" calcext:value-type="string">
            <text:p>9/13/2019 18:48:09.709265849</text:p>
          </table:table-cell>
          <table:table-cell office:value-type="float" office:value="69.758945" calcext:value-type="float">
            <text:p>69.758945</text:p>
          </table:table-cell>
          <table:table-cell office:value-type="float" office:value="32.326627" calcext:value-type="float">
            <text:p>32.326627</text:p>
          </table:table-cell>
          <table:table-cell office:value-type="float" office:value="999.834935" calcext:value-type="float">
            <text:p>999.834935</text:p>
          </table:table-cell>
          <table:table-cell office:value-type="float" office:value="5.187623" calcext:value-type="float">
            <text:p>5.187623</text:p>
          </table:table-cell>
          <table:table-cell office:value-type="float" office:value="27.338174" calcext:value-type="float">
            <text:p>27.338174</text:p>
          </table:table-cell>
          <table:table-cell office:value-type="float" office:value="574.269828" calcext:value-type="float">
            <text:p>574.269828</text:p>
          </table:table-cell>
          <table:table-cell office:value-type="float" office:value="65.281579" calcext:value-type="float">
            <text:p>65.281579</text:p>
          </table:table-cell>
          <table:table-cell office:value-type="float" office:value="31.998793" calcext:value-type="float">
            <text:p>31.998793</text:p>
          </table:table-cell>
          <table:table-cell office:value-type="float" office:value="999.521342" calcext:value-type="float">
            <text:p>999.521342</text:p>
          </table:table-cell>
          <table:table-cell office:value-type="float" office:value="9.277581" calcext:value-type="float">
            <text:p>9.277581</text:p>
          </table:table-cell>
          <table:table-cell office:value-type="float" office:value="12.014385" calcext:value-type="float">
            <text:p>12.014385</text:p>
          </table:table-cell>
        </table:table-row>
        <table:table-row table:style-name="ro1">
          <table:table-cell office:value-type="string" calcext:value-type="string">
            <text:p>9/13/2019 18:48:10.709265849</text:p>
          </table:table-cell>
          <table:table-cell office:value-type="float" office:value="69.390972" calcext:value-type="float">
            <text:p>69.390972</text:p>
          </table:table-cell>
          <table:table-cell office:value-type="float" office:value="32.357884" calcext:value-type="float">
            <text:p>32.357884</text:p>
          </table:table-cell>
          <table:table-cell office:value-type="float" office:value="997.738907" calcext:value-type="float">
            <text:p>997.738907</text:p>
          </table:table-cell>
          <table:table-cell office:value-type="float" office:value="4.382629" calcext:value-type="float">
            <text:p>4.382629</text:p>
          </table:table-cell>
          <table:table-cell office:value-type="float" office:value="27.412954" calcext:value-type="float">
            <text:p>27.412954</text:p>
          </table:table-cell>
          <table:table-cell office:value-type="float" office:value="571.879972" calcext:value-type="float">
            <text:p>571.879972</text:p>
          </table:table-cell>
          <table:table-cell office:value-type="float" office:value="65.611363" calcext:value-type="float">
            <text:p>65.611363</text:p>
          </table:table-cell>
          <table:table-cell office:value-type="float" office:value="31.909767" calcext:value-type="float">
            <text:p>31.909767</text:p>
          </table:table-cell>
          <table:table-cell office:value-type="float" office:value="999.75711" calcext:value-type="float">
            <text:p>999.75711</text:p>
          </table:table-cell>
          <table:table-cell office:value-type="float" office:value="4.522807" calcext:value-type="float">
            <text:p>4.522807</text:p>
          </table:table-cell>
          <table:table-cell office:value-type="float" office:value="12.009496" calcext:value-type="float">
            <text:p>12.009496</text:p>
          </table:table-cell>
        </table:table-row>
        <table:table-row table:style-name="ro1">
          <table:table-cell office:value-type="string" calcext:value-type="string">
            <text:p>9/13/2019 18:48:11.709265849</text:p>
          </table:table-cell>
          <table:table-cell office:value-type="float" office:value="69.51582" calcext:value-type="float">
            <text:p>69.51582</text:p>
          </table:table-cell>
          <table:table-cell office:value-type="float" office:value="32.159872" calcext:value-type="float">
            <text:p>32.159872</text:p>
          </table:table-cell>
          <table:table-cell office:value-type="float" office:value="999.225887" calcext:value-type="float">
            <text:p>999.225887</text:p>
          </table:table-cell>
          <table:table-cell office:value-type="float" office:value="4.873631" calcext:value-type="float">
            <text:p>4.873631</text:p>
          </table:table-cell>
          <table:table-cell office:value-type="float" office:value="27.302457" calcext:value-type="float">
            <text:p>27.302457</text:p>
          </table:table-cell>
          <table:table-cell office:value-type="float" office:value="574.504415" calcext:value-type="float">
            <text:p>574.504415</text:p>
          </table:table-cell>
          <table:table-cell office:value-type="float" office:value="65.514665" calcext:value-type="float">
            <text:p>65.514665</text:p>
          </table:table-cell>
          <table:table-cell office:value-type="float" office:value="32.053264" calcext:value-type="float">
            <text:p>32.053264</text:p>
          </table:table-cell>
          <table:table-cell office:value-type="float" office:value="999.691034" calcext:value-type="float">
            <text:p>999.691034</text:p>
          </table:table-cell>
          <table:table-cell office:value-type="float" office:value="8.701966" calcext:value-type="float">
            <text:p>8.701966</text:p>
          </table:table-cell>
          <table:table-cell office:value-type="float" office:value="12.006448" calcext:value-type="float">
            <text:p>12.006448</text:p>
          </table:table-cell>
        </table:table-row>
        <table:table-row table:style-name="ro1">
          <table:table-cell office:value-type="string" calcext:value-type="string">
            <text:p>9/13/2019 18:48:12.709265849</text:p>
          </table:table-cell>
          <table:table-cell office:value-type="float" office:value="69.548674" calcext:value-type="float">
            <text:p>69.548674</text:p>
          </table:table-cell>
          <table:table-cell office:value-type="float" office:value="32.179687" calcext:value-type="float">
            <text:p>32.179687</text:p>
          </table:table-cell>
          <table:table-cell office:value-type="float" office:value="1000.240625" calcext:value-type="float">
            <text:p>1000.240625</text:p>
          </table:table-cell>
          <table:table-cell office:value-type="float" office:value="4.760303" calcext:value-type="float">
            <text:p>4.760303</text:p>
          </table:table-cell>
          <table:table-cell office:value-type="float" office:value="27.231025" calcext:value-type="float">
            <text:p>27.231025</text:p>
          </table:table-cell>
          <table:table-cell office:value-type="float" office:value="572.562696" calcext:value-type="float">
            <text:p>572.562696</text:p>
          </table:table-cell>
          <table:table-cell office:value-type="float" office:value="65.537479" calcext:value-type="float">
            <text:p>65.537479</text:p>
          </table:table-cell>
          <table:table-cell office:value-type="float" office:value="31.952936" calcext:value-type="float">
            <text:p>31.952936</text:p>
          </table:table-cell>
          <table:table-cell office:value-type="float" office:value="999.336989" calcext:value-type="float">
            <text:p>999.336989</text:p>
          </table:table-cell>
          <table:table-cell office:value-type="float" office:value="5.45526" calcext:value-type="float">
            <text:p>5.45526</text:p>
          </table:table-cell>
          <table:table-cell office:value-type="float" office:value="12.028841" calcext:value-type="float">
            <text:p>12.028841</text:p>
          </table:table-cell>
        </table:table-row>
        <table:table-row table:style-name="ro1">
          <table:table-cell office:value-type="string" calcext:value-type="string">
            <text:p>9/13/2019 18:48:13.709265849</text:p>
          </table:table-cell>
          <table:table-cell office:value-type="float" office:value="69.693235" calcext:value-type="float">
            <text:p>69.693235</text:p>
          </table:table-cell>
          <table:table-cell office:value-type="float" office:value="32.295969" calcext:value-type="float">
            <text:p>32.295969</text:p>
          </table:table-cell>
          <table:table-cell office:value-type="float" office:value="999.94714" calcext:value-type="float">
            <text:p>999.94714</text:p>
          </table:table-cell>
          <table:table-cell office:value-type="float" office:value="5.073392" calcext:value-type="float">
            <text:p>5.073392</text:p>
          </table:table-cell>
          <table:table-cell office:value-type="float" office:value="27.3056" calcext:value-type="float">
            <text:p>27.3056</text:p>
          </table:table-cell>
          <table:table-cell office:value-type="float" office:value="572.799905" calcext:value-type="float">
            <text:p>572.799905</text:p>
          </table:table-cell>
          <table:table-cell office:value-type="float" office:value="65.480259" calcext:value-type="float">
            <text:p>65.480259</text:p>
          </table:table-cell>
          <table:table-cell office:value-type="float" office:value="31.987691" calcext:value-type="float">
            <text:p>31.987691</text:p>
          </table:table-cell>
          <table:table-cell office:value-type="float" office:value="999.352286" calcext:value-type="float">
            <text:p>999.352286</text:p>
          </table:table-cell>
          <table:table-cell office:value-type="float" office:value="3.280922" calcext:value-type="float">
            <text:p>3.280922</text:p>
          </table:table-cell>
          <table:table-cell office:value-type="float" office:value="12.013084" calcext:value-type="float">
            <text:p>12.013084</text:p>
          </table:table-cell>
        </table:table-row>
        <table:table-row table:style-name="ro1">
          <table:table-cell office:value-type="string" calcext:value-type="string">
            <text:p>9/13/2019 18:48:14.709265849</text:p>
          </table:table-cell>
          <table:table-cell office:value-type="float" office:value="69.31212" calcext:value-type="float">
            <text:p>69.31212</text:p>
          </table:table-cell>
          <table:table-cell office:value-type="float" office:value="32.200176" calcext:value-type="float">
            <text:p>32.200176</text:p>
          </table:table-cell>
          <table:table-cell office:value-type="float" office:value="1000.552876" calcext:value-type="float">
            <text:p>1000.552876</text:p>
          </table:table-cell>
          <table:table-cell office:value-type="float" office:value="4.663899" calcext:value-type="float">
            <text:p>4.663899</text:p>
          </table:table-cell>
          <table:table-cell office:value-type="float" office:value="27.226208" calcext:value-type="float">
            <text:p>27.226208</text:p>
          </table:table-cell>
          <table:table-cell office:value-type="float" office:value="572.085647" calcext:value-type="float">
            <text:p>572.085647</text:p>
          </table:table-cell>
          <table:table-cell office:value-type="float" office:value="65.360773" calcext:value-type="float">
            <text:p>65.360773</text:p>
          </table:table-cell>
          <table:table-cell office:value-type="float" office:value="31.948057" calcext:value-type="float">
            <text:p>31.948057</text:p>
          </table:table-cell>
          <table:table-cell office:value-type="float" office:value="999.008966" calcext:value-type="float">
            <text:p>999.008966</text:p>
          </table:table-cell>
          <table:table-cell office:value-type="float" office:value="7.143328" calcext:value-type="float">
            <text:p>7.143328</text:p>
          </table:table-cell>
          <table:table-cell office:value-type="float" office:value="12.014569" calcext:value-type="float">
            <text:p>12.014569</text:p>
          </table:table-cell>
        </table:table-row>
        <table:table-row table:style-name="ro1">
          <table:table-cell office:value-type="string" calcext:value-type="string">
            <text:p>9/13/2019 18:48:15.709265849</text:p>
          </table:table-cell>
          <table:table-cell office:value-type="float" office:value="69.502678" calcext:value-type="float">
            <text:p>69.502678</text:p>
          </table:table-cell>
          <table:table-cell office:value-type="float" office:value="32.208292" calcext:value-type="float">
            <text:p>32.208292</text:p>
          </table:table-cell>
          <table:table-cell office:value-type="float" office:value="1000.021024" calcext:value-type="float">
            <text:p>1000.021024</text:p>
          </table:table-cell>
          <table:table-cell office:value-type="float" office:value="4.788211" calcext:value-type="float">
            <text:p>4.788211</text:p>
          </table:table-cell>
          <table:table-cell office:value-type="float" office:value="27.250618" calcext:value-type="float">
            <text:p>27.250618</text:p>
          </table:table-cell>
          <table:table-cell office:value-type="float" office:value="573.134368" calcext:value-type="float">
            <text:p>573.134368</text:p>
          </table:table-cell>
          <table:table-cell office:value-type="float" office:value="65.581977" calcext:value-type="float">
            <text:p>65.581977</text:p>
          </table:table-cell>
          <table:table-cell office:value-type="float" office:value="32.02287" calcext:value-type="float">
            <text:p>32.02287</text:p>
          </table:table-cell>
          <table:table-cell office:value-type="float" office:value="999.557931" calcext:value-type="float">
            <text:p>999.557931</text:p>
          </table:table-cell>
          <table:table-cell office:value-type="float" office:value="4.041509" calcext:value-type="float">
            <text:p>4.041509</text:p>
          </table:table-cell>
          <table:table-cell office:value-type="float" office:value="12.009391" calcext:value-type="float">
            <text:p>12.009391</text:p>
          </table:table-cell>
        </table:table-row>
        <table:table-row table:style-name="ro1">
          <table:table-cell office:value-type="string" calcext:value-type="string">
            <text:p>9/13/2019 18:48:16.709265849</text:p>
          </table:table-cell>
          <table:table-cell office:value-type="float" office:value="69.620955" calcext:value-type="float">
            <text:p>69.620955</text:p>
          </table:table-cell>
          <table:table-cell office:value-type="float" office:value="32.215617" calcext:value-type="float">
            <text:p>32.215617</text:p>
          </table:table-cell>
          <table:table-cell office:value-type="float" office:value="999.44801" calcext:value-type="float">
            <text:p>999.44801</text:p>
          </table:table-cell>
          <table:table-cell office:value-type="float" office:value="4.775741" calcext:value-type="float">
            <text:p>4.775741</text:p>
          </table:table-cell>
          <table:table-cell office:value-type="float" office:value="27.313478" calcext:value-type="float">
            <text:p>27.313478</text:p>
          </table:table-cell>
          <table:table-cell office:value-type="float" office:value="573.1278" calcext:value-type="float">
            <text:p>573.1278</text:p>
          </table:table-cell>
          <table:table-cell office:value-type="float" office:value="65.272696" calcext:value-type="float">
            <text:p>65.272696</text:p>
          </table:table-cell>
          <table:table-cell office:value-type="float" office:value="31.94266" calcext:value-type="float">
            <text:p>31.94266</text:p>
          </table:table-cell>
          <table:table-cell office:value-type="float" office:value="999.580481" calcext:value-type="float">
            <text:p>999.580481</text:p>
          </table:table-cell>
          <table:table-cell office:value-type="float" office:value="5.323479" calcext:value-type="float">
            <text:p>5.323479</text:p>
          </table:table-cell>
          <table:table-cell office:value-type="float" office:value="11.997472" calcext:value-type="float">
            <text:p>11.997472</text:p>
          </table:table-cell>
        </table:table-row>
        <table:table-row table:style-name="ro1">
          <table:table-cell office:value-type="string" calcext:value-type="string">
            <text:p>9/13/2019 18:48:17.709265849</text:p>
          </table:table-cell>
          <table:table-cell office:value-type="float" office:value="69.384401" calcext:value-type="float">
            <text:p>69.384401</text:p>
          </table:table-cell>
          <table:table-cell office:value-type="float" office:value="32.338593" calcext:value-type="float">
            <text:p>32.338593</text:p>
          </table:table-cell>
          <table:table-cell office:value-type="float" office:value="999.054306" calcext:value-type="float">
            <text:p>999.054306</text:p>
          </table:table-cell>
          <table:table-cell office:value-type="float" office:value="5.099121" calcext:value-type="float">
            <text:p>5.099121</text:p>
          </table:table-cell>
          <table:table-cell office:value-type="float" office:value="27.339847" calcext:value-type="float">
            <text:p>27.339847</text:p>
          </table:table-cell>
          <table:table-cell office:value-type="float" office:value="574.355251" calcext:value-type="float">
            <text:p>574.355251</text:p>
          </table:table-cell>
          <table:table-cell office:value-type="float" office:value="65.715709" calcext:value-type="float">
            <text:p>65.715709</text:p>
          </table:table-cell>
          <table:table-cell office:value-type="float" office:value="31.966525" calcext:value-type="float">
            <text:p>31.966525</text:p>
          </table:table-cell>
          <table:table-cell office:value-type="float" office:value="999.341562" calcext:value-type="float">
            <text:p>999.341562</text:p>
          </table:table-cell>
          <table:table-cell office:value-type="float" office:value="3.202061" calcext:value-type="float">
            <text:p>3.202061</text:p>
          </table:table-cell>
          <table:table-cell office:value-type="float" office:value="12.007262" calcext:value-type="float">
            <text:p>12.007262</text:p>
          </table:table-cell>
        </table:table-row>
        <table:table-row table:style-name="ro1">
          <table:table-cell office:value-type="string" calcext:value-type="string">
            <text:p>9/13/2019 18:48:18.709265849</text:p>
          </table:table-cell>
          <table:table-cell office:value-type="float" office:value="69.647238" calcext:value-type="float">
            <text:p>69.647238</text:p>
          </table:table-cell>
          <table:table-cell office:value-type="float" office:value="32.180361" calcext:value-type="float">
            <text:p>32.180361</text:p>
          </table:table-cell>
          <table:table-cell office:value-type="float" office:value="1000.119588" calcext:value-type="float">
            <text:p>1000.119588</text:p>
          </table:table-cell>
          <table:table-cell office:value-type="float" office:value="4.845094" calcext:value-type="float">
            <text:p>4.845094</text:p>
          </table:table-cell>
          <table:table-cell office:value-type="float" office:value="27.237841" calcext:value-type="float">
            <text:p>27.237841</text:p>
          </table:table-cell>
          <table:table-cell office:value-type="float" office:value="573.016747" calcext:value-type="float">
            <text:p>573.016747</text:p>
          </table:table-cell>
          <table:table-cell office:value-type="float" office:value="65.413945" calcext:value-type="float">
            <text:p>65.413945</text:p>
          </table:table-cell>
          <table:table-cell office:value-type="float" office:value="31.927515" calcext:value-type="float">
            <text:p>31.927515</text:p>
          </table:table-cell>
          <table:table-cell office:value-type="float" office:value="999.418048" calcext:value-type="float">
            <text:p>999.418048</text:p>
          </table:table-cell>
          <table:table-cell office:value-type="float" office:value="6.236545" calcext:value-type="float">
            <text:p>6.236545</text:p>
          </table:table-cell>
          <table:table-cell office:value-type="float" office:value="12.027593" calcext:value-type="float">
            <text:p>12.027593</text:p>
          </table:table-cell>
        </table:table-row>
        <table:table-row table:style-name="ro1">
          <table:table-cell office:value-type="string" calcext:value-type="string">
            <text:p>9/13/2019 18:48:19.709265849</text:p>
          </table:table-cell>
          <table:table-cell office:value-type="float" office:value="69.555245" calcext:value-type="float">
            <text:p>69.555245</text:p>
          </table:table-cell>
          <table:table-cell office:value-type="float" office:value="32.201972" calcext:value-type="float">
            <text:p>32.201972</text:p>
          </table:table-cell>
          <table:table-cell office:value-type="float" office:value="999.397546" calcext:value-type="float">
            <text:p>999.397546</text:p>
          </table:table-cell>
          <table:table-cell office:value-type="float" office:value="5.023498" calcext:value-type="float">
            <text:p>5.023498</text:p>
          </table:table-cell>
          <table:table-cell office:value-type="float" office:value="27.265925" calcext:value-type="float">
            <text:p>27.265925</text:p>
          </table:table-cell>
          <table:table-cell office:value-type="float" office:value="573.96231" calcext:value-type="float">
            <text:p>573.96231</text:p>
          </table:table-cell>
          <table:table-cell office:value-type="float" office:value="65.721466" calcext:value-type="float">
            <text:p>65.721466</text:p>
          </table:table-cell>
          <table:table-cell office:value-type="float" office:value="32.082326" calcext:value-type="float">
            <text:p>32.082326</text:p>
          </table:table-cell>
          <table:table-cell office:value-type="float" office:value="999.849051" calcext:value-type="float">
            <text:p>999.849051</text:p>
          </table:table-cell>
          <table:table-cell office:value-type="float" office:value="12.842351" calcext:value-type="float">
            <text:p>12.842351</text:p>
          </table:table-cell>
          <table:table-cell office:value-type="float" office:value="12.013636" calcext:value-type="float">
            <text:p>12.013636</text:p>
          </table:table-cell>
        </table:table-row>
        <table:table-row table:style-name="ro1">
          <table:table-cell office:value-type="string" calcext:value-type="string">
            <text:p>9/13/2019 18:48:20.709265849</text:p>
          </table:table-cell>
          <table:table-cell office:value-type="float" office:value="69.66038" calcext:value-type="float">
            <text:p>69.66038</text:p>
          </table:table-cell>
          <table:table-cell office:value-type="float" office:value="32.237079" calcext:value-type="float">
            <text:p>32.237079</text:p>
          </table:table-cell>
          <table:table-cell office:value-type="float" office:value="998.160447" calcext:value-type="float">
            <text:p>998.160447</text:p>
          </table:table-cell>
          <table:table-cell office:value-type="float" office:value="5.078604" calcext:value-type="float">
            <text:p>5.078604</text:p>
          </table:table-cell>
          <table:table-cell office:value-type="float" office:value="27.250046" calcext:value-type="float">
            <text:p>27.250046</text:p>
          </table:table-cell>
          <table:table-cell office:value-type="float" office:value="572.011391" calcext:value-type="float">
            <text:p>572.011391</text:p>
          </table:table-cell>
          <table:table-cell office:value-type="float" office:value="65.595067" calcext:value-type="float">
            <text:p>65.595067</text:p>
          </table:table-cell>
          <table:table-cell office:value-type="float" office:value="31.822816" calcext:value-type="float">
            <text:p>31.822816</text:p>
          </table:table-cell>
          <table:table-cell office:value-type="float" office:value="999.524972" calcext:value-type="float">
            <text:p>999.524972</text:p>
          </table:table-cell>
          <table:table-cell office:value-type="float" office:value="-2.270593" calcext:value-type="float">
            <text:p>-2.270593</text:p>
          </table:table-cell>
          <table:table-cell office:value-type="float" office:value="12.011363" calcext:value-type="float">
            <text:p>12.011363</text:p>
          </table:table-cell>
        </table:table-row>
        <table:table-row table:style-name="ro1">
          <table:table-cell office:value-type="string" calcext:value-type="string">
            <text:p>9/13/2019 18:48:21.709265849</text:p>
          </table:table-cell>
          <table:table-cell office:value-type="float" office:value="69.555245" calcext:value-type="float">
            <text:p>69.555245</text:p>
          </table:table-cell>
          <table:table-cell office:value-type="float" office:value="32.258242" calcext:value-type="float">
            <text:p>32.258242</text:p>
          </table:table-cell>
          <table:table-cell office:value-type="float" office:value="1000.86221" calcext:value-type="float">
            <text:p>1000.86221</text:p>
          </table:table-cell>
          <table:table-cell office:value-type="float" office:value="5.314274" calcext:value-type="float">
            <text:p>5.314274</text:p>
          </table:table-cell>
          <table:table-cell office:value-type="float" office:value="27.39283" calcext:value-type="float">
            <text:p>27.39283</text:p>
          </table:table-cell>
          <table:table-cell office:value-type="float" office:value="576.616319" calcext:value-type="float">
            <text:p>576.616319</text:p>
          </table:table-cell>
          <table:table-cell office:value-type="float" office:value="65.605002" calcext:value-type="float">
            <text:p>65.605002</text:p>
          </table:table-cell>
          <table:table-cell office:value-type="float" office:value="32.063847" calcext:value-type="float">
            <text:p>32.063847</text:p>
          </table:table-cell>
          <table:table-cell office:value-type="float" office:value="999.7467" calcext:value-type="float">
            <text:p>999.7467</text:p>
          </table:table-cell>
          <table:table-cell office:value-type="float" office:value="9.778266" calcext:value-type="float">
            <text:p>9.778266</text:p>
          </table:table-cell>
          <table:table-cell office:value-type="float" office:value="12.00625" calcext:value-type="float">
            <text:p>12.00625</text:p>
          </table:table-cell>
        </table:table-row>
        <table:table-row table:style-name="ro1">
          <table:table-cell office:value-type="string" calcext:value-type="string">
            <text:p>9/13/2019 18:48:22.709265849</text:p>
          </table:table-cell>
          <table:table-cell office:value-type="float" office:value="69.680093" calcext:value-type="float">
            <text:p>69.680093</text:p>
          </table:table-cell>
          <table:table-cell office:value-type="float" office:value="32.21057" calcext:value-type="float">
            <text:p>32.21057</text:p>
          </table:table-cell>
          <table:table-cell office:value-type="float" office:value="1000.530798" calcext:value-type="float">
            <text:p>1000.530798</text:p>
          </table:table-cell>
          <table:table-cell office:value-type="float" office:value="4.767771" calcext:value-type="float">
            <text:p>4.767771</text:p>
          </table:table-cell>
          <table:table-cell office:value-type="float" office:value="27.265598" calcext:value-type="float">
            <text:p>27.265598</text:p>
          </table:table-cell>
          <table:table-cell office:value-type="float" office:value="574.305971" calcext:value-type="float">
            <text:p>574.305971</text:p>
          </table:table-cell>
          <table:table-cell office:value-type="float" office:value="65.331387" calcext:value-type="float">
            <text:p>65.331387</text:p>
          </table:table-cell>
          <table:table-cell office:value-type="float" office:value="32.00056" calcext:value-type="float">
            <text:p>32.00056</text:p>
          </table:table-cell>
          <table:table-cell office:value-type="float" office:value="999.339511" calcext:value-type="float">
            <text:p>999.339511</text:p>
          </table:table-cell>
          <table:table-cell office:value-type="float" office:value="6.422827" calcext:value-type="float">
            <text:p>6.422827</text:p>
          </table:table-cell>
          <table:table-cell office:value-type="float" office:value="12.026029" calcext:value-type="float">
            <text:p>12.026029</text:p>
          </table:table-cell>
        </table:table-row>
        <table:table-row table:style-name="ro1">
          <table:table-cell office:value-type="string" calcext:value-type="string">
            <text:p>9/13/2019 18:48:23.709265849</text:p>
          </table:table-cell>
          <table:table-cell office:value-type="float" office:value="69.542103" calcext:value-type="float">
            <text:p>69.542103</text:p>
          </table:table-cell>
          <table:table-cell office:value-type="float" office:value="32.317356" calcext:value-type="float">
            <text:p>32.317356</text:p>
          </table:table-cell>
          <table:table-cell office:value-type="float" office:value="1000.01992" calcext:value-type="float">
            <text:p>1000.01992</text:p>
          </table:table-cell>
          <table:table-cell office:value-type="float" office:value="4.665066" calcext:value-type="float">
            <text:p>4.665066</text:p>
          </table:table-cell>
          <table:table-cell office:value-type="float" office:value="27.295436" calcext:value-type="float">
            <text:p>27.295436</text:p>
          </table:table-cell>
          <table:table-cell office:value-type="float" office:value="577.292465" calcext:value-type="float">
            <text:p>577.292465</text:p>
          </table:table-cell>
          <table:table-cell office:value-type="float" office:value="65.665035" calcext:value-type="float">
            <text:p>65.665035</text:p>
          </table:table-cell>
          <table:table-cell office:value-type="float" office:value="31.937368" calcext:value-type="float">
            <text:p>31.937368</text:p>
          </table:table-cell>
          <table:table-cell office:value-type="float" office:value="999.650029" calcext:value-type="float">
            <text:p>999.650029</text:p>
          </table:table-cell>
          <table:table-cell office:value-type="float" office:value="3.063728" calcext:value-type="float">
            <text:p>3.063728</text:p>
          </table:table-cell>
          <table:table-cell office:value-type="float" office:value="12.015095" calcext:value-type="float">
            <text:p>12.015095</text:p>
          </table:table-cell>
        </table:table-row>
        <table:table-row table:style-name="ro1">
          <table:table-cell office:value-type="string" calcext:value-type="string">
            <text:p>9/13/2019 18:48:24.709265849</text:p>
          </table:table-cell>
          <table:table-cell office:value-type="float" office:value="69.758945" calcext:value-type="float">
            <text:p>69.758945</text:p>
          </table:table-cell>
          <table:table-cell office:value-type="float" office:value="32.236031" calcext:value-type="float">
            <text:p>32.236031</text:p>
          </table:table-cell>
          <table:table-cell office:value-type="float" office:value="999.401961" calcext:value-type="float">
            <text:p>999.401961</text:p>
          </table:table-cell>
          <table:table-cell office:value-type="float" office:value="4.535232" calcext:value-type="float">
            <text:p>4.535232</text:p>
          </table:table-cell>
          <table:table-cell office:value-type="float" office:value="27.268374" calcext:value-type="float">
            <text:p>27.268374</text:p>
          </table:table-cell>
          <table:table-cell office:value-type="float" office:value="577.040141" calcext:value-type="float">
            <text:p>577.040141</text:p>
          </table:table-cell>
          <table:table-cell office:value-type="float" office:value="65.394889" calcext:value-type="float">
            <text:p>65.394889</text:p>
          </table:table-cell>
          <table:table-cell office:value-type="float" office:value="31.892655" calcext:value-type="float">
            <text:p>31.892655</text:p>
          </table:table-cell>
          <table:table-cell office:value-type="float" office:value="999.057537" calcext:value-type="float">
            <text:p>999.057537</text:p>
          </table:table-cell>
          <table:table-cell office:value-type="float" office:value="3.596635" calcext:value-type="float">
            <text:p>3.596635</text:p>
          </table:table-cell>
          <table:table-cell office:value-type="float" office:value="12.012874" calcext:value-type="float">
            <text:p>12.012874</text:p>
          </table:table-cell>
        </table:table-row>
        <table:table-row table:style-name="ro1">
          <table:table-cell office:value-type="string" calcext:value-type="string">
            <text:p>9/13/2019 18:48:25.709265849</text:p>
          </table:table-cell>
          <table:table-cell office:value-type="float" office:value="69.647238" calcext:value-type="float">
            <text:p>69.647238</text:p>
          </table:table-cell>
          <table:table-cell office:value-type="float" office:value="32.248821" calcext:value-type="float">
            <text:p>32.248821</text:p>
          </table:table-cell>
          <table:table-cell office:value-type="float" office:value="999.05746" calcext:value-type="float">
            <text:p>999.05746</text:p>
          </table:table-cell>
          <table:table-cell office:value-type="float" office:value="4.939232" calcext:value-type="float">
            <text:p>4.939232</text:p>
          </table:table-cell>
          <table:table-cell office:value-type="float" office:value="27.367359" calcext:value-type="float">
            <text:p>27.367359</text:p>
          </table:table-cell>
          <table:table-cell office:value-type="float" office:value="577.665039" calcext:value-type="float">
            <text:p>577.665039</text:p>
          </table:table-cell>
          <table:table-cell office:value-type="float" office:value="65.736159" calcext:value-type="float">
            <text:p>65.736159</text:p>
          </table:table-cell>
          <table:table-cell office:value-type="float" office:value="31.925748" calcext:value-type="float">
            <text:p>31.925748</text:p>
          </table:table-cell>
          <table:table-cell office:value-type="float" office:value="999.168876" calcext:value-type="float">
            <text:p>999.168876</text:p>
          </table:table-cell>
          <table:table-cell office:value-type="float" office:value="-0.402794" calcext:value-type="float">
            <text:p>-0.402794</text:p>
          </table:table-cell>
          <table:table-cell office:value-type="float" office:value="12.007552" calcext:value-type="float">
            <text:p>12.007552</text:p>
          </table:table-cell>
        </table:table-row>
        <table:table-row table:style-name="ro1">
          <table:table-cell office:value-type="string" calcext:value-type="string">
            <text:p>9/13/2019 18:48:26.709265849</text:p>
          </table:table-cell>
          <table:table-cell office:value-type="float" office:value="69.620955" calcext:value-type="float">
            <text:p>69.620955</text:p>
          </table:table-cell>
          <table:table-cell office:value-type="float" office:value="32.210495" calcext:value-type="float">
            <text:p>32.210495</text:p>
          </table:table-cell>
          <table:table-cell office:value-type="float" office:value="999.228804" calcext:value-type="float">
            <text:p>999.228804</text:p>
          </table:table-cell>
          <table:table-cell office:value-type="float" office:value="4.72323" calcext:value-type="float">
            <text:p>4.72323</text:p>
          </table:table-cell>
          <table:table-cell office:value-type="float" office:value="27.280334" calcext:value-type="float">
            <text:p>27.280334</text:p>
          </table:table-cell>
          <table:table-cell office:value-type="float" office:value="576.821331" calcext:value-type="float">
            <text:p>576.821331</text:p>
          </table:table-cell>
          <table:table-cell office:value-type="float" office:value="65.406927" calcext:value-type="float">
            <text:p>65.406927</text:p>
          </table:table-cell>
          <table:table-cell office:value-type="float" office:value="31.973996" calcext:value-type="float">
            <text:p>31.973996</text:p>
          </table:table-cell>
          <table:table-cell office:value-type="float" office:value="999.571492" calcext:value-type="float">
            <text:p>999.571492</text:p>
          </table:table-cell>
          <table:table-cell office:value-type="float" office:value="8.888249" calcext:value-type="float">
            <text:p>8.888249</text:p>
          </table:table-cell>
          <table:table-cell office:value-type="float" office:value="12.036477" calcext:value-type="float">
            <text:p>12.036477</text:p>
          </table:table-cell>
        </table:table-row>
        <table:table-row table:style-name="ro1">
          <table:table-cell office:value-type="string" calcext:value-type="string">
            <text:p>9/13/2019 18:48:27.709265849</text:p>
          </table:table-cell>
          <table:table-cell office:value-type="float" office:value="69.942931" calcext:value-type="float">
            <text:p>69.942931</text:p>
          </table:table-cell>
          <table:table-cell office:value-type="float" office:value="32.227883" calcext:value-type="float">
            <text:p>32.227883</text:p>
          </table:table-cell>
          <table:table-cell office:value-type="float" office:value="1000.673204" calcext:value-type="float">
            <text:p>1000.673204</text:p>
          </table:table-cell>
          <table:table-cell office:value-type="float" office:value="4.430443" calcext:value-type="float">
            <text:p>4.430443</text:p>
          </table:table-cell>
          <table:table-cell office:value-type="float" office:value="27.396299" calcext:value-type="float">
            <text:p>27.396299</text:p>
          </table:table-cell>
          <table:table-cell office:value-type="float" office:value="577.356858" calcext:value-type="float">
            <text:p>577.356858</text:p>
          </table:table-cell>
          <table:table-cell office:value-type="float" office:value="65.584028" calcext:value-type="float">
            <text:p>65.584028</text:p>
          </table:table-cell>
          <table:table-cell office:value-type="float" office:value="32.000042" calcext:value-type="float">
            <text:p>32.000042</text:p>
          </table:table-cell>
          <table:table-cell office:value-type="float" office:value="999.61707" calcext:value-type="float">
            <text:p>999.61707</text:p>
          </table:table-cell>
          <table:table-cell office:value-type="float" office:value="7.204112" calcext:value-type="float">
            <text:p>7.204112</text:p>
          </table:table-cell>
          <table:table-cell office:value-type="float" office:value="11.979073" calcext:value-type="float">
            <text:p>11.979073</text:p>
          </table:table-cell>
        </table:table-row>
        <table:table-row table:style-name="ro1">
          <table:table-cell office:value-type="string" calcext:value-type="string">
            <text:p>9/13/2019 18:48:28.709265849</text:p>
          </table:table-cell>
          <table:table-cell office:value-type="float" office:value="69.568387" calcext:value-type="float">
            <text:p>69.568387</text:p>
          </table:table-cell>
          <table:table-cell office:value-type="float" office:value="32.237229" calcext:value-type="float">
            <text:p>32.237229</text:p>
          </table:table-cell>
          <table:table-cell office:value-type="float" office:value="999.638358" calcext:value-type="float">
            <text:p>999.638358</text:p>
          </table:table-cell>
          <table:table-cell office:value-type="float" office:value="4.6598" calcext:value-type="float">
            <text:p>4.6598</text:p>
          </table:table-cell>
          <table:table-cell office:value-type="float" office:value="27.293069" calcext:value-type="float">
            <text:p>27.293069</text:p>
          </table:table-cell>
          <table:table-cell office:value-type="float" office:value="577.380519" calcext:value-type="float">
            <text:p>577.380519</text:p>
          </table:table-cell>
          <table:table-cell office:value-type="float" office:value="65.335146" calcext:value-type="float">
            <text:p>65.335146</text:p>
          </table:table-cell>
          <table:table-cell office:value-type="float" office:value="31.950756" calcext:value-type="float">
            <text:p>31.950756</text:p>
          </table:table-cell>
          <table:table-cell office:value-type="float" office:value="999.404958" calcext:value-type="float">
            <text:p>999.404958</text:p>
          </table:table-cell>
          <table:table-cell office:value-type="float" office:value="5.827825" calcext:value-type="float">
            <text:p>5.827825</text:p>
          </table:table-cell>
          <table:table-cell office:value-type="float" office:value="12.040235" calcext:value-type="float">
            <text:p>12.040235</text:p>
          </table:table-cell>
        </table:table-row>
        <table:table-row table:style-name="ro1">
          <table:table-cell office:value-type="string" calcext:value-type="string">
            <text:p>9/13/2019 18:48:29.709265849</text:p>
          </table:table-cell>
          <table:table-cell office:value-type="float" office:value="69.837796" calcext:value-type="float">
            <text:p>69.837796</text:p>
          </table:table-cell>
          <table:table-cell office:value-type="float" office:value="32.237978" calcext:value-type="float">
            <text:p>32.237978</text:p>
          </table:table-cell>
          <table:table-cell office:value-type="float" office:value="1000.708766" calcext:value-type="float">
            <text:p>1000.708766</text:p>
          </table:table-cell>
          <table:table-cell office:value-type="float" office:value="4.841068" calcext:value-type="float">
            <text:p>4.841068</text:p>
          </table:table-cell>
          <table:table-cell office:value-type="float" office:value="27.423444" calcext:value-type="float">
            <text:p>27.423444</text:p>
          </table:table-cell>
          <table:table-cell office:value-type="float" office:value="579.417514" calcext:value-type="float">
            <text:p>579.417514</text:p>
          </table:table-cell>
          <table:table-cell office:value-type="float" office:value="65.550279" calcext:value-type="float">
            <text:p>65.550279</text:p>
          </table:table-cell>
          <table:table-cell office:value-type="float" office:value="31.98821" calcext:value-type="float">
            <text:p>31.98821</text:p>
          </table:table-cell>
          <table:table-cell office:value-type="float" office:value="999.615334" calcext:value-type="float">
            <text:p>999.615334</text:p>
          </table:table-cell>
          <table:table-cell office:value-type="float" office:value="1.320118" calcext:value-type="float">
            <text:p>1.320118</text:p>
          </table:table-cell>
          <table:table-cell office:value-type="float" office:value="11.994226" calcext:value-type="float">
            <text:p>11.994226</text:p>
          </table:table-cell>
        </table:table-row>
        <table:table-row table:style-name="ro1">
          <table:table-cell office:value-type="string" calcext:value-type="string">
            <text:p>9/13/2019 18:48:30.709265849</text:p>
          </table:table-cell>
          <table:table-cell office:value-type="float" office:value="69.594671" calcext:value-type="float">
            <text:p>69.594671</text:p>
          </table:table-cell>
          <table:table-cell office:value-type="float" office:value="32.264861" calcext:value-type="float">
            <text:p>32.264861</text:p>
          </table:table-cell>
          <table:table-cell office:value-type="float" office:value="998.381861" calcext:value-type="float">
            <text:p>998.381861</text:p>
          </table:table-cell>
          <table:table-cell office:value-type="float" office:value="4.681949" calcext:value-type="float">
            <text:p>4.681949</text:p>
          </table:table-cell>
          <table:table-cell office:value-type="float" office:value="27.222534" calcext:value-type="float">
            <text:p>27.222534</text:p>
          </table:table-cell>
          <table:table-cell office:value-type="float" office:value="577.076938" calcext:value-type="float">
            <text:p>577.076938</text:p>
          </table:table-cell>
          <table:table-cell office:value-type="float" office:value="65.413945" calcext:value-type="float">
            <text:p>65.413945</text:p>
          </table:table-cell>
          <table:table-cell office:value-type="float" office:value="31.913196" calcext:value-type="float">
            <text:p>31.913196</text:p>
          </table:table-cell>
          <table:table-cell office:value-type="float" office:value="999.332573" calcext:value-type="float">
            <text:p>999.332573</text:p>
          </table:table-cell>
          <table:table-cell office:value-type="float" office:value="0.697865" calcext:value-type="float">
            <text:p>0.697865</text:p>
          </table:table-cell>
          <table:table-cell office:value-type="float" office:value="12.017644" calcext:value-type="float">
            <text:p>12.017644</text:p>
          </table:table-cell>
        </table:table-row>
        <table:table-row table:style-name="ro1">
          <table:table-cell office:value-type="string" calcext:value-type="string">
            <text:p>9/13/2019 18:48:31.709265849</text:p>
          </table:table-cell>
          <table:table-cell office:value-type="float" office:value="69.778657" calcext:value-type="float">
            <text:p>69.778657</text:p>
          </table:table-cell>
          <table:table-cell office:value-type="float" office:value="32.264113" calcext:value-type="float">
            <text:p>32.264113</text:p>
          </table:table-cell>
          <table:table-cell office:value-type="float" office:value="999.733611" calcext:value-type="float">
            <text:p>999.733611</text:p>
          </table:table-cell>
          <table:table-cell office:value-type="float" office:value="5.107122" calcext:value-type="float">
            <text:p>5.107122</text:p>
          </table:table-cell>
          <table:table-cell office:value-type="float" office:value="27.252618" calcext:value-type="float">
            <text:p>27.252618</text:p>
          </table:table-cell>
          <table:table-cell office:value-type="float" office:value="579.133646" calcext:value-type="float">
            <text:p>579.133646</text:p>
          </table:table-cell>
          <table:table-cell office:value-type="float" office:value="65.578875" calcext:value-type="float">
            <text:p>65.578875</text:p>
          </table:table-cell>
          <table:table-cell office:value-type="float" office:value="31.961752" calcext:value-type="float">
            <text:p>31.961752</text:p>
          </table:table-cell>
          <table:table-cell office:value-type="float" office:value="999.652237" calcext:value-type="float">
            <text:p>999.652237</text:p>
          </table:table-cell>
          <table:table-cell office:value-type="float" office:value="9.745773" calcext:value-type="float">
            <text:p>9.745773</text:p>
          </table:table-cell>
          <table:table-cell office:value-type="float" office:value="12.009864" calcext:value-type="float">
            <text:p>12.009864</text:p>
          </table:table-cell>
        </table:table-row>
        <table:table-row table:style-name="ro1">
          <table:table-cell office:value-type="string" calcext:value-type="string">
            <text:p>9/13/2019 18:48:32.709265849</text:p>
          </table:table-cell>
          <table:table-cell office:value-type="float" office:value="69.686664" calcext:value-type="float">
            <text:p>69.686664</text:p>
          </table:table-cell>
          <table:table-cell office:value-type="float" office:value="32.179762" calcext:value-type="float">
            <text:p>32.179762</text:p>
          </table:table-cell>
          <table:table-cell office:value-type="float" office:value="999.622114" calcext:value-type="float">
            <text:p>999.622114</text:p>
          </table:table-cell>
          <table:table-cell office:value-type="float" office:value="4.747947" calcext:value-type="float">
            <text:p>4.747947</text:p>
          </table:table-cell>
          <table:table-cell office:value-type="float" office:value="27.225922" calcext:value-type="float">
            <text:p>27.225922</text:p>
          </table:table-cell>
          <table:table-cell office:value-type="float" office:value="578.297821" calcext:value-type="float">
            <text:p>578.297821</text:p>
          </table:table-cell>
          <table:table-cell office:value-type="float" office:value="65.635991" calcext:value-type="float">
            <text:p>65.635991</text:p>
          </table:table-cell>
          <table:table-cell office:value-type="float" office:value="31.913609" calcext:value-type="float">
            <text:p>31.913609</text:p>
          </table:table-cell>
          <table:table-cell office:value-type="float" office:value="999.41584" calcext:value-type="float">
            <text:p>999.41584</text:p>
          </table:table-cell>
          <table:table-cell office:value-type="float" office:value="3.834528" calcext:value-type="float">
            <text:p>3.834528</text:p>
          </table:table-cell>
          <table:table-cell office:value-type="float" office:value="12.026108" calcext:value-type="float">
            <text:p>12.026108</text:p>
          </table:table-cell>
        </table:table-row>
        <table:table-row table:style-name="ro1">
          <table:table-cell office:value-type="string" calcext:value-type="string">
            <text:p>9/13/2019 18:48:33.709265849</text:p>
          </table:table-cell>
          <table:table-cell office:value-type="float" office:value="69.607813" calcext:value-type="float">
            <text:p>69.607813</text:p>
          </table:table-cell>
          <table:table-cell office:value-type="float" office:value="32.206421" calcext:value-type="float">
            <text:p>32.206421</text:p>
          </table:table-cell>
          <table:table-cell office:value-type="float" office:value="999.164855" calcext:value-type="float">
            <text:p>999.164855</text:p>
          </table:table-cell>
          <table:table-cell office:value-type="float" office:value="4.934189" calcext:value-type="float">
            <text:p>4.934189</text:p>
          </table:table-cell>
          <table:table-cell office:value-type="float" office:value="27.361114" calcext:value-type="float">
            <text:p>27.361114</text:p>
          </table:table-cell>
          <table:table-cell office:value-type="float" office:value="582.592599" calcext:value-type="float">
            <text:p>582.592599</text:p>
          </table:table-cell>
          <table:table-cell office:value-type="float" office:value="65.494952" calcext:value-type="float">
            <text:p>65.494952</text:p>
          </table:table-cell>
          <table:table-cell office:value-type="float" office:value="32.049634" calcext:value-type="float">
            <text:p>32.049634</text:p>
          </table:table-cell>
          <table:table-cell office:value-type="float" office:value="999.720678" calcext:value-type="float">
            <text:p>999.720678</text:p>
          </table:table-cell>
          <table:table-cell office:value-type="float" office:value="11.215337" calcext:value-type="float">
            <text:p>11.215337</text:p>
          </table:table-cell>
          <table:table-cell office:value-type="float" office:value="12.019958" calcext:value-type="float">
            <text:p>12.019958</text:p>
          </table:table-cell>
        </table:table-row>
        <table:table-row table:style-name="ro1">
          <table:table-cell office:value-type="string" calcext:value-type="string">
            <text:p>9/13/2019 18:48:34.709265849</text:p>
          </table:table-cell>
          <table:table-cell office:value-type="float" office:value="69.844367" calcext:value-type="float">
            <text:p>69.844367</text:p>
          </table:table-cell>
          <table:table-cell office:value-type="float" office:value="32.184285" calcext:value-type="float">
            <text:p>32.184285</text:p>
          </table:table-cell>
          <table:table-cell office:value-type="float" office:value="999.141831" calcext:value-type="float">
            <text:p>999.141831</text:p>
          </table:table-cell>
          <table:table-cell office:value-type="float" office:value="4.727657" calcext:value-type="float">
            <text:p>4.727657</text:p>
          </table:table-cell>
          <table:table-cell office:value-type="float" office:value="27.265027" calcext:value-type="float">
            <text:p>27.265027</text:p>
          </table:table-cell>
          <table:table-cell office:value-type="float" office:value="579.45891" calcext:value-type="float">
            <text:p>579.45891</text:p>
          </table:table-cell>
          <table:table-cell office:value-type="float" office:value="65.565524" calcext:value-type="float">
            <text:p>65.565524</text:p>
          </table:table-cell>
          <table:table-cell office:value-type="float" office:value="31.965594" calcext:value-type="float">
            <text:p>31.965594</text:p>
          </table:table-cell>
          <table:table-cell office:value-type="float" office:value="999.540898" calcext:value-type="float">
            <text:p>999.540898</text:p>
          </table:table-cell>
          <table:table-cell office:value-type="float" office:value="8.888249" calcext:value-type="float">
            <text:p>8.888249</text:p>
          </table:table-cell>
          <table:table-cell office:value-type="float" office:value="12.032048" calcext:value-type="float">
            <text:p>12.032048</text:p>
          </table:table-cell>
        </table:table-row>
        <table:table-row table:style-name="ro1">
          <table:table-cell office:value-type="string" calcext:value-type="string">
            <text:p>9/13/2019 18:48:35.709265849</text:p>
          </table:table-cell>
          <table:table-cell office:value-type="float" office:value="69.719519" calcext:value-type="float">
            <text:p>69.719519</text:p>
          </table:table-cell>
          <table:table-cell office:value-type="float" office:value="32.354259" calcext:value-type="float">
            <text:p>32.354259</text:p>
          </table:table-cell>
          <table:table-cell office:value-type="float" office:value="1000.539315" calcext:value-type="float">
            <text:p>1000.539315</text:p>
          </table:table-cell>
          <table:table-cell office:value-type="float" office:value="4.750837" calcext:value-type="float">
            <text:p>4.750837</text:p>
          </table:table-cell>
          <table:table-cell office:value-type="float" office:value="27.281803" calcext:value-type="float">
            <text:p>27.281803</text:p>
          </table:table-cell>
          <table:table-cell office:value-type="float" office:value="581.58198" calcext:value-type="float">
            <text:p>581.58198</text:p>
          </table:table-cell>
          <table:table-cell office:value-type="float" office:value="65.563421" calcext:value-type="float">
            <text:p>65.563421</text:p>
          </table:table-cell>
          <table:table-cell office:value-type="float" office:value="31.794178" calcext:value-type="float">
            <text:p>31.794178</text:p>
          </table:table-cell>
          <table:table-cell office:value-type="float" office:value="999.488383" calcext:value-type="float">
            <text:p>999.488383</text:p>
          </table:table-cell>
          <table:table-cell office:value-type="float" office:value="6.195149" calcext:value-type="float">
            <text:p>6.195149</text:p>
          </table:table-cell>
          <table:table-cell office:value-type="float" office:value="11.948926" calcext:value-type="float">
            <text:p>11.948926</text:p>
          </table:table-cell>
        </table:table-row>
        <table:table-row table:style-name="ro1">
          <table:table-cell office:value-type="string" calcext:value-type="string">
            <text:p>9/13/2019 18:48:36.709265849</text:p>
          </table:table-cell>
          <table:table-cell office:value-type="float" office:value="69.870651" calcext:value-type="float">
            <text:p>69.870651</text:p>
          </table:table-cell>
          <table:table-cell office:value-type="float" office:value="32.215842" calcext:value-type="float">
            <text:p>32.215842</text:p>
          </table:table-cell>
          <table:table-cell office:value-type="float" office:value="1000.515186" calcext:value-type="float">
            <text:p>1000.515186</text:p>
          </table:table-cell>
          <table:table-cell office:value-type="float" office:value="4.728537" calcext:value-type="float">
            <text:p>4.728537</text:p>
          </table:table-cell>
          <table:table-cell office:value-type="float" office:value="27.278619" calcext:value-type="float">
            <text:p>27.278619</text:p>
          </table:table-cell>
          <table:table-cell office:value-type="float" office:value="581.148958" calcext:value-type="float">
            <text:p>581.148958</text:p>
          </table:table-cell>
          <table:table-cell office:value-type="float" office:value="65.527255" calcext:value-type="float">
            <text:p>65.527255</text:p>
          </table:table-cell>
          <table:table-cell office:value-type="float" office:value="31.977214" calcext:value-type="float">
            <text:p>31.977214</text:p>
          </table:table-cell>
          <table:table-cell office:value-type="float" office:value="999.251829" calcext:value-type="float">
            <text:p>999.251829</text:p>
          </table:table-cell>
          <table:table-cell office:value-type="float" office:value="7.593444" calcext:value-type="float">
            <text:p>7.593444</text:p>
          </table:table-cell>
          <table:table-cell office:value-type="float" office:value="12.024518" calcext:value-type="float">
            <text:p>12.024518</text:p>
          </table:table-cell>
        </table:table-row>
        <table:table-row table:style-name="ro1">
          <table:table-cell office:value-type="string" calcext:value-type="string">
            <text:p>9/13/2019 18:48:37.709265849</text:p>
          </table:table-cell>
          <table:table-cell office:value-type="float" office:value="69.745803" calcext:value-type="float">
            <text:p>69.745803</text:p>
          </table:table-cell>
          <table:table-cell office:value-type="float" office:value="32.22306" calcext:value-type="float">
            <text:p>32.22306</text:p>
          </table:table-cell>
          <table:table-cell office:value-type="float" office:value="999.883981" calcext:value-type="float">
            <text:p>999.883981</text:p>
          </table:table-cell>
          <table:table-cell office:value-type="float" office:value="4.873786" calcext:value-type="float">
            <text:p>4.873786</text:p>
          </table:table-cell>
          <table:table-cell office:value-type="float" office:value="27.265639" calcext:value-type="float">
            <text:p>27.265639</text:p>
          </table:table-cell>
          <table:table-cell office:value-type="float" office:value="583.503986" calcext:value-type="float">
            <text:p>583.503986</text:p>
          </table:table-cell>
          <table:table-cell office:value-type="float" office:value="65.585237" calcext:value-type="float">
            <text:p>65.585237</text:p>
          </table:table-cell>
          <table:table-cell office:value-type="float" office:value="31.985617" calcext:value-type="float">
            <text:p>31.985617</text:p>
          </table:table-cell>
          <table:table-cell office:value-type="float" office:value="999.549886" calcext:value-type="float">
            <text:p>999.549886</text:p>
          </table:table-cell>
          <table:table-cell office:value-type="float" office:value="4.725856" calcext:value-type="float">
            <text:p>4.725856</text:p>
          </table:table-cell>
          <table:table-cell office:value-type="float" office:value="12.012572" calcext:value-type="float">
            <text:p>12.012572</text:p>
          </table:table-cell>
        </table:table-row>
        <table:table-row table:style-name="ro1">
          <table:table-cell office:value-type="string" calcext:value-type="string">
            <text:p>9/13/2019 18:48:38.709265849</text:p>
          </table:table-cell>
          <table:table-cell office:value-type="float" office:value="69.620955" calcext:value-type="float">
            <text:p>69.620955</text:p>
          </table:table-cell>
          <table:table-cell office:value-type="float" office:value="32.274432" calcext:value-type="float">
            <text:p>32.274432</text:p>
          </table:table-cell>
          <table:table-cell office:value-type="float" office:value="1000.670444" calcext:value-type="float">
            <text:p>1000.670444</text:p>
          </table:table-cell>
          <table:table-cell office:value-type="float" office:value="4.626005" calcext:value-type="float">
            <text:p>4.626005</text:p>
          </table:table-cell>
          <table:table-cell office:value-type="float" office:value="27.278089" calcext:value-type="float">
            <text:p>27.278089</text:p>
          </table:table-cell>
          <table:table-cell office:value-type="float" office:value="583.283859" calcext:value-type="float">
            <text:p>583.283859</text:p>
          </table:table-cell>
          <table:table-cell office:value-type="float" office:value="65.557849" calcext:value-type="float">
            <text:p>65.557849</text:p>
          </table:table-cell>
          <table:table-cell office:value-type="float" office:value="31.879055" calcext:value-type="float">
            <text:p>31.879055</text:p>
          </table:table-cell>
          <table:table-cell office:value-type="float" office:value="999.492641" calcext:value-type="float">
            <text:p>999.492641</text:p>
          </table:table-cell>
          <table:table-cell office:value-type="float" office:value="2.040619" calcext:value-type="float">
            <text:p>2.040619</text:p>
          </table:table-cell>
          <table:table-cell office:value-type="float" office:value="12.015476" calcext:value-type="float">
            <text:p>12.015476</text:p>
          </table:table-cell>
        </table:table-row>
        <table:table-row table:style-name="ro1">
          <table:table-cell office:value-type="string" calcext:value-type="string">
            <text:p>9/13/2019 18:48:39.709265849</text:p>
          </table:table-cell>
          <table:table-cell office:value-type="float" office:value="69.870651" calcext:value-type="float">
            <text:p>69.870651</text:p>
          </table:table-cell>
          <table:table-cell office:value-type="float" office:value="32.379646" calcext:value-type="float">
            <text:p>32.379646</text:p>
          </table:table-cell>
          <table:table-cell office:value-type="float" office:value="1000.029146" calcext:value-type="float">
            <text:p>1000.029146</text:p>
          </table:table-cell>
          <table:table-cell office:value-type="float" office:value="4.862255" calcext:value-type="float">
            <text:p>4.862255</text:p>
          </table:table-cell>
          <table:table-cell office:value-type="float" office:value="27.374176" calcext:value-type="float">
            <text:p>27.374176</text:p>
          </table:table-cell>
          <table:table-cell office:value-type="float" office:value="585.313623" calcext:value-type="float">
            <text:p>585.313623</text:p>
          </table:table-cell>
          <table:table-cell office:value-type="float" office:value="65.328023" calcext:value-type="float">
            <text:p>65.328023</text:p>
          </table:table-cell>
          <table:table-cell office:value-type="float" office:value="31.956354" calcext:value-type="float">
            <text:p>31.956354</text:p>
          </table:table-cell>
          <table:table-cell office:value-type="float" office:value="999.293619" calcext:value-type="float">
            <text:p>999.293619</text:p>
          </table:table-cell>
          <table:table-cell office:value-type="float" office:value="4.645685" calcext:value-type="float">
            <text:p>4.645685</text:p>
          </table:table-cell>
          <table:table-cell office:value-type="float" office:value="12.02369" calcext:value-type="float">
            <text:p>12.02369</text:p>
          </table:table-cell>
        </table:table-row>
        <table:table-row table:style-name="ro1">
          <table:table-cell office:value-type="string" calcext:value-type="string">
            <text:p>9/13/2019 18:48:40.709265849</text:p>
          </table:table-cell>
          <table:table-cell office:value-type="float" office:value="69.561816" calcext:value-type="float">
            <text:p>69.561816</text:p>
          </table:table-cell>
          <table:table-cell office:value-type="float" office:value="32.190081" calcext:value-type="float">
            <text:p>32.190081</text:p>
          </table:table-cell>
          <table:table-cell office:value-type="float" office:value="998.396212" calcext:value-type="float">
            <text:p>998.396212</text:p>
          </table:table-cell>
          <table:table-cell office:value-type="float" office:value="4.509723" calcext:value-type="float">
            <text:p>4.509723</text:p>
          </table:table-cell>
          <table:table-cell office:value-type="float" office:value="27.252291" calcext:value-type="float">
            <text:p>27.252291</text:p>
          </table:table-cell>
          <table:table-cell office:value-type="float" office:value="584.452832" calcext:value-type="float">
            <text:p>584.452832</text:p>
          </table:table-cell>
          <table:table-cell office:value-type="float" office:value="65.476947" calcext:value-type="float">
            <text:p>65.476947</text:p>
          </table:table-cell>
          <table:table-cell office:value-type="float" office:value="31.980325" calcext:value-type="float">
            <text:p>31.980325</text:p>
          </table:table-cell>
          <table:table-cell office:value-type="float" office:value="998.997927" calcext:value-type="float">
            <text:p>998.997927</text:p>
          </table:table-cell>
          <table:table-cell office:value-type="float" office:value="10.12096" calcext:value-type="float">
            <text:p>10.12096</text:p>
          </table:table-cell>
          <table:table-cell office:value-type="float" office:value="11.988246" calcext:value-type="float">
            <text:p>11.988246</text:p>
          </table:table-cell>
        </table:table-row>
        <table:table-row table:style-name="ro1">
          <table:table-cell office:value-type="string" calcext:value-type="string">
            <text:p>9/13/2019 18:48:41.709265849</text:p>
          </table:table-cell>
          <table:table-cell office:value-type="float" office:value="69.844367" calcext:value-type="float">
            <text:p>69.844367</text:p>
          </table:table-cell>
          <table:table-cell office:value-type="float" office:value="32.222536" calcext:value-type="float">
            <text:p>32.222536</text:p>
          </table:table-cell>
          <table:table-cell office:value-type="float" office:value="998.100362" calcext:value-type="float">
            <text:p>998.100362</text:p>
          </table:table-cell>
          <table:table-cell office:value-type="float" office:value="4.914127" calcext:value-type="float">
            <text:p>4.914127</text:p>
          </table:table-cell>
          <table:table-cell office:value-type="float" office:value="27.300212" calcext:value-type="float">
            <text:p>27.300212</text:p>
          </table:table-cell>
          <table:table-cell office:value-type="float" office:value="585.669115" calcext:value-type="float">
            <text:p>585.669115</text:p>
          </table:table-cell>
          <table:table-cell office:value-type="float" office:value="65.446747" calcext:value-type="float">
            <text:p>65.446747</text:p>
          </table:table-cell>
          <table:table-cell office:value-type="float" office:value="32.05555" calcext:value-type="float">
            <text:p>32.05555</text:p>
          </table:table-cell>
          <table:table-cell office:value-type="float" office:value="999.588997" calcext:value-type="float">
            <text:p>999.588997</text:p>
          </table:table-cell>
          <table:table-cell office:value-type="float" office:value="12.137576" calcext:value-type="float">
            <text:p>12.137576</text:p>
          </table:table-cell>
          <table:table-cell office:value-type="float" office:value="12.004989" calcext:value-type="float">
            <text:p>12.004989</text:p>
          </table:table-cell>
        </table:table-row>
        <table:table-row table:style-name="ro1">
          <table:table-cell office:value-type="string" calcext:value-type="string">
            <text:p>9/13/2019 18:48:42.709265849</text:p>
          </table:table-cell>
          <table:table-cell office:value-type="float" office:value="69.51582" calcext:value-type="float">
            <text:p>69.51582</text:p>
          </table:table-cell>
          <table:table-cell office:value-type="float" office:value="32.278357" calcext:value-type="float">
            <text:p>32.278357</text:p>
          </table:table-cell>
          <table:table-cell office:value-type="float" office:value="999.714213" calcext:value-type="float">
            <text:p>999.714213</text:p>
          </table:table-cell>
          <table:table-cell office:value-type="float" office:value="4.662467" calcext:value-type="float">
            <text:p>4.662467</text:p>
          </table:table-cell>
          <table:table-cell office:value-type="float" office:value="27.223963" calcext:value-type="float">
            <text:p>27.223963</text:p>
          </table:table-cell>
          <table:table-cell office:value-type="float" office:value="584.054628" calcext:value-type="float">
            <text:p>584.054628</text:p>
          </table:table-cell>
          <table:table-cell office:value-type="float" office:value="65.540896" calcext:value-type="float">
            <text:p>65.540896</text:p>
          </table:table-cell>
          <table:table-cell office:value-type="float" office:value="31.899184" calcext:value-type="float">
            <text:p>31.899184</text:p>
          </table:table-cell>
          <table:table-cell office:value-type="float" office:value="998.813573" calcext:value-type="float">
            <text:p>998.813573</text:p>
          </table:table-cell>
          <table:table-cell office:value-type="float" office:value="-1.143993" calcext:value-type="float">
            <text:p>-1.143993</text:p>
          </table:table-cell>
          <table:table-cell office:value-type="float" office:value="12.002702" calcext:value-type="float">
            <text:p>12.002702</text:p>
          </table:table-cell>
        </table:table-row>
        <table:table-row table:style-name="ro1">
          <table:table-cell office:value-type="string" calcext:value-type="string">
            <text:p>9/13/2019 18:48:43.709265849</text:p>
          </table:table-cell>
          <table:table-cell office:value-type="float" office:value="69.956073" calcext:value-type="float">
            <text:p>69.956073</text:p>
          </table:table-cell>
          <table:table-cell office:value-type="float" office:value="32.295744" calcext:value-type="float">
            <text:p>32.295744</text:p>
          </table:table-cell>
          <table:table-cell office:value-type="float" office:value="1000.382479" calcext:value-type="float">
            <text:p>1000.382479</text:p>
          </table:table-cell>
          <table:table-cell office:value-type="float" office:value="5.232223" calcext:value-type="float">
            <text:p>5.232223</text:p>
          </table:table-cell>
          <table:table-cell office:value-type="float" office:value="27.30556" calcext:value-type="float">
            <text:p>27.30556</text:p>
          </table:table-cell>
          <table:table-cell office:value-type="float" office:value="585.784104" calcext:value-type="float">
            <text:p>585.784104</text:p>
          </table:table-cell>
          <table:table-cell office:value-type="float" office:value="65.503179" calcext:value-type="float">
            <text:p>65.503179</text:p>
          </table:table-cell>
          <table:table-cell office:value-type="float" office:value="31.951169" calcext:value-type="float">
            <text:p>31.951169</text:p>
          </table:table-cell>
          <table:table-cell office:value-type="float" office:value="999.422621" calcext:value-type="float">
            <text:p>999.422621</text:p>
          </table:table-cell>
          <table:table-cell office:value-type="float" office:value="7.120009" calcext:value-type="float">
            <text:p>7.120009</text:p>
          </table:table-cell>
          <table:table-cell office:value-type="float" office:value="12.01064" calcext:value-type="float">
            <text:p>12.01064</text:p>
          </table:table-cell>
        </table:table-row>
        <table:table-row table:style-name="ro1">
          <table:table-cell office:value-type="string" calcext:value-type="string">
            <text:p>9/13/2019 18:48:44.709265849</text:p>
          </table:table-cell>
          <table:table-cell office:value-type="float" office:value="69.745803" calcext:value-type="float">
            <text:p>69.745803</text:p>
          </table:table-cell>
          <table:table-cell office:value-type="float" office:value="32.236481" calcext:value-type="float">
            <text:p>32.236481</text:p>
          </table:table-cell>
          <table:table-cell office:value-type="float" office:value="999.03964" calcext:value-type="float">
            <text:p>999.03964</text:p>
          </table:table-cell>
          <table:table-cell office:value-type="float" office:value="4.764762" calcext:value-type="float">
            <text:p>4.764762</text:p>
          </table:table-cell>
          <table:table-cell office:value-type="float" office:value="27.281477" calcext:value-type="float">
            <text:p>27.281477</text:p>
          </table:table-cell>
          <table:table-cell office:value-type="float" office:value="585.024503" calcext:value-type="float">
            <text:p>585.024503</text:p>
          </table:table-cell>
          <table:table-cell office:value-type="float" office:value="65.425536" calcext:value-type="float">
            <text:p>65.425536</text:p>
          </table:table-cell>
          <table:table-cell office:value-type="float" office:value="31.970885" calcext:value-type="float">
            <text:p>31.970885</text:p>
          </table:table-cell>
          <table:table-cell office:value-type="float" office:value="999.291569" calcext:value-type="float">
            <text:p>999.291569</text:p>
          </table:table-cell>
          <table:table-cell office:value-type="float" office:value="8.175611" calcext:value-type="float">
            <text:p>8.175611</text:p>
          </table:table-cell>
          <table:table-cell office:value-type="float" office:value="12.012572" calcext:value-type="float">
            <text:p>12.012572</text:p>
          </table:table-cell>
        </table:table-row>
        <table:table-row table:style-name="ro1">
          <table:table-cell office:value-type="string" calcext:value-type="string">
            <text:p>9/13/2019 18:48:45.709265849</text:p>
          </table:table-cell>
          <table:table-cell office:value-type="float" office:value="70.07435" calcext:value-type="float">
            <text:p>70.07435</text:p>
          </table:table-cell>
          <table:table-cell office:value-type="float" office:value="32.238726" calcext:value-type="float">
            <text:p>32.238726</text:p>
          </table:table-cell>
          <table:table-cell office:value-type="float" office:value="999.634257" calcext:value-type="float">
            <text:p>999.634257</text:p>
          </table:table-cell>
          <table:table-cell office:value-type="float" office:value="4.876216" calcext:value-type="float">
            <text:p>4.876216</text:p>
          </table:table-cell>
          <table:table-cell office:value-type="float" office:value="27.298784" calcext:value-type="float">
            <text:p>27.298784</text:p>
          </table:table-cell>
          <table:table-cell office:value-type="float" office:value="586.97279" calcext:value-type="float">
            <text:p>586.97279</text:p>
          </table:table-cell>
          <table:table-cell office:value-type="float" office:value="65.52665" calcext:value-type="float">
            <text:p>65.52665</text:p>
          </table:table-cell>
          <table:table-cell office:value-type="float" office:value="32.095915" calcext:value-type="float">
            <text:p>32.095915</text:p>
          </table:table-cell>
          <table:table-cell office:value-type="float" office:value="1000.002653" calcext:value-type="float">
            <text:p>1000.002653</text:p>
          </table:table-cell>
          <table:table-cell office:value-type="float" office:value="7.558601" calcext:value-type="float">
            <text:p>7.558601</text:p>
          </table:table-cell>
          <table:table-cell office:value-type="float" office:value="11.999141" calcext:value-type="float">
            <text:p>11.999141</text:p>
          </table:table-cell>
        </table:table-row>
        <table:table-row table:style-name="ro1">
          <table:table-cell office:value-type="string" calcext:value-type="string">
            <text:p>9/13/2019 18:48:46.709265849</text:p>
          </table:table-cell>
          <table:table-cell office:value-type="float" office:value="69.772086" calcext:value-type="float">
            <text:p>69.772086</text:p>
          </table:table-cell>
          <table:table-cell office:value-type="float" office:value="32.184809" calcext:value-type="float">
            <text:p>32.184809</text:p>
          </table:table-cell>
          <table:table-cell office:value-type="float" office:value="999.764442" calcext:value-type="float">
            <text:p>999.764442</text:p>
          </table:table-cell>
          <table:table-cell office:value-type="float" office:value="4.750819" calcext:value-type="float">
            <text:p>4.750819</text:p>
          </table:table-cell>
          <table:table-cell office:value-type="float" office:value="27.204697" calcext:value-type="float">
            <text:p>27.204697</text:p>
          </table:table-cell>
          <table:table-cell office:value-type="float" office:value="584.797146" calcext:value-type="float">
            <text:p>584.797146</text:p>
          </table:table-cell>
          <table:table-cell office:value-type="float" office:value="65.575407" calcext:value-type="float">
            <text:p>65.575407</text:p>
          </table:table-cell>
          <table:table-cell office:value-type="float" office:value="31.951274" calcext:value-type="float">
            <text:p>31.951274</text:p>
          </table:table-cell>
          <table:table-cell office:value-type="float" office:value="999.322163" calcext:value-type="float">
            <text:p>999.322163</text:p>
          </table:table-cell>
          <table:table-cell office:value-type="float" office:value="1.561942" calcext:value-type="float">
            <text:p>1.561942</text:p>
          </table:table-cell>
          <table:table-cell office:value-type="float" office:value="12.031601" calcext:value-type="float">
            <text:p>12.031601</text:p>
          </table:table-cell>
        </table:table-row>
        <table:table-row table:style-name="ro1">
          <table:table-cell office:value-type="string" calcext:value-type="string">
            <text:p>9/13/2019 18:48:47.709265849</text:p>
          </table:table-cell>
          <table:table-cell office:value-type="float" office:value="69.739232" calcext:value-type="float">
            <text:p>69.739232</text:p>
          </table:table-cell>
          <table:table-cell office:value-type="float" office:value="32.237678" calcext:value-type="float">
            <text:p>32.237678</text:p>
          </table:table-cell>
          <table:table-cell office:value-type="float" office:value="999.855751" calcext:value-type="float">
            <text:p>999.855751</text:p>
          </table:table-cell>
          <table:table-cell office:value-type="float" office:value="5.140557" calcext:value-type="float">
            <text:p>5.140557</text:p>
          </table:table-cell>
          <table:table-cell office:value-type="float" office:value="27.306743" calcext:value-type="float">
            <text:p>27.306743</text:p>
          </table:table-cell>
          <table:table-cell office:value-type="float" office:value="588.445997" calcext:value-type="float">
            <text:p>588.445997</text:p>
          </table:table-cell>
          <table:table-cell office:value-type="float" office:value="65.781656" calcext:value-type="float">
            <text:p>65.781656</text:p>
          </table:table-cell>
          <table:table-cell office:value-type="float" office:value="31.978145" calcext:value-type="float">
            <text:p>31.978145</text:p>
          </table:table-cell>
          <table:table-cell office:value-type="float" office:value="999.256716" calcext:value-type="float">
            <text:p>999.256716</text:p>
          </table:table-cell>
          <table:table-cell office:value-type="float" office:value="7.903915" calcext:value-type="float">
            <text:p>7.903915</text:p>
          </table:table-cell>
          <table:table-cell office:value-type="float" office:value="11.998838" calcext:value-type="float">
            <text:p>11.998838</text:p>
          </table:table-cell>
        </table:table-row>
        <table:table-row table:style-name="ro1">
          <table:table-cell office:value-type="string" calcext:value-type="string">
            <text:p>9/13/2019 18:48:48.709265849</text:p>
          </table:table-cell>
          <table:table-cell office:value-type="float" office:value="69.890363" calcext:value-type="float">
            <text:p>69.890363</text:p>
          </table:table-cell>
          <table:table-cell office:value-type="float" office:value="32.200401" calcext:value-type="float">
            <text:p>32.200401</text:p>
          </table:table-cell>
          <table:table-cell office:value-type="float" office:value="999.52158" calcext:value-type="float">
            <text:p>999.52158</text:p>
          </table:table-cell>
          <table:table-cell office:value-type="float" office:value="4.685702" calcext:value-type="float">
            <text:p>4.685702</text:p>
          </table:table-cell>
          <table:table-cell office:value-type="float" office:value="27.252005" calcext:value-type="float">
            <text:p>27.252005</text:p>
          </table:table-cell>
          <table:table-cell office:value-type="float" office:value="586.399803" calcext:value-type="float">
            <text:p>586.399803</text:p>
          </table:table-cell>
          <table:table-cell office:value-type="float" office:value="65.472032" calcext:value-type="float">
            <text:p>65.472032</text:p>
          </table:table-cell>
          <table:table-cell office:value-type="float" office:value="31.950237" calcext:value-type="float">
            <text:p>31.950237</text:p>
          </table:table-cell>
          <table:table-cell office:value-type="float" office:value="999.477344" calcext:value-type="float">
            <text:p>999.477344</text:p>
          </table:table-cell>
          <table:table-cell office:value-type="float" office:value="8.357962" calcext:value-type="float">
            <text:p>8.357962</text:p>
          </table:table-cell>
          <table:table-cell office:value-type="float" office:value="12.0326" calcext:value-type="float">
            <text:p>12.0326</text:p>
          </table:table-cell>
        </table:table-row>
        <table:table-row table:style-name="ro1">
          <table:table-cell office:value-type="string" calcext:value-type="string">
            <text:p>9/13/2019 18:48:49.709265849</text:p>
          </table:table-cell>
          <table:table-cell office:value-type="float" office:value="69.818083" calcext:value-type="float">
            <text:p>69.818083</text:p>
          </table:table-cell>
          <table:table-cell office:value-type="float" office:value="32.248971" calcext:value-type="float">
            <text:p>32.248971</text:p>
          </table:table-cell>
          <table:table-cell office:value-type="float" office:value="999.251829" calcext:value-type="float">
            <text:p>999.251829</text:p>
          </table:table-cell>
          <table:table-cell office:value-type="float" office:value="4.588048" calcext:value-type="float">
            <text:p>4.588048</text:p>
          </table:table-cell>
          <table:table-cell office:value-type="float" office:value="27.306457" calcext:value-type="float">
            <text:p>27.306457</text:p>
          </table:table-cell>
          <table:table-cell office:value-type="float" office:value="584.897021" calcext:value-type="float">
            <text:p>584.897021</text:p>
          </table:table-cell>
          <table:table-cell office:value-type="float" office:value="65.914626" calcext:value-type="float">
            <text:p>65.914626</text:p>
          </table:table-cell>
          <table:table-cell office:value-type="float" office:value="31.958534" calcext:value-type="float">
            <text:p>31.958534</text:p>
          </table:table-cell>
          <table:table-cell office:value-type="float" office:value="999.888948" calcext:value-type="float">
            <text:p>999.888948</text:p>
          </table:table-cell>
          <table:table-cell office:value-type="float" office:value="12.237135" calcext:value-type="float">
            <text:p>12.237135</text:p>
          </table:table-cell>
          <table:table-cell office:value-type="float" office:value="11.966312" calcext:value-type="float">
            <text:p>11.966312</text:p>
          </table:table-cell>
        </table:table-row>
        <table:table-row table:style-name="ro1">
          <table:table-cell office:value-type="string" calcext:value-type="string">
            <text:p>9/13/2019 18:48:50.709265849</text:p>
          </table:table-cell>
          <table:table-cell office:value-type="float" office:value="69.896934" calcext:value-type="float">
            <text:p>69.896934</text:p>
          </table:table-cell>
          <table:table-cell office:value-type="float" office:value="32.274806" calcext:value-type="float">
            <text:p>32.274806</text:p>
          </table:table-cell>
          <table:table-cell office:value-type="float" office:value="999.234166" calcext:value-type="float">
            <text:p>999.234166</text:p>
          </table:table-cell>
          <table:table-cell office:value-type="float" office:value="4.518746" calcext:value-type="float">
            <text:p>4.518746</text:p>
          </table:table-cell>
          <table:table-cell office:value-type="float" office:value="27.283191" calcext:value-type="float">
            <text:p>27.283191</text:p>
          </table:table-cell>
          <table:table-cell office:value-type="float" office:value="587.897323" calcext:value-type="float">
            <text:p>587.897323</text:p>
          </table:table-cell>
          <table:table-cell office:value-type="float" office:value="65.446248" calcext:value-type="float">
            <text:p>65.446248</text:p>
          </table:table-cell>
          <table:table-cell office:value-type="float" office:value="31.85955" calcext:value-type="float">
            <text:p>31.85955</text:p>
          </table:table-cell>
          <table:table-cell office:value-type="float" office:value="999.083401" calcext:value-type="float">
            <text:p>999.083401</text:p>
          </table:table-cell>
          <table:table-cell office:value-type="float" office:value="1.712071" calcext:value-type="float">
            <text:p>1.712071</text:p>
          </table:table-cell>
          <table:table-cell office:value-type="float" office:value="12.029577" calcext:value-type="float">
            <text:p>12.029577</text:p>
          </table:table-cell>
        </table:table-row>
        <table:table-row table:style-name="ro1">
          <table:table-cell office:value-type="string" calcext:value-type="string">
            <text:p>9/13/2019 18:48:51.709265849</text:p>
          </table:table-cell>
          <table:table-cell office:value-type="float" office:value="69.706377" calcext:value-type="float">
            <text:p>69.706377</text:p>
          </table:table-cell>
          <table:table-cell office:value-type="float" office:value="32.202571" calcext:value-type="float">
            <text:p>32.202571</text:p>
          </table:table-cell>
          <table:table-cell office:value-type="float" office:value="999.12472" calcext:value-type="float">
            <text:p>999.12472</text:p>
          </table:table-cell>
          <table:table-cell office:value-type="float" office:value="4.828375" calcext:value-type="float">
            <text:p>4.828375</text:p>
          </table:table-cell>
          <table:table-cell office:value-type="float" office:value="27.222575" calcext:value-type="float">
            <text:p>27.222575</text:p>
          </table:table-cell>
          <table:table-cell office:value-type="float" office:value="587.626601" calcext:value-type="float">
            <text:p>587.626601</text:p>
          </table:table-cell>
          <table:table-cell office:value-type="float" office:value="65.718416" calcext:value-type="float">
            <text:p>65.718416</text:p>
          </table:table-cell>
          <table:table-cell office:value-type="float" office:value="31.940385" calcext:value-type="float">
            <text:p>31.940385</text:p>
          </table:table-cell>
          <table:table-cell office:value-type="float" office:value="999.271699" calcext:value-type="float">
            <text:p>999.271699</text:p>
          </table:table-cell>
          <table:table-cell office:value-type="float" office:value="5.372468" calcext:value-type="float">
            <text:p>5.372468</text:p>
          </table:table-cell>
          <table:table-cell office:value-type="float" office:value="12.006894" calcext:value-type="float">
            <text:p>12.006894</text:p>
          </table:table-cell>
        </table:table-row>
        <table:table-row table:style-name="ro1">
          <table:table-cell office:value-type="string" calcext:value-type="string">
            <text:p>9/13/2019 18:48:52.709265849</text:p>
          </table:table-cell>
          <table:table-cell office:value-type="float" office:value="69.995499" calcext:value-type="float">
            <text:p>69.995499</text:p>
          </table:table-cell>
          <table:table-cell office:value-type="float" office:value="32.505648" calcext:value-type="float">
            <text:p>32.505648</text:p>
          </table:table-cell>
          <table:table-cell office:value-type="float" office:value="1000.383662" calcext:value-type="float">
            <text:p>1000.383662</text:p>
          </table:table-cell>
          <table:table-cell office:value-type="float" office:value="4.891905" calcext:value-type="float">
            <text:p>4.891905</text:p>
          </table:table-cell>
          <table:table-cell office:value-type="float" office:value="27.35495" calcext:value-type="float">
            <text:p>27.35495</text:p>
          </table:table-cell>
          <table:table-cell office:value-type="float" office:value="589.81735" calcext:value-type="float">
            <text:p>589.81735</text:p>
          </table:table-cell>
          <table:table-cell office:value-type="float" office:value="65.500576" calcext:value-type="float">
            <text:p>65.500576</text:p>
          </table:table-cell>
          <table:table-cell office:value-type="float" office:value="31.9218" calcext:value-type="float">
            <text:p>31.9218</text:p>
          </table:table-cell>
          <table:table-cell office:value-type="float" office:value="999.044447" calcext:value-type="float">
            <text:p>999.044447</text:p>
          </table:table-cell>
          <table:table-cell office:value-type="float" office:value="2.946092" calcext:value-type="float">
            <text:p>2.946092</text:p>
          </table:table-cell>
          <table:table-cell office:value-type="float" office:value="11.982477" calcext:value-type="float">
            <text:p>11.982477</text:p>
          </table:table-cell>
        </table:table-row>
        <table:table-row table:style-name="ro1">
          <table:table-cell office:value-type="string" calcext:value-type="string">
            <text:p>9/13/2019 18:48:53.709265849</text:p>
          </table:table-cell>
          <table:table-cell office:value-type="float" office:value="69.818083" calcext:value-type="float">
            <text:p>69.818083</text:p>
          </table:table-cell>
          <table:table-cell office:value-type="float" office:value="32.263589" calcext:value-type="float">
            <text:p>32.263589</text:p>
          </table:table-cell>
          <table:table-cell office:value-type="float" office:value="1000.961801" calcext:value-type="float">
            <text:p>1000.961801</text:p>
          </table:table-cell>
          <table:table-cell office:value-type="float" office:value="4.606847" calcext:value-type="float">
            <text:p>4.606847</text:p>
          </table:table-cell>
          <table:table-cell office:value-type="float" office:value="27.295355" calcext:value-type="float">
            <text:p>27.295355</text:p>
          </table:table-cell>
          <table:table-cell office:value-type="float" office:value="589.977029" calcext:value-type="float">
            <text:p>589.977029</text:p>
          </table:table-cell>
          <table:table-cell office:value-type="float" office:value="65.608314" calcext:value-type="float">
            <text:p>65.608314</text:p>
          </table:table-cell>
          <table:table-cell office:value-type="float" office:value="31.900221" calcext:value-type="float">
            <text:p>31.900221</text:p>
          </table:table-cell>
          <table:table-cell office:value-type="float" office:value="999.160202" calcext:value-type="float">
            <text:p>999.160202</text:p>
          </table:table-cell>
          <table:table-cell office:value-type="float" office:value="2.902075" calcext:value-type="float">
            <text:p>2.902075</text:p>
          </table:table-cell>
          <table:table-cell office:value-type="float" office:value="12.026305" calcext:value-type="float">
            <text:p>12.026305</text:p>
          </table:table-cell>
        </table:table-row>
        <table:table-row table:style-name="ro1">
          <table:table-cell office:value-type="string" calcext:value-type="string">
            <text:p>9/13/2019 18:48:54.709265849</text:p>
          </table:table-cell>
          <table:table-cell office:value-type="float" office:value="69.903505" calcext:value-type="float">
            <text:p>69.903505</text:p>
          </table:table-cell>
          <table:table-cell office:value-type="float" office:value="32.249495" calcext:value-type="float">
            <text:p>32.249495</text:p>
          </table:table-cell>
          <table:table-cell office:value-type="float" office:value="999.833436" calcext:value-type="float">
            <text:p>999.833436</text:p>
          </table:table-cell>
          <table:table-cell office:value-type="float" office:value="4.812804" calcext:value-type="float">
            <text:p>4.812804</text:p>
          </table:table-cell>
          <table:table-cell office:value-type="float" office:value="27.354583" calcext:value-type="float">
            <text:p>27.354583</text:p>
          </table:table-cell>
          <table:table-cell office:value-type="float" office:value="590.343688" calcext:value-type="float">
            <text:p>590.343688</text:p>
          </table:table-cell>
          <table:table-cell office:value-type="float" office:value="65.618696" calcext:value-type="float">
            <text:p>65.618696</text:p>
          </table:table-cell>
          <table:table-cell office:value-type="float" office:value="32.003672" calcext:value-type="float">
            <text:p>32.003672</text:p>
          </table:table-cell>
          <table:table-cell office:value-type="float" office:value="999.644035" calcext:value-type="float">
            <text:p>999.644035</text:p>
          </table:table-cell>
          <table:table-cell office:value-type="float" office:value="7.111106" calcext:value-type="float">
            <text:p>7.111106</text:p>
          </table:table-cell>
          <table:table-cell office:value-type="float" office:value="12.004673" calcext:value-type="float">
            <text:p>12.004673</text:p>
          </table:table-cell>
        </table:table-row>
        <table:table-row table:style-name="ro1">
          <table:table-cell office:value-type="string" calcext:value-type="string">
            <text:p>9/13/2019 18:48:55.709265849</text:p>
          </table:table-cell>
          <table:table-cell office:value-type="float" office:value="70.041495" calcext:value-type="float">
            <text:p>70.041495</text:p>
          </table:table-cell>
          <table:table-cell office:value-type="float" office:value="32.173143" calcext:value-type="float">
            <text:p>32.173143</text:p>
          </table:table-cell>
          <table:table-cell office:value-type="float" office:value="999.255692" calcext:value-type="float">
            <text:p>999.255692</text:p>
          </table:table-cell>
          <table:table-cell office:value-type="float" office:value="4.791776" calcext:value-type="float">
            <text:p>4.791776</text:p>
          </table:table-cell>
          <table:table-cell office:value-type="float" office:value="27.23727" calcext:value-type="float">
            <text:p>27.23727</text:p>
          </table:table-cell>
          <table:table-cell office:value-type="float" office:value="590.563815" calcext:value-type="float">
            <text:p>590.563815</text:p>
          </table:table-cell>
          <table:table-cell office:value-type="float" office:value="65.570097" calcext:value-type="float">
            <text:p>65.570097</text:p>
          </table:table-cell>
          <table:table-cell office:value-type="float" office:value="31.931664" calcext:value-type="float">
            <text:p>31.931664</text:p>
          </table:table-cell>
          <table:table-cell office:value-type="float" office:value="999.654602" calcext:value-type="float">
            <text:p>999.654602</text:p>
          </table:table-cell>
          <table:table-cell office:value-type="float" office:value="8.127662" calcext:value-type="float">
            <text:p>8.127662</text:p>
          </table:table-cell>
          <table:table-cell office:value-type="float" office:value="12.035163" calcext:value-type="float">
            <text:p>12.035163</text:p>
          </table:table-cell>
        </table:table-row>
        <table:table-row table:style-name="ro1">
          <table:table-cell office:value-type="string" calcext:value-type="string">
            <text:p>9/13/2019 18:48:56.709265849</text:p>
          </table:table-cell>
          <table:table-cell office:value-type="float" office:value="69.844367" calcext:value-type="float">
            <text:p>69.844367</text:p>
          </table:table-cell>
          <table:table-cell office:value-type="float" office:value="32.369776" calcext:value-type="float">
            <text:p>32.369776</text:p>
          </table:table-cell>
          <table:table-cell office:value-type="float" office:value="999.622509" calcext:value-type="float">
            <text:p>999.622509</text:p>
          </table:table-cell>
          <table:table-cell office:value-type="float" office:value="5.175596" calcext:value-type="float">
            <text:p>5.175596</text:p>
          </table:table-cell>
          <table:table-cell office:value-type="float" office:value="27.347235" calcext:value-type="float">
            <text:p>27.347235</text:p>
          </table:table-cell>
          <table:table-cell office:value-type="float" office:value="592.251232" calcext:value-type="float">
            <text:p>592.251232</text:p>
          </table:table-cell>
          <table:table-cell office:value-type="float" office:value="65.463358" calcext:value-type="float">
            <text:p>65.463358</text:p>
          </table:table-cell>
          <table:table-cell office:value-type="float" office:value="31.981881" calcext:value-type="float">
            <text:p>31.981881</text:p>
          </table:table-cell>
          <table:table-cell office:value-type="float" office:value="999.615176" calcext:value-type="float">
            <text:p>999.615176</text:p>
          </table:table-cell>
          <table:table-cell office:value-type="float" office:value="7.94138" calcext:value-type="float">
            <text:p>7.94138</text:p>
          </table:table-cell>
          <table:table-cell office:value-type="float" office:value="12.017237" calcext:value-type="float">
            <text:p>12.017237</text:p>
          </table:table-cell>
        </table:table-row>
        <table:table-row table:style-name="ro1">
          <table:table-cell office:value-type="string" calcext:value-type="string">
            <text:p>9/13/2019 18:48:57.709265849</text:p>
          </table:table-cell>
          <table:table-cell office:value-type="float" office:value="69.831225" calcext:value-type="float">
            <text:p>69.831225</text:p>
          </table:table-cell>
          <table:table-cell office:value-type="float" office:value="32.2855" calcext:value-type="float">
            <text:p>32.2855</text:p>
          </table:table-cell>
          <table:table-cell office:value-type="float" office:value="998.700264" calcext:value-type="float">
            <text:p>998.700264</text:p>
          </table:table-cell>
          <table:table-cell office:value-type="float" office:value="4.850802" calcext:value-type="float">
            <text:p>4.850802</text:p>
          </table:table-cell>
          <table:table-cell office:value-type="float" office:value="27.167837" calcext:value-type="float">
            <text:p>27.167837</text:p>
          </table:table-cell>
          <table:table-cell office:value-type="float" office:value="592.009424" calcext:value-type="float">
            <text:p>592.009424</text:p>
          </table:table-cell>
          <table:table-cell office:value-type="float" office:value="65.431607" calcext:value-type="float">
            <text:p>65.431607</text:p>
          </table:table-cell>
          <table:table-cell office:value-type="float" office:value="31.957709" calcext:value-type="float">
            <text:p>31.957709</text:p>
          </table:table-cell>
          <table:table-cell office:value-type="float" office:value="999.62385" calcext:value-type="float">
            <text:p>999.62385</text:p>
          </table:table-cell>
          <table:table-cell office:value-type="float" office:value="-6.236489" calcext:value-type="float">
            <text:p>-6.236489</text:p>
          </table:table-cell>
          <table:table-cell office:value-type="float" office:value="11.994567" calcext:value-type="float">
            <text:p>11.994567</text:p>
          </table:table-cell>
        </table:table-row>
        <table:table-row table:style-name="ro1">
          <table:table-cell office:value-type="string" calcext:value-type="string">
            <text:p>9/13/2019 18:48:58.709265849</text:p>
          </table:table-cell>
          <table:table-cell office:value-type="float" office:value="70.008641" calcext:value-type="float">
            <text:p>70.008641</text:p>
          </table:table-cell>
          <table:table-cell office:value-type="float" office:value="32.213489" calcext:value-type="float">
            <text:p>32.213489</text:p>
          </table:table-cell>
          <table:table-cell office:value-type="float" office:value="1000.403138" calcext:value-type="float">
            <text:p>1000.403138</text:p>
          </table:table-cell>
          <table:table-cell office:value-type="float" office:value="4.90411" calcext:value-type="float">
            <text:p>4.90411</text:p>
          </table:table-cell>
          <table:table-cell office:value-type="float" office:value="27.263924" calcext:value-type="float">
            <text:p>27.263924</text:p>
          </table:table-cell>
          <table:table-cell office:value-type="float" office:value="591.323416" calcext:value-type="float">
            <text:p>591.323416</text:p>
          </table:table-cell>
          <table:table-cell office:value-type="float" office:value="65.665692" calcext:value-type="float">
            <text:p>65.665692</text:p>
          </table:table-cell>
          <table:table-cell office:value-type="float" office:value="32.075997" calcext:value-type="float">
            <text:p>32.075997</text:p>
          </table:table-cell>
          <table:table-cell office:value-type="float" office:value="1000.179754" calcext:value-type="float">
            <text:p>1000.179754</text:p>
          </table:table-cell>
          <table:table-cell office:value-type="float" office:value="10.938398" calcext:value-type="float">
            <text:p>10.938398</text:p>
          </table:table-cell>
          <table:table-cell office:value-type="float" office:value="11.992688" calcext:value-type="float">
            <text:p>11.992688</text:p>
          </table:table-cell>
        </table:table-row>
        <table:table-row table:style-name="ro1">
          <table:table-cell office:value-type="string" calcext:value-type="string">
            <text:p>9/13/2019 18:48:59.709265849</text:p>
          </table:table-cell>
          <table:table-cell office:value-type="float" office:value="69.850938" calcext:value-type="float">
            <text:p>69.850938</text:p>
          </table:table-cell>
          <table:table-cell office:value-type="float" office:value="32.242426" calcext:value-type="float">
            <text:p>32.242426</text:p>
          </table:table-cell>
          <table:table-cell office:value-type="float" office:value="998.627798" calcext:value-type="float">
            <text:p>998.627798</text:p>
          </table:table-cell>
          <table:table-cell office:value-type="float" office:value="4.807638" calcext:value-type="float">
            <text:p>4.807638</text:p>
          </table:table-cell>
          <table:table-cell office:value-type="float" office:value="27.255393" calcext:value-type="float">
            <text:p>27.255393</text:p>
          </table:table-cell>
          <table:table-cell office:value-type="float" office:value="592.376083" calcext:value-type="float">
            <text:p>592.376083</text:p>
          </table:table-cell>
          <table:table-cell office:value-type="float" office:value="65.562474" calcext:value-type="float">
            <text:p>65.562474</text:p>
          </table:table-cell>
          <table:table-cell office:value-type="float" office:value="31.953973" calcext:value-type="float">
            <text:p>31.953973</text:p>
          </table:table-cell>
          <table:table-cell office:value-type="float" office:value="999.326264" calcext:value-type="float">
            <text:p>999.326264</text:p>
          </table:table-cell>
          <table:table-cell office:value-type="float" office:value="8.310013" calcext:value-type="float">
            <text:p>8.310013</text:p>
          </table:table-cell>
          <table:table-cell office:value-type="float" office:value="12.033178" calcext:value-type="float">
            <text:p>12.033178</text:p>
          </table:table-cell>
        </table:table-row>
        <table:table-row table:style-name="ro1">
          <table:table-cell office:value-type="string" calcext:value-type="string">
            <text:p>9/13/2019 18:49:00.709265849</text:p>
          </table:table-cell>
          <table:table-cell office:value-type="float" office:value="70.07435" calcext:value-type="float">
            <text:p>70.07435</text:p>
          </table:table-cell>
          <table:table-cell office:value-type="float" office:value="32.25929" calcext:value-type="float">
            <text:p>32.25929</text:p>
          </table:table-cell>
          <table:table-cell office:value-type="float" office:value="999.757502" calcext:value-type="float">
            <text:p>999.757502</text:p>
          </table:table-cell>
          <table:table-cell office:value-type="float" office:value="5.236177" calcext:value-type="float">
            <text:p>5.236177</text:p>
          </table:table-cell>
          <table:table-cell office:value-type="float" office:value="27.328255" calcext:value-type="float">
            <text:p>27.328255</text:p>
          </table:table-cell>
          <table:table-cell office:value-type="float" office:value="592.762457" calcext:value-type="float">
            <text:p>592.762457</text:p>
          </table:table-cell>
          <table:table-cell office:value-type="float" office:value="65.740389" calcext:value-type="float">
            <text:p>65.740389</text:p>
          </table:table-cell>
          <table:table-cell office:value-type="float" office:value="31.973478" calcext:value-type="float">
            <text:p>31.973478</text:p>
          </table:table-cell>
          <table:table-cell office:value-type="float" office:value="999.474979" calcext:value-type="float">
            <text:p>999.474979</text:p>
          </table:table-cell>
          <table:table-cell office:value-type="float" office:value="10.25039" calcext:value-type="float">
            <text:p>10.25039</text:p>
          </table:table-cell>
          <table:table-cell office:value-type="float" office:value="12.005699" calcext:value-type="float">
            <text:p>12.005699</text:p>
          </table:table-cell>
        </table:table-row>
        <table:table-row table:style-name="ro1">
          <table:table-cell office:value-type="string" calcext:value-type="string">
            <text:p>9/13/2019 18:49:01.709265849</text:p>
          </table:table-cell>
          <table:table-cell office:value-type="float" office:value="69.824654" calcext:value-type="float">
            <text:p>69.824654</text:p>
          </table:table-cell>
          <table:table-cell office:value-type="float" office:value="32.22706" calcext:value-type="float">
            <text:p>32.22706</text:p>
          </table:table-cell>
          <table:table-cell office:value-type="float" office:value="1000.450686" calcext:value-type="float">
            <text:p>1000.450686</text:p>
          </table:table-cell>
          <table:table-cell office:value-type="float" office:value="4.906472" calcext:value-type="float">
            <text:p>4.906472</text:p>
          </table:table-cell>
          <table:table-cell office:value-type="float" office:value="27.240372" calcext:value-type="float">
            <text:p>27.240372</text:p>
          </table:table-cell>
          <table:table-cell office:value-type="float" office:value="592.322857" calcext:value-type="float">
            <text:p>592.322857</text:p>
          </table:table-cell>
          <table:table-cell office:value-type="float" office:value="65.64724" calcext:value-type="float">
            <text:p>65.64724</text:p>
          </table:table-cell>
          <table:table-cell office:value-type="float" office:value="31.90728" calcext:value-type="float">
            <text:p>31.90728</text:p>
          </table:table-cell>
          <table:table-cell office:value-type="float" office:value="999.348185" calcext:value-type="float">
            <text:p>999.348185</text:p>
          </table:table-cell>
          <table:table-cell office:value-type="float" office:value="6.380121" calcext:value-type="float">
            <text:p>6.380121</text:p>
          </table:table-cell>
          <table:table-cell office:value-type="float" office:value="12.007998" calcext:value-type="float">
            <text:p>12.007998</text:p>
          </table:table-cell>
        </table:table-row>
        <table:table-row table:style-name="ro1">
          <table:table-cell office:value-type="string" calcext:value-type="string">
            <text:p>9/13/2019 18:49:02.709265849</text:p>
          </table:table-cell>
          <table:table-cell office:value-type="float" office:value="69.962644" calcext:value-type="float">
            <text:p>69.962644</text:p>
          </table:table-cell>
          <table:table-cell office:value-type="float" office:value="32.302588" calcext:value-type="float">
            <text:p>32.302588</text:p>
          </table:table-cell>
          <table:table-cell office:value-type="float" office:value="1000.881056" calcext:value-type="float">
            <text:p>1000.881056</text:p>
          </table:table-cell>
          <table:table-cell office:value-type="float" office:value="4.836504" calcext:value-type="float">
            <text:p>4.836504</text:p>
          </table:table-cell>
          <table:table-cell office:value-type="float" office:value="27.230249" calcext:value-type="float">
            <text:p>27.230249</text:p>
          </table:table-cell>
          <table:table-cell office:value-type="float" office:value="592.334024" calcext:value-type="float">
            <text:p>592.334024</text:p>
          </table:table-cell>
          <table:table-cell office:value-type="float" office:value="65.921197" calcext:value-type="float">
            <text:p>65.921197</text:p>
          </table:table-cell>
          <table:table-cell office:value-type="float" office:value="32.005439" calcext:value-type="float">
            <text:p>32.005439</text:p>
          </table:table-cell>
          <table:table-cell office:value-type="float" office:value="999.641041" calcext:value-type="float">
            <text:p>999.641041</text:p>
          </table:table-cell>
          <table:table-cell office:value-type="float" office:value="5.584691" calcext:value-type="float">
            <text:p>5.584691</text:p>
          </table:table-cell>
          <table:table-cell office:value-type="float" office:value="12.00307" calcext:value-type="float">
            <text:p>12.00307</text:p>
          </table:table-cell>
        </table:table-row>
        <table:table-row table:style-name="ro1">
          <table:table-cell office:value-type="string" calcext:value-type="string">
            <text:p>9/13/2019 18:49:03.709265849</text:p>
          </table:table-cell>
          <table:table-cell office:value-type="float" office:value="69.765515" calcext:value-type="float">
            <text:p>69.765515</text:p>
          </table:table-cell>
          <table:table-cell office:value-type="float" office:value="32.189333" calcext:value-type="float">
            <text:p>32.189333</text:p>
          </table:table-cell>
          <table:table-cell office:value-type="float" office:value="999.404878" calcext:value-type="float">
            <text:p>999.404878</text:p>
          </table:table-cell>
          <table:table-cell office:value-type="float" office:value="4.876777" calcext:value-type="float">
            <text:p>4.876777</text:p>
          </table:table-cell>
          <table:table-cell office:value-type="float" office:value="27.263598" calcext:value-type="float">
            <text:p>27.263598</text:p>
          </table:table-cell>
          <table:table-cell office:value-type="float" office:value="592.990466" calcext:value-type="float">
            <text:p>592.990466</text:p>
          </table:table-cell>
          <table:table-cell office:value-type="float" office:value="65.499472" calcext:value-type="float">
            <text:p>65.499472</text:p>
          </table:table-cell>
          <table:table-cell office:value-type="float" office:value="31.93322" calcext:value-type="float">
            <text:p>31.93322</text:p>
          </table:table-cell>
          <table:table-cell office:value-type="float" office:value="999.39865" calcext:value-type="float">
            <text:p>999.39865</text:p>
          </table:table-cell>
          <table:table-cell office:value-type="float" office:value="7.530039" calcext:value-type="float">
            <text:p>7.530039</text:p>
          </table:table-cell>
          <table:table-cell office:value-type="float" office:value="12.027186" calcext:value-type="float">
            <text:p>12.027186</text:p>
          </table:table-cell>
        </table:table-row>
        <table:table-row table:style-name="ro1">
          <table:table-cell office:value-type="string" calcext:value-type="string">
            <text:p>9/13/2019 18:49:04.709265849</text:p>
          </table:table-cell>
          <table:table-cell office:value-type="float" office:value="69.93636" calcext:value-type="float">
            <text:p>69.93636</text:p>
          </table:table-cell>
          <table:table-cell office:value-type="float" office:value="32.274507" calcext:value-type="float">
            <text:p>32.274507</text:p>
          </table:table-cell>
          <table:table-cell office:value-type="float" office:value="1000.064313" calcext:value-type="float">
            <text:p>1000.064313</text:p>
          </table:table-cell>
          <table:table-cell office:value-type="float" office:value="5.192798" calcext:value-type="float">
            <text:p>5.192798</text:p>
          </table:table-cell>
          <table:table-cell office:value-type="float" office:value="27.372461" calcext:value-type="float">
            <text:p>27.372461</text:p>
          </table:table-cell>
          <table:table-cell office:value-type="float" office:value="595.388205" calcext:value-type="float">
            <text:p>595.388205</text:p>
          </table:table-cell>
          <table:table-cell office:value-type="float" office:value="65.698651" calcext:value-type="float">
            <text:p>65.698651</text:p>
          </table:table-cell>
          <table:table-cell office:value-type="float" office:value="31.984886" calcext:value-type="float">
            <text:p>31.984886</text:p>
          </table:table-cell>
          <table:table-cell office:value-type="float" office:value="999.666427" calcext:value-type="float">
            <text:p>999.666427</text:p>
          </table:table-cell>
          <table:table-cell office:value-type="float" office:value="8.853406" calcext:value-type="float">
            <text:p>8.853406</text:p>
          </table:table-cell>
          <table:table-cell office:value-type="float" office:value="11.989757" calcext:value-type="float">
            <text:p>11.989757</text:p>
          </table:table-cell>
        </table:table-row>
        <table:table-row table:style-name="ro1">
          <table:table-cell office:value-type="string" calcext:value-type="string">
            <text:p>9/13/2019 18:49:05.709265849</text:p>
          </table:table-cell>
          <table:table-cell office:value-type="float" office:value="69.896934" calcext:value-type="float">
            <text:p>69.896934</text:p>
          </table:table-cell>
          <table:table-cell office:value-type="float" office:value="32.342668" calcext:value-type="float">
            <text:p>32.342668</text:p>
          </table:table-cell>
          <table:table-cell office:value-type="float" office:value="997.557785" calcext:value-type="float">
            <text:p>997.557785</text:p>
          </table:table-cell>
          <table:table-cell office:value-type="float" office:value="4.861777" calcext:value-type="float">
            <text:p>4.861777</text:p>
          </table:table-cell>
          <table:table-cell office:value-type="float" office:value="27.268741" calcext:value-type="float">
            <text:p>27.268741</text:p>
          </table:table-cell>
          <table:table-cell office:value-type="float" office:value="592.960238" calcext:value-type="float">
            <text:p>592.960238</text:p>
          </table:table-cell>
          <table:table-cell office:value-type="float" office:value="65.824341" calcext:value-type="float">
            <text:p>65.824341</text:p>
          </table:table-cell>
          <table:table-cell office:value-type="float" office:value="31.794284" calcext:value-type="float">
            <text:p>31.794284</text:p>
          </table:table-cell>
          <table:table-cell office:value-type="float" office:value="999.869078" calcext:value-type="float">
            <text:p>999.869078</text:p>
          </table:table-cell>
          <table:table-cell office:value-type="float" office:value="0.686341" calcext:value-type="float">
            <text:p>0.686341</text:p>
          </table:table-cell>
          <table:table-cell office:value-type="float" office:value="12.017303" calcext:value-type="float">
            <text:p>12.017303</text:p>
          </table:table-cell>
        </table:table-row>
        <table:table-row table:style-name="ro1">
          <table:table-cell office:value-type="string" calcext:value-type="string">
            <text:p>9/13/2019 18:49:06.709265849</text:p>
          </table:table-cell>
          <table:table-cell office:value-type="float" office:value="69.962644" calcext:value-type="float">
            <text:p>69.962644</text:p>
          </table:table-cell>
          <table:table-cell office:value-type="float" office:value="32.264637" calcext:value-type="float">
            <text:p>32.264637</text:p>
          </table:table-cell>
          <table:table-cell office:value-type="float" office:value="998.724864" calcext:value-type="float">
            <text:p>998.724864</text:p>
          </table:table-cell>
          <table:table-cell office:value-type="float" office:value="4.881003" calcext:value-type="float">
            <text:p>4.881003</text:p>
          </table:table-cell>
          <table:table-cell office:value-type="float" office:value="27.272455" calcext:value-type="float">
            <text:p>27.272455</text:p>
          </table:table-cell>
          <table:table-cell office:value-type="float" office:value="594.115411" calcext:value-type="float">
            <text:p>594.115411</text:p>
          </table:table-cell>
          <table:table-cell office:value-type="float" office:value="65.685562" calcext:value-type="float">
            <text:p>65.685562</text:p>
          </table:table-cell>
          <table:table-cell office:value-type="float" office:value="32.037189" calcext:value-type="float">
            <text:p>32.037189</text:p>
          </table:table-cell>
          <table:table-cell office:value-type="float" office:value="999.700651" calcext:value-type="float">
            <text:p>999.700651</text:p>
          </table:table-cell>
          <table:table-cell office:value-type="float" office:value="13.200771" calcext:value-type="float">
            <text:p>13.200771</text:p>
          </table:table-cell>
          <table:table-cell office:value-type="float" office:value="11.996696" calcext:value-type="float">
            <text:p>11.996696</text:p>
          </table:table-cell>
        </table:table-row>
        <table:table-row table:style-name="ro1">
          <table:table-cell office:value-type="string" calcext:value-type="string">
            <text:p>9/13/2019 18:49:07.709265849</text:p>
          </table:table-cell>
          <table:table-cell office:value-type="float" office:value="70.061208" calcext:value-type="float">
            <text:p>70.061208</text:p>
          </table:table-cell>
          <table:table-cell office:value-type="float" office:value="32.196551" calcext:value-type="float">
            <text:p>32.196551</text:p>
          </table:table-cell>
          <table:table-cell office:value-type="float" office:value="1000.253163" calcext:value-type="float">
            <text:p>1000.253163</text:p>
          </table:table-cell>
          <table:table-cell office:value-type="float" office:value="4.845285" calcext:value-type="float">
            <text:p>4.845285</text:p>
          </table:table-cell>
          <table:table-cell office:value-type="float" office:value="27.243801" calcext:value-type="float">
            <text:p>27.243801</text:p>
          </table:table-cell>
          <table:table-cell office:value-type="float" office:value="592.931325" calcext:value-type="float">
            <text:p>592.931325</text:p>
          </table:table-cell>
          <table:table-cell office:value-type="float" office:value="65.788779" calcext:value-type="float">
            <text:p>65.788779</text:p>
          </table:table-cell>
          <table:table-cell office:value-type="float" office:value="31.915895" calcext:value-type="float">
            <text:p>31.915895</text:p>
          </table:table-cell>
          <table:table-cell office:value-type="float" office:value="999.498793" calcext:value-type="float">
            <text:p>999.498793</text:p>
          </table:table-cell>
          <table:table-cell office:value-type="float" office:value="5.191427" calcext:value-type="float">
            <text:p>5.191427</text:p>
          </table:table-cell>
          <table:table-cell office:value-type="float" office:value="12.026844" calcext:value-type="float">
            <text:p>12.026844</text:p>
          </table:table-cell>
        </table:table-row>
        <table:table-row table:style-name="ro1">
          <table:table-cell office:value-type="string" calcext:value-type="string">
            <text:p>9/13/2019 18:49:08.709265849</text:p>
          </table:table-cell>
          <table:table-cell office:value-type="float" office:value="69.818083" calcext:value-type="float">
            <text:p>69.818083</text:p>
          </table:table-cell>
          <table:table-cell office:value-type="float" office:value="32.285425" calcext:value-type="float">
            <text:p>32.285425</text:p>
          </table:table-cell>
          <table:table-cell office:value-type="float" office:value="1000.162168" calcext:value-type="float">
            <text:p>1000.162168</text:p>
          </table:table-cell>
          <table:table-cell office:value-type="float" office:value="5.204753" calcext:value-type="float">
            <text:p>5.204753</text:p>
          </table:table-cell>
          <table:table-cell office:value-type="float" office:value="27.299927" calcext:value-type="float">
            <text:p>27.299927</text:p>
          </table:table-cell>
          <table:table-cell office:value-type="float" office:value="594.537266" calcext:value-type="float">
            <text:p>594.537266</text:p>
          </table:table-cell>
          <table:table-cell office:value-type="float" office:value="65.870338" calcext:value-type="float">
            <text:p>65.870338</text:p>
          </table:table-cell>
          <table:table-cell office:value-type="float" office:value="31.941622" calcext:value-type="float">
            <text:p>31.941622</text:p>
          </table:table-cell>
          <table:table-cell office:value-type="float" office:value="999.556352" calcext:value-type="float">
            <text:p>999.556352</text:p>
          </table:table-cell>
          <table:table-cell office:value-type="float" office:value="4.251111" calcext:value-type="float">
            <text:p>4.251111</text:p>
          </table:table-cell>
          <table:table-cell office:value-type="float" office:value="12.015515" calcext:value-type="float">
            <text:p>12.015515</text:p>
          </table:table-cell>
        </table:table-row>
        <table:table-row table:style-name="ro1">
          <table:table-cell office:value-type="string" calcext:value-type="string">
            <text:p>9/13/2019 18:49:09.709265849</text:p>
          </table:table-cell>
          <table:table-cell office:value-type="float" office:value="70.034924" calcext:value-type="float">
            <text:p>70.034924</text:p>
          </table:table-cell>
          <table:table-cell office:value-type="float" office:value="32.215543" calcext:value-type="float">
            <text:p>32.215543</text:p>
          </table:table-cell>
          <table:table-cell office:value-type="float" office:value="999.383747" calcext:value-type="float">
            <text:p>999.383747</text:p>
          </table:table-cell>
          <table:table-cell office:value-type="float" office:value="4.774113" calcext:value-type="float">
            <text:p>4.774113</text:p>
          </table:table-cell>
          <table:table-cell office:value-type="float" office:value="27.251434" calcext:value-type="float">
            <text:p>27.251434</text:p>
          </table:table-cell>
          <table:table-cell office:value-type="float" office:value="593.77898" calcext:value-type="float">
            <text:p>593.77898</text:p>
          </table:table-cell>
          <table:table-cell office:value-type="float" office:value="65.548176" calcext:value-type="float">
            <text:p>65.548176</text:p>
          </table:table-cell>
          <table:table-cell office:value-type="float" office:value="31.901576" calcext:value-type="float">
            <text:p>31.901576</text:p>
          </table:table-cell>
          <table:table-cell office:value-type="float" office:value="999.396442" calcext:value-type="float">
            <text:p>999.396442</text:p>
          </table:table-cell>
          <table:table-cell office:value-type="float" office:value="8.76275" calcext:value-type="float">
            <text:p>8.76275</text:p>
          </table:table-cell>
          <table:table-cell office:value-type="float" office:value="12.035071" calcext:value-type="float">
            <text:p>12.035071</text:p>
          </table:table-cell>
        </table:table-row>
        <table:table-row table:style-name="ro1">
          <table:table-cell office:value-type="string" calcext:value-type="string">
            <text:p>9/13/2019 18:49:10.709265849</text:p>
          </table:table-cell>
          <table:table-cell office:value-type="float" office:value="69.949502" calcext:value-type="float">
            <text:p>69.949502</text:p>
          </table:table-cell>
          <table:table-cell office:value-type="float" office:value="32.274806" calcext:value-type="float">
            <text:p>32.274806</text:p>
          </table:table-cell>
          <table:table-cell office:value-type="float" office:value="999.999103" calcext:value-type="float">
            <text:p>999.999103</text:p>
          </table:table-cell>
          <table:table-cell office:value-type="float" office:value="4.884815" calcext:value-type="float">
            <text:p>4.884815</text:p>
          </table:table-cell>
          <table:table-cell office:value-type="float" office:value="27.291436" calcext:value-type="float">
            <text:p>27.291436</text:p>
          </table:table-cell>
          <table:table-cell office:value-type="float" office:value="594.781705" calcext:value-type="float">
            <text:p>594.781705</text:p>
          </table:table-cell>
          <table:table-cell office:value-type="float" office:value="65.690529" calcext:value-type="float">
            <text:p>65.690529</text:p>
          </table:table-cell>
          <table:table-cell office:value-type="float" office:value="31.995269" calcext:value-type="float">
            <text:p>31.995269</text:p>
          </table:table-cell>
          <table:table-cell office:value-type="float" office:value="999.779502" calcext:value-type="float">
            <text:p>999.779502</text:p>
          </table:table-cell>
          <table:table-cell office:value-type="float" office:value="6.205633" calcext:value-type="float">
            <text:p>6.205633</text:p>
          </table:table-cell>
          <table:table-cell office:value-type="float" office:value="12.013518" calcext:value-type="float">
            <text:p>12.013518</text:p>
          </table:table-cell>
        </table:table-row>
        <table:table-row table:style-name="ro1">
          <table:table-cell office:value-type="string" calcext:value-type="string">
            <text:p>9/13/2019 18:49:11.709265849</text:p>
          </table:table-cell>
          <table:table-cell office:value-type="float" office:value="70.028353" calcext:value-type="float">
            <text:p>70.028353</text:p>
          </table:table-cell>
          <table:table-cell office:value-type="float" office:value="32.217115" calcext:value-type="float">
            <text:p>32.217115</text:p>
          </table:table-cell>
          <table:table-cell office:value-type="float" office:value="998.262086" calcext:value-type="float">
            <text:p>998.262086</text:p>
          </table:table-cell>
          <table:table-cell office:value-type="float" office:value="4.827736" calcext:value-type="float">
            <text:p>4.827736</text:p>
          </table:table-cell>
          <table:table-cell office:value-type="float" office:value="27.236413" calcext:value-type="float">
            <text:p>27.236413</text:p>
          </table:table-cell>
          <table:table-cell office:value-type="float" office:value="593.696841" calcext:value-type="float">
            <text:p>593.696841</text:p>
          </table:table-cell>
          <table:table-cell office:value-type="float" office:value="65.625766" calcext:value-type="float">
            <text:p>65.625766</text:p>
          </table:table-cell>
          <table:table-cell office:value-type="float" office:value="31.892136" calcext:value-type="float">
            <text:p>31.892136</text:p>
          </table:table-cell>
          <table:table-cell office:value-type="float" office:value="999.356702" calcext:value-type="float">
            <text:p>999.356702</text:p>
          </table:table-cell>
          <table:table-cell office:value-type="float" office:value="5.434562" calcext:value-type="float">
            <text:p>5.434562</text:p>
          </table:table-cell>
          <table:table-cell office:value-type="float" office:value="12.024688" calcext:value-type="float">
            <text:p>12.024688</text:p>
          </table:table-cell>
        </table:table-row>
        <table:table-row table:style-name="ro1">
          <table:table-cell office:value-type="string" calcext:value-type="string">
            <text:p>9/13/2019 18:49:12.709265849</text:p>
          </table:table-cell>
          <table:table-cell office:value-type="float" office:value="69.811512" calcext:value-type="float">
            <text:p>69.811512</text:p>
          </table:table-cell>
          <table:table-cell office:value-type="float" office:value="32.23323" calcext:value-type="float">
            <text:p>32.23323</text:p>
          </table:table-cell>
          <table:table-cell office:value-type="float" office:value="999.546417" calcext:value-type="float">
            <text:p>999.546417</text:p>
          </table:table-cell>
          <table:table-cell office:value-type="float" office:value="4.986878" calcext:value-type="float">
            <text:p>4.986878</text:p>
          </table:table-cell>
          <table:table-cell office:value-type="float" office:value="27.304417" calcext:value-type="float">
            <text:p>27.304417</text:p>
          </table:table-cell>
          <table:table-cell office:value-type="float" office:value="595.501226" calcext:value-type="float">
            <text:p>595.501226</text:p>
          </table:table-cell>
          <table:table-cell office:value-type="float" office:value="65.749011" calcext:value-type="float">
            <text:p>65.749011</text:p>
          </table:table-cell>
          <table:table-cell office:value-type="float" office:value="31.916826" calcext:value-type="float">
            <text:p>31.916826</text:p>
          </table:table-cell>
          <table:table-cell office:value-type="float" office:value="999.293619" calcext:value-type="float">
            <text:p>999.293619</text:p>
          </table:table-cell>
          <table:table-cell office:value-type="float" office:value="3.509911" calcext:value-type="float">
            <text:p>3.509911</text:p>
          </table:table-cell>
          <table:table-cell office:value-type="float" office:value="12.017999" calcext:value-type="float">
            <text:p>12.017999</text:p>
          </table:table-cell>
        </table:table-row>
        <table:table-row table:style-name="ro1">
          <table:table-cell office:value-type="string" calcext:value-type="string">
            <text:p>9/13/2019 18:49:13.709265849</text:p>
          </table:table-cell>
          <table:table-cell office:value-type="float" office:value="69.929789" calcext:value-type="float">
            <text:p>69.929789</text:p>
          </table:table-cell>
          <table:table-cell office:value-type="float" office:value="32.258467" calcext:value-type="float">
            <text:p>32.258467</text:p>
          </table:table-cell>
          <table:table-cell office:value-type="float" office:value="999.740629" calcext:value-type="float">
            <text:p>999.740629</text:p>
          </table:table-cell>
          <table:table-cell office:value-type="float" office:value="4.657903" calcext:value-type="float">
            <text:p>4.657903</text:p>
          </table:table-cell>
          <table:table-cell office:value-type="float" office:value="27.203839" calcext:value-type="float">
            <text:p>27.203839</text:p>
          </table:table-cell>
          <table:table-cell office:value-type="float" office:value="594.482071" calcext:value-type="float">
            <text:p>594.482071</text:p>
          </table:table-cell>
          <table:table-cell office:value-type="float" office:value="65.648344" calcext:value-type="float">
            <text:p>65.648344</text:p>
          </table:table-cell>
          <table:table-cell office:value-type="float" office:value="31.854777" calcext:value-type="float">
            <text:p>31.854777</text:p>
          </table:table-cell>
          <table:table-cell office:value-type="float" office:value="999.125035" calcext:value-type="float">
            <text:p>999.125035</text:p>
          </table:table-cell>
          <table:table-cell office:value-type="float" office:value="-0.154417" calcext:value-type="float">
            <text:p>-0.154417</text:p>
          </table:table-cell>
          <table:table-cell office:value-type="float" office:value="12.036174" calcext:value-type="float">
            <text:p>12.036174</text:p>
          </table:table-cell>
        </table:table-row>
        <table:table-row table:style-name="ro1">
          <table:table-cell office:value-type="string" calcext:value-type="string">
            <text:p>9/13/2019 18:49:14.709265849</text:p>
          </table:table-cell>
          <table:table-cell office:value-type="float" office:value="70.00207" calcext:value-type="float">
            <text:p>70.00207</text:p>
          </table:table-cell>
          <table:table-cell office:value-type="float" office:value="32.296118" calcext:value-type="float">
            <text:p>32.296118</text:p>
          </table:table-cell>
          <table:table-cell office:value-type="float" office:value="999.209249" calcext:value-type="float">
            <text:p>999.209249</text:p>
          </table:table-cell>
          <table:table-cell office:value-type="float" office:value="5.05189" calcext:value-type="float">
            <text:p>5.05189</text:p>
          </table:table-cell>
          <table:table-cell office:value-type="float" office:value="27.265353" calcext:value-type="float">
            <text:p>27.265353</text:p>
          </table:table-cell>
          <table:table-cell office:value-type="float" office:value="594.725195" calcext:value-type="float">
            <text:p>594.725195</text:p>
          </table:table-cell>
          <table:table-cell office:value-type="float" office:value="65.697495" calcext:value-type="float">
            <text:p>65.697495</text:p>
          </table:table-cell>
          <table:table-cell office:value-type="float" office:value="31.986866" calcext:value-type="float">
            <text:p>31.986866</text:p>
          </table:table-cell>
          <table:table-cell office:value-type="float" office:value="999.873494" calcext:value-type="float">
            <text:p>999.873494</text:p>
          </table:table-cell>
          <table:table-cell office:value-type="float" office:value="10.054934" calcext:value-type="float">
            <text:p>10.054934</text:p>
          </table:table-cell>
          <table:table-cell office:value-type="float" office:value="12.010798" calcext:value-type="float">
            <text:p>12.010798</text:p>
          </table:table-cell>
        </table:table-row>
        <table:table-row table:style-name="ro1">
          <table:table-cell office:value-type="string" calcext:value-type="string">
            <text:p>9/13/2019 18:49:15.709265849</text:p>
          </table:table-cell>
          <table:table-cell office:value-type="float" office:value="70.133488" calcext:value-type="float">
            <text:p>70.133488</text:p>
          </table:table-cell>
          <table:table-cell office:value-type="float" office:value="32.241977" calcext:value-type="float">
            <text:p>32.241977</text:p>
          </table:table-cell>
          <table:table-cell office:value-type="float" office:value="999.14057" calcext:value-type="float">
            <text:p>999.14057</text:p>
          </table:table-cell>
          <table:table-cell office:value-type="float" office:value="4.662654" calcext:value-type="float">
            <text:p>4.662654</text:p>
          </table:table-cell>
          <table:table-cell office:value-type="float" office:value="27.265312" calcext:value-type="float">
            <text:p>27.265312</text:p>
          </table:table-cell>
          <table:table-cell office:value-type="float" office:value="594.840847" calcext:value-type="float">
            <text:p>594.840847</text:p>
          </table:table-cell>
          <table:table-cell office:value-type="float" office:value="65.472584" calcext:value-type="float">
            <text:p>65.472584</text:p>
          </table:table-cell>
          <table:table-cell office:value-type="float" office:value="31.93322" calcext:value-type="float">
            <text:p>31.93322</text:p>
          </table:table-cell>
          <table:table-cell office:value-type="float" office:value="999.308602" calcext:value-type="float">
            <text:p>999.308602</text:p>
          </table:table-cell>
          <table:table-cell office:value-type="float" office:value="7.929855" calcext:value-type="float">
            <text:p>7.929855</text:p>
          </table:table-cell>
          <table:table-cell office:value-type="float" office:value="12.02942" calcext:value-type="float">
            <text:p>12.02942</text:p>
          </table:table-cell>
        </table:table-row>
        <table:table-row table:style-name="ro1">
          <table:table-cell office:value-type="string" calcext:value-type="string">
            <text:p>9/13/2019 18:49:16.709265849</text:p>
          </table:table-cell>
          <table:table-cell office:value-type="float" office:value="69.975786" calcext:value-type="float">
            <text:p>69.975786</text:p>
          </table:table-cell>
          <table:table-cell office:value-type="float" office:value="32.233903" calcext:value-type="float">
            <text:p>32.233903</text:p>
          </table:table-cell>
          <table:table-cell office:value-type="float" office:value="999.113601" calcext:value-type="float">
            <text:p>999.113601</text:p>
          </table:table-cell>
          <table:table-cell office:value-type="float" office:value="4.844939" calcext:value-type="float">
            <text:p>4.844939</text:p>
          </table:table-cell>
          <table:table-cell office:value-type="float" office:value="27.288253" calcext:value-type="float">
            <text:p>27.288253</text:p>
          </table:table-cell>
          <table:table-cell office:value-type="float" office:value="596.06633" calcext:value-type="float">
            <text:p>596.06633</text:p>
          </table:table-cell>
          <table:table-cell office:value-type="float" office:value="65.903402" calcext:value-type="float">
            <text:p>65.903402</text:p>
          </table:table-cell>
          <table:table-cell office:value-type="float" office:value="31.949094" calcext:value-type="float">
            <text:p>31.949094</text:p>
          </table:table-cell>
          <table:table-cell office:value-type="float" office:value="999.160359" calcext:value-type="float">
            <text:p>999.160359</text:p>
          </table:table-cell>
          <table:table-cell office:value-type="float" office:value="7.700866" calcext:value-type="float">
            <text:p>7.700866</text:p>
          </table:table-cell>
          <table:table-cell office:value-type="float" office:value="11.989271" calcext:value-type="float">
            <text:p>11.989271</text:p>
          </table:table-cell>
        </table:table-row>
        <table:table-row table:style-name="ro1">
          <table:table-cell office:value-type="string" calcext:value-type="string">
            <text:p>9/13/2019 18:49:17.709265849</text:p>
          </table:table-cell>
          <table:table-cell office:value-type="float" office:value="69.877222" calcext:value-type="float">
            <text:p>69.877222</text:p>
          </table:table-cell>
          <table:table-cell office:value-type="float" office:value="32.269534" calcext:value-type="float">
            <text:p>32.269534</text:p>
          </table:table-cell>
          <table:table-cell office:value-type="float" office:value="998.344249" calcext:value-type="float">
            <text:p>998.344249</text:p>
          </table:table-cell>
          <table:table-cell office:value-type="float" office:value="4.599187" calcext:value-type="float">
            <text:p>4.599187</text:p>
          </table:table-cell>
          <table:table-cell office:value-type="float" office:value="27.273558" calcext:value-type="float">
            <text:p>27.273558</text:p>
          </table:table-cell>
          <table:table-cell office:value-type="float" office:value="596.448756" calcext:value-type="float">
            <text:p>596.448756</text:p>
          </table:table-cell>
          <table:table-cell office:value-type="float" office:value="65.611468" calcext:value-type="float">
            <text:p>65.611468</text:p>
          </table:table-cell>
          <table:table-cell office:value-type="float" office:value="31.806528" calcext:value-type="float">
            <text:p>31.806528</text:p>
          </table:table-cell>
          <table:table-cell office:value-type="float" office:value="999.098699" calcext:value-type="float">
            <text:p>999.098699</text:p>
          </table:table-cell>
          <table:table-cell office:value-type="float" office:value="0.930786" calcext:value-type="float">
            <text:p>0.930786</text:p>
          </table:table-cell>
          <table:table-cell office:value-type="float" office:value="12.026949" calcext:value-type="float">
            <text:p>12.026949</text:p>
          </table:table-cell>
        </table:table-row>
        <table:table-row table:style-name="ro1">
          <table:table-cell office:value-type="string" calcext:value-type="string">
            <text:p>9/13/2019 18:49:18.709265849</text:p>
          </table:table-cell>
          <table:table-cell office:value-type="float" office:value="70.126918" calcext:value-type="float">
            <text:p>70.126918</text:p>
          </table:table-cell>
          <table:table-cell office:value-type="float" office:value="32.359082" calcext:value-type="float">
            <text:p>32.359082</text:p>
          </table:table-cell>
          <table:table-cell office:value-type="float" office:value="999.608316" calcext:value-type="float">
            <text:p>999.608316</text:p>
          </table:table-cell>
          <table:table-cell office:value-type="float" office:value="4.771637" calcext:value-type="float">
            <text:p>4.771637</text:p>
          </table:table-cell>
          <table:table-cell office:value-type="float" office:value="27.311846" calcext:value-type="float">
            <text:p>27.311846</text:p>
          </table:table-cell>
          <table:table-cell office:value-type="float" office:value="596.471754" calcext:value-type="float">
            <text:p>596.471754</text:p>
          </table:table-cell>
          <table:table-cell office:value-type="float" office:value="65.602347" calcext:value-type="float">
            <text:p>65.602347</text:p>
          </table:table-cell>
          <table:table-cell office:value-type="float" office:value="31.872313" calcext:value-type="float">
            <text:p>31.872313</text:p>
          </table:table-cell>
          <table:table-cell office:value-type="float" office:value="999.435396" calcext:value-type="float">
            <text:p>999.435396</text:p>
          </table:table-cell>
          <table:table-cell office:value-type="float" office:value="2.278511" calcext:value-type="float">
            <text:p>2.278511</text:p>
          </table:table-cell>
          <table:table-cell office:value-type="float" office:value="12.010035" calcext:value-type="float">
            <text:p>12.010035</text:p>
          </table:table-cell>
        </table:table-row>
        <table:table-row table:style-name="ro1">
          <table:table-cell office:value-type="string" calcext:value-type="string">
            <text:p>9/13/2019 18:49:19.709265849</text:p>
          </table:table-cell>
          <table:table-cell office:value-type="float" office:value="69.923218" calcext:value-type="float">
            <text:p>69.923218</text:p>
          </table:table-cell>
          <table:table-cell office:value-type="float" office:value="32.232855" calcext:value-type="float">
            <text:p>32.232855</text:p>
          </table:table-cell>
          <table:table-cell office:value-type="float" office:value="1000.50186" calcext:value-type="float">
            <text:p>1000.50186</text:p>
          </table:table-cell>
          <table:table-cell office:value-type="float" office:value="4.923502" calcext:value-type="float">
            <text:p>4.923502</text:p>
          </table:table-cell>
          <table:table-cell office:value-type="float" office:value="27.250005" calcext:value-type="float">
            <text:p>27.250005</text:p>
          </table:table-cell>
          <table:table-cell office:value-type="float" office:value="595.87117" calcext:value-type="float">
            <text:p>595.87117</text:p>
          </table:table-cell>
          <table:table-cell office:value-type="float" office:value="65.701358" calcext:value-type="float">
            <text:p>65.701358</text:p>
          </table:table-cell>
          <table:table-cell office:value-type="float" office:value="31.889956" calcext:value-type="float">
            <text:p>31.889956</text:p>
          </table:table-cell>
          <table:table-cell office:value-type="float" office:value="999.720049" calcext:value-type="float">
            <text:p>999.720049</text:p>
          </table:table-cell>
          <table:table-cell office:value-type="float" office:value="7.056605" calcext:value-type="float">
            <text:p>7.056605</text:p>
          </table:table-cell>
          <table:table-cell office:value-type="float" office:value="12.014556" calcext:value-type="float">
            <text:p>12.014556</text:p>
          </table:table-cell>
        </table:table-row>
        <table:table-row table:style-name="ro1">
          <table:table-cell office:value-type="string" calcext:value-type="string">
            <text:p>9/13/2019 18:49:20.709265849</text:p>
          </table:table-cell>
          <table:table-cell office:value-type="float" office:value="70.166343" calcext:value-type="float">
            <text:p>70.166343</text:p>
          </table:table-cell>
          <table:table-cell office:value-type="float" office:value="32.234053" calcext:value-type="float">
            <text:p>32.234053</text:p>
          </table:table-cell>
          <table:table-cell office:value-type="float" office:value="999.544761" calcext:value-type="float">
            <text:p>999.544761</text:p>
          </table:table-cell>
          <table:table-cell office:value-type="float" office:value="4.995362" calcext:value-type="float">
            <text:p>4.995362</text:p>
          </table:table-cell>
          <table:table-cell office:value-type="float" office:value="27.31009" calcext:value-type="float">
            <text:p>27.31009</text:p>
          </table:table-cell>
          <table:table-cell office:value-type="float" office:value="597.72155" calcext:value-type="float">
            <text:p>597.72155</text:p>
          </table:table-cell>
          <table:table-cell office:value-type="float" office:value="65.756581" calcext:value-type="float">
            <text:p>65.756581</text:p>
          </table:table-cell>
          <table:table-cell office:value-type="float" office:value="31.90583" calcext:value-type="float">
            <text:p>31.90583</text:p>
          </table:table-cell>
          <table:table-cell office:value-type="float" office:value="999.661068" calcext:value-type="float">
            <text:p>999.661068</text:p>
          </table:table-cell>
          <table:table-cell office:value-type="float" office:value="4.307963" calcext:value-type="float">
            <text:p>4.307963</text:p>
          </table:table-cell>
          <table:table-cell office:value-type="float" office:value="12.017237" calcext:value-type="float">
            <text:p>12.017237</text:p>
          </table:table-cell>
        </table:table-row>
        <table:table-row table:style-name="ro1">
          <table:table-cell office:value-type="string" calcext:value-type="string">
            <text:p>9/13/2019 18:49:21.709265849</text:p>
          </table:table-cell>
          <table:table-cell office:value-type="float" office:value="69.982357" calcext:value-type="float">
            <text:p>69.982357</text:p>
          </table:table-cell>
          <table:table-cell office:value-type="float" office:value="32.259589" calcext:value-type="float">
            <text:p>32.259589</text:p>
          </table:table-cell>
          <table:table-cell office:value-type="float" office:value="999.880117" calcext:value-type="float">
            <text:p>999.880117</text:p>
          </table:table-cell>
          <table:table-cell office:value-type="float" office:value="4.621319" calcext:value-type="float">
            <text:p>4.621319</text:p>
          </table:table-cell>
          <table:table-cell office:value-type="float" office:value="27.200778" calcext:value-type="float">
            <text:p>27.200778</text:p>
          </table:table-cell>
          <table:table-cell office:value-type="float" office:value="595.595848" calcext:value-type="float">
            <text:p>595.595848</text:p>
          </table:table-cell>
          <table:table-cell office:value-type="float" office:value="65.658226" calcext:value-type="float">
            <text:p>65.658226</text:p>
          </table:table-cell>
          <table:table-cell office:value-type="float" office:value="31.864323" calcext:value-type="float">
            <text:p>31.864323</text:p>
          </table:table-cell>
          <table:table-cell office:value-type="float" office:value="999.06038" calcext:value-type="float">
            <text:p>999.06038</text:p>
          </table:table-cell>
          <table:table-cell office:value-type="float" office:value="-1.268182" calcext:value-type="float">
            <text:p>-1.268182</text:p>
          </table:table-cell>
          <table:table-cell office:value-type="float" office:value="12.01658" calcext:value-type="float">
            <text:p>12.01658</text:p>
          </table:table-cell>
        </table:table-row>
        <table:table-row table:style-name="ro1">
          <table:table-cell office:value-type="string" calcext:value-type="string">
            <text:p>9/13/2019 18:49:22.709265849</text:p>
          </table:table-cell>
          <table:table-cell office:value-type="float" office:value="70.113776" calcext:value-type="float">
            <text:p>70.113776</text:p>
          </table:table-cell>
          <table:table-cell office:value-type="float" office:value="32.327301" calcext:value-type="float">
            <text:p>32.327301</text:p>
          </table:table-cell>
          <table:table-cell office:value-type="float" office:value="998.6565" calcext:value-type="float">
            <text:p>998.6565</text:p>
          </table:table-cell>
          <table:table-cell office:value-type="float" office:value="5.15237" calcext:value-type="float">
            <text:p>5.15237</text:p>
          </table:table-cell>
          <table:table-cell office:value-type="float" office:value="27.299396" calcext:value-type="float">
            <text:p>27.299396</text:p>
          </table:table-cell>
          <table:table-cell office:value-type="float" office:value="596.511835" calcext:value-type="float">
            <text:p>596.511835</text:p>
          </table:table-cell>
          <table:table-cell office:value-type="float" office:value="65.804733" calcext:value-type="float">
            <text:p>65.804733</text:p>
          </table:table-cell>
          <table:table-cell office:value-type="float" office:value="31.938405" calcext:value-type="float">
            <text:p>31.938405</text:p>
          </table:table-cell>
          <table:table-cell office:value-type="float" office:value="999.77966" calcext:value-type="float">
            <text:p>999.77966</text:p>
          </table:table-cell>
          <table:table-cell office:value-type="float" office:value="13.734989" calcext:value-type="float">
            <text:p>13.734989</text:p>
          </table:table-cell>
          <table:table-cell office:value-type="float" office:value="11.987852" calcext:value-type="float">
            <text:p>11.987852</text:p>
          </table:table-cell>
        </table:table-row>
        <table:table-row table:style-name="ro1">
          <table:table-cell office:value-type="string" calcext:value-type="string">
            <text:p>9/13/2019 18:49:23.709265849</text:p>
          </table:table-cell>
          <table:table-cell office:value-type="float" office:value="70.14663" calcext:value-type="float">
            <text:p>70.14663</text:p>
          </table:table-cell>
          <table:table-cell office:value-type="float" office:value="32.205822" calcext:value-type="float">
            <text:p>32.205822</text:p>
          </table:table-cell>
          <table:table-cell office:value-type="float" office:value="998.020879" calcext:value-type="float">
            <text:p>998.020879</text:p>
          </table:table-cell>
          <table:table-cell office:value-type="float" office:value="4.80534" calcext:value-type="float">
            <text:p>4.80534</text:p>
          </table:table-cell>
          <table:table-cell office:value-type="float" office:value="27.23131" calcext:value-type="float">
            <text:p>27.23131</text:p>
          </table:table-cell>
          <table:table-cell office:value-type="float" office:value="596.036101" calcext:value-type="float">
            <text:p>596.036101</text:p>
          </table:table-cell>
          <table:table-cell office:value-type="float" office:value="65.456735" calcext:value-type="float">
            <text:p>65.456735</text:p>
          </table:table-cell>
          <table:table-cell office:value-type="float" office:value="31.880304" calcext:value-type="float">
            <text:p>31.880304</text:p>
          </table:table-cell>
          <table:table-cell office:value-type="float" office:value="999.486018" calcext:value-type="float">
            <text:p>999.486018</text:p>
          </table:table-cell>
          <table:table-cell office:value-type="float" office:value="7.405851" calcext:value-type="float">
            <text:p>7.405851</text:p>
          </table:table-cell>
          <table:table-cell office:value-type="float" office:value="12.021521" calcext:value-type="float">
            <text:p>12.021521</text:p>
          </table:table-cell>
        </table:table-row>
        <table:table-row table:style-name="ro1">
          <table:table-cell office:value-type="string" calcext:value-type="string">
            <text:p>9/13/2019 18:49:24.709265849</text:p>
          </table:table-cell>
          <table:table-cell office:value-type="float" office:value="70.094063" calcext:value-type="float">
            <text:p>70.094063</text:p>
          </table:table-cell>
          <table:table-cell office:value-type="float" office:value="32.212292" calcext:value-type="float">
            <text:p>32.212292</text:p>
          </table:table-cell>
          <table:table-cell office:value-type="float" office:value="1000.437202" calcext:value-type="float">
            <text:p>1000.437202</text:p>
          </table:table-cell>
          <table:table-cell office:value-type="float" office:value="4.883251" calcext:value-type="float">
            <text:p>4.883251</text:p>
          </table:table-cell>
          <table:table-cell office:value-type="float" office:value="27.250577" calcext:value-type="float">
            <text:p>27.250577</text:p>
          </table:table-cell>
          <table:table-cell office:value-type="float" office:value="596.242429" calcext:value-type="float">
            <text:p>596.242429</text:p>
          </table:table-cell>
          <table:table-cell office:value-type="float" office:value="65.859613" calcext:value-type="float">
            <text:p>65.859613</text:p>
          </table:table-cell>
          <table:table-cell office:value-type="float" office:value="31.941834" calcext:value-type="float">
            <text:p>31.941834</text:p>
          </table:table-cell>
          <table:table-cell office:value-type="float" office:value="999.702702" calcext:value-type="float">
            <text:p>999.702702</text:p>
          </table:table-cell>
          <table:table-cell office:value-type="float" office:value="5.318237" calcext:value-type="float">
            <text:p>5.318237</text:p>
          </table:table-cell>
          <table:table-cell office:value-type="float" office:value="12.014425" calcext:value-type="float">
            <text:p>12.014425</text:p>
          </table:table-cell>
        </table:table-row>
        <table:table-row table:style-name="ro1">
          <table:table-cell office:value-type="string" calcext:value-type="string">
            <text:p>9/13/2019 18:49:25.709265849</text:p>
          </table:table-cell>
          <table:table-cell office:value-type="float" office:value="70.00207" calcext:value-type="float">
            <text:p>70.00207</text:p>
          </table:table-cell>
          <table:table-cell office:value-type="float" office:value="32.183836" calcext:value-type="float">
            <text:p>32.183836</text:p>
          </table:table-cell>
          <table:table-cell office:value-type="float" office:value="999.344716" calcext:value-type="float">
            <text:p>999.344716</text:p>
          </table:table-cell>
          <table:table-cell office:value-type="float" office:value="4.872942" calcext:value-type="float">
            <text:p>4.872942</text:p>
          </table:table-cell>
          <table:table-cell office:value-type="float" office:value="27.227922" calcext:value-type="float">
            <text:p>27.227922</text:p>
          </table:table-cell>
          <table:table-cell office:value-type="float" office:value="596.576891" calcext:value-type="float">
            <text:p>596.576891</text:p>
          </table:table-cell>
          <table:table-cell office:value-type="float" office:value="65.806888" calcext:value-type="float">
            <text:p>65.806888</text:p>
          </table:table-cell>
          <table:table-cell office:value-type="float" office:value="31.891924" calcext:value-type="float">
            <text:p>31.891924</text:p>
          </table:table-cell>
          <table:table-cell office:value-type="float" office:value="999.315225" calcext:value-type="float">
            <text:p>999.315225</text:p>
          </table:table-cell>
          <table:table-cell office:value-type="float" office:value="8.561011" calcext:value-type="float">
            <text:p>8.561011</text:p>
          </table:table-cell>
          <table:table-cell office:value-type="float" office:value="12.014425" calcext:value-type="float">
            <text:p>12.014425</text:p>
          </table:table-cell>
        </table:table-row>
        <table:table-row table:style-name="ro1">
          <table:table-cell office:value-type="string" calcext:value-type="string">
            <text:p>9/13/2019 18:49:26.709265849</text:p>
          </table:table-cell>
          <table:table-cell office:value-type="float" office:value="70.186056" calcext:value-type="float">
            <text:p>70.186056</text:p>
          </table:table-cell>
          <table:table-cell office:value-type="float" office:value="32.311186" calcext:value-type="float">
            <text:p>32.311186</text:p>
          </table:table-cell>
          <table:table-cell office:value-type="float" office:value="1000.961564" calcext:value-type="float">
            <text:p>1000.961564</text:p>
          </table:table-cell>
          <table:table-cell office:value-type="float" office:value="5.241415" calcext:value-type="float">
            <text:p>5.241415</text:p>
          </table:table-cell>
          <table:table-cell office:value-type="float" office:value="27.298212" calcext:value-type="float">
            <text:p>27.298212</text:p>
          </table:table-cell>
          <table:table-cell office:value-type="float" office:value="597.368689" calcext:value-type="float">
            <text:p>597.368689</text:p>
          </table:table-cell>
          <table:table-cell office:value-type="float" office:value="65.611231" calcext:value-type="float">
            <text:p>65.611231</text:p>
          </table:table-cell>
          <table:table-cell office:value-type="float" office:value="31.881859" calcext:value-type="float">
            <text:p>31.881859</text:p>
          </table:table-cell>
          <table:table-cell office:value-type="float" office:value="999.634889" calcext:value-type="float">
            <text:p>999.634889</text:p>
          </table:table-cell>
          <table:table-cell office:value-type="float" office:value="10.362784" calcext:value-type="float">
            <text:p>10.362784</text:p>
          </table:table-cell>
          <table:table-cell office:value-type="float" office:value="12.00788" calcext:value-type="float">
            <text:p>12.00788</text:p>
          </table:table-cell>
        </table:table-row>
        <table:table-row table:style-name="ro1">
          <table:table-cell office:value-type="string" calcext:value-type="string">
            <text:p>9/13/2019 18:49:27.709265849</text:p>
          </table:table-cell>
          <table:table-cell office:value-type="float" office:value="70.080921" calcext:value-type="float">
            <text:p>70.080921</text:p>
          </table:table-cell>
          <table:table-cell office:value-type="float" office:value="32.257868" calcext:value-type="float">
            <text:p>32.257868</text:p>
          </table:table-cell>
          <table:table-cell office:value-type="float" office:value="999.357411" calcext:value-type="float">
            <text:p>999.357411</text:p>
          </table:table-cell>
          <table:table-cell office:value-type="float" office:value="4.730835" calcext:value-type="float">
            <text:p>4.730835</text:p>
          </table:table-cell>
          <table:table-cell office:value-type="float" office:value="27.265027" calcext:value-type="float">
            <text:p>27.265027</text:p>
          </table:table-cell>
          <table:table-cell office:value-type="float" office:value="597.891081" calcext:value-type="float">
            <text:p>597.891081</text:p>
          </table:table-cell>
          <table:table-cell office:value-type="float" office:value="65.750614" calcext:value-type="float">
            <text:p>65.750614</text:p>
          </table:table-cell>
          <table:table-cell office:value-type="float" office:value="31.857063" calcext:value-type="float">
            <text:p>31.857063</text:p>
          </table:table-cell>
          <table:table-cell office:value-type="float" office:value="999.363325" calcext:value-type="float">
            <text:p>999.363325</text:p>
          </table:table-cell>
          <table:table-cell office:value-type="float" office:value="7.738331" calcext:value-type="float">
            <text:p>7.738331</text:p>
          </table:table-cell>
          <table:table-cell office:value-type="float" office:value="12.030773" calcext:value-type="float">
            <text:p>12.030773</text:p>
          </table:table-cell>
        </table:table-row>
        <table:table-row table:style-name="ro1">
          <table:table-cell office:value-type="string" calcext:value-type="string">
            <text:p>9/13/2019 18:49:28.709265849</text:p>
          </table:table-cell>
          <table:table-cell office:value-type="float" office:value="69.93636" calcext:value-type="float">
            <text:p>69.93636</text:p>
          </table:table-cell>
          <table:table-cell office:value-type="float" office:value="32.227883" calcext:value-type="float">
            <text:p>32.227883</text:p>
          </table:table-cell>
          <table:table-cell office:value-type="float" office:value="998.051158" calcext:value-type="float">
            <text:p>998.051158</text:p>
          </table:table-cell>
          <table:table-cell office:value-type="float" office:value="5.147619" calcext:value-type="float">
            <text:p>5.147619</text:p>
          </table:table-cell>
          <table:table-cell office:value-type="float" office:value="27.335602" calcext:value-type="float">
            <text:p>27.335602</text:p>
          </table:table-cell>
          <table:table-cell office:value-type="float" office:value="599.026541" calcext:value-type="float">
            <text:p>599.026541</text:p>
          </table:table-cell>
          <table:table-cell office:value-type="float" office:value="65.590309" calcext:value-type="float">
            <text:p>65.590309</text:p>
          </table:table-cell>
          <table:table-cell office:value-type="float" office:value="31.978357" calcext:value-type="float">
            <text:p>31.978357</text:p>
          </table:table-cell>
          <table:table-cell office:value-type="float" office:value="1000.151681" calcext:value-type="float">
            <text:p>1000.151681</text:p>
          </table:table-cell>
          <table:table-cell office:value-type="float" office:value="9.875204" calcext:value-type="float">
            <text:p>9.875204</text:p>
          </table:table-cell>
          <table:table-cell office:value-type="float" office:value="11.986498" calcext:value-type="float">
            <text:p>11.986498</text:p>
          </table:table-cell>
        </table:table-row>
        <table:table-row table:style-name="ro1">
          <table:table-cell office:value-type="string" calcext:value-type="string">
            <text:p>9/13/2019 18:49:29.709265849</text:p>
          </table:table-cell>
          <table:table-cell office:value-type="float" office:value="70.218911" calcext:value-type="float">
            <text:p>70.218911</text:p>
          </table:table-cell>
          <table:table-cell office:value-type="float" office:value="32.221114" calcext:value-type="float">
            <text:p>32.221114</text:p>
          </table:table-cell>
          <table:table-cell office:value-type="float" office:value="1000.567621" calcext:value-type="float">
            <text:p>1000.567621</text:p>
          </table:table-cell>
          <table:table-cell office:value-type="float" office:value="4.907562" calcext:value-type="float">
            <text:p>4.907562</text:p>
          </table:table-cell>
          <table:table-cell office:value-type="float" office:value="27.255679" calcext:value-type="float">
            <text:p>27.255679</text:p>
          </table:table-cell>
          <table:table-cell office:value-type="float" office:value="598.655282" calcext:value-type="float">
            <text:p>598.655282</text:p>
          </table:table-cell>
          <table:table-cell office:value-type="float" office:value="65.719021" calcext:value-type="float">
            <text:p>65.719021</text:p>
          </table:table-cell>
          <table:table-cell office:value-type="float" office:value="31.895766" calcext:value-type="float">
            <text:p>31.895766</text:p>
          </table:table-cell>
          <table:table-cell office:value-type="float" office:value="999.818928" calcext:value-type="float">
            <text:p>999.818928</text:p>
          </table:table-cell>
          <table:table-cell office:value-type="float" office:value="7.474498" calcext:value-type="float">
            <text:p>7.474498</text:p>
          </table:table-cell>
          <table:table-cell office:value-type="float" office:value="12.013531" calcext:value-type="float">
            <text:p>12.013531</text:p>
          </table:table-cell>
        </table:table-row>
        <table:table-row table:style-name="ro1">
          <table:table-cell office:value-type="string" calcext:value-type="string">
            <text:p>9/13/2019 18:49:30.709265849</text:p>
          </table:table-cell>
          <table:table-cell office:value-type="float" office:value="70.034924" calcext:value-type="float">
            <text:p>70.034924</text:p>
          </table:table-cell>
          <table:table-cell office:value-type="float" office:value="32.396659" calcext:value-type="float">
            <text:p>32.396659</text:p>
          </table:table-cell>
          <table:table-cell office:value-type="float" office:value="998.895499" calcext:value-type="float">
            <text:p>998.895499</text:p>
          </table:table-cell>
          <table:table-cell office:value-type="float" office:value="4.813119" calcext:value-type="float">
            <text:p>4.813119</text:p>
          </table:table-cell>
          <table:table-cell office:value-type="float" office:value="27.315234" calcext:value-type="float">
            <text:p>27.315234</text:p>
          </table:table-cell>
          <table:table-cell office:value-type="float" office:value="600.084461" calcext:value-type="float">
            <text:p>600.084461</text:p>
          </table:table-cell>
          <table:table-cell office:value-type="float" office:value="65.590309" calcext:value-type="float">
            <text:p>65.590309</text:p>
          </table:table-cell>
          <table:table-cell office:value-type="float" office:value="31.801343" calcext:value-type="float">
            <text:p>31.801343</text:p>
          </table:table-cell>
          <table:table-cell office:value-type="float" office:value="999.326264" calcext:value-type="float">
            <text:p>999.326264</text:p>
          </table:table-cell>
          <table:table-cell office:value-type="float" office:value="-0.613707" calcext:value-type="float">
            <text:p>-0.613707</text:p>
          </table:table-cell>
          <table:table-cell office:value-type="float" office:value="12.014648" calcext:value-type="float">
            <text:p>12.014648</text:p>
          </table:table-cell>
        </table:table-row>
        <table:table-row table:style-name="ro1">
          <table:table-cell office:value-type="string" calcext:value-type="string">
            <text:p>9/13/2019 18:49:31.709265849</text:p>
          </table:table-cell>
          <table:table-cell office:value-type="float" office:value="69.824654" calcext:value-type="float">
            <text:p>69.824654</text:p>
          </table:table-cell>
          <table:table-cell office:value-type="float" office:value="32.237154" calcext:value-type="float">
            <text:p>32.237154</text:p>
          </table:table-cell>
          <table:table-cell office:value-type="float" office:value="999.226596" calcext:value-type="float">
            <text:p>999.226596</text:p>
          </table:table-cell>
          <table:table-cell office:value-type="float" office:value="4.618897" calcext:value-type="float">
            <text:p>4.618897</text:p>
          </table:table-cell>
          <table:table-cell office:value-type="float" office:value="27.276374" calcext:value-type="float">
            <text:p>27.276374</text:p>
          </table:table-cell>
          <table:table-cell office:value-type="float" office:value="601.466991" calcext:value-type="float">
            <text:p>601.466991</text:p>
          </table:table-cell>
          <table:table-cell office:value-type="float" office:value="65.674575" calcext:value-type="float">
            <text:p>65.674575</text:p>
          </table:table-cell>
          <table:table-cell office:value-type="float" office:value="31.83631" calcext:value-type="float">
            <text:p>31.83631</text:p>
          </table:table-cell>
          <table:table-cell office:value-type="float" office:value="999.282895" calcext:value-type="float">
            <text:p>999.282895</text:p>
          </table:table-cell>
          <table:table-cell office:value-type="float" office:value="5.322168" calcext:value-type="float">
            <text:p>5.322168</text:p>
          </table:table-cell>
          <table:table-cell office:value-type="float" office:value="12.037042" calcext:value-type="float">
            <text:p>12.037042</text:p>
          </table:table-cell>
        </table:table-row>
        <table:table-row table:style-name="ro1">
          <table:table-cell office:value-type="string" calcext:value-type="string">
            <text:p>9/13/2019 18:49:32.709265849</text:p>
          </table:table-cell>
          <table:table-cell office:value-type="float" office:value="70.087492" calcext:value-type="float">
            <text:p>70.087492</text:p>
          </table:table-cell>
          <table:table-cell office:value-type="float" office:value="32.387612" calcext:value-type="float">
            <text:p>32.387612</text:p>
          </table:table-cell>
          <table:table-cell office:value-type="float" office:value="998.229283" calcext:value-type="float">
            <text:p>998.229283</text:p>
          </table:table-cell>
          <table:table-cell office:value-type="float" office:value="4.536308" calcext:value-type="float">
            <text:p>4.536308</text:p>
          </table:table-cell>
          <table:table-cell office:value-type="float" office:value="27.441282" calcext:value-type="float">
            <text:p>27.441282</text:p>
          </table:table-cell>
          <table:table-cell office:value-type="float" office:value="600.845377" calcext:value-type="float">
            <text:p>600.845377</text:p>
          </table:table-cell>
          <table:table-cell office:value-type="float" office:value="65.931184" calcext:value-type="float">
            <text:p>65.931184</text:p>
          </table:table-cell>
          <table:table-cell office:value-type="float" office:value="31.993406" calcext:value-type="float">
            <text:p>31.993406</text:p>
          </table:table-cell>
          <table:table-cell office:value-type="float" office:value="998.632685" calcext:value-type="float">
            <text:p>998.632685</text:p>
          </table:table-cell>
          <table:table-cell office:value-type="float" office:value="2.092229" calcext:value-type="float">
            <text:p>2.092229</text:p>
          </table:table-cell>
          <table:table-cell office:value-type="float" office:value="11.977956" calcext:value-type="float">
            <text:p>11.977956</text:p>
          </table:table-cell>
        </table:table-row>
        <table:table-row table:style-name="ro1">
          <table:table-cell office:value-type="string" calcext:value-type="string">
            <text:p>9/13/2019 18:49:33.709265849</text:p>
          </table:table-cell>
          <table:table-cell office:value-type="float" office:value="70.07435" calcext:value-type="float">
            <text:p>70.07435</text:p>
          </table:table-cell>
          <table:table-cell office:value-type="float" office:value="32.242726" calcext:value-type="float">
            <text:p>32.242726</text:p>
          </table:table-cell>
          <table:table-cell office:value-type="float" office:value="999.869078" calcext:value-type="float">
            <text:p>999.869078</text:p>
          </table:table-cell>
          <table:table-cell office:value-type="float" office:value="4.638211" calcext:value-type="float">
            <text:p>4.638211</text:p>
          </table:table-cell>
          <table:table-cell office:value-type="float" office:value="27.301886" calcext:value-type="float">
            <text:p>27.301886</text:p>
          </table:table-cell>
          <table:table-cell office:value-type="float" office:value="602.3061" calcext:value-type="float">
            <text:p>602.3061</text:p>
          </table:table-cell>
          <table:table-cell office:value-type="float" office:value="65.519133" calcext:value-type="float">
            <text:p>65.519133</text:p>
          </table:table-cell>
          <table:table-cell office:value-type="float" office:value="31.872313" calcext:value-type="float">
            <text:p>31.872313</text:p>
          </table:table-cell>
          <table:table-cell office:value-type="float" office:value="999.149163" calcext:value-type="float">
            <text:p>999.149163</text:p>
          </table:table-cell>
          <table:table-cell office:value-type="float" office:value="6.901504" calcext:value-type="float">
            <text:p>6.901504</text:p>
          </table:table-cell>
          <table:table-cell office:value-type="float" office:value="12.025543" calcext:value-type="float">
            <text:p>12.025543</text:p>
          </table:table-cell>
        </table:table-row>
        <table:table-row table:style-name="ro1">
          <table:table-cell office:value-type="string" calcext:value-type="string">
            <text:p>9/13/2019 18:49:34.709265849</text:p>
          </table:table-cell>
          <table:table-cell office:value-type="float" office:value="69.949502" calcext:value-type="float">
            <text:p>69.949502</text:p>
          </table:table-cell>
          <table:table-cell office:value-type="float" office:value="32.379796" calcext:value-type="float">
            <text:p>32.379796</text:p>
          </table:table-cell>
          <table:table-cell office:value-type="float" office:value="1000.433181" calcext:value-type="float">
            <text:p>1000.433181</text:p>
          </table:table-cell>
          <table:table-cell office:value-type="float" office:value="5.048269" calcext:value-type="float">
            <text:p>5.048269</text:p>
          </table:table-cell>
          <table:table-cell office:value-type="float" office:value="27.352624" calcext:value-type="float">
            <text:p>27.352624</text:p>
          </table:table-cell>
          <table:table-cell office:value-type="float" office:value="603.657087" calcext:value-type="float">
            <text:p>603.657087</text:p>
          </table:table-cell>
          <table:table-cell office:value-type="float" office:value="65.72504" calcext:value-type="float">
            <text:p>65.72504</text:p>
          </table:table-cell>
          <table:table-cell office:value-type="float" office:value="31.861624" calcext:value-type="float">
            <text:p>31.861624</text:p>
          </table:table-cell>
          <table:table-cell office:value-type="float" office:value="999.291569" calcext:value-type="float">
            <text:p>999.291569</text:p>
          </table:table-cell>
          <table:table-cell office:value-type="float" office:value="5.179903" calcext:value-type="float">
            <text:p>5.179903</text:p>
          </table:table-cell>
          <table:table-cell office:value-type="float" office:value="12.018985" calcext:value-type="float">
            <text:p>12.018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7:37:30.958867686</meta:creation-date>
    <dc:date>2019-09-20T07:41:17.822418477</dc:date>
    <meta:editing-duration>PT3M47S</meta:editing-duration>
    <meta:editing-cycles>1</meta:editing-cycles>
    <meta:document-statistic meta:table-count="1" meta:cell-count="3648" meta:object-count="0"/>
    <meta:generator>LibreOffice/6.0.7.3.0$Linux_X86_64 LibreOffice_project/00$Build-3</meta:generator>
  </office:meta>
</office:document-meta>
</file>